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4"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Table52" style:family="table">
      <style:table-properties style:width="4.8958in" fo:margin-left="0in" table:align="left"/>
    </style:style>
    <style:style style:name="Table52.A" style:family="table-column">
      <style:table-column-properties style:column-width="1.5813in"/>
    </style:style>
    <style:style style:name="Table52.B" style:family="table-column">
      <style:table-column-properties style:column-width="3.3146in"/>
    </style:style>
    <style:style style:name="Table52.A1" style:family="table-cell">
      <style:table-cell-properties fo:padding="0.0201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9" style:family="paragraph" style:parent-style-name="Standard">
      <style:paragraph-properties>
        <style:tab-stops>
          <style:tab-stop style:position="2.8126in"/>
        </style:tab-stops>
      </style:paragraph-properties>
      <style:text-properties fo:font-weight="bold" style:font-weight-asian="bold"/>
    </style:style>
    <style:style style:name="P10"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1" style:family="paragraph" style:parent-style-name="Table_20_Contents">
      <style:text-properties fo:font-weight="bold" officeooo:rsid="003a2e6a" officeooo:paragraph-rsid="003a2e6a"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fo:font-weight="bold" officeooo:rsid="0062c5bc" officeooo:paragraph-rsid="00b07d93" style:font-weight-asian="bold" style:font-weight-complex="bold"/>
    </style:style>
    <style:style style:name="P20" style:family="paragraph" style:parent-style-name="Table_20_Contents">
      <style:text-properties fo:font-weight="bold" officeooo:rsid="00b2832f" officeooo:paragraph-rsid="00c077ab" style:font-weight-asian="bold" style:font-weight-complex="bold"/>
    </style:style>
    <style:style style:name="P21" style:family="paragraph" style:parent-style-name="Table_20_Contents">
      <style:text-properties fo:font-weight="bold" officeooo:rsid="00c077ab" officeooo:paragraph-rsid="00c077ab" style:font-weight-asian="bold" style:font-weight-complex="bold"/>
    </style:style>
    <style:style style:name="P22" style:family="paragraph" style:parent-style-name="Table_20_Contents">
      <style:text-properties fo:font-weight="bold" officeooo:rsid="00d077f9" officeooo:paragraph-rsid="00d6619e" style:font-weight-asian="bold" style:font-weight-complex="bold"/>
    </style:style>
    <style:style style:name="P23" style:family="paragraph" style:parent-style-name="Table_20_Contents">
      <style:text-properties fo:font-weight="bold" officeooo:rsid="00dcd198" officeooo:paragraph-rsid="00dcd198" style:font-weight-asian="bold" style:font-weight-complex="bold"/>
    </style:style>
    <style:style style:name="P24" style:family="paragraph" style:parent-style-name="Table_20_Contents">
      <style:text-properties fo:font-weight="bold" officeooo:rsid="00e6b683" officeooo:paragraph-rsid="00e97697" style:font-weight-asian="bold" style:font-weight-complex="bold"/>
    </style:style>
    <style:style style:name="P25" style:family="paragraph" style:parent-style-name="Table_20_Contents">
      <style:text-properties fo:font-weight="bold" officeooo:rsid="00e97697" officeooo:paragraph-rsid="00e97697" style:font-weight-asian="bold" style:font-weight-complex="bold"/>
    </style:style>
    <style:style style:name="P26" style:family="paragraph" style:parent-style-name="Standard">
      <style:paragraph-properties fo:line-height="120%" fo:orphans="0" fo:widows="0"/>
      <style:text-properties fo:font-weight="bold" officeooo:paragraph-rsid="002d7365" style:font-weight-asian="bold"/>
    </style:style>
    <style:style style:name="P27" style:family="paragraph" style:parent-style-name="Standard">
      <style:text-properties fo:font-weight="bold" officeooo:paragraph-rsid="002d7365" style:font-weight-asian="bold"/>
    </style:style>
    <style:style style:name="P28" style:family="paragraph" style:parent-style-name="Standard">
      <style:paragraph-properties fo:orphans="0" fo:widows="0"/>
      <style:text-properties fo:font-weight="bold" officeooo:rsid="0098bfa8" officeooo:paragraph-rsid="0098bfa8" style:font-weight-asian="bold"/>
    </style:style>
    <style:style style:name="P29" style:family="paragraph" style:parent-style-name="Standard">
      <style:paragraph-properties fo:orphans="0" fo:widows="0"/>
      <style:text-properties fo:font-weight="bold" officeooo:rsid="0098bfa8" officeooo:paragraph-rsid="009c02bf" style:font-weight-asian="bold"/>
    </style:style>
    <style:style style:name="P30" style:family="paragraph" style:parent-style-name="Standard">
      <style:paragraph-properties fo:orphans="0" fo:widows="0"/>
    </style:style>
    <style:style style:name="P31" style:family="paragraph" style:parent-style-name="Standard">
      <style:paragraph-properties fo:orphans="0" fo:widows="0"/>
      <style:text-properties officeooo:paragraph-rsid="0085438b"/>
    </style:style>
    <style:style style:name="P32" style:family="paragraph" style:parent-style-name="Standard">
      <loext:graphic-properties draw:fill-hatch-name="hatch"/>
      <style:paragraph-properties fo:margin-left="0.1457in" fo:margin-right="0in" fo:orphans="0" fo:widows="0" fo:text-indent="-0.1457in" style:auto-text-indent="false">
        <style:tab-stops/>
      </style:paragraph-properties>
    </style:style>
    <style:style style:name="P33" style:family="paragraph" style:parent-style-name="Standard">
      <style:paragraph-properties fo:line-height="100%"/>
    </style:style>
    <style:style style:name="P34" style:family="paragraph" style:parent-style-name="Standard">
      <style:paragraph-properties fo:margin-top="0in" fo:margin-bottom="0.0972in" style:contextual-spacing="false" fo:line-height="100%"/>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7" style:family="paragraph" style:parent-style-name="Standard">
      <style:paragraph-properties fo:margin-top="0in" fo:margin-bottom="0in" style:contextual-spacing="false" fo:line-height="100%">
        <style:tab-stops>
          <style:tab-stop style:position="2.8126in"/>
        </style:tab-stops>
      </style:paragraph-properties>
    </style:style>
    <style:style style:name="P38" style:family="paragraph" style:parent-style-name="Standard">
      <style:paragraph-properties fo:margin-left="0in" fo:margin-right="0in" fo:margin-top="0in" fo:margin-bottom="0.0972in" style:contextual-spacing="false" fo:line-height="100%" fo:text-indent="0in" style:auto-text-indent="false"/>
    </style:style>
    <style:style style:name="P39" style:family="paragraph" style:parent-style-name="Standard">
      <style:paragraph-properties fo:margin-left="0in" fo:margin-right="0in" fo:line-height="100%" fo:text-indent="0in" style:auto-text-indent="false"/>
    </style:style>
    <style:style style:name="P40" style:family="paragraph" style:parent-style-name="Standard">
      <style:paragraph-properties fo:margin-top="0in" fo:margin-bottom="0.0972in" style:contextual-spacing="false" fo:line-height="100%"/>
      <style:text-properties officeooo:paragraph-rsid="001b25ed"/>
    </style:style>
    <style:style style:name="P41" style:family="paragraph" style:parent-style-name="Standard">
      <style:paragraph-properties fo:line-height="100%" fo:orphans="0" fo:widows="0"/>
      <style:text-properties officeooo:paragraph-rsid="002d7365"/>
    </style:style>
    <style:style style:name="P42" style:family="paragraph" style:parent-style-name="Standard">
      <style:paragraph-properties>
        <style:tab-stops>
          <style:tab-stop style:position="2.8126in"/>
        </style:tab-stops>
      </style:paragraph-properties>
    </style:style>
    <style:style style:name="P43" style:family="paragraph" style:parent-style-name="Standard">
      <style:paragraph-properties fo:keep-with-next="always">
        <style:tab-stops>
          <style:tab-stop style:position="2.8126in"/>
        </style:tab-stops>
      </style:paragraph-properties>
    </style:style>
    <style:style style:name="P44" style:family="paragraph" style:parent-style-name="Standard">
      <style:paragraph-properties fo:keep-with-next="auto">
        <style:tab-stops>
          <style:tab-stop style:position="2.8126in"/>
        </style:tab-stops>
      </style:paragraph-properties>
    </style:style>
    <style:style style:name="P45" style:family="paragraph" style:parent-style-name="Heading_20_2">
      <style:paragraph-properties>
        <style:tab-stops>
          <style:tab-stop style:position="2.8126in"/>
        </style:tab-stops>
      </style:paragraph-properties>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7"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8"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9" style:family="paragraph" style:parent-style-name="Table_20_Contents">
      <style:text-properties fo:font-style="italic" officeooo:rsid="005b764a" officeooo:paragraph-rsid="005b764a" style:font-style-asian="italic" style:font-style-complex="italic"/>
    </style:style>
    <style:style style:name="P50" style:family="paragraph" style:parent-style-name="Standard">
      <style:text-properties fo:font-weight="normal" style:font-weight-asian="normal"/>
    </style:style>
    <style:style style:name="P51" style:family="paragraph" style:parent-style-name="Table_20_Contents">
      <style:text-properties fo:font-weight="normal" officeooo:rsid="00c077ab" officeooo:paragraph-rsid="00c077ab" style:font-weight-asian="normal" style:font-weight-complex="normal"/>
    </style:style>
    <style:style style:name="P52" style:family="paragraph" style:parent-style-name="Table_20_Contents">
      <style:text-properties fo:font-weight="normal" officeooo:rsid="00c21001" officeooo:paragraph-rsid="00c21001" style:font-weight-asian="normal" style:font-weight-complex="normal"/>
    </style:style>
    <style:style style:name="P53" style:family="paragraph" style:parent-style-name="Table_20_Contents">
      <style:text-properties fo:font-weight="normal" officeooo:rsid="00c24ca0" officeooo:paragraph-rsid="00c24ca0" style:font-weight-asian="normal" style:font-weight-complex="normal"/>
    </style:style>
    <style:style style:name="P54" style:family="paragraph" style:parent-style-name="Table_20_Contents">
      <style:text-properties fo:font-weight="normal" officeooo:rsid="00c890e0" officeooo:paragraph-rsid="00c890e0" style:font-weight-asian="normal" style:font-weight-complex="normal"/>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keep-with-next="always"/>
    </style:style>
    <style:style style:name="P57" style:family="paragraph" style:parent-style-name="Standard">
      <style:paragraph-properties fo:orphans="0" fo:widows="0"/>
      <style:text-properties fo:font-size="9pt" style:font-size-asian="9pt" style:font-size-complex="9pt"/>
    </style:style>
    <style:style style:name="P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61" style:family="paragraph" style:parent-style-name="Standard">
      <style:text-properties officeooo:paragraph-rsid="001ff17e"/>
    </style:style>
    <style:style style:name="P62"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63" style:family="paragraph" style:parent-style-name="Standard">
      <style:text-properties officeooo:paragraph-rsid="002d7365"/>
    </style:style>
    <style:style style:name="P64" style:family="paragraph" style:parent-style-name="Heading_20_2">
      <style:text-properties officeooo:paragraph-rsid="002d7365"/>
    </style:style>
    <style:style style:name="P65" style:family="paragraph" style:parent-style-name="Heading_20_2">
      <style:paragraph-properties fo:break-before="page"/>
      <style:text-properties officeooo:paragraph-rsid="002d7365"/>
    </style:style>
    <style:style style:name="P66" style:family="paragraph" style:parent-style-name="Table_20_Contents">
      <style:text-properties officeooo:rsid="003a2e6a" officeooo:paragraph-rsid="003a2e6a"/>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8" style:family="paragraph" style:parent-style-name="Standard">
      <style:paragraph-properties fo:orphans="0" fo:widows="0"/>
      <style:text-properties fo:font-size="10pt" style:font-size-asian="10pt" style:font-size-complex="10pt"/>
    </style:style>
    <style:style style:name="P69" style:family="paragraph" style:parent-style-name="Table_20_Contents">
      <style:text-properties officeooo:rsid="003bc75e"/>
    </style:style>
    <style:style style:name="P70" style:family="paragraph" style:parent-style-name="Table_20_Contents">
      <style:text-properties officeooo:rsid="003bc75e" officeooo:paragraph-rsid="003bc75e"/>
    </style:style>
    <style:style style:name="P71" style:family="paragraph" style:parent-style-name="Standard" style:master-page-name="">
      <loext:graphic-properties draw:fill-hatch-name="hatch"/>
      <style:paragraph-properties style:page-number="auto"/>
      <style:text-properties officeooo:rsid="0052aa25" officeooo:paragraph-rsid="0052aa25"/>
    </style:style>
    <style:style style:name="P72" style:family="paragraph" style:parent-style-name="Standard">
      <style:paragraph-properties>
        <style:tab-stops>
          <style:tab-stop style:position="2.8126in"/>
        </style:tab-stops>
      </style:paragraph-properties>
      <style:text-properties officeooo:rsid="0052aa25" officeooo:paragraph-rsid="0052aa25"/>
    </style:style>
    <style:style style:name="P73" style:family="paragraph" style:parent-style-name="Table_20_Contents">
      <style:text-properties officeooo:rsid="00517508" officeooo:paragraph-rsid="00517508"/>
    </style:style>
    <style:style style:name="P74"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75" style:family="paragraph" style:parent-style-name="Standard">
      <style:text-properties officeooo:rsid="006fe96e" officeooo:paragraph-rsid="006fe96e"/>
    </style:style>
    <style:style style:name="P76" style:family="paragraph" style:parent-style-name="Table_20_Contents">
      <style:text-properties officeooo:rsid="005b1a81" officeooo:paragraph-rsid="005b1a81"/>
    </style:style>
    <style:style style:name="P77" style:family="paragraph" style:parent-style-name="Heading_20_2">
      <style:text-properties officeooo:rsid="005b1a81" officeooo:paragraph-rsid="00c077ab"/>
    </style:style>
    <style:style style:name="P78" style:family="paragraph" style:parent-style-name="Standard">
      <style:text-properties officeooo:rsid="005b764a" officeooo:paragraph-rsid="005b764a"/>
    </style:style>
    <style:style style:name="P79" style:family="paragraph" style:parent-style-name="Table_20_Contents">
      <style:text-properties officeooo:rsid="005b764a" officeooo:paragraph-rsid="005b764a"/>
    </style:style>
    <style:style style:name="P80" style:family="paragraph" style:parent-style-name="Standard">
      <style:text-properties officeooo:rsid="005eecc9" officeooo:paragraph-rsid="005eecc9"/>
    </style:style>
    <style:style style:name="P81" style:family="paragraph" style:parent-style-name="Table_20_Contents">
      <style:text-properties officeooo:rsid="005eecc9" officeooo:paragraph-rsid="005eecc9"/>
    </style:style>
    <style:style style:name="P82" style:family="paragraph" style:parent-style-name="Heading_20_2">
      <style:text-properties officeooo:rsid="005eecc9" officeooo:paragraph-rsid="005eecc9"/>
    </style:style>
    <style:style style:name="P83"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4" style:family="paragraph" style:parent-style-name="Standard">
      <style:text-properties officeooo:rsid="005eecc9" officeooo:paragraph-rsid="005f91d4"/>
    </style:style>
    <style:style style:name="P85" style:family="paragraph" style:parent-style-name="Table_20_Contents">
      <style:text-properties officeooo:rsid="006043fb" officeooo:paragraph-rsid="006043fb"/>
    </style:style>
    <style:style style:name="P86" style:family="paragraph" style:parent-style-name="Standard">
      <style:text-properties officeooo:rsid="006619d2" officeooo:paragraph-rsid="006619d2"/>
    </style:style>
    <style:style style:name="P87" style:family="paragraph" style:parent-style-name="Table_20_Contents">
      <style:text-properties officeooo:rsid="006619d2" officeooo:paragraph-rsid="006619d2"/>
    </style:style>
    <style:style style:name="P88" style:family="paragraph" style:parent-style-name="Heading_20_2">
      <style:text-properties officeooo:rsid="006619d2" officeooo:paragraph-rsid="00e97697"/>
    </style:style>
    <style:style style:name="P89" style:family="paragraph" style:parent-style-name="Standard">
      <style:text-properties officeooo:rsid="005e3001" officeooo:paragraph-rsid="005e3001"/>
    </style:style>
    <style:style style:name="P90" style:family="paragraph" style:parent-style-name="Standard">
      <style:paragraph-properties fo:line-height="100%" fo:orphans="0" fo:widows="0"/>
      <style:text-properties officeooo:rsid="0064fc19" officeooo:paragraph-rsid="0064fc19"/>
    </style:style>
    <style:style style:name="P91" style:family="paragraph" style:parent-style-name="Standard">
      <style:text-properties officeooo:rsid="0064fc19" officeooo:paragraph-rsid="0064fc19"/>
    </style:style>
    <style:style style:name="P92" style:family="paragraph" style:parent-style-name="Standard">
      <style:paragraph-properties>
        <style:tab-stops>
          <style:tab-stop style:position="2.8126in"/>
        </style:tab-stops>
      </style:paragraph-properties>
      <style:text-properties officeooo:rsid="0076a208" officeooo:paragraph-rsid="0076a208"/>
    </style:style>
    <style:style style:name="P93" style:family="paragraph" style:parent-style-name="Table_20_Contents">
      <style:text-properties fo:font-style="normal" officeooo:rsid="005b764a" officeooo:paragraph-rsid="005b764a" style:font-style-asian="normal" style:font-style-complex="normal"/>
    </style:style>
    <style:style style:name="P94"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5" style:family="paragraph" style:parent-style-name="Standard">
      <style:text-properties fo:font-style="normal" officeooo:rsid="00b74303" officeooo:paragraph-rsid="00b74303" style:font-style-asian="normal" style:font-style-complex="normal"/>
    </style:style>
    <style:style style:name="P96" style:family="paragraph" style:parent-style-name="Table_20_Contents">
      <style:text-properties officeooo:paragraph-rsid="005eecc9"/>
    </style:style>
    <style:style style:name="P97" style:family="paragraph" style:parent-style-name="Table_20_Contents">
      <style:text-properties officeooo:rsid="0067c714" officeooo:paragraph-rsid="0067c714"/>
    </style:style>
    <style:style style:name="P98" style:family="paragraph" style:parent-style-name="Table_20_Contents">
      <style:text-properties officeooo:rsid="0068c306" officeooo:paragraph-rsid="0068c306"/>
    </style:style>
    <style:style style:name="P99" style:family="paragraph" style:parent-style-name="Table_20_Contents">
      <style:text-properties officeooo:rsid="006a1707" officeooo:paragraph-rsid="006a1707"/>
    </style:style>
    <style:style style:name="P100" style:family="paragraph" style:parent-style-name="Contents_20_Heading">
      <style:paragraph-properties fo:break-before="page"/>
    </style:style>
    <style:style style:name="P101" style:family="paragraph" style:parent-style-name="Heading_20_3">
      <style:paragraph-properties fo:break-before="page"/>
    </style:style>
    <style:style style:name="P102" style:family="paragraph" style:parent-style-name="Standard">
      <style:paragraph-properties fo:break-before="page"/>
    </style:style>
    <style:style style:name="P103" style:family="paragraph" style:parent-style-name="Standard">
      <style:text-properties officeooo:rsid="007f44c0" officeooo:paragraph-rsid="007f44c0"/>
    </style:style>
    <style:style style:name="P104" style:family="paragraph" style:parent-style-name="Standard">
      <style:text-properties officeooo:rsid="007f44c0" officeooo:paragraph-rsid="00948802"/>
    </style:style>
    <style:style style:name="P105" style:family="paragraph" style:parent-style-name="Heading_20_2">
      <style:text-properties officeooo:rsid="005abc7c" officeooo:paragraph-rsid="005abc7c"/>
    </style:style>
    <style:style style:name="P106"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7" style:family="paragraph" style:parent-style-name="Standard">
      <style:paragraph-properties>
        <style:tab-stops>
          <style:tab-stop style:position="2.8126in"/>
        </style:tab-stops>
      </style:paragraph-properties>
      <style:text-properties fo:font-size="8pt" style:font-size-asian="8pt" style:font-size-complex="8pt"/>
    </style:style>
    <style:style style:name="P108" style:family="paragraph" style:parent-style-name="Standard">
      <style:paragraph-properties fo:text-align="start" style:justify-single-word="false" fo:orphans="0" fo:widows="0"/>
    </style:style>
    <style:style style:name="P109" style:family="paragraph" style:parent-style-name="Standard">
      <style:paragraph-properties fo:orphans="0" fo:widows="0"/>
      <style:text-properties officeooo:rsid="003d546c" officeooo:paragraph-rsid="003d546c"/>
    </style:style>
    <style:style style:name="P11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111" style:family="paragraph" style:parent-style-name="Standard">
      <style:paragraph-properties fo:orphans="0" fo:widows="0"/>
      <style:text-properties officeooo:rsid="003f45d6" officeooo:paragraph-rsid="003f45d6"/>
    </style:style>
    <style:style style:name="P11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113" style:family="paragraph" style:parent-style-name="Standard">
      <style:paragraph-properties fo:orphans="0" fo:widows="0"/>
      <style:text-properties officeooo:rsid="0071d0f5" officeooo:paragraph-rsid="0071d0f5"/>
    </style:style>
    <style:style style:name="P114" style:family="paragraph" style:parent-style-name="Standard">
      <style:paragraph-properties fo:orphans="0" fo:widows="0"/>
      <style:text-properties officeooo:rsid="007a8dc2" officeooo:paragraph-rsid="007a8dc2"/>
    </style:style>
    <style:style style:name="P115" style:family="paragraph" style:parent-style-name="Standard">
      <style:paragraph-properties fo:orphans="0" fo:widows="0"/>
      <style:text-properties officeooo:rsid="007c07a9" officeooo:paragraph-rsid="007c07a9"/>
    </style:style>
    <style:style style:name="P11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117" style:family="paragraph" style:parent-style-name="Standard">
      <style:paragraph-properties fo:orphans="0" fo:widows="0"/>
      <style:text-properties officeooo:rsid="007e8d43" officeooo:paragraph-rsid="007e8d43"/>
    </style:style>
    <style:style style:name="P11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119" style:family="paragraph" style:parent-style-name="Heading_20_2">
      <style:paragraph-properties>
        <style:tab-stops>
          <style:tab-stop style:position="2.8126in"/>
        </style:tab-stops>
      </style:paragraph-properties>
      <style:text-properties officeooo:rsid="009193d2" officeooo:paragraph-rsid="009193d2"/>
    </style:style>
    <style:style style:name="P120" style:family="paragraph" style:parent-style-name="Standard">
      <style:paragraph-properties fo:orphans="0" fo:widows="0"/>
      <style:text-properties officeooo:rsid="009193d2" officeooo:paragraph-rsid="009193d2"/>
    </style:style>
    <style:style style:name="P121" style:family="paragraph" style:parent-style-name="Heading_20_2">
      <style:text-properties officeooo:rsid="009193d2" officeooo:paragraph-rsid="009193d2"/>
    </style:style>
    <style:style style:name="P122" style:family="paragraph" style:parent-style-name="Heading_20_2">
      <style:paragraph-properties fo:break-before="page"/>
      <style:text-properties officeooo:rsid="009193d2" officeooo:paragraph-rsid="009193d2"/>
    </style:style>
    <style:style style:name="P123" style:family="paragraph" style:parent-style-name="Contents_20_1">
      <style:paragraph-properties>
        <style:tab-stops>
          <style:tab-stop style:position="4.8272in" style:type="right" style:leader-style="dotted" style:leader-text="."/>
        </style:tab-stops>
      </style:paragraph-properties>
    </style:style>
    <style:style style:name="P124" style:family="paragraph" style:parent-style-name="Contents_20_2">
      <style:paragraph-properties>
        <style:tab-stops>
          <style:tab-stop style:position="4.8272in" style:type="right" style:leader-style="dotted" style:leader-text="."/>
        </style:tab-stops>
      </style:paragraph-properties>
    </style:style>
    <style:style style:name="P125" style:family="paragraph" style:parent-style-name="Contents_20_3">
      <style:paragraph-properties>
        <style:tab-stops>
          <style:tab-stop style:position="4.8272in" style:type="right" style:leader-style="dotted" style:leader-text="."/>
        </style:tab-stops>
      </style:paragraph-properties>
    </style:style>
    <style:style style:name="P126" style:family="paragraph" style:parent-style-name="Contents_20_4">
      <style:paragraph-properties>
        <style:tab-stops>
          <style:tab-stop style:position="4.8272in" style:type="right" style:leader-style="dotted" style:leader-text="."/>
        </style:tab-stops>
      </style:paragraph-properties>
    </style:style>
    <style:style style:name="P127" style:family="paragraph" style:parent-style-name="Standard">
      <style:text-properties officeooo:paragraph-rsid="0098bfa8"/>
    </style:style>
    <style:style style:name="P128" style:family="paragraph" style:parent-style-name="Standard">
      <style:text-properties officeooo:rsid="009ba166" officeooo:paragraph-rsid="009ba166"/>
    </style:style>
    <style:style style:name="P129" style:family="paragraph" style:parent-style-name="Standard">
      <style:paragraph-properties fo:orphans="0" fo:widows="0"/>
      <style:text-properties officeooo:rsid="009ed5f3" officeooo:paragraph-rsid="009ed5f3"/>
    </style:style>
    <style:style style:name="P130" style:family="paragraph" style:parent-style-name="Standard">
      <style:paragraph-properties>
        <style:tab-stops>
          <style:tab-stop style:position="2.8126in"/>
        </style:tab-stops>
      </style:paragraph-properties>
      <style:text-properties officeooo:rsid="009fb917" officeooo:paragraph-rsid="009fb917"/>
    </style:style>
    <style:style style:name="P131" style:family="paragraph" style:parent-style-name="Standard">
      <style:paragraph-properties fo:orphans="0" fo:widows="0"/>
      <style:text-properties officeooo:rsid="009fb917" officeooo:paragraph-rsid="009fb917"/>
    </style:style>
    <style:style style:name="P132" style:family="paragraph" style:parent-style-name="Standard">
      <style:paragraph-properties fo:orphans="0" fo:widows="0"/>
      <style:text-properties officeooo:rsid="009fb917" officeooo:paragraph-rsid="00a04806"/>
    </style:style>
    <style:style style:name="P133" style:family="paragraph" style:parent-style-name="Standard">
      <style:paragraph-properties fo:orphans="0" fo:widows="0"/>
      <style:text-properties officeooo:rsid="00a14854" officeooo:paragraph-rsid="00a14854"/>
    </style:style>
    <style:style style:name="P134" style:family="paragraph" style:parent-style-name="Standard">
      <style:paragraph-properties fo:orphans="0" fo:widows="0"/>
      <style:text-properties officeooo:rsid="00a15930" officeooo:paragraph-rsid="00a15930"/>
    </style:style>
    <style:style style:name="P135" style:family="paragraph" style:parent-style-name="Standard">
      <style:text-properties officeooo:rsid="00a27e8e" officeooo:paragraph-rsid="00a27e8e"/>
    </style:style>
    <style:style style:name="P136" style:family="paragraph" style:parent-style-name="Standard">
      <style:text-properties officeooo:rsid="00a27e8e" officeooo:paragraph-rsid="00a50783"/>
    </style:style>
    <style:style style:name="P1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3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9" style:family="paragraph" style:parent-style-name="Standard">
      <style:text-properties officeooo:rsid="00a66259" officeooo:paragraph-rsid="00a66259"/>
    </style:style>
    <style:style style:name="P140" style:family="paragraph" style:parent-style-name="Standard">
      <style:paragraph-properties fo:orphans="0" fo:widows="0"/>
      <style:text-properties officeooo:rsid="00a83542" officeooo:paragraph-rsid="00a83542"/>
    </style:style>
    <style:style style:name="P1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4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43" style:family="paragraph" style:parent-style-name="Footnote">
      <style:text-properties officeooo:rsid="0060182c" officeooo:paragraph-rsid="0060182c"/>
    </style:style>
    <style:style style:name="P144" style:family="paragraph" style:parent-style-name="Standard">
      <style:paragraph-properties fo:orphans="0" fo:widows="0"/>
      <style:text-properties officeooo:rsid="0060182c" officeooo:paragraph-rsid="0060182c"/>
    </style:style>
    <style:style style:name="P145" style:family="paragraph" style:parent-style-name="Heading_20_2">
      <style:text-properties officeooo:rsid="0062c5bc" officeooo:paragraph-rsid="00b07d93"/>
    </style:style>
    <style:style style:name="P146" style:family="paragraph" style:parent-style-name="Standard">
      <style:text-properties officeooo:rsid="0062c5bc" officeooo:paragraph-rsid="00b07d93"/>
    </style:style>
    <style:style style:name="P147" style:family="paragraph" style:parent-style-name="Table_20_Contents">
      <style:text-properties officeooo:rsid="0062c5bc" officeooo:paragraph-rsid="00b07d93"/>
    </style:style>
    <style:style style:name="P148" style:family="paragraph" style:parent-style-name="Standard">
      <style:paragraph-properties fo:orphans="0" fo:widows="0"/>
      <style:text-properties officeooo:rsid="006120f4" officeooo:paragraph-rsid="006120f4"/>
    </style:style>
    <style:style style:name="P149" style:family="paragraph" style:parent-style-name="Standard">
      <style:paragraph-properties fo:orphans="0" fo:widows="0"/>
      <style:text-properties officeooo:rsid="0061e62a" officeooo:paragraph-rsid="0061e62a"/>
    </style:style>
    <style:style style:name="P1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51" style:family="paragraph" style:parent-style-name="Standard">
      <style:paragraph-properties>
        <style:tab-stops>
          <style:tab-stop style:position="2.8126in"/>
        </style:tab-stops>
      </style:paragraph-properties>
      <style:text-properties officeooo:rsid="0064dac8" officeooo:paragraph-rsid="0064dac8"/>
    </style:style>
    <style:style style:name="P152" style:family="paragraph" style:parent-style-name="Standard">
      <style:paragraph-properties fo:orphans="0" fo:widows="0"/>
      <style:text-properties officeooo:rsid="00b3f90c" officeooo:paragraph-rsid="00b3f90c"/>
    </style:style>
    <style:style style:name="P153" style:family="paragraph" style:parent-style-name="Standard">
      <style:paragraph-properties>
        <style:tab-stops>
          <style:tab-stop style:position="2.8126in"/>
        </style:tab-stops>
      </style:paragraph-properties>
      <style:text-properties officeooo:rsid="00b55d52" officeooo:paragraph-rsid="00b55d52"/>
    </style:style>
    <style:style style:name="P154" style:family="paragraph" style:parent-style-name="Standard">
      <style:paragraph-properties>
        <style:tab-stops>
          <style:tab-stop style:position="2.8126in"/>
        </style:tab-stops>
      </style:paragraph-properties>
      <style:text-properties officeooo:rsid="00b6b61f" officeooo:paragraph-rsid="00b6b61f"/>
    </style:style>
    <style:style style:name="P155" style:family="paragraph" style:parent-style-name="Standard">
      <style:paragraph-properties fo:orphans="0" fo:widows="0"/>
      <style:text-properties officeooo:rsid="00b6b61f" officeooo:paragraph-rsid="00b6b61f"/>
    </style:style>
    <style:style style:name="P156" style:family="paragraph" style:parent-style-name="Standard">
      <style:text-properties officeooo:rsid="00b74303" officeooo:paragraph-rsid="00b74303"/>
    </style:style>
    <style:style style:name="P157" style:family="paragraph" style:parent-style-name="Standard">
      <style:paragraph-properties>
        <style:tab-stops>
          <style:tab-stop style:position="2.8126in"/>
        </style:tab-stops>
      </style:paragraph-properties>
      <style:text-properties officeooo:rsid="00b74303" officeooo:paragraph-rsid="00b74303"/>
    </style:style>
    <style:style style:name="P158" style:family="paragraph" style:parent-style-name="Standard">
      <style:paragraph-properties>
        <style:tab-stops>
          <style:tab-stop style:position="2.8126in"/>
        </style:tab-stops>
      </style:paragraph-properties>
      <style:text-properties officeooo:rsid="00b85429" officeooo:paragraph-rsid="00b85429"/>
    </style:style>
    <style:style style:name="P159" style:family="paragraph" style:parent-style-name="Standard">
      <style:paragraph-properties fo:orphans="0" fo:widows="0"/>
      <style:text-properties officeooo:rsid="00b93519" officeooo:paragraph-rsid="00b93519"/>
    </style:style>
    <style:style style:name="P160" style:family="paragraph" style:parent-style-name="Standard">
      <style:paragraph-properties fo:orphans="0" fo:widows="0"/>
      <style:text-properties officeooo:rsid="00ba9e10" officeooo:paragraph-rsid="00ba9e10"/>
    </style:style>
    <style:style style:name="P161" style:family="paragraph" style:parent-style-name="Standard">
      <style:paragraph-properties>
        <style:tab-stops>
          <style:tab-stop style:position="2.8126in"/>
        </style:tab-stops>
      </style:paragraph-properties>
      <style:text-properties officeooo:rsid="00ba9e10" officeooo:paragraph-rsid="00ba9e10"/>
    </style:style>
    <style:style style:name="P162" style:family="paragraph" style:parent-style-name="Standard">
      <style:text-properties officeooo:rsid="00c077ab" officeooo:paragraph-rsid="00c077ab"/>
    </style:style>
    <style:style style:name="P163" style:family="paragraph" style:parent-style-name="Table_20_Contents">
      <style:text-properties officeooo:rsid="00c077ab" officeooo:paragraph-rsid="00c077ab"/>
    </style:style>
    <style:style style:name="P164" style:family="paragraph" style:parent-style-name="Heading_20_2">
      <style:text-properties officeooo:rsid="00c077ab" officeooo:paragraph-rsid="00c077ab"/>
    </style:style>
    <style:style style:name="P165" style:family="paragraph" style:parent-style-name="Heading_20_2">
      <style:paragraph-properties fo:break-before="page"/>
      <style:text-properties officeooo:rsid="00c077ab" officeooo:paragraph-rsid="00c077ab"/>
    </style:style>
    <style:style style:name="P166" style:family="paragraph" style:parent-style-name="Heading_20_3">
      <style:text-properties officeooo:rsid="00b23db0" officeooo:paragraph-rsid="00c077ab"/>
    </style:style>
    <style:style style:name="P167" style:family="paragraph" style:parent-style-name="Heading_20_3">
      <style:text-properties officeooo:paragraph-rsid="00c077ab"/>
    </style:style>
    <style:style style:name="P168" style:family="paragraph" style:parent-style-name="Standard">
      <style:text-properties officeooo:rsid="00c53d04" officeooo:paragraph-rsid="00c53d04"/>
    </style:style>
    <style:style style:name="P169" style:family="paragraph" style:parent-style-name="Table_20_Contents">
      <style:text-properties officeooo:rsid="00b2832f" officeooo:paragraph-rsid="00c077ab"/>
    </style:style>
    <style:style style:name="P170" style:family="paragraph" style:parent-style-name="Table_20_Contents">
      <style:text-properties officeooo:rsid="00c21001" officeooo:paragraph-rsid="00c21001"/>
    </style:style>
    <style:style style:name="P171" style:family="paragraph" style:parent-style-name="Table_20_Contents">
      <style:text-properties officeooo:rsid="00d56778" officeooo:paragraph-rsid="00d6619e"/>
    </style:style>
    <style:style style:name="P172"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73" style:family="paragraph" style:parent-style-name="Table_20_Contents">
      <style:text-properties officeooo:rsid="00d077f9" officeooo:paragraph-rsid="00d6619e"/>
    </style:style>
    <style:style style:name="P174" style:family="paragraph" style:parent-style-name="Table_20_Contents">
      <style:text-properties officeooo:rsid="00d22a16" officeooo:paragraph-rsid="00d6619e"/>
    </style:style>
    <style:style style:name="P175" style:family="paragraph" style:parent-style-name="Table_20_Contents">
      <style:text-properties officeooo:rsid="00d38719" officeooo:paragraph-rsid="00d6619e"/>
    </style:style>
    <style:style style:name="P176" style:family="paragraph" style:parent-style-name="Table_20_Contents">
      <style:text-properties officeooo:rsid="00d6619e" officeooo:paragraph-rsid="00d6619e"/>
    </style:style>
    <style:style style:name="P177" style:family="paragraph" style:parent-style-name="Text_20_body">
      <style:text-properties officeooo:rsid="00dcd198" officeooo:paragraph-rsid="00dcd198"/>
    </style:style>
    <style:style style:name="P178" style:family="paragraph" style:parent-style-name="Table_20_Contents">
      <style:text-properties officeooo:rsid="00dcd198" officeooo:paragraph-rsid="00dcd198"/>
    </style:style>
    <style:style style:name="P179" style:family="paragraph" style:parent-style-name="Table_20_Contents">
      <style:paragraph-properties fo:text-align="center" style:justify-single-word="false"/>
      <style:text-properties officeooo:rsid="00dcd198" officeooo:paragraph-rsid="00dcd198"/>
    </style:style>
    <style:style style:name="P180" style:family="paragraph" style:parent-style-name="Standard">
      <style:paragraph-properties fo:orphans="0" fo:widows="0"/>
      <style:text-properties officeooo:rsid="00d9bc2b" officeooo:paragraph-rsid="00d9bc2b"/>
    </style:style>
    <style:style style:name="P181"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182" style:family="paragraph" style:parent-style-name="Table_20_Contents">
      <style:text-properties officeooo:rsid="00dcf743" officeooo:paragraph-rsid="00dcf743"/>
    </style:style>
    <style:style style:name="P183" style:family="paragraph" style:parent-style-name="Table_20_Contents">
      <style:paragraph-properties fo:text-align="center" style:justify-single-word="false"/>
      <style:text-properties officeooo:rsid="00dcf743" officeooo:paragraph-rsid="00dcf743"/>
    </style:style>
    <style:style style:name="P184" style:family="paragraph" style:parent-style-name="Standard">
      <style:paragraph-properties fo:orphans="0" fo:widows="0"/>
      <style:text-properties officeooo:rsid="00deeea8" officeooo:paragraph-rsid="00deeea8"/>
    </style:style>
    <style:style style:name="P185"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186" style:family="paragraph" style:parent-style-name="Heading_20_2">
      <style:text-properties officeooo:paragraph-rsid="00e6816b"/>
    </style:style>
    <style:style style:name="P187" style:family="paragraph" style:parent-style-name="Table_20_Contents">
      <style:text-properties officeooo:rsid="00e6b683" officeooo:paragraph-rsid="00e97697"/>
    </style:style>
    <style:style style:name="P188" style:family="paragraph" style:parent-style-name="Table_20_Contents">
      <style:text-properties officeooo:rsid="00e70ee9" officeooo:paragraph-rsid="00e97697"/>
    </style:style>
    <style:style style:name="P189" style:family="paragraph" style:parent-style-name="Table_20_Contents">
      <style:text-properties officeooo:rsid="00e97697" officeooo:paragraph-rsid="00e97697"/>
    </style:style>
    <style:style style:name="P190" style:family="paragraph" style:parent-style-name="Text_20_body">
      <style:text-properties officeooo:paragraph-rsid="00e97697"/>
    </style:style>
    <style:style style:name="P191" style:family="paragraph" style:parent-style-name="Contents_20_Heading">
      <style:paragraph-properties fo:margin-top="0.1272in" fo:margin-bottom="0.0437in" style:contextual-spacing="false" fo:break-before="page"/>
    </style:style>
    <style:style style:name="P192" style:family="paragraph" style:parent-style-name="Heading_20_2">
      <style:text-properties officeooo:rsid="00e6816b" officeooo:paragraph-rsid="00e97697"/>
    </style:style>
    <style:style style:name="P193" style:family="paragraph" style:parent-style-name="Heading_20_4">
      <style:text-properties officeooo:rsid="00948802" officeooo:paragraph-rsid="00948802"/>
    </style:style>
    <style:style style:name="P194"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95" style:family="paragraph" style:parent-style-name="Standard">
      <style:paragraph-properties fo:orphans="0" fo:widows="0"/>
      <style:text-properties officeooo:rsid="00f9a210" officeooo:paragraph-rsid="00f9a210"/>
    </style:style>
    <style:style style:name="P19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197" style:family="paragraph" style:parent-style-name="Heading_20_1">
      <style:text-properties officeooo:rsid="0031ca0f" officeooo:paragraph-rsid="0031ca0f"/>
    </style:style>
    <style:style style:name="P198" style:family="paragraph" style:parent-style-name="Heading_20_1">
      <style:paragraph-properties fo:break-before="page"/>
      <style:text-properties officeooo:rsid="0031ca0f" officeooo:paragraph-rsid="0031ca0f"/>
    </style:style>
    <style:style style:name="P199" style:family="paragraph" style:parent-style-name="Standard">
      <style:paragraph-properties>
        <style:tab-stops>
          <style:tab-stop style:position="2.8126in"/>
        </style:tab-stops>
      </style:paragraph-properties>
      <style:text-properties officeooo:rsid="00fb8600" officeooo:paragraph-rsid="00fb8600"/>
    </style:style>
    <style:style style:name="P200" style:family="paragraph" style:parent-style-name="Standard">
      <style:paragraph-properties fo:orphans="0" fo:widows="0"/>
      <style:text-properties officeooo:rsid="00fb8600" officeooo:paragraph-rsid="00fb8600"/>
    </style:style>
    <style:style style:name="P201"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20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203"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20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205" style:family="paragraph" style:parent-style-name="Table_20_Contents">
      <style:text-properties officeooo:rsid="00fb747a" officeooo:paragraph-rsid="00fb747a"/>
    </style:style>
    <style:style style:name="P206" style:family="paragraph" style:parent-style-name="Table_20_Contents">
      <style:text-properties officeooo:rsid="010210e5" officeooo:paragraph-rsid="010210e5"/>
    </style:style>
    <style:style style:name="P207" style:family="paragraph" style:parent-style-name="Title" style:master-page-name="First_20_Page">
      <style:paragraph-properties fo:margin-top="0.1665in" fo:margin-bottom="0.0835in" style:contextual-spacing="false" fo:line-height="100%" style:page-number="1"/>
    </style:style>
    <style:style style:name="P208" style:family="paragraph" style:parent-style-name="Contents_20_1">
      <style:paragraph-properties>
        <style:tab-stops>
          <style:tab-stop style:position="4.8272in" style:type="right" style:leader-style="dotted" style:leader-text="."/>
        </style:tab-stops>
      </style:paragraph-properties>
    </style:style>
    <style:style style:name="P209" style:family="paragraph" style:parent-style-name="Contents_20_2">
      <style:paragraph-properties>
        <style:tab-stops>
          <style:tab-stop style:position="4.8272in" style:type="right" style:leader-style="dotted" style:leader-text="."/>
        </style:tab-stops>
      </style:paragraph-properties>
    </style:style>
    <style:style style:name="P210" style:family="paragraph" style:parent-style-name="Contents_20_3">
      <style:paragraph-properties>
        <style:tab-stops>
          <style:tab-stop style:position="4.8272in" style:type="right" style:leader-style="dotted" style:leader-text="."/>
        </style:tab-stops>
      </style:paragraph-properties>
    </style:style>
    <style:style style:name="P211" style:family="paragraph" style:parent-style-name="Contents_20_4">
      <style:paragraph-properties>
        <style:tab-stops>
          <style:tab-stop style:position="4.8272in" style:type="right" style:leader-style="dotted" style:leader-text="."/>
        </style:tab-stops>
      </style:paragraph-properties>
    </style:style>
    <style:style style:name="P212" style:family="paragraph" style:parent-style-name="Heading_20_1" style:list-style-name="WWNum1">
      <style:paragraph-properties fo:margin-left="0in" fo:margin-right="0in" fo:text-indent="0in" style:auto-text-indent="false"/>
      <style:text-properties officeooo:paragraph-rsid="002d7365"/>
    </style:style>
    <style:style style:name="P213" style:family="paragraph" style:parent-style-name="Heading_20_1" style:list-style-name="WWNum1">
      <loext:graphic-properties draw:fill-gradient-name="Gradient_20_8" draw:fill-hatch-name="hatch"/>
      <style:paragraph-properties fo:margin-left="0in" fo:margin-right="0in" fo:margin-top="0in" fo:margin-bottom="0.0217in" style:contextual-spacing="false" fo:text-indent="0in" style:auto-text-indent="false" fo:break-before="page"/>
      <style:text-properties officeooo:paragraph-rsid="002d7365"/>
    </style:style>
    <style:style style:name="P214"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215" style:family="paragraph" style:parent-style-name="Heading_20_1">
      <style:paragraph-properties fo:break-before="page"/>
    </style:style>
    <style:style style:name="P216" style:family="paragraph" style:parent-style-name="Heading_20_1">
      <style:text-properties officeooo:rsid="006fe96e" officeooo:paragraph-rsid="006fe96e"/>
    </style:style>
    <style:style style:name="P217" style:family="paragraph" style:parent-style-name="Heading_20_1">
      <style:paragraph-properties fo:break-before="page"/>
      <style:text-properties officeooo:rsid="006fe96e" officeooo:paragraph-rsid="006fe96e"/>
    </style:style>
    <style:style style:name="P218" style:family="paragraph" style:parent-style-name="Heading_20_2" style:list-style-name="WWNum1"/>
    <style:style style:name="P219" style:family="paragraph" style:parent-style-name="Heading_20_2" style:list-style-name="WWNum1">
      <style:text-properties officeooo:paragraph-rsid="00e21a9d"/>
    </style:style>
    <style:style style:name="P220" style:family="paragraph" style:parent-style-name="Heading_20_2" style:list-style-name="WWNum1">
      <style:paragraph-properties fo:break-before="page"/>
      <style:text-properties officeooo:paragraph-rsid="00ff09e5"/>
    </style:style>
    <style:style style:name="P221" style:family="paragraph" style:parent-style-name="Heading_20_2" style:list-style-name="WWNum1">
      <style:paragraph-properties fo:break-before="page"/>
    </style:style>
    <style:style style:name="P222" style:family="paragraph" style:parent-style-name="Heading_20_2" style:list-style-name="WWNum1">
      <style:paragraph-properties fo:margin-left="0in" fo:margin-right="0in" fo:text-indent="0in" style:auto-text-indent="false"/>
    </style:style>
    <style:style style:name="P223" style:family="paragraph" style:parent-style-name="Heading_20_2" style:list-style-name="WWNum1">
      <style:paragraph-properties fo:margin-left="0in" fo:margin-right="0in" fo:text-indent="0in" style:auto-text-indent="false"/>
      <style:text-properties fo:font-weight="bold" style:font-weight-asian="bold"/>
    </style:style>
    <style:style style:name="P224" style:family="paragraph" style:parent-style-name="Heading_20_3" style:list-style-name="WWNum1"/>
    <style:style style:name="P225" style:family="paragraph" style:parent-style-name="Heading_20_3" style:list-style-name="WWNum1">
      <style:text-properties officeooo:paragraph-rsid="009ba166"/>
    </style:style>
    <style:style style:name="P226" style:family="paragraph" style:parent-style-name="Heading_20_3" style:list-style-name="WWNum1">
      <style:text-properties officeooo:paragraph-rsid="00d6619e"/>
    </style:style>
    <style:style style:name="P227" style:family="paragraph" style:parent-style-name="Heading_20_3" style:list-style-name="WWNum1">
      <style:text-properties officeooo:rsid="01049f03" officeooo:paragraph-rsid="01049f03"/>
    </style:style>
    <style:style style:name="P228" style:family="paragraph" style:parent-style-name="Standard" style:list-style-name="WWNum1"/>
    <style:style style:name="P229" style:family="paragraph" style:parent-style-name="Standard" style:list-style-name="WWNum1">
      <style:text-properties officeooo:paragraph-rsid="00e21a9d"/>
    </style:style>
    <style:style style:name="P230" style:family="paragraph" style:parent-style-name="Standard" style:list-style-name="WWNum1">
      <style:text-properties officeooo:paragraph-rsid="00b07d93"/>
    </style:style>
    <style:style style:name="P231" style:family="paragraph" style:parent-style-name="Standard" style:list-style-name="WWNum1">
      <style:text-properties officeooo:paragraph-rsid="009ba166"/>
    </style:style>
    <style:style style:name="P232" style:family="paragraph" style:parent-style-name="Standard" style:list-style-name="WWNum1">
      <style:paragraph-properties fo:keep-with-next="always"/>
    </style:style>
    <style:style style:name="P233" style:family="paragraph" style:parent-style-name="Standard" style:list-style-name="WWNum1">
      <style:text-properties fo:font-size="4pt" style:font-size-asian="4pt" style:font-size-complex="4pt"/>
    </style:style>
    <style:style style:name="P234" style:family="paragraph" style:parent-style-name="Standard" style:list-style-name="WWNum1">
      <style:text-properties fo:font-size="3pt" officeooo:rsid="00aade3a" officeooo:paragraph-rsid="00aade3a" style:font-size-asian="3pt" style:font-size-complex="3pt"/>
    </style:style>
    <style:style style:name="P235" style:family="paragraph" style:parent-style-name="Standard" style:list-style-name="WWNum1">
      <style:text-properties officeooo:rsid="00a66259" officeooo:paragraph-rsid="00a66259"/>
    </style:style>
    <style:style style:name="P236" style:family="paragraph" style:parent-style-name="Standard" style:list-style-name="WWNum1">
      <style:text-properties officeooo:rsid="0098bfa8" officeooo:paragraph-rsid="009ba166"/>
    </style:style>
    <style:style style:name="P237" style:family="paragraph" style:parent-style-name="Standard" style:list-style-name="WWNum1">
      <style:paragraph-properties fo:text-align="end" style:justify-single-word="false"/>
      <style:text-properties officeooo:rsid="0098bfa8" officeooo:paragraph-rsid="009ba166"/>
    </style:style>
    <style:style style:name="P238" style:family="paragraph" style:parent-style-name="Standard" style:list-style-name="WWNum1">
      <style:text-properties officeooo:rsid="006043fb" officeooo:paragraph-rsid="006043fb"/>
    </style:style>
    <style:style style:name="P239" style:family="paragraph" style:parent-style-name="Standard" style:list-style-name="WWNum2">
      <style:paragraph-properties fo:margin-left="0.5in" fo:margin-right="0in" fo:text-indent="-0.25in" style:auto-text-indent="false"/>
    </style:style>
    <style:style style:name="P240" style:family="paragraph" style:parent-style-name="Standard" style:list-style-name="WWNum1">
      <style:text-properties officeooo:rsid="00d077f9" officeooo:paragraph-rsid="00d6619e"/>
    </style:style>
    <style:style style:name="P241" style:family="paragraph" style:parent-style-name="Standard" style:list-style-name="WWNum1">
      <style:text-properties fo:font-weight="bold" officeooo:rsid="004b4ff0" officeooo:paragraph-rsid="004b4ff0" style:font-weight-asian="bold" style:font-weight-complex="bold"/>
    </style:style>
    <style:style style:name="P242" style:family="paragraph" style:parent-style-name="Standard" style:list-style-name="WWNum1">
      <style:text-properties fo:font-weight="bold" style:font-weight-asian="bold" style:font-weight-complex="bold"/>
    </style:style>
    <style:style style:name="P243" style:family="paragraph" style:parent-style-name="Standard" style:list-style-name="WWNum1">
      <style:text-properties officeooo:rsid="0026a62c" officeooo:paragraph-rsid="0026a62c"/>
    </style:style>
    <style:style style:name="P244" style:family="paragraph" style:parent-style-name="Standard" style:list-style-name="WWNum1">
      <style:text-properties officeooo:rsid="00407356" officeooo:paragraph-rsid="00407356"/>
    </style:style>
    <style:style style:name="P245"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46"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47" style:family="paragraph" style:parent-style-name="Standard" style:list-style-name="WWNum1">
      <style:text-properties officeooo:rsid="01049f03" officeooo:paragraph-rsid="01049f03"/>
    </style:style>
    <style:style style:name="P248" style:family="paragraph" style:parent-style-name="Standard">
      <style:paragraph-properties fo:orphans="0" fo:widows="0"/>
      <style:text-properties officeooo:rsid="01049f03" officeooo:paragraph-rsid="01049f03"/>
    </style:style>
    <style:style style:name="P249" style:family="paragraph" style:parent-style-name="Table_20_Contents" style:list-style-name="WWNum1">
      <style:text-properties officeooo:rsid="002339e0" officeooo:paragraph-rsid="0024ddb5"/>
    </style:style>
    <style:style style:name="P250" style:family="paragraph" style:parent-style-name="Table_20_Contents" style:list-style-name="WWNum1">
      <style:text-properties officeooo:rsid="0026a62c" officeooo:paragraph-rsid="0026a62c"/>
    </style:style>
    <style:style style:name="P251" style:family="paragraph" style:parent-style-name="Table_20_Contents" style:list-style-name="WWNum1">
      <style:text-properties officeooo:rsid="00233d8e" officeooo:paragraph-rsid="0024ddb5"/>
    </style:style>
    <style:style style:name="P252" style:family="paragraph" style:parent-style-name="Table_20_Contents" style:list-style-name="WWNum1">
      <style:text-properties officeooo:rsid="00422052" officeooo:paragraph-rsid="00422052"/>
    </style:style>
    <style:style style:name="P253" style:family="paragraph" style:parent-style-name="Table_20_Contents" style:list-style-name="WWNum1">
      <style:text-properties officeooo:rsid="0034918c" officeooo:paragraph-rsid="0034918c"/>
    </style:style>
    <style:style style:name="P254" style:family="paragraph" style:parent-style-name="Table_20_Contents">
      <style:text-properties officeooo:rsid="01049f03" officeooo:paragraph-rsid="01049f03"/>
    </style:style>
    <style:style style:name="P255" style:family="paragraph" style:parent-style-name="Table_20_Contents">
      <style:text-properties fo:font-weight="bold" officeooo:rsid="01049f03" officeooo:paragraph-rsid="01049f03" style:font-weight-asian="bold" style:font-weight-complex="bold"/>
    </style:style>
    <style:style style:name="P256"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7"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9"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1"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3"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5"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6"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8"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9"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70"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fd00a1" style:font-style-asian="italic" style:font-style-complex="italic"/>
    </style:style>
    <style:style style:name="T23" style:family="text">
      <style:text-properties fo:font-style="italic" officeooo:rsid="007c07a9" style:font-style-asian="italic"/>
    </style:style>
    <style:style style:name="T24" style:family="text">
      <style:text-properties fo:font-style="italic" officeooo:rsid="00fd00a1" style:font-style-asian="italic"/>
    </style:style>
    <style:style style:name="T25" style:family="text">
      <style:text-properties fo:font-style="italic" fo:font-weight="bold" style:font-style-asian="italic" style:font-weight-asian="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843f48" style:font-weight-asian="bold" style:font-weight-complex="bold"/>
    </style:style>
    <style:style style:name="T29" style:family="text">
      <style:text-properties fo:font-weight="bold" officeooo:rsid="00ac774c" style:font-weight-asian="bold" style:font-weight-complex="bold"/>
    </style:style>
    <style:style style:name="T30" style:family="text">
      <style:text-properties fo:font-weight="bold" officeooo:rsid="00e6b683" style:font-weight-asian="bold" style:font-weight-complex="bold"/>
    </style:style>
    <style:style style:name="T31" style:family="text">
      <style:text-properties fo:font-size="8pt" fo:font-style="italic" style:font-size-asian="8pt" style:font-style-asian="italic" style:font-size-complex="8pt"/>
    </style:style>
    <style:style style:name="T32" style:family="text">
      <style:text-properties fo:font-size="9pt" style:font-size-asian="9pt" style:font-size-complex="9pt"/>
    </style:style>
    <style:style style:name="T33" style:family="text">
      <style:text-properties style:font-name="Inconsolata" fo:font-size="9pt" style:font-name-asian="Inconsolata1" style:font-size-asian="9pt" style:font-name-complex="Inconsolata1" style:font-size-complex="9pt"/>
    </style:style>
    <style:style style:name="T34" style:family="text">
      <style:text-properties style:font-name="Inconsolata" style:font-name-asian="Inconsolata1" style:font-name-complex="Inconsolata1"/>
    </style:style>
    <style:style style:name="T35" style:family="text">
      <style:text-properties style:font-name="Inconsolata" fo:font-style="italic" style:font-name-asian="Inconsolata1" style:font-style-asian="italic" style:font-name-complex="Inconsolata1"/>
    </style:style>
    <style:style style:name="T36" style:family="text">
      <style:text-properties fo:font-weight="normal" style:font-weight-asian="normal"/>
    </style:style>
    <style:style style:name="T37" style:family="text">
      <style:text-properties fo:font-weight="normal" officeooo:rsid="00ac774c" style:font-weight-asian="normal" style:font-weight-complex="normal"/>
    </style:style>
    <style:style style:name="T38" style:family="text">
      <style:text-properties officeooo:rsid="0018d6da"/>
    </style:style>
    <style:style style:name="T39" style:family="text">
      <style:text-properties officeooo:rsid="001ff17e"/>
    </style:style>
    <style:style style:name="T40" style:family="text">
      <style:text-properties fo:font-style="normal" style:font-style-asian="normal" style:font-style-complex="normal"/>
    </style:style>
    <style:style style:name="T41" style:family="text">
      <style:text-properties fo:font-style="normal" officeooo:rsid="001ff17e" style:font-style-asian="normal" style:font-style-complex="normal"/>
    </style:style>
    <style:style style:name="T42" style:family="text">
      <style:text-properties fo:font-style="normal" officeooo:rsid="003f45d6" style:font-style-asian="normal" style:font-style-complex="normal"/>
    </style:style>
    <style:style style:name="T43" style:family="text">
      <style:text-properties fo:font-style="normal" officeooo:rsid="004f833f" style:font-style-asian="normal" style:font-style-complex="normal"/>
    </style:style>
    <style:style style:name="T44" style:family="text">
      <style:text-properties fo:font-style="normal" officeooo:rsid="0071d0f5" style:font-style-asian="normal" style:font-style-complex="normal"/>
    </style:style>
    <style:style style:name="T45" style:family="text">
      <style:text-properties fo:font-style="normal" officeooo:rsid="007324b3" style:font-style-asian="normal" style:font-style-complex="normal"/>
    </style:style>
    <style:style style:name="T46" style:family="text">
      <style:text-properties fo:font-style="normal" officeooo:rsid="00748a9a" style:font-style-asian="normal" style:font-style-complex="normal"/>
    </style:style>
    <style:style style:name="T47" style:family="text">
      <style:text-properties fo:font-style="normal" officeooo:rsid="007a8dc2" style:font-style-asian="normal" style:font-style-complex="normal"/>
    </style:style>
    <style:style style:name="T48" style:family="text">
      <style:text-properties fo:font-style="normal" officeooo:rsid="007d059f" style:font-style-asian="normal" style:font-style-complex="normal"/>
    </style:style>
    <style:style style:name="T49" style:family="text">
      <style:text-properties fo:font-style="normal" officeooo:rsid="007e8d43" style:font-style-asian="normal" style:font-style-complex="normal"/>
    </style:style>
    <style:style style:name="T50" style:family="text">
      <style:text-properties fo:font-style="normal" officeooo:rsid="008be1de" style:font-style-asian="normal" style:font-style-complex="normal"/>
    </style:style>
    <style:style style:name="T51" style:family="text">
      <style:text-properties fo:font-style="normal" officeooo:rsid="008cf9a1" style:font-style-asian="normal" style:font-style-complex="normal"/>
    </style:style>
    <style:style style:name="T52" style:family="text">
      <style:text-properties fo:font-style="normal" officeooo:rsid="008fd746" style:font-style-asian="normal" style:font-style-complex="normal"/>
    </style:style>
    <style:style style:name="T53" style:family="text">
      <style:text-properties fo:font-style="normal" officeooo:rsid="0096446a" style:font-style-asian="normal" style:font-style-complex="normal"/>
    </style:style>
    <style:style style:name="T54" style:family="text">
      <style:text-properties fo:font-style="normal" officeooo:rsid="00b07d93" style:font-style-asian="normal" style:font-style-complex="normal"/>
    </style:style>
    <style:style style:name="T55" style:family="text">
      <style:text-properties fo:font-style="normal" officeooo:rsid="00ba9e10" style:font-style-asian="normal" style:font-style-complex="normal"/>
    </style:style>
    <style:style style:name="T56" style:family="text">
      <style:text-properties fo:font-style="normal" officeooo:rsid="00bf85c6" style:font-style-asian="normal" style:font-style-complex="normal"/>
    </style:style>
    <style:style style:name="T57" style:family="text">
      <style:text-properties fo:font-style="normal" officeooo:rsid="00c53d04" style:font-style-asian="normal" style:font-style-complex="normal"/>
    </style:style>
    <style:style style:name="T58" style:family="text">
      <style:text-properties fo:font-style="normal" officeooo:rsid="00e54c3f" style:font-style-asian="normal" style:font-style-complex="normal"/>
    </style:style>
    <style:style style:name="T59" style:family="text">
      <style:text-properties fo:font-style="normal" officeooo:rsid="00fd00a1" style:font-style-asian="normal" style:font-style-complex="normal"/>
    </style:style>
    <style:style style:name="T60" style:family="text">
      <style:text-properties officeooo:rsid="002339e0"/>
    </style:style>
    <style:style style:name="T61" style:family="text">
      <style:text-properties officeooo:rsid="00276038"/>
    </style:style>
    <style:style style:name="T62" style:family="text">
      <style:text-properties officeooo:rsid="003525ee"/>
    </style:style>
    <style:style style:name="T63" style:family="text">
      <style:text-properties officeooo:rsid="0035f7c1"/>
    </style:style>
    <style:style style:name="T64" style:family="text">
      <style:text-properties officeooo:rsid="003d546c"/>
    </style:style>
    <style:style style:name="T65" style:family="text">
      <style:text-properties officeooo:rsid="003f45d6"/>
    </style:style>
    <style:style style:name="T66" style:family="text">
      <style:text-properties officeooo:rsid="00407356"/>
    </style:style>
    <style:style style:name="T67" style:family="text">
      <style:text-properties officeooo:rsid="00422052"/>
    </style:style>
    <style:style style:name="T68" style:family="text">
      <style:text-properties officeooo:rsid="004ca9f9"/>
    </style:style>
    <style:style style:name="T69" style:family="text">
      <style:text-properties officeooo:rsid="004f833f"/>
    </style:style>
    <style:style style:name="T70" style:family="text">
      <style:text-properties officeooo:rsid="00517508"/>
    </style:style>
    <style:style style:name="T71" style:family="text">
      <style:text-properties officeooo:rsid="0052aa25"/>
    </style:style>
    <style:style style:name="T72" style:family="text">
      <style:text-properties officeooo:rsid="005495ae"/>
    </style:style>
    <style:style style:name="T73" style:family="text">
      <style:text-properties officeooo:rsid="00551fdd"/>
    </style:style>
    <style:style style:name="T74" style:family="text">
      <style:text-properties style:text-position="super 58%"/>
    </style:style>
    <style:style style:name="T75" style:family="text">
      <style:text-properties style:text-position="super 58%" officeooo:rsid="00551fdd"/>
    </style:style>
    <style:style style:name="T76" style:family="text">
      <style:text-properties style:text-position="super 58%" fo:font-style="normal" style:font-style-asian="normal" style:font-style-complex="normal"/>
    </style:style>
    <style:style style:name="T77" style:family="text">
      <style:text-properties style:text-position="super 58%" fo:font-style="italic" officeooo:rsid="009ba166" style:font-style-asian="italic" style:font-style-complex="italic"/>
    </style:style>
    <style:style style:name="T78" style:family="text">
      <style:text-properties style:text-position="0% 100%" officeooo:rsid="00551fdd"/>
    </style:style>
    <style:style style:name="T79" style:family="text">
      <style:text-properties officeooo:rsid="00552766"/>
    </style:style>
    <style:style style:name="T80" style:family="text">
      <style:text-properties officeooo:rsid="0056922c"/>
    </style:style>
    <style:style style:name="T81" style:family="text">
      <style:text-properties officeooo:rsid="005948fc"/>
    </style:style>
    <style:style style:name="T82" style:family="text">
      <style:text-properties officeooo:rsid="005eecc9"/>
    </style:style>
    <style:style style:name="T83" style:family="text">
      <style:text-properties officeooo:rsid="005f91d4"/>
    </style:style>
    <style:style style:name="T84" style:family="text">
      <style:text-properties officeooo:rsid="0068c306"/>
    </style:style>
    <style:style style:name="T85" style:family="text">
      <style:text-properties officeooo:rsid="006a1707"/>
    </style:style>
    <style:style style:name="T86" style:family="text">
      <style:text-properties officeooo:rsid="0071d0f5"/>
    </style:style>
    <style:style style:name="T87" style:family="text">
      <style:text-properties officeooo:rsid="007842d1"/>
    </style:style>
    <style:style style:name="T88" style:family="text">
      <style:text-properties officeooo:rsid="00800a1f"/>
    </style:style>
    <style:style style:name="T89" style:family="text">
      <style:text-properties officeooo:rsid="0084d383"/>
    </style:style>
    <style:style style:name="T90" style:family="text">
      <style:text-properties officeooo:rsid="0085438b"/>
    </style:style>
    <style:style style:name="T91" style:family="text">
      <style:text-properties officeooo:rsid="008be1de"/>
    </style:style>
    <style:style style:name="T92" style:family="text">
      <style:text-properties officeooo:rsid="009193d2"/>
    </style:style>
    <style:style style:name="T93" style:family="text">
      <style:text-properties officeooo:rsid="00948802"/>
    </style:style>
    <style:style style:name="T94" style:family="text">
      <style:text-properties officeooo:rsid="0096446a"/>
    </style:style>
    <style:style style:name="T95" style:family="text">
      <style:text-properties officeooo:rsid="0098bfa8"/>
    </style:style>
    <style:style style:name="T96" style:family="text">
      <style:text-properties officeooo:rsid="009ba166"/>
    </style:style>
    <style:style style:name="T97" style:family="text">
      <style:text-properties officeooo:rsid="009c02bf"/>
    </style:style>
    <style:style style:name="T98" style:family="text">
      <style:text-properties officeooo:rsid="00a04806"/>
    </style:style>
    <style:style style:name="T99" style:family="text">
      <style:text-properties officeooo:rsid="00a14854"/>
    </style:style>
    <style:style style:name="T100" style:family="text">
      <style:text-properties officeooo:rsid="00a15930"/>
    </style:style>
    <style:style style:name="T101" style:family="text">
      <style:text-properties officeooo:rsid="00a50783"/>
    </style:style>
    <style:style style:name="T102" style:family="text">
      <style:text-properties officeooo:rsid="00a66259"/>
    </style:style>
    <style:style style:name="T103" style:family="text">
      <style:text-properties officeooo:rsid="00a83542"/>
    </style:style>
    <style:style style:name="T104" style:family="text">
      <style:text-properties officeooo:rsid="00ac774c"/>
    </style:style>
    <style:style style:name="T105" style:family="text">
      <style:text-properties officeooo:rsid="00ae76e0"/>
    </style:style>
    <style:style style:name="T106" style:family="text">
      <style:text-properties officeooo:rsid="00b02cb4"/>
    </style:style>
    <style:style style:name="T107" style:family="text">
      <style:text-properties officeooo:rsid="0061e62a"/>
    </style:style>
    <style:style style:name="T108" style:family="text">
      <style:text-properties officeooo:rsid="006638c0"/>
    </style:style>
    <style:style style:name="T109" style:family="text">
      <style:text-properties officeooo:rsid="00b23db0"/>
    </style:style>
    <style:style style:name="T110" style:family="text">
      <style:text-properties officeooo:rsid="00b2832f"/>
    </style:style>
    <style:style style:name="T111" style:family="text">
      <style:text-properties officeooo:rsid="00bf3195"/>
    </style:style>
    <style:style style:name="T112" style:family="text">
      <style:text-properties officeooo:rsid="00c20663"/>
    </style:style>
    <style:style style:name="T113" style:family="text">
      <style:text-properties officeooo:rsid="00c404fc"/>
    </style:style>
    <style:style style:name="T114" style:family="text">
      <style:text-properties officeooo:rsid="00c53d04"/>
    </style:style>
    <style:style style:name="T115" style:family="text">
      <style:text-properties officeooo:rsid="00c6e9be"/>
    </style:style>
    <style:style style:name="T116" style:family="text">
      <style:text-properties officeooo:rsid="00c890e0"/>
    </style:style>
    <style:style style:name="T117" style:family="text">
      <style:text-properties officeooo:rsid="00cd9d45"/>
    </style:style>
    <style:style style:name="T118" style:family="text">
      <style:text-properties officeooo:rsid="00cf9bc4"/>
    </style:style>
    <style:style style:name="T119" style:family="text">
      <style:text-properties officeooo:rsid="00cff48b"/>
    </style:style>
    <style:style style:name="T120" style:family="text">
      <style:text-properties officeooo:rsid="00d077f9"/>
    </style:style>
    <style:style style:name="T121" style:family="text">
      <style:text-properties officeooo:rsid="00d22a16"/>
    </style:style>
    <style:style style:name="T122" style:family="text">
      <style:text-properties officeooo:rsid="00d38719"/>
    </style:style>
    <style:style style:name="T123" style:family="text">
      <style:text-properties officeooo:rsid="00d56778"/>
    </style:style>
    <style:style style:name="T124" style:family="text">
      <style:text-properties officeooo:rsid="00d6619e"/>
    </style:style>
    <style:style style:name="T125" style:family="text">
      <style:text-properties officeooo:rsid="00dbac16"/>
    </style:style>
    <style:style style:name="T126" style:family="text">
      <style:text-properties officeooo:rsid="00dc6fdd"/>
    </style:style>
    <style:style style:name="T127" style:family="text">
      <style:text-properties officeooo:rsid="00dcd198"/>
    </style:style>
    <style:style style:name="T128" style:family="text">
      <style:text-properties officeooo:rsid="00e21a9d"/>
    </style:style>
    <style:style style:name="T129" style:family="text">
      <style:text-properties officeooo:rsid="00e396dc"/>
    </style:style>
    <style:style style:name="T130" style:family="text">
      <style:text-properties officeooo:rsid="00e54c3f"/>
    </style:style>
    <style:style style:name="T131" style:family="text">
      <style:text-properties officeooo:rsid="00e6816b"/>
    </style:style>
    <style:style style:name="T132" style:family="text">
      <style:text-properties officeooo:rsid="00e70ee9"/>
    </style:style>
    <style:style style:name="T133" style:family="text">
      <style:text-properties officeooo:rsid="00e97697"/>
    </style:style>
    <style:style style:name="T134" style:family="text">
      <style:text-properties officeooo:rsid="00eb234c"/>
    </style:style>
    <style:style style:name="T135" style:family="text">
      <style:text-properties officeooo:rsid="00f0ab0d"/>
    </style:style>
    <style:style style:name="T136" style:family="text">
      <style:text-properties officeooo:rsid="00f29b51"/>
    </style:style>
    <style:style style:name="T137" style:family="text">
      <style:text-properties officeooo:rsid="00f58b3f"/>
    </style:style>
    <style:style style:name="T138" style:family="text">
      <style:text-properties officeooo:rsid="00f77334"/>
    </style:style>
    <style:style style:name="T139" style:family="text">
      <style:text-properties officeooo:rsid="00f93f1f"/>
    </style:style>
    <style:style style:name="T140" style:family="text">
      <style:text-properties officeooo:rsid="00f9a210"/>
    </style:style>
    <style:style style:name="T141" style:family="text">
      <style:text-properties officeooo:rsid="00f9a843"/>
    </style:style>
    <style:style style:name="T142" style:family="text">
      <style:text-properties officeooo:rsid="00fb747a"/>
    </style:style>
    <style:style style:name="T143" style:family="text">
      <style:text-properties officeooo:rsid="00fd00a1"/>
    </style:style>
    <style:style style:name="T144" style:family="text">
      <style:text-properties officeooo:rsid="00ff09e5"/>
    </style:style>
    <style:style style:name="T145"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
      <text:p text:style-name="Title"/>
      <text:p text:style-name="P74">PTXprint</text:p>
      <text:p text:style-name="Subtitle">Technical Reference Manual</text:p>
      <text:p text:style-name="Version">v<text:span text:style-name="T81">ersion</text:span> 0.<text:span text:style-name="T106">9</text:span><text:span text:style-name="T141">2</text:span></text:p>
      <text:p text:style-name="P40"/>
      <text:p text:style-name="P100"/>
      <text:p text:style-name="P19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8"><text:a xlink:type="simple" xlink:href="#__RefHeading___Toc7396_1251212380" text:style-name="Index_20_Link" text:visited-style-name="Index_20_Link">Introduction<text:tab/>4</text:a></text:p>
          <text:p text:style-name="P208"><text:a xlink:type="simple" xlink:href="#__RefHeading___Toc10447_326506458" text:style-name="Index_20_Link" text:visited-style-name="Index_20_Link">PTXprint Specific<text:tab/>4</text:a></text:p>
          <text:p text:style-name="P209"><text:a xlink:type="simple" xlink:href="#__RefHeading___Toc10455_326506458" text:style-name="Index_20_Link" text:visited-style-name="Index_20_Link">Piclists<text:tab/>4</text:a></text:p>
          <text:p text:style-name="P209"><text:a xlink:type="simple" xlink:href="#__RefHeading___Toc10513_326506458" text:style-name="Index_20_Link" text:visited-style-name="Index_20_Link">Adjustment Lists<text:tab/>5</text:a></text:p>
          <text:p text:style-name="P210"><text:a xlink:type="simple" xlink:href="#__RefHeading___Toc7670_4161656068" text:style-name="Index_20_Link" text:visited-style-name="Index_20_Link">Shortcuts for working with AdjLists<text:tab/>5</text:a></text:p>
          <text:p text:style-name="P209"><text:a xlink:type="simple" xlink:href="#__RefHeading___Toc7668_4161656068" text:style-name="Index_20_Link" text:visited-style-name="Index_20_Link">Generic Shortcuts<text:tab/>5</text:a></text:p>
          <text:p text:style-name="P209"><text:a xlink:type="simple" xlink:href="#__RefHeading___Toc10511_326506458" text:style-name="Index_20_Link" text:visited-style-name="Index_20_Link">Z-Codes<text:tab/>6</text:a></text:p>
          <text:p text:style-name="P210"><text:a xlink:type="simple" xlink:href="#__RefHeading___Toc7237_1251212380" text:style-name="Index_20_Link" text:visited-style-name="Index_20_Link">Table of Contents types<text:tab/>8</text:a></text:p>
          <text:p text:style-name="P209"><text:a xlink:type="simple" xlink:href="#__RefHeading___Toc10509_326506458" text:style-name="Index_20_Link" text:visited-style-name="Index_20_Link">Marker Style Fields (.sty Files)<text:tab/>9</text:a></text:p>
          <text:p text:style-name="P210"><text:a xlink:type="simple" xlink:href="#__RefHeading___Toc10507_326506458" text:style-name="Index_20_Link" text:visited-style-name="Index_20_Link">Sidebar/Box Style Fields<text:tab/>10</text:a></text:p>
          <text:p text:style-name="P210"><text:a xlink:type="simple" xlink:href="#__RefHeading___Toc17776_771853310" text:style-name="Index_20_Link" text:visited-style-name="Index_20_Link">Stylesheet Processing Order<text:tab/>11</text:a></text:p>
          <text:p text:style-name="P210"><text:a xlink:type="simple" xlink:href="#__RefHeading___Toc10555_2043585794" text:style-name="Index_20_Link" text:visited-style-name="Index_20_Link">Border pattern syntax<text:tab/>11</text:a></text:p>
          <text:p text:style-name="P209"><text:a xlink:type="simple" xlink:href="#__RefHeading___Toc10503_326506458" text:style-name="Index_20_Link" text:visited-style-name="Index_20_Link">Marker Grammar<text:tab/>12</text:a></text:p>
          <text:p text:style-name="P210"><text:a xlink:type="simple" xlink:href="#__RefHeading___Toc11057_3363373154" text:style-name="Index_20_Link" text:visited-style-name="Index_20_Link">Key Styles<text:tab/>12</text:a></text:p>
          <text:p text:style-name="P209"><text:a xlink:type="simple" xlink:href="#__RefHeading___Toc10551_2043585794" text:style-name="Index_20_Link" text:visited-style-name="Index_20_Link">Headers<text:tab/>13</text:a></text:p>
          <text:p text:style-name="P209"><text:a xlink:type="simple" xlink:href="#__RefHeading___Toc10553_2043585794" text:style-name="Index_20_Link" text:visited-style-name="Index_20_Link">Changes syntax elements<text:tab/>13</text:a></text:p>
          <text:p text:style-name="P209"><text:a xlink:type="simple" xlink:href="#__RefHeading___Toc9113_1324588284" text:style-name="Index_20_Link" text:visited-style-name="Index_20_Link">References<text:tab/>13</text:a></text:p>
          <text:p text:style-name="P209"><text:a xlink:type="simple" xlink:href="#__RefHeading___Toc9111_1324588284" text:style-name="Index_20_Link" text:visited-style-name="Index_20_Link">Other changes file content<text:tab/>14</text:a></text:p>
          <text:p text:style-name="P209"><text:a xlink:type="simple" xlink:href="#__RefHeading___Toc7354_1251212380" text:style-name="Index_20_Link" text:visited-style-name="Index_20_Link">Peripherals<text:tab/>14</text:a></text:p>
          <text:p text:style-name="P209"><text:a xlink:type="simple" xlink:href="#__RefHeading___Toc7239_1251212380" text:style-name="Index_20_Link" text:visited-style-name="Index_20_Link">Commandline Options<text:tab/>15</text:a></text:p>
          <text:p text:style-name="P210"><text:a xlink:type="simple" xlink:href="#__RefHeading___Toc6125_3868934351" text:style-name="Index_20_Link" text:visited-style-name="Index_20_Link">Logging<text:tab/>16</text:a></text:p>
          <text:p text:style-name="P211"><text:a xlink:type="simple" xlink:href="#__RefHeading___Toc7672_4161656068" text:style-name="Index_20_Link" text:visited-style-name="Index_20_Link">Diglot merge debugging<text:tab/>16</text:a></text:p>
          <text:p text:style-name="P210"><text:a xlink:type="simple" xlink:href="#__RefHeading___Toc10501_326506458" text:style-name="Index_20_Link" text:visited-style-name="Index_20_Link">File Processing and Generated Files<text:tab/>18</text:a></text:p>
          <text:p text:style-name="P209"><text:a xlink:type="simple" xlink:href="#__RefHeading___Toc10499_326506458" text:style-name="Index_20_Link" text:visited-style-name="Index_20_Link">Content-defining macros<text:tab/>18</text:a></text:p>
          <text:p text:style-name="P209"><text:a xlink:type="simple" xlink:href="#__RefHeading___Toc10497_326506458" text:style-name="Index_20_Link" text:visited-style-name="Index_20_Link">Triggers<text:tab/>19</text:a></text:p>
          <text:p text:style-name="P209"><text:a xlink:type="simple" xlink:href="#__RefHeading___Toc23252_1355183602" text:style-name="Index_20_Link" text:visited-style-name="Index_20_Link">Global Settings and Commands<text:tab/>20</text:a></text:p>
          <text:p text:style-name="P210"><text:a xlink:type="simple" xlink:href="#__RefHeading___Toc10495_326506458" text:style-name="Index_20_Link" text:visited-style-name="Index_20_Link">Global (layout-altering and <text:span text:style-name="T1">debugging</text:span>) booleans<text:tab/>20</text:a></text:p>
          <text:p text:style-name="P210"><text:a xlink:type="simple" xlink:href="#__RefHeading___Toc10493_326506458" text:style-name="Index_20_Link" text:visited-style-name="Index_20_Link">Global Dimensions and Counts<text:tab/>21</text:a></text:p>
          <text:p text:style-name="P210"><text:a xlink:type="simple" xlink:href="#__RefHeading___Toc10491_326506458" text:style-name="Index_20_Link" text:visited-style-name="Index_20_Link">Defined Constants<text:tab/>23</text:a></text:p>
          <text:p text:style-name="P210"><text:a xlink:type="simple" xlink:href="#__RefHeading___Toc10489_326506458" text:style-name="Index_20_Link" text:visited-style-name="Index_20_Link">Other TeX file commands/options<text:tab/>24</text:a></text:p>
          <text:p text:style-name="P210"><text:a xlink:type="simple" xlink:href="#__RefHeading___Toc10487_326506458" text:style-name="Index_20_Link" text:visited-style-name="Index_20_Link">PTX Penalty Values<text:tab/>25</text:a></text:p>
          <text:p text:style-name="P210"><text:a xlink:type="simple" xlink:href="#__RefHeading___Toc10485_326506458" text:style-name="Index_20_Link" text:visited-style-name="Index_20_Link">PTX Special Spaces and Characters<text:tab/>25</text:a></text:p>
          <text:p text:style-name="P209"><text:a xlink:type="simple" xlink:href="#__RefHeading___Toc23250_1355183602" text:style-name="Index_20_Link" text:visited-style-name="Index_20_Link">Hooks<text:tab/>26</text:a></text:p>
          <text:p text:style-name="P210"><text:a xlink:type="simple" xlink:href="#__RefHeading___Toc10457_326506458" text:style-name="Index_20_Link" text:visited-style-name="Index_20_Link">Sethooks<text:tab/>26</text:a></text:p>
          <text:p text:style-name="P210"><text:a xlink:type="simple" xlink:href="#__RefHeading___Toc10483_326506458" text:style-name="Index_20_Link" text:visited-style-name="Index_20_Link">Other settable hooks:<text:tab/>26</text:a></text:p>
          <text:p text:style-name="P210"><text:a xlink:type="simple" xlink:href="#__RefHeading___Toc10481_326506458" text:style-name="Index_20_Link" text:visited-style-name="Index_20_Link">AddHooks<text:tab/>26</text:a></text:p>
          <text:p text:style-name="P210"><text:a xlink:type="simple" xlink:href="#__RefHeading___Toc10298_2766310616" text:style-name="Index_20_Link" text:visited-style-name="Index_20_Link">Special hook macros<text:tab/>27</text:a></text:p>
          <text:p text:style-name="P210"><text:a xlink:type="simple" xlink:href="#__RefHeading___Toc9697_1310215386" text:style-name="Index_20_Link" text:visited-style-name="Index_20_Link">Status tests / values for hooks etc.<text:tab/>27</text:a></text:p>
          <text:p text:style-name="P209"><text:a xlink:type="simple" xlink:href="#__RefHeading___Toc10479_326506458" text:style-name="Index_20_Link" text:visited-style-name="Index_20_Link">Dimension Units<text:tab/>28</text:a></text:p>
          <text:p text:style-name="P209"><text:a xlink:type="simple" xlink:href="#__RefHeading___Toc11690_2447346067" text:style-name="Index_20_Link" text:visited-style-name="Index_20_Link">Layout Versions<text:tab/>28</text:a></text:p>
          <text:p text:style-name="P209"><text:a xlink:type="simple" xlink:href="#__RefHeading___Toc10477_326506458" text:style-name="Index_20_Link" text:visited-style-name="Index_20_Link">Tracing Codes<text:tab/>28</text:a></text:p>
          <text:p text:style-name="P208"><text:a xlink:type="simple" xlink:href="#__RefHeading___Toc10453_326506458" text:style-name="Index_20_Link" text:visited-style-name="Index_20_Link">TeX Info<text:tab/>30</text:a></text:p>
          <text:p text:style-name="P209"><text:a xlink:type="simple" xlink:href="#__RefHeading___Toc10475_326506458" text:style-name="Index_20_Link" text:visited-style-name="Index_20_Link">Tracers<text:tab/>30</text:a></text:p>
          <text:p text:style-name="P209"><text:a xlink:type="simple" xlink:href="#__RefHeading___Toc10473_326506458" text:style-name="Index_20_Link" text:visited-style-name="Index_20_Link">Horizontal Penalties and Demerits<text:tab/>30</text:a></text:p>
          <text:p text:style-name="P209"><text:a xlink:type="simple" xlink:href="#__RefHeading___Toc10471_326506458" text:style-name="Index_20_Link" text:visited-style-name="Index_20_Link">Vertical Penalties<text:tab/>30</text:a></text:p>
          <text:p text:style-name="P208"><text:a xlink:type="simple" xlink:href="#__RefHeading___Toc10767_3363373154" text:style-name="Index_20_Link" text:visited-style-name="Index_20_Link">Booknames<text:tab/>31</text:a></text:p>
          <text:p text:style-name="P208"><text:a xlink:type="simple" xlink:href="#__RefHeading___Toc10451_326506458" text:style-name="Index_20_Link" text:visited-style-name="Index_20_Link">Regexp<text:tab/>33</text:a></text:p>
          <text:p text:style-name="P209"><text:a xlink:type="simple" xlink:href="#__RefHeading___Toc10469_326506458" text:style-name="Index_20_Link" text:visited-style-name="Index_20_Link">Special Characters<text:tab/>33</text:a></text:p>
          <text:p text:style-name="P209"><text:a xlink:type="simple" xlink:href="#__RefHeading___Toc10467_326506458" text:style-name="Index_20_Link" text:visited-style-name="Index_20_Link">Escapes<text:tab/>34</text:a></text:p>
          <text:p text:style-name="P209"><text:a xlink:type="simple" xlink:href="#__RefHeading___Toc10465_326506458" text:style-name="Index_20_Link" text:visited-style-name="Index_20_Link">Flags<text:tab/>34</text:a></text:p>
          <text:p text:style-name="P209"><text:a xlink:type="simple" xlink:href="#__RefHeading___Toc10463_326506458" text:style-name="Index_20_Link" text:visited-style-name="Index_20_Link">Properties<text:tab/>35</text:a></text:p>
          <text:p text:style-name="P209"><text:a xlink:type="simple" xlink:href="#__RefHeading___Toc10461_326506458" text:style-name="Index_20_Link" text:visited-style-name="Index_20_Link">Binary Properties<text:tab/>36</text:a></text:p>
          <text:p text:style-name="P209"><text:a xlink:type="simple" xlink:href="#__RefHeading___Toc10459_326506458" text:style-name="Index_20_Link" text:visited-style-name="Index_20_Link">Character Sets<text:tab/>37</text:a></text:p>
          <text:p text:style-name="P208"><text:a xlink:type="simple" xlink:href="#__RefHeading___Toc10933_3363373154" text:style-name="Index_20_Link" text:visited-style-name="Index_20_Link">Printers<text:tab/>38</text:a></text:p>
          <text:p text:style-name="P209"><text:a xlink:type="simple" xlink:href="#__RefHeading___Toc10449_326506458" text:style-name="Index_20_Link" text:visited-style-name="Index_20_Link"><text:soft-page-break/>Pretore<text:tab/>38</text:a></text:p>
        </text:index-body>
      </text:table-of-content>
      <text:p text:style-name="P216"/>
      <text:p text:style-name="P217"><text:bookmark-start text:name="__RefHeading___Toc7396_1251212380"/>Introduction<text:bookmark-end text:name="__RefHeading___Toc7396_1251212380"/></text:p>
      <text:p text:style-name="P75">The PTXprint source may be found at <text:a xlink:type="simple" xlink:href="https://github.com/sillsdev/ptx2pdf" text:style-name="Internet_20_link" text:visited-style-name="Visited_20_Internet_20_Link">https://github.com/sillsdev/ptx2pdf</text:a></text:p>
      <text:p text:style-name="P75">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3580781242" text:style-name="WWNum1">
        <text:list-item>
          <text:list>
            <text:list-header>
              <text:p text:style-name="P218"><text:bookmark-start text:name="__RefHeading___Toc10455_326506458"/><text:bookmark text:name="_1z34c43wq09r"/>Piclists<text:bookmark-end text:name="__RefHeading___Toc10455_326506458"/></text:p>
              <text:p text:style-name="P228"><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35"><text:span text:style-name="T1">bkk c</text:span>.<text:span text:style-name="T1">v</text:span></text:p>
          </table:table-cell>
          <table:table-cell table:style-name="Table1.A1" office:value-type="string">
            <text:p text:style-name="P35">e.g. JHN 3.16. Book chapter verse reference matching the \v value</text:p>
          </table:table-cell>
        </table:table-row>
        <table:table-row table:style-name="Table1.1">
          <table:table-cell table:style-name="Table1.A1" office:value-type="string">
            <text:p text:style-name="P35"><text:span text:style-name="T1">bkk</text:span>L <text:span text:style-name="T1">c.v</text:span></text:p>
          </table:table-cell>
          <table:table-cell table:style-name="Table1.A1" office:value-type="string">
            <text:p text:style-name="P35">As above but with diglot side reference</text:p>
          </table:table-cell>
        </table:table-row>
        <table:table-row table:style-name="Table1.1">
          <table:table-cell table:style-name="Table1.A1" office:value-type="string">
            <text:p text:style-name="P46">bkk term</text:p>
          </table:table-cell>
          <table:table-cell table:style-name="Table1.A1" office:value-type="string">
            <text:p text:style-name="P35">A glossary item e.g. \k This Term\k* and GEN ThisTerm</text:p>
          </table:table-cell>
        </table:table-row>
        <table:table-row table:style-name="Table1.1">
          <table:table-cell table:style-name="Table1.A1" office:value-type="string">
            <text:p text:style-name="P46">bkk id</text:p>
          </table:table-cell>
          <table:table-cell table:style-name="Table1.A1" office:value-type="string">
            <text:p text:style-name="P35">Milesetone id as in \zfiga |id=”r12”\* and GEN r12</text:p>
          </table:table-cell>
        </table:table-row>
        <table:table-row table:style-name="Table1.1">
          <table:table-cell table:style-name="Table1.A1" office:value-type="string">
            <text:p text:style-name="P35"><text:span text:style-name="T1">bkk </text:span>bookstart</text:p>
          </table:table-cell>
          <table:table-cell table:style-name="Table1.A1" office:value-type="string">
            <text:p text:style-name="P35">Start of a book</text:p>
          </table:table-cell>
        </table:table-row>
        <table:table-row table:style-name="Table1.1">
          <table:table-cell table:style-name="Table1.A1" office:value-type="string">
            <text:p text:style-name="P35"><text:span text:style-name="T1">anchor</text:span>=<text:span text:style-name="T1">n</text:span></text:p>
          </table:table-cell>
          <table:table-cell table:style-name="Table1.A1" office:value-type="string">
            <text:p text:style-name="P35">Number of paragraphs after the anchor e.g. JHN 3.16=2</text:p>
          </table:table-cell>
        </table:table-row>
      </table:table>
      <text:list xml:id="list171139712468083" text:continue-numbering="true" text:style-name="WWNum1">
        <text:list-item>
          <text:list>
            <text:list-item>
              <text:p text:style-name="P233"/>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35">full</text:p>
          </table:table-cell>
          <table:table-cell table:style-name="Table2.A1" office:value-type="string">
            <text:p text:style-name="P35">the entire size of the paper, a page reserved for images</text:p>
          </table:table-cell>
        </table:table-row>
        <table:table-row table:style-name="Table2.1">
          <table:table-cell table:style-name="Table2.A1" office:value-type="string">
            <text:p text:style-name="P35">page</text:p>
          </table:table-cell>
          <table:table-cell table:style-name="Table2.A1" office:value-type="string">
            <text:p text:style-name="P35">the normal printed area of the page, on a page reserved for images</text:p>
          </table:table-cell>
        </table:table-row>
        <table:table-row table:style-name="Table2.1">
          <table:table-cell table:style-name="Table2.A1" office:value-type="string">
            <text:p text:style-name="P35">col</text:p>
          </table:table-cell>
          <table:table-cell table:style-name="Table2.A1" office:value-type="string">
            <text:p text:style-name="P35">the width of the current column (only valid for 2 column text or diglot)</text:p>
          </table:table-cell>
        </table:table-row>
        <table:table-row table:style-name="Table2.1">
          <table:table-cell table:style-name="Table2.A1" office:value-type="string">
            <text:p text:style-name="P35">span</text:p>
          </table:table-cell>
          <table:table-cell table:style-name="Table2.A1" office:value-type="string">
            <text:p text:style-name="P35">the width of the normal printed area of the page</text:p>
          </table:table-cell>
        </table:table-row>
        <table:table-row table:style-name="Table2.1">
          <table:table-cell table:style-name="Table2.A1" office:value-type="string">
            <text:p text:style-name="P35">width</text:p>
          </table:table-cell>
          <table:table-cell table:style-name="Table2.A1" office:value-type="string">
            <text:p text:style-name="P35">the full width of the paper</text:p>
          </table:table-cell>
        </table:table-row>
        <table:table-row table:style-name="Table2.1">
          <table:table-cell table:style-name="Table2.A1" office:value-type="string">
            <text:p text:style-name="P142">font</text:p>
          </table:table-cell>
          <table:table-cell table:style-name="Table2.A1" office:value-type="string">
            <text:p text:style-name="P142">the height of the font</text:p>
          </table:table-cell>
        </table:table-row>
        <table:table-row table:style-name="Table2.1">
          <table:table-cell table:style-name="Table2.A1" office:value-type="string">
            <text:p text:style-name="P142">line</text:p>
          </table:table-cell>
          <table:table-cell table:style-name="Table2.A1" office:value-type="string">
            <text:p text:style-name="P142">the current line spacing</text:p>
          </table:table-cell>
        </table:table-row>
      </table:table>
      <text:list xml:id="list171138918996636" text:continue-numbering="true" text:style-name="WWNum1">
        <text:list-item>
          <text:list>
            <text:list-header>
              <text:p text:style-name="P234"/>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35">t</text:p>
          </table:table-cell>
          <table:table-cell table:style-name="Table3.A1" office:value-type="string">
            <text:p text:style-name="P35"><text:span text:style-name="T26">T</text:span>op. Above everything except the header line. </text:p>
          </table:table-cell>
        </table:table-row>
        <table:table-row table:style-name="Table3.1">
          <table:table-cell table:style-name="Table3.A1" office:value-type="string">
            <text:p text:style-name="P35">tr|tl<text:span text:style-name="T104">|ti|to</text:span></text:p>
          </table:table-cell>
          <table:table-cell table:style-name="Table3.A1" office:value-type="string">
            <text:p text:style-name="P35"><text:span text:style-name="T26">T</text:span>op of <text:span text:style-name="T26">l</text:span>eft or <text:span text:style-name="T26">r</text:span>ight <text:span text:style-name="T104">or </text:span><text:span text:style-name="T29">i</text:span><text:span text:style-name="T104">nner or </text:span><text:span text:style-name="T29">o</text:span><text:span text:style-name="T104">uter </text:span>column (if 2 columns)<text:span text:style-name="T104"> </text:span></text:p>
          </table:table-cell>
        </table:table-row>
        <table:table-row table:style-name="Table3.1">
          <table:table-cell table:style-name="Table3.A1" office:value-type="string">
            <text:p text:style-name="P35">b[rl<text:span text:style-name="T104">cio</text:span>]?</text:p>
          </table:table-cell>
          <table:table-cell table:style-name="Table3.A1" office:value-type="string">
            <text:p text:style-name="P35"><text:span text:style-name="T26">B</text:span>ottom</text:p>
          </table:table-cell>
        </table:table-row>
        <table:table-row table:style-name="Table3.1">
          <table:table-cell table:style-name="Table3.A1" office:value-type="string">
            <text:p text:style-name="P35">h[rlc<text:span text:style-name="T104">io</text:span>]?</text:p>
          </table:table-cell>
          <table:table-cell table:style-name="Table3.A1" office:value-type="string">
            <text:p text:style-name="P35"><text:span text:style-name="T26">H</text:span>ere mid paragraph<text:span text:style-name="T105">.</text:span> <text:span text:style-name="T26">r</text:span>ight, <text:span text:style-name="T26">l</text:span>eft<text:span text:style-name="T104">,</text:span><text:span text:style-name="T29"> i</text:span><text:span text:style-name="T37">nner,</text:span><text:span text:style-name="T29"> o</text:span><text:span text:style-name="T37">uter</text:span><text:span text:style-name="T27"> </text:span>or *<text:span text:style-name="T26">c</text:span>entre aligned<text:span text:style-name="T104"> </text:span></text:p>
          </table:table-cell>
        </table:table-row>
        <table:table-row table:style-name="Table3.1">
          <table:table-cell table:style-name="Table3.A1" office:value-type="string">
            <text:p text:style-name="P35">p[rlc<text:span text:style-name="T104">io</text:span>]?</text:p>
          </table:table-cell>
          <table:table-cell table:style-name="Table3.A1" office:value-type="string">
            <text:p text:style-name="P35">After this <text:span text:style-name="T26">p</text:span>aragraph <text:span text:style-name="T26">r</text:span>ight, <text:span text:style-name="T26">l</text:span>eft or *<text:span text:style-name="T26">c</text:span>entre aligned</text:p>
          </table:table-cell>
        </table:table-row>
        <table:table-row table:style-name="Table3.1">
          <table:table-cell table:style-name="Table3.A1" office:value-type="string">
            <text:p text:style-name="P35">p[rlc<text:span text:style-name="T104">io</text:span>]?#</text:p>
          </table:table-cell>
          <table:table-cell table:style-name="Table3.A1" office:value-type="string">
            <text:p text:style-name="P35">After the given number of paragraphs (here is <text:span text:style-name="T105">paragraph </text:span>1)</text:p>
          </table:table-cell>
        </table:table-row>
        <table:table-row table:style-name="Table3.1">
          <table:table-cell table:style-name="Table3.A1" office:value-type="string">
            <text:p text:style-name="P35">c[rl<text:span text:style-name="T104">io</text:span>]#?</text:p>
          </table:table-cell>
          <table:table-cell table:style-name="Table3.A1" office:value-type="string">
            <text:p text:style-name="P35"><text:span text:style-name="T26">C</text:span>utout <text:span text:style-name="T26">l</text:span>eft<text:span text:style-name="T104">,</text:span> <text:span text:style-name="T26">r</text:span>ight<text:span text:style-name="T104">,</text:span><text:span text:style-name="T29">i</text:span><text:span text:style-name="T104">nner or </text:span><text:span text:style-name="T29">o</text:span><text:span text:style-name="T104">uter</text:span><text:span text:style-name="T105">. Number is line count, may be fractional.</text:span></text:p>
          </table:table-cell>
        </table:table-row>
        <table:table-row table:style-name="Table3.1">
          <table:table-cell table:style-name="Table3.A1" office:value-type="string">
            <text:p text:style-name="P35">P[lrc<text:span text:style-name="T104">io</text:span>]?[tbcf]?</text:p>
          </table:table-cell>
          <table:table-cell table:style-name="Table3.A1" office:value-type="string">
            <text:p text:style-name="P35"><text:span text:style-name="T26">P</text:span>age within margins with horizontal and vertical position<text:line-break/>(<text:span text:style-name="T26">t</text:span>op, <text:span text:style-name="T26">b</text:span>ottom, <text:span text:style-name="T26">c</text:span>entre, <text:span text:style-name="T26">f</text:span>ill - sidebars only)</text:p>
          </table:table-cell>
        </table:table-row>
        <table:table-row table:style-name="Table3.1">
          <table:table-cell table:style-name="Table3.A1" office:value-type="string">
            <text:p text:style-name="P35">F[lrc<text:span text:style-name="T104">io</text:span>]?[tbcf]?</text:p>
          </table:table-cell>
          <table:table-cell table:style-name="Table3.A1" office:value-type="string">
            <text:p text:style-name="P35"><text:span text:style-name="T26">F</text:span>ull page outside margins with horizontal and vertical position</text:p>
          </table:table-cell>
        </table:table-row>
        <table:table-row table:style-name="Table3.1">
          <table:table-cell table:style-name="Table3.A1" office:value-type="string">
            <text:p text:style-name="P35">[tb][LR]</text:p>
          </table:table-cell>
          <table:table-cell table:style-name="Table3.A1" office:value-type="string">
            <text:p text:style-name="P35"><text:span text:style-name="T26">T</text:span>op or <text:span text:style-name="T26">b</text:span>ottom of diglot column</text:p>
          </table:table-cell>
        </table:table-row>
        <table:table-row table:style-name="Table3.1">
          <table:table-cell table:style-name="Table3.A1" office:value-type="string">
            <text:p text:style-name="P141">H</text:p>
          </table:table-cell>
          <table:table-cell table:style-name="Table3.A1" office:value-type="string">
            <text:p text:style-name="P141">HERE, character-like.</text:p>
          </table:table-cell>
        </table:table-row>
        <table:table-row table:style-name="Table3.1">
          <table:table-cell table:style-name="Table3.A1" office:value-type="string">
            <text:p text:style-name="P141">B</text:p>
          </table:table-cell>
          <table:table-cell table:style-name="Table3.A1" office:value-type="string">
            <text:p text:style-name="P141">B<text:span text:style-name="T105">ELOW</text:span> footnotes<text:span text:style-name="T104"> and anything else except footer</text:span>.</text:p>
          </table:table-cell>
        </table:table-row>
      </table:table>
      <text:p text:style-name="P10"/>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38">alt; caption; copy; <text:s/>ref</text:p>
          </table:table-cell>
          <table:table-cell table:style-name="Table4.A1" office:value-type="string">
            <text:list xml:id="list171140888474163" text:continue-numbering="true" text:style-name="WWNum1">
              <text:list-item>
                <text:list>
                  <text:list-header>
                    <text:p text:style-name="P235">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6">scale</text:p>
          </table:table-cell>
          <table:table-cell table:style-name="Table4.A1" office:value-type="string">
            <text:list xml:id="list171139188402222" text:continue-numbering="true" text:style-name="WWNum1">
              <text:list-item>
                <text:list>
                  <text:list-header>
                    <text:p text:style-name="P228">Image linear scale factor with no scaling as 1.0.</text:p>
                  </text:list-header>
                </text:list>
              </text:list-item>
            </text:list>
          </table:table-cell>
        </table:table-row>
        <table:table-row table:style-name="Table4.1">
          <table:table-cell table:style-name="Table4.A1" office:value-type="string">
            <text:p text:style-name="P35">x-spacebeside</text:p>
          </table:table-cell>
          <table:table-cell table:style-name="Table4.A1" office:value-type="string">
            <text:list xml:id="list171138962186923" text:continue-numbering="true" text:style-name="WWNum1">
              <text:list-item>
                <text:list>
                  <text:list-header>
                    <text:p text:style-name="P228">Cutout image horizontal space to text including units. E.g. "3pt"<text:span text:style-name="T102"> Default is set by \DefaultSpaceBeside</text:span></text:p>
                  </text:list-header>
                </text:list>
              </text:list-item>
            </text:list>
          </table:table-cell>
        </table:table-row>
        <table:table-row table:style-name="Table4.1">
          <table:table-cell table:style-name="Table4.A1" office:value-type="string">
            <text:p text:style-name="P3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7">x-edgeadjust</text:p>
          </table:table-cell>
          <table:table-cell table:style-name="Table4.A1" office:value-type="string">
            <text:p text:style-name="P139">Indent (or outdent) an image relative to the border</text:p>
          </table:table-cell>
        </table:table-row>
        <text:soft-page-break/>
        <table:table-row table:style-name="Table4.1">
          <table:table-cell table:style-name="Table4.A1" office:value-type="string">
            <text:p text:style-name="P35">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35">media</text:p>
          </table:table-cell>
          <table:table-cell table:style-name="Table4.A1" office:value-type="string">
            <text:p text:style-name="Standard">allowed med<text:span text:style-name="T103">i</text:span>a: a=applications, p=print, w=web</text:p>
          </table:table-cell>
        </table:table-row>
        <table:table-row table:style-name="Table4.1">
          <table:table-cell table:style-name="Table4.A1" office:value-type="string">
            <text:p text:style-name="P35">mirror</text:p>
          </table:table-cell>
          <table:table-cell table:style-name="Table4.A1" office:value-type="string">
            <text:p text:style-name="Standard">odd|even|both</text:p>
          </table:table-cell>
        </table:table-row>
        <table:table-row table:style-name="Table4.1">
          <table:table-cell table:style-name="Table4.A1" office:value-type="string">
            <text:p text:style-name="P3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5">x-creditpos</text:p>
          </table:table-cell>
          <table:table-cell table:style-name="Table4.A1" office:value-type="string">
            <text:p text:style-name="Standard">[tcb][lcrio]</text:p>
          </table:table-cell>
        </table:table-row>
        <table:table-row table:style-name="Table4.1">
          <table:table-cell table:style-name="Table4.A1" office:value-type="string">
            <text:p text:style-name="P35">x-creditrot</text:p>
          </table:table-cell>
          <table:table-cell table:style-name="Table4.A1" office:value-type="string">
            <text:p text:style-name="Standard">rotation of credit box. Default <text:span text:style-name="T103">is </text:span>bottom to edge<text:span text:style-name="T103"> </text:span></text:p>
          </table:table-cell>
        </table:table-row>
        <table:table-row table:style-name="Table4.1">
          <table:table-cell table:style-name="Table4.A1" office:value-type="string">
            <text:p text:style-name="P35">x-creditbox</text:p>
          </table:table-cell>
          <table:table-cell table:style-name="Table4.A1" office:value-type="string">
            <text:p text:style-name="Standard"><text:span text:style-name="T1">r g b</text:span> (0-1.0) | <text:span text:style-name="T1">stylename</text:span> | true| t</text:p>
          </table:table-cell>
        </table:table-row>
      </table:table>
      <text:list xml:id="list171140000494647" text:continue-numbering="true" text:style-name="WWNum1">
        <text:list-item>
          <text:list>
            <text:list-header>
              <text:p text:style-name="P219"><text:bookmark-start text:name="__RefHeading___Toc10513_326506458"/><text:bookmark text:name="_ajew7q1dfsps"/>Adjustment Lists<text:bookmark-end text:name="__RefHeading___Toc10513_326506458"/></text:p>
              <text:p text:style-name="P229"><text:span text:style-name="T128">Historically, a</text:span>djustments lists are held strictly in reference order. No other entries are matched until the next one in the list matches.<text:span text:style-name="T106"> A garbled line may cause crashes or following entries to be skipped.</text:span><text:span text:style-name="T128"> This behaviour saves memory and can be reverted to with the command \adjslurpfalse. The </text:span><text:span text:style-name="T129">new </text:span><text:span text:style-name="T128">behaviour loads all adjustments as the .USFM file is opened. </text:span></text:p>
              <text:p text:style-name="P228">Syntax: <text:span text:style-name="T1">bkk C</text:span><text:span text:style-name="T25">.</text:span><text:span text:style-name="T1">V [+-]n</text:span> also <text:span text:style-name="T1">bkk C.V [+-]n</text:span>[<text:span text:style-name="T1">m</text:span>], <text:span text:style-name="T17">bbk C.V [+-]n</text:span><text:span text:style-name="T54">[</text:span><text:span text:style-name="T17">m f</text:span><text:span text:style-name="T54">]</text:span></text:p>
              <text:p text:style-name="P230">where: <text:span text:style-name="T1">bkk</text:span> is a book code; <text:span text:style-name="T1">C</text:span> a chapter number; <text:span text:style-name="T1">V</text:span> a verse identifier following \v; + to increase the paragraph length; - to decrease the paragraph length<text:span text:style-name="T106"> (don't include the square brackets)</text:span>; <text:span text:style-name="T1">n</text:span> number of lines to increase/decrease; <text:span text:style-name="T1">m</text:span> paragraph number following reference<text:span text:style-name="T106">, square brackets must be supplied around this number</text:span>. The paragraph containing the reference is <text:span text:style-name="T1">m</text:span>=1. <text:span text:style-name="T17">f </text:span><text:span text:style-name="T54">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25"><text:bookmark-start text:name="__RefHeading___Toc7670_4161656068"/><text:span text:style-name="T95">Shortcuts </text:span><text:span text:style-name="T97">for working with</text:span><text:span text:style-name="T95"> </text:span>AdjList<text:span text:style-name="T97">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8"><text:span text:style-name="T97">Keyboard </text:span>Shortcut</text:p>
            </table:table-cell>
            <table:table-cell table:style-name="Table5.A1" office:value-type="string">
              <text:p text:style-name="P28">Action</text:p>
            </table:table-cell>
          </table:table-row>
        </table:table-header-rows>
        <table:table-row table:style-name="Table5.1">
          <table:table-cell table:style-name="Table5.A1" office:value-type="string">
            <text:list xml:id="list171139662083767" text:continue-numbering="true" text:style-name="WWNum1">
              <text:list-header>
                <text:p text:style-name="P231">Ctrl-<text:span text:style-name="T95">` <text:s text:c="2"/>(</text:span>grave/<text:span text:style-name="T95">back-tick)</text:span></text:p>
              </text:list-header>
            </text:list>
          </table:table-cell>
          <table:table-cell table:style-name="Table5.A1" office:value-type="string">
            <text:list xml:id="list171139953480139" text:continue-numbering="true" text:style-name="WWNum1">
              <text:list-header>
                <text:p text:style-name="P231">Activate first <text:span text:style-name="T27">shrink </text:span>option <text:span text:style-name="T95">on</text:span> current <text:span text:style-name="T95">line in AdjList</text:span></text:p>
              </text:list-header>
            </text:list>
          </table:table-cell>
        </table:table-row>
        <table:table-row table:style-name="Table5.1">
          <table:table-cell table:style-name="Table5.A1" office:value-type="string">
            <text:list xml:id="list171139485572841" text:continue-numbering="true" text:style-name="WWNum1">
              <text:list-header>
                <text:p text:style-name="P236">Ctrl-<text:span text:style-name="T2">N</text:span> <text:s/>(where <text:span text:style-name="T2">N</text:span> = 1...9)</text:p>
              </text:list-header>
            </text:list>
          </table:table-cell>
          <table:table-cell table:style-name="Table5.A1" office:value-type="string">
            <text:list xml:id="list171140362669024" text:continue-numbering="true" text:style-name="WWNum1">
              <text:list-header>
                <text:p text:style-name="P231">Activate <text:span text:style-name="T15">N</text:span><text:span text:style-name="T77">th</text:span><text:span text:style-name="T16"> </text:span><text:s/><text:span text:style-name="T27">grow</text:span> option <text:span text:style-name="T95">on</text:span> current <text:span text:style-name="T95">line in AdjList</text:span></text:p>
              </text:list-header>
            </text:list>
          </table:table-cell>
        </table:table-row>
        <table:table-row table:style-name="Table5.1">
          <table:table-cell table:style-name="Table5.A1" office:value-type="string">
            <text:list xml:id="list171138847232239" text:continue-numbering="true" text:style-name="WWNum1">
              <text:list-item>
                <text:p text:style-name="P237"><text:s/>e.g. <text:s/><text:span text:style-name="T27">Ctrl-2</text:span></text:p>
              </text:list-item>
            </text:list>
          </table:table-cell>
          <table:table-cell table:style-name="Table5.A1" office:value-type="string">
            <text:list xml:id="list171138892829034" text:continue-numbering="true" text:style-name="WWNum1">
              <text:list-header>
                <text:p text:style-name="P236">Grow the 2<text:span text:style-name="T74">nd</text:span> paragraph <text:s/>+1[2]</text:p>
              </text:list-header>
            </text:list>
          </table:table-cell>
        </table:table-row>
      </table:table>
      <text:p text:style-name="Heading_20_2"><text:bookmark-start text:name="__RefHeading___Toc7668_4161656068"/><text:span text:style-name="T9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9"><text:span text:style-name="T97">Keyboard </text:span>Shortcut</text:p>
            </table:table-cell>
            <table:table-cell table:style-name="Table45.A1" office:value-type="string">
              <text:p text:style-name="P28">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5">in current view</text:span></text:p>
          </table:table-cell>
        </table:table-row>
        <table:table-row>
          <table:table-cell table:style-name="Table46.A1" office:value-type="string">
            <text:p text:style-name="Standard">Ctrl-equals</text:p>
          </table:table-cell>
          <table:table-cell table:style-name="Table46.A1" office:value-type="string">
            <text:p text:style-name="P127">Grow <text:s text:c="2"/>+ size of text <text:span text:style-name="T95">in current view</text:span></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S</text:span>ave file</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D</text:span>uplicate current line</text:p>
          </table:table-cell>
        </table:table-row>
        <table:table-row>
          <table:table-cell table:style-name="Table46.A1" office:value-type="string">
            <text:p text:style-name="Standard">Ctrl-<text:span text:style-name="T96">L</text:span></text:p>
          </table:table-cell>
          <table:table-cell table:style-name="Table46.A1" office:value-type="string">
            <text:p text:style-name="Standard">de<text:span text:style-name="T27">L</text:span>ete current <text:span text:style-name="T27">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8">Ctrl-F</text:p>
          </table:table-cell>
          <table:table-cell table:style-name="Table46.A1" office:value-type="string">
            <text:p text:style-name="P128">Activate <text:span text:style-name="T27">F</text:span>ind: Search for settings</text:p>
          </table:table-cell>
        </table:table-row>
        <table:table-row>
          <table:table-cell table:style-name="Table46.A1" office:value-type="string">
            <text:p text:style-name="P128">Ctrl-Q</text:p>
          </table:table-cell>
          <table:table-cell table:style-name="Table46.A1" office:value-type="string">
            <text:p text:style-name="P128">Toggle <text:span text:style-name="T27">Q</text:span>uick Run setting</text:p>
          </table:table-cell>
        </table:table-row>
        <table:table-row>
          <table:table-cell table:style-name="Table46.A1" office:value-type="string">
            <text:p text:style-name="P128">Ctrl-R</text:p>
          </table:table-cell>
          <table:table-cell table:style-name="Table46.A1" office:value-type="string">
            <text:p text:style-name="P128">Toggle c<text:span text:style-name="T27">R</text:span>eate Diff setting</text:p>
          </table:table-cell>
        </table:table-row>
        <table:table-row>
          <table:table-cell table:style-name="Table46.A1" office:value-type="string">
            <text:p text:style-name="P128">Ctrl-P</text:p>
          </table:table-cell>
          <table:table-cell table:style-name="Table46.A1" office:value-type="string">
            <text:p text:style-name="P128"><text:span text:style-name="T27">P</text:span>rint (Make PDF)</text:p>
          </table:table-cell>
        </table:table-row>
      </table:table>
      <text:list xml:id="list171139663902679" text:continue-numbering="true" text:style-name="WWNum1">
        <text:list-item>
          <text:list>
            <text:list-header>
              <text:p text:style-name="P218"><text:bookmark-start text:name="__RefHeading___Toc10511_326506458"/><text:bookmark text:name="_uzvts6kwqsoz"/><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8">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32">\zbl<text:span text:style-name="T1">[|num]</text:span>\*</text:p>
          </table:table-cell>
          <table:table-cell table:style-name="Table44.A1" office:value-type="string">
            <text:p text:style-name="P30">Blank lines</text:p>
          </table:table-cell>
        </table:table-row>
        <table:table-row table:style-name="Table44.1">
          <table:table-cell table:style-name="Table44.A1" office:value-type="string">
            <text:p text:style-name="P32">\zccimg <text:span text:style-name="T1">by-nd</text:span>|size<text:span text:style-name="T69">="</text:span><text:span text:style-name="T4">size</text:span><text:span text:style-name="T43">"</text:span> pgpos<text:span text:style-name="T69">="</text:span><text:span text:style-name="T4">pgpos</text:span><text:span text:style-name="T43">"</text:span> scale<text:span text:style-name="T69">="</text:span><text:span text:style-name="T4">scale</text:span><text:span text:style-name="T43">"</text:span>\*</text:p>
          </table:table-cell>
          <table:table-cell table:style-name="Table44.A1" office:value-type="string">
            <text:p text:style-name="P30">Insert Create Commons logo: by, by-nc, by-nc-nd, by-nc-sa, by-nd, by-sa; pgpos=p. <text:span text:style-name="T69">E.g. \zccimg by-nc-nd|size="col" pgpos="pc" scale="0.2"\*</text:span></text:p>
          </table:table-cell>
        </table:table-row>
        <table:table-row table:style-name="Table44.1">
          <table:table-cell table:style-name="Table44.A1" office:value-type="string">
            <text:p text:style-name="P32">\zfiga|<text:span text:style-name="T1">anchor</text:span>\*</text:p>
          </table:table-cell>
          <table:table-cell table:style-name="Table44.A1" office:value-type="string">
            <text:p text:style-name="P30">Insert image from piclist with given anchor</text:p>
          </table:table-cell>
        </table:table-row>
        <table:table-row table:style-name="Table44.1">
          <table:table-cell table:style-name="Table44.A1" office:value-type="string">
            <text:p text:style-name="P32">\zcopyright</text:p>
          </table:table-cell>
          <table:table-cell table:style-name="Table44.A1" office:value-type="string">
            <text:p text:style-name="P30">Insert project copyright statement</text:p>
          </table:table-cell>
        </table:table-row>
        <table:table-row table:style-name="Table44.1">
          <table:table-cell table:style-name="Table44.A1" office:value-type="string">
            <text:p text:style-name="P32">\zgap<text:span text:style-name="T1">[|dimen]</text:span>\*</text:p>
          </table:table-cell>
          <table:table-cell table:style-name="Table44.A1" office:value-type="string">
            <text:p text:style-name="P30">Insert a vertical gap of given dimension</text:p>
          </table:table-cell>
        </table:table-row>
        <table:table-row table:style-name="Table44.1">
          <table:table-cell table:style-name="Table44.A1" office:value-type="string">
            <text:p text:style-name="P32">\zimagecopyrights<text:span text:style-name="T31">[LANG]</text:span></text:p>
          </table:table-cell>
          <table:table-cell table:style-name="Table44.A1" office:value-type="string">
            <text:p text:style-name="P30">Insert image copyrights for a language</text:p>
          </table:table-cell>
        </table:table-row>
        <table:table-row table:style-name="Table44.1">
          <table:table-cell table:style-name="Table44.A1" office:value-type="string">
            <text:p text:style-name="P32">\zlicence</text:p>
          </table:table-cell>
          <table:table-cell table:style-name="Table44.A1" office:value-type="string">
            <text:p text:style-name="P30">Insert projects license</text:p>
          </table:table-cell>
        </table:table-row>
        <table:table-row table:style-name="Table44.1">
          <table:table-cell table:style-name="Table44.A1" office:value-type="string">
            <text:p text:style-name="P32">\zplaceallnotes</text:p>
          </table:table-cell>
          <table:table-cell table:style-name="Table44.A1" office:value-type="string">
            <text:p text:style-name="P30">Output end notes for this file here</text:p>
          </table:table-cell>
        </table:table-row>
        <table:table-row table:style-name="Table44.1">
          <table:table-cell table:style-name="Table44.A1" office:value-type="string">
            <text:p text:style-name="P32">\zendnoterule</text:p>
          </table:table-cell>
          <table:table-cell table:style-name="Table44.A1" office:value-type="string">
            <text:p text:style-name="P30">Insert an endnote type rule, including spacing</text:p>
          </table:table-cell>
        </table:table-row>
        <table:table-row table:style-name="Table44.1">
          <table:table-cell table:style-name="Table44.A1" office:value-type="string">
            <text:p text:style-name="P32">\zpostendnoterule</text:p>
          </table:table-cell>
          <table:table-cell table:style-name="Table44.A1" office:value-type="string">
            <text:p text:style-name="P30">If there were endnotes just now, insert a rule to mark the bottom.</text:p>
          </table:table-cell>
        </table:table-row>
        <table:table-row table:style-name="Table44.1">
          <table:table-cell table:style-name="Table44.A1" office:value-type="string">
            <text:p text:style-name="P32">\ztoc<text:span text:style-name="T1">[|order]</text:span>\*</text:p>
          </table:table-cell>
          <table:table-cell table:style-name="Table44.A1" office:value-type="string">
            <text:p text:style-name="P30">Insert Table of Contents of given order <text:line-break/>(main, ot, nt, dc, pre, post, heb, sorta, sortb, sortc)</text:p>
          </table:table-cell>
        </table:table-row>
        <table:table-row table:style-name="Table44.1">
          <table:table-cell table:style-name="Table44.A1" office:value-type="string">
            <text:p text:style-name="P32">\zvar|<text:span text:style-name="T1">variablename</text:span>\*</text:p>
          </table:table-cell>
          <table:table-cell table:style-name="Table44.A1" office:value-type="string">
            <text:p text:style-name="P30">Insert project variable value</text:p>
          </table:table-cell>
        </table:table-row>
        <table:table-row table:style-name="Table44.1">
          <table:table-cell table:style-name="Table44.A1" office:value-type="string">
            <text:p text:style-name="P32">\zthumbtab <text:span text:style-name="T1">bookname</text:span></text:p>
          </table:table-cell>
          <table:table-cell table:style-name="Table44.A1" office:value-type="string">
            <text:p text:style-name="P30">Set the thumb tab text for this book (instead of <text:s/>\toc3)</text:p>
          </table:table-cell>
        </table:table-row>
        <table:table-row table:style-name="Table44.1">
          <table:table-cell table:style-name="Table44.A1" office:value-type="string">
            <text:p text:style-name="P32">\zlabel|<text:span text:style-name="T1">uniquelabel</text:span>\*</text:p>
          </table:table-cell>
          <table:table-cell table:style-name="Table44.A1" office:value-type="string">
            <text:p text:style-name="P30">Remember where <text:span text:style-name="T1">uniquelabel</text:span> is (page and reference)</text:p>
          </table:table-cell>
        </table:table-row>
        <table:table-row table:style-name="Table44.1">
          <table:table-cell table:style-name="Table44.A1" office:value-type="string">
            <text:p text:style-name="P32">\zpage|<text:span text:style-name="T1">uniquelabel</text:span>\*</text:p>
          </table:table-cell>
          <table:table-cell table:style-name="Table44.A1" office:value-type="string">
            <text:p text:style-name="P30">Output the page number for <text:span text:style-name="T1">uniquelabel</text:span></text:p>
          </table:table-cell>
        </table:table-row>
        <table:table-row table:style-name="Table44.1">
          <table:table-cell table:style-name="Table44.A1" office:value-type="string">
            <text:p text:style-name="P32">\zref|id=”<text:span text:style-name="T1">uniquelabel”</text:span> show=”<text:span text:style-name="T64">b_</text:span>c:v”\*</text:p>
          </table:table-cell>
          <table:table-cell table:style-name="Table44.A1" office:value-type="string">
            <text:p text:style-name="P30">Output chapter:verse for <text:span text:style-name="T1">uniquelabel</text:span> (<text:span text:style-name="T64">show: </text:span>b=book, c=chapter, v=verse, _=space, anything else is copied)</text:p>
          </table:table-cell>
        </table:table-row>
        <table:table-row table:style-name="Table44.1">
          <table:table-cell table:style-name="Table44.A1" office:value-type="string">
            <text:p text:style-name="P32">\zISBNbarcode|isbn="<text:span text:style-name="T1">num</text:span>" height="<text:span text:style-name="T1">size</text:span>" <text:span text:style-name="T65">var="</text:span><text:span text:style-name="T3">varid</text:span><text:span text:style-name="T42">" </text:span><text:span text:style-name="T48">price="</text:span><text:span text:style-name="T10">price</text:span><text:span text:style-name="T48">" pricecode="</text:span><text:span text:style-name="T10">code</text:span><text:span text:style-name="T48">" </text:span><text:span text:style-name="T55">pricecodevar="</text:span><text:span text:style-name="T18">varid</text:span><text:span text:style-name="T55">"</text:span><text:span text:style-name="T48"> </text:span><text:span text:style-name="T55">pricevar="</text:span><text:span text:style-name="T18">varid</text:span><text:span text:style-name="T55">"</text:span><text:span text:style-name="T50"> font="</text:span><text:span text:style-name="T12">Font Name</text:span><text:span text:style-name="T50">" fontheight="12pt"</text:span>\*<text:span text:style-name="T91"> </text:span></text:p>
          </table:table-cell>
          <table:table-cell table:style-name="Table44.A1" office:value-type="string">
            <text:p text:style-name="P108">Insert ISBNbarcode for <text:span text:style-name="T1">num </text:span><text:span text:style-name="T23">(10 or 13 digits)</text:span>. <text:s/>Optional parameter size one of (normal, medium, short). <text:span text:style-name="T65">If isbn is missing tr</text:span><text:span text:style-name="T91"> it tries </text:span><text:span text:style-name="T65"><text:s/>the zvar </text:span><text:span text:style-name="T3">vari</text:span><text:span text:style-name="T9">d.</text:span><text:span text:style-name="T10"> </text:span><text:span text:style-name="T12"><text:s/>Font</text:span><text:span text:style-name="T50"> <text:s/>selects an alternative font; fontheight specifies the main (bottom) font height, to which everything is scaled. </text:span><text:span text:style-name="T48"><text:s/>If pricecode is supplied then an extended ISBN barcode (</text:span><text:a xlink:type="simple" xlink:href="https://en.wikipedia.org/wiki/EAN-5" text:style-name="Internet_20_link" text:visited-style-name="Visited_20_Internet_20_Link"><text:span text:style-name="T48">EAN-5</text:span></text:a><text:span text:style-name="T48">) is generated, </text:span><text:span text:style-name="T55">falling back to pricecodevar</text:span><text:span text:style-name="T48">, supplying pricing information required in some countries. The code is a 5 digit number, with the first digit representing the currency </text:span><text:span text:style-name="T55">(0,1=GBP, 3=AUD, 4=NZD, 5=USD, 6=CanD) </text:span><text:span text:style-name="T48">and the next 4 digits representing the price, according to local conventions. </text:span><text:span text:style-name="T49"><text:s/></text:span><text:span text:style-name="T11">price </text:span><text:span text:style-name="T49"><text:s/>is a human readable text string, which may give other information, e.g. an alternative currency, </text:span><text:span text:style-name="T55">falling back to pricevar</text:span><text:span text:style-name="T49">.</text:span></text:p>
          </table:table-cell>
        </table:table-row>
        <table:table-row table:style-name="Table44.1">
          <table:table-cell table:style-name="Table44.A1" office:value-type="string">
            <text:p text:style-name="P32">\zendperiph</text:p>
          </table:table-cell>
          <table:table-cell table:style-name="Table44.A1" office:value-type="string">
            <text:p text:style-name="P30">End of a periph section, if you’re not starting a new periphery. Must be the only thing <text:s/>on the line.</text:p>
          </table:table-cell>
        </table:table-row>
        <table:table-row table:style-name="Table44.1">
          <table:table-cell table:style-name="Table44.A1" office:value-type="string">
            <text:p text:style-name="P32">\zgetperiph|<text:span text:style-name="T1">id</text:span>\*</text:p>
          </table:table-cell>
          <table:table-cell table:style-name="Table44.A1" office:value-type="string">
            <text:p text:style-name="P30">Get (use) the periphery stored earlier by <text:line-break/>\periph comment|id=”intot” <text:s text:c="2"/></text:p>
          </table:table-cell>
        </table:table-row>
        <table:table-row table:style-name="Table44.1">
          <table:table-cell table:style-name="Table44.A1" office:value-type="string">
            <text:p text:style-name="P32">\zglot|[<text:span text:style-name="T1">col</text:span>]\*</text:p>
          </table:table-cell>
          <table:table-cell table:style-name="Table44.A1" office:value-type="string">
            <text:p text:style-name="P30">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32">\dopagenums</text:p>
          </table:table-cell>
          <table:table-cell table:style-name="Table44.A1" office:value-type="string">
            <text:p text:style-name="P30">Turn on page numbers</text:p>
          </table:table-cell>
        </table:table-row>
        <table:table-row table:style-name="Table44.1">
          <table:table-cell table:style-name="Table44.A1" office:value-type="string">
            <text:p text:style-name="P32">\nopagenums</text:p>
          </table:table-cell>
          <table:table-cell table:style-name="Table44.A1" office:value-type="string">
            <text:p text:style-name="P30">Turn off page numbers</text:p>
          </table:table-cell>
        </table:table-row>
        <table:table-row table:style-name="Table44.1">
          <table:table-cell table:style-name="Table44.A1" office:value-type="string">
            <text:p text:style-name="P32">\resetpagenums <text:span text:style-name="T1">pnum</text:span></text:p>
          </table:table-cell>
          <table:table-cell table:style-name="Table44.A1" office:value-type="string">
            <text:p text:style-name="P30">Reset page numbers (negative for Roman numerals)</text:p>
          </table:table-cell>
        </table:table-row>
        <table:table-row table:style-name="Table44.1">
          <table:table-cell table:style-name="Table44.A1" office:value-type="string">
            <text:p text:style-name="P185">\singlecolumn</text:p>
          </table:table-cell>
          <table:table-cell table:style-name="Table44.A1" office:value-type="string">
            <text:p text:style-name="P184">Required along with \onebody if forcing 1-col layout for section</text:p>
          </table:table-cell>
        </table:table-row>
        <table:table-row table:style-name="Table44.1">
          <table:table-cell table:style-name="Table44.A1" office:value-type="string">
            <text:p text:style-name="P32">\onebody</text:p>
          </table:table-cell>
          <table:table-cell table:style-name="Table44.A1" office:value-type="string">
            <text:p text:style-name="P30">Set \BodyColumns=1 for single column body text</text:p>
          </table:table-cell>
        </table:table-row>
        <table:table-row table:style-name="Table44.1">
          <table:table-cell table:style-name="Table44.A1" office:value-type="string">
            <text:p text:style-name="P185">\doublecolumns</text:p>
          </table:table-cell>
          <table:table-cell table:style-name="Table44.A1" office:value-type="string">
            <text:p text:style-name="P184">Required along with \twobody if forcing 2-col layout for section</text:p>
          </table:table-cell>
        </table:table-row>
        <table:table-row table:style-name="Table44.1">
          <table:table-cell table:style-name="Table44.A1" office:value-type="string">
            <text:p text:style-name="P32">\twobody</text:p>
          </table:table-cell>
          <table:table-cell table:style-name="Table44.A1" office:value-type="string">
            <text:p text:style-name="P30">Set \BodyColumns=2 for double column body text</text:p>
          </table:table-cell>
        </table:table-row>
        <table:table-row table:style-name="Table44.1">
          <table:table-cell table:style-name="Table44.A1" office:value-type="string">
            <text:p text:style-name="P201">\threecolumns</text:p>
          </table:table-cell>
          <table:table-cell table:style-name="Table44.A1" office:value-type="string">
            <text:p text:style-name="P200">Required along with \threebody if forcing 3-col layout</text:p>
          </table:table-cell>
        </table:table-row>
        <table:table-row table:style-name="Table44.1">
          <table:table-cell table:style-name="Table44.A1" office:value-type="string">
            <text:p text:style-name="P201">\threebody</text:p>
          </table:table-cell>
          <table:table-cell table:style-name="Table44.A1" office:value-type="string">
            <text:p text:style-name="P200">Set \BodyColumns=3 for three column body text</text:p>
          </table:table-cell>
        </table:table-row>
        <text:soft-page-break/>
        <table:table-row table:style-name="Table44.1">
          <table:table-cell table:style-name="Table44.A1" office:value-type="string">
            <text:p text:style-name="P201">\goone</text:p>
          </table:table-cell>
          <table:table-cell table:style-name="Table44.A1" office:value-type="string">
            <text:p text:style-name="P200">Switch to one column text now</text:p>
          </table:table-cell>
        </table:table-row>
        <table:table-row table:style-name="Table44.1">
          <table:table-cell table:style-name="Table44.A1" office:value-type="string">
            <text:p text:style-name="P201">\gotwo</text:p>
          </table:table-cell>
          <table:table-cell table:style-name="Table44.A1" office:value-type="string">
            <text:p text:style-name="P200">Switch to double column text now</text:p>
          </table:table-cell>
        </table:table-row>
        <table:table-row table:style-name="Table44.1">
          <table:table-cell table:style-name="Table44.A1" office:value-type="string">
            <text:p text:style-name="P201">\gothree</text:p>
          </table:table-cell>
          <table:table-cell table:style-name="Table44.A1" office:value-type="string">
            <text:p text:style-name="P200">Switch to three column text now</text:p>
          </table:table-cell>
        </table:table-row>
        <table:table-row table:style-name="Table44.1">
          <table:table-cell table:style-name="Table44.A1" office:value-type="string">
            <text:p text:style-name="P32">\ztmon \ztmoff</text:p>
          </table:table-cell>
          <table:table-cell table:style-name="Table44.A1" office:value-type="string">
            <text:p text:style-name="P30">Turn on /off TeX’s tracingmacros for debugging</text:p>
          </table:table-cell>
        </table:table-row>
        <table:table-row table:style-name="Table44.1">
          <table:table-cell table:style-name="Table44.A1" office:value-type="string">
            <text:p text:style-name="P32">\makeatletter</text:p>
          </table:table-cell>
          <table:table-cell table:style-name="Table44.A1" office:value-type="string">
            <text:p text:style-name="P30">Allow access to names with @ in them</text:p>
          </table:table-cell>
        </table:table-row>
        <table:table-row table:style-name="Table44.1">
          <table:table-cell table:style-name="Table44.A1" office:value-type="string">
            <text:p text:style-name="P32">\makeatother</text:p>
          </table:table-cell>
          <table:table-cell table:style-name="Table44.A1" office:value-type="string">
            <text:p text:style-name="P30">Disable access to names with @ in them</text:p>
          </table:table-cell>
        </table:table-row>
        <table:table-row table:style-name="Table44.1">
          <table:table-cell table:style-name="Table44.A1" office:value-type="string">
            <text:p text:style-name="P32">\m@kedigitsother</text:p>
          </table:table-cell>
          <table:table-cell table:style-name="Table44.A1" office:value-type="string">
            <text:p text:style-name="P30">Treat digits as digits</text:p>
          </table:table-cell>
        </table:table-row>
        <table:table-row table:style-name="Table44.1">
          <table:table-cell table:style-name="Table44.A1" office:value-type="string">
            <text:p text:style-name="P32">\m@kedigitsletters</text:p>
          </table:table-cell>
          <table:table-cell table:style-name="Table44.A1" office:value-type="string">
            <text:p text:style-name="P30">Treat digits as letters (for use in names)</text:p>
          </table:table-cell>
        </table:table-row>
        <table:table-row table:style-name="Table44.1">
          <table:table-cell table:style-name="Table44.A1" office:value-type="string">
            <text:p text:style-name="P32">\beginL</text:p>
          </table:table-cell>
          <table:table-cell table:style-name="Table44.A1" office:value-type="string">
            <text:p text:style-name="P30">Start LTR text run</text:p>
          </table:table-cell>
        </table:table-row>
        <table:table-row table:style-name="Table44.1">
          <table:table-cell table:style-name="Table44.A1" office:value-type="string">
            <text:p text:style-name="P32">\beginR</text:p>
          </table:table-cell>
          <table:table-cell table:style-name="Table44.A1" office:value-type="string">
            <text:p text:style-name="P30">Start RTL text run</text:p>
          </table:table-cell>
        </table:table-row>
        <table:table-row table:style-name="Table44.41">
          <table:table-cell table:style-name="Table44.A1" office:value-type="string">
            <text:p text:style-name="P32">\zfillsignature|pages=”8” pagenums=”no” <text:s/>extra=”2”\*</text:p>
          </table:table-cell>
          <table:table-cell table:style-name="Table44.A1" office:value-type="string">
            <text:p text:style-name="P30">Fill a signature to the given modulo of pages. Note, uses the actual page count. <text:s/><text:span text:style-name="T62">O</text:span>ptional ‘pagenums’ parameter ‘no’<text:span text:style-name="T62">=\nopagenums,</text:span> ‘do’<text:span text:style-name="T62">=</text:span>\dopagenums), extra <text:span text:style-name="T105">states that</text:span><text:span text:style-name="T62"> this many </text:span><text:span text:style-name="T105">extra </text:span><text:span text:style-name="T62">pages will be added</text:span><text:span text:style-name="T105"> manually or by special code before page lay-up</text:span><text:span text:style-name="T62">.</text:span></text:p>
          </table:table-cell>
        </table:table-row>
        <table:table-row table:style-name="Table44.41">
          <table:table-cell table:style-name="Table44.A1" office:value-type="string">
            <text:p text:style-name="P32">\<text:span text:style-name="T106">⁠</text:span>ztocbefore …<text:line-break/>\<text:span text:style-name="T105">⁠</text:span>ztocbefore*</text:p>
          </table:table-cell>
          <table:table-cell table:style-name="Table44.A1" office:value-type="string">
            <text:p text:style-name="P30">Insert table rows (\tr \cat toc\cat*... ) before the TOC</text:p>
          </table:table-cell>
        </table:table-row>
        <table:table-row table:style-name="Table44.41">
          <table:table-cell table:style-name="Table44.A1" office:value-type="string">
            <text:p text:style-name="P32">\ztocafter …. \ztocafter*</text:p>
          </table:table-cell>
          <table:table-cell table:style-name="Table44.A1" office:value-type="string">
            <text:p text:style-name="P30">Insert table rows (\tr \tc1 …. ) after the TOC.</text:p>
          </table:table-cell>
        </table:table-row>
        <table:table-row table:style-name="Table44.41">
          <table:table-cell table:style-name="Table44.A1" office:value-type="string">
            <text:p text:style-name="P181">\zendtable</text:p>
          </table:table-cell>
          <table:table-cell table:style-name="Table44.A1" office:value-type="string">
            <text:p text:style-name="P180">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32">\zEmptyPage</text:p>
          </table:table-cell>
          <table:table-cell table:style-name="Table44.A1" office:value-type="string">
            <text:p text:style-name="P30">Insert intentionally empty page contains \TPILB </text:p>
          </table:table-cell>
        </table:table-row>
        <table:table-row table:style-name="Table44.41">
          <table:table-cell table:style-name="Table44.A1" office:value-type="string">
            <text:p text:style-name="P32">\zNeedOddPage</text:p>
          </table:table-cell>
          <table:table-cell table:style-name="Table44.A1" office:value-type="string">
            <text:p text:style-name="P30">Insert an “empty” page if the current page is even</text:p>
          </table:table-cell>
        </table:table-row>
        <table:table-row table:style-name="Table44.41">
          <table:table-cell table:style-name="Table44.A1" office:value-type="string">
            <text:p text:style-name="P32">\zNeedEvenPage</text:p>
          </table:table-cell>
          <table:table-cell table:style-name="Table44.A1" office:value-type="string">
            <text:p text:style-name="P30">Insert an “empty” page if the current page is off</text:p>
          </table:table-cell>
        </table:table-row>
        <table:table-row table:style-name="Table44.41">
          <table:table-cell table:style-name="Table44.A1" office:value-type="string">
            <text:p text:style-name="P32">\zNeedQuadPage</text:p>
          </table:table-cell>
          <table:table-cell table:style-name="Table44.A1" office:value-type="string">
            <text:p text:style-name="P30">Insert 1, 2 or 3 “empty” pages if the current page is not divisible by 4</text:p>
          </table:table-cell>
        </table:table-row>
        <table:table-row table:style-name="Table44.41">
          <table:table-cell table:style-name="Table44.A1" office:value-type="string">
            <text:p text:style-name="P32">\zifvarset|var="<text:span text:style-name="T1">varname</text:span>"\*</text:p>
          </table:table-cell>
          <table:table-cell table:style-name="Table44.A1" office:value-type="string">
            <text:p text:style-name="P30">Sets conditional text if <text:span text:style-name="T1">varname</text:span> is set. emptyOK="T" ⇒ empty is true, emptyOK="F" ⇒ empty is false.</text:p>
          </table:table-cell>
        </table:table-row>
        <table:table-row table:style-name="Table44.41">
          <table:table-cell table:style-name="Table44.A1" office:value-type="string">
            <text:p text:style-name="P32">\zif<text:span text:style-name="T68">h</text:span>ooks|<text:span text:style-name="T1">marker</text:span>\*</text:p>
          </table:table-cell>
          <table:table-cell table:style-name="Table44.A1" office:value-type="string">
            <text:p text:style-name="P30">Does <text:span text:style-name="T1">marker</text:span> have a hook, set conditional true</text:p>
          </table:table-cell>
        </table:table-row>
        <table:table-row table:style-name="Table44.41">
          <table:table-cell table:style-name="Table44.A1" office:value-type="string">
            <text:p text:style-name="P32">\ztruetext <text:span text:style-name="T1">…</text:span>\ztruetext*</text:p>
          </table:table-cell>
          <table:table-cell table:style-name="Table44.A1" office:value-type="string">
            <text:p text:style-name="P30">Include contents if condition is true</text:p>
          </table:table-cell>
        </table:table-row>
        <table:table-row table:style-name="Table44.41">
          <table:table-cell table:style-name="Table44.A1" office:value-type="string">
            <text:p text:style-name="P32">\zfalsetext <text:span text:style-name="T1">…</text:span>\zfalsetext*</text:p>
          </table:table-cell>
          <table:table-cell table:style-name="Table44.A1" office:value-type="string">
            <text:p text:style-name="P30">Include contents if condition is false</text:p>
          </table:table-cell>
        </table:table-row>
        <table:table-row table:style-name="Table44.41">
          <table:table-cell table:style-name="Table44.A1" office:value-type="string">
            <text:p text:style-name="P110">\zcustommark|type="user" value="<text:span text:style-name="T2">text</text:span><text:span text:style-name="T40">"\*</text:span></text:p>
          </table:table-cell>
          <table:table-cell table:style-name="Table44.A1" office:value-type="string">
            <text:p text:style-name="P109">Inserts a mark of given type and value</text:p>
          </table:table-cell>
        </table:table-row>
        <table:table-row table:style-name="Table44.54">
          <table:table-cell table:style-name="Table44.A1" office:value-type="string">
            <text:p text:style-name="P110">\zcustombotmark|type="user"\*</text:p>
          </table:table-cell>
          <table:table-cell table:style-name="Table44.A1" office:value-type="string">
            <text:p text:style-name="P109">Gets the value of the given mark at the bottom of <text:span text:style-name="T65">this page. Used in headers/footers</text:span></text:p>
          </table:table-cell>
        </table:table-row>
        <table:table-row table:style-name="Table44.41">
          <table:table-cell table:style-name="Table44.A1" office:value-type="string">
            <text:p text:style-name="P112">\zcustomfirstmark|type="user"\*</text:p>
          </table:table-cell>
          <table:table-cell table:style-name="Table44.A1" office:value-type="string">
            <text:p text:style-name="P111">Gets the value of the first given mark on this page. Used in headers/footers</text:p>
          </table:table-cell>
        </table:table-row>
        <table:table-row table:style-name="Table44.41">
          <table:table-cell table:style-name="Table44.A1" office:value-type="string">
            <text:p text:style-name="P112">\zcustomtopmark|type="user"\*</text:p>
          </table:table-cell>
          <table:table-cell table:style-name="Table44.A1" office:value-type="string">
            <text:p text:style-name="P111">Gets the value of the given mark at the bottom of the previous page. Used in headers/footers</text:p>
          </table:table-cell>
        </table:table-row>
        <table:table-row table:style-name="Table44.41">
          <table:table-cell table:style-name="Table44.A1" office:value-type="string">
            <text:p text:style-name="P203">\zrule <text:span text:style-name="T86">|</text:span>cat="<text:span text:style-name="T5">category</text:span><text:span text:style-name="T40">" </text:span><text:span text:style-name="T44">width="</text:span><text:span text:style-name="T5">width</text:span><text:span text:style-name="T44">" thick="</text:span><text:span text:style-name="T5">thickness</text:span><text:span text:style-name="T44">" align="l|c|r" raise="</text:span><text:span text:style-name="T5">raise</text:span><text:span text:style-name="T44">" style="</text:span><text:span text:style-name="T5">mode</text:span><text:span text:style-name="T44">"</text:span><text:span text:style-name="T45">\*</text:span></text:p>
          </table:table-cell>
          <table:table-cell table:style-name="Table44.A1" office:value-type="string">
            <text:p text:style-name="P113">Draws a line. <text:span text:style-name="T6">category</text:span><text:span text:style-name="T45"> zrule category for style. Common list available. </text:span><text:span text:style-name="T46">M</text:span><text:span text:style-name="T45">issing defaults to simple line. </text:span><text:span text:style-name="T6">mode=</text:span><text:span text:style-name="T45">double for double line. </text:span><text:span text:style-name="T6">thickness</text:span><text:span text:style-name="T7">=</text:span><text:span text:style-name="T45">heigh</text:span><text:span text:style-name="T46">t</text:span><text:span text:style-name="T45"> dimension. </text:span><text:span text:style-name="T7">width=</text:span><text:span text:style-name="T46">proportion of line. </text:span><text:span text:style-name="T45">All attributes optional. \zrule cat="VectorionRule1" width="0.</text:span><text:span text:style-name="T46">4</text:span><text:span text:style-name="T45">" align="c" thick="</text:span><text:span text:style-name="T46">7</text:span><text:span text:style-name="T45">pt"\*</text:span></text:p>
          </table:table-cell>
        </table:table-row>
        <table:table-row table:style-name="Table44.41">
          <table:table-cell table:style-name="Table44.A1" office:value-type="string">
            <text:p text:style-name="P204">\zqrcode |cat="<text:span text:style-name="T2">category</text:span><text:span text:style-name="T40">" size="</text:span><text:span text:style-name="T2">size</text:span><text:span text:style-name="T40">" data="</text:span><text:span text:style-name="T2">data</text:span><text:span text:style-name="T40">" color="</text:span><text:span text:style-name="T2">color</text:span><text:span text:style-name="T40">" </text:span><text:soft-page-break/><text:span text:style-name="T47">pgpos="</text:span><text:span text:style-name="T8">pgpos</text:span><text:span text:style-name="T47">"</text:span><text:span text:style-name="T40"> background="</text:span><text:span text:style-name="T2">color</text:span><text:span text:style-name="T40">" spacebeside="</text:span><text:span text:style-name="T2">space</text:span><text:span text:style-name="T40">" vmax="</text:span><text:span text:style-name="T2">version</text:span><text:span text:style-name="T40">" vmin="</text:span><text:span text:style-name="T2">version</text:span><text:span text:style-name="T40">" unicode="T|F"</text:span><text:span text:style-name="T47">\*</text:span></text:p>
          </table:table-cell>
          <table:table-cell table:style-name="Table44.A1" office:value-type="string">
            <text:p text:style-name="P114">Insert a QR code of the <text:span text:style-name="T2">data </text:span><text:span text:style-name="T40">string. </text:span><text:span text:style-name="T2">size=</text:span><text:span text:style-name="T40">height dimension. color is foreground colour. background is background color. spacebeside is padding inside qrcode box. pgpos gives position </text:span><text:soft-page-break/><text:span text:style-name="T40">on the page, see piclist parameters. vmin, vmax is QR code version limits</text:span><text:span text:style-name="T51">, affecting size and error-correcting</text:span><text:span text:style-name="T40">. Unicode specifies to use Unicode encoded text</text:span><text:span text:style-name="T51">, which slows down processing (a temporary file must be written and re-read</text:span><text:span text:style-name="T52">)</text:span><text:span text:style-name="T40">. \⁠zqrcode size="1cm" pgpose="cr" data="</text:span><text:a xlink:type="simple" xlink:href="https://unicode.org/" text:style-name="Internet_20_link" text:visited-style-name="Visited_20_Internet_20_Link"><text:span text:style-name="T40">https://unicode.org</text:span></text:a><text:span text:style-name="T40">"\*</text:span></text:p>
          </table:table-cell>
        </table:table-row>
        <table:table-row table:style-name="Table44.41">
          <table:table-cell table:style-name="Table44.A1" office:value-type="string">
            <text:p text:style-name="P116">\zcolsync|id\*</text:p>
          </table:table-cell>
          <table:table-cell table:style-name="Table44.A1" office:value-type="string">
            <text:p text:style-name="P115">Synchronisation point for diglots. <text:s/>If id is v2, then that point will be considered the start of verse 2. If id is <text:span text:style-name="T2">p2 </text:span><text:span text:style-name="T40">then that point will be treated as the start of the second paragraph, even if it’s actually the 4</text:span><text:span text:style-name="T76">th</text:span><text:span text:style-name="T40">. <text:s/>Alternatively matching entries (which must occur in ASCII order) can be given in each file.</text:span></text:p>
          </table:table-cell>
        </table:table-row>
        <table:table-row table:style-name="Table44.41">
          <table:table-cell table:style-name="Table44.A1" office:value-type="string">
            <text:p text:style-name="P118">\zsetref|book="book" bkid="GEN" chapter="1" verse="3"\*</text:p>
          </table:table-cell>
          <table:table-cell table:style-name="Table44.A1" office:value-type="string">
            <text:p text:style-name="P117">Set the running header to <text:span text:style-name="T2">book</text:span>, the book id to <text:span text:style-name="T2">GEN, </text:span><text:span text:style-name="T40">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196">\SHOWSTUFF</text:p>
          </table:table-cell>
          <table:table-cell table:style-name="Table44.A1" office:value-type="string">
            <text:p text:style-name="P195">Produces no output in PDF, but write most of the significant flags, etc to the logfile. A useful debugging aid.</text:p>
          </table:table-cell>
        </table:table-row>
      </table:table>
      <text:list xml:id="list171139138991148" text:continue-numbering="true" text:style-name="WWNum1">
        <text:list-item>
          <text:list>
            <text:list-header>
              <text:p text:style-name="P224"><text:bookmark-start text:name="__RefHeading___Toc7237_1251212380"/>Table of Contents types<text:bookmark-end text:name="__RefHeading___Toc7237_1251212380"/></text:p>
              <text:p text:style-name="P238">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5">main</text:p>
          </table:table-cell>
          <table:table-cell table:style-name="Table42.A1" office:value-type="string">
            <text:p text:style-name="P85">Default page number order of all books [default]</text:p>
          </table:table-cell>
        </table:table-row>
        <table:table-row>
          <table:table-cell table:style-name="Table42.A1" office:value-type="string">
            <text:p text:style-name="P85">ot</text:p>
          </table:table-cell>
          <table:table-cell table:style-name="Table42.A1" office:value-type="string">
            <text:p text:style-name="P85">Old Testament</text:p>
          </table:table-cell>
        </table:table-row>
        <table:table-row>
          <table:table-cell table:style-name="Table42.A1" office:value-type="string">
            <text:p text:style-name="P85">nt</text:p>
          </table:table-cell>
          <table:table-cell table:style-name="Table42.A1" office:value-type="string">
            <text:p text:style-name="P85">New Testament</text:p>
          </table:table-cell>
        </table:table-row>
        <table:table-row>
          <table:table-cell table:style-name="Table42.A1" office:value-type="string">
            <text:p text:style-name="P85">dc</text:p>
          </table:table-cell>
          <table:table-cell table:style-name="Table42.A1" office:value-type="string">
            <text:p text:style-name="P85">Deuterocanonical books</text:p>
          </table:table-cell>
        </table:table-row>
        <table:table-row>
          <table:table-cell table:style-name="Table42.A1" office:value-type="string">
            <text:p text:style-name="P85">pre</text:p>
          </table:table-cell>
          <table:table-cell table:style-name="Table42.A1" office:value-type="string">
            <text:p text:style-name="P85">Before Old Testament books (e.g. FRT)</text:p>
          </table:table-cell>
        </table:table-row>
        <table:table-row>
          <table:table-cell table:style-name="Table42.A1" office:value-type="string">
            <text:p text:style-name="P85">post</text:p>
          </table:table-cell>
          <table:table-cell table:style-name="Table42.A1" office:value-type="string">
            <text:p text:style-name="P85">Post scriptural books (e.g. GLO)</text:p>
          </table:table-cell>
        </table:table-row>
        <table:table-row>
          <table:table-cell table:style-name="Table42.A1" office:value-type="string">
            <text:p text:style-name="P85">heb</text:p>
          </table:table-cell>
          <table:table-cell table:style-name="Table42.A1" office:value-type="string">
            <text:p text:style-name="P85">Old Testament books in Hebrew order</text:p>
          </table:table-cell>
        </table:table-row>
        <table:table-row>
          <table:table-cell table:style-name="Table42.A1" office:value-type="string">
            <text:p text:style-name="P85">sorta</text:p>
          </table:table-cell>
          <table:table-cell table:style-name="Table42.A1" office:value-type="string">
            <text:p text:style-name="P85">Sort by \toc1</text:p>
          </table:table-cell>
        </table:table-row>
        <table:table-row>
          <table:table-cell table:style-name="Table42.A1" office:value-type="string">
            <text:p text:style-name="P85">sortb</text:p>
          </table:table-cell>
          <table:table-cell table:style-name="Table42.A1" office:value-type="string">
            <text:p text:style-name="P85">Sort by \toc2</text:p>
          </table:table-cell>
        </table:table-row>
        <table:table-row>
          <table:table-cell table:style-name="Table42.A1" office:value-type="string">
            <text:p text:style-name="P85">sortc</text:p>
          </table:table-cell>
          <table:table-cell table:style-name="Table42.A1" office:value-type="string">
            <text:p text:style-name="P85">Sort by \toc3</text:p>
          </table:table-cell>
        </table:table-row>
      </table:table>
      <text:list xml:id="list171139952781597" text:continue-numbering="true" text:style-name="WWNum1">
        <text:list-item>
          <text:list>
            <text:list-header>
              <text:p text:style-name="P218"/>
              <text:p text:style-name="P220"><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30">\Marker</text:p>
          </table:table-cell>
          <table:table-cell table:style-name="Table6.A1" office:value-type="string">
            <text:p text:style-name="P30">The start of a marker description</text:p>
          </table:table-cell>
        </table:table-row>
        <table:table-row table:style-name="Table6.1">
          <table:table-cell table:style-name="Table6.A1" office:value-type="string">
            <text:p text:style-name="P30">\Endmarker</text:p>
          </table:table-cell>
          <table:table-cell table:style-name="Table6.A1" office:value-type="string">
            <text:p text:style-name="P30">Specifies the closing marker for this group</text:p>
          </table:table-cell>
        </table:table-row>
        <table:table-row table:style-name="Table6.1">
          <table:table-cell table:style-name="Table6.A1" office:value-type="string">
            <text:p text:style-name="P30">\Name</text:p>
          </table:table-cell>
          <table:table-cell table:style-name="Table6.A1" office:value-type="string">
            <text:p text:style-name="P30">3 parts separated by -: marker, category, summary description</text:p>
          </table:table-cell>
        </table:table-row>
        <table:table-row table:style-name="Table6.1">
          <table:table-cell table:style-name="Table6.A1" office:value-type="string">
            <text:p text:style-name="P30">\Description</text:p>
          </table:table-cell>
          <table:table-cell table:style-name="Table6.A1" office:value-type="string">
            <text:p text:style-name="P30">Textual one line description of the marker</text:p>
          </table:table-cell>
        </table:table-row>
        <table:table-row table:style-name="Table6.1">
          <table:table-cell table:style-name="Table6.A1" office:value-type="string">
            <text:p text:style-name="P30">\OccursUnder</text:p>
          </table:table-cell>
          <table:table-cell table:style-name="Table6.A1" office:value-type="string">
            <text:p text:style-name="P30">List of markers this marker may occur under in the hierarchy</text:p>
          </table:table-cell>
        </table:table-row>
        <table:table-row table:style-name="Table6.1">
          <table:table-cell table:style-name="Table6.A1" office:value-type="string">
            <text:p text:style-name="P30">\TextProperties</text:p>
          </table:table-cell>
          <table:table-cell table:style-name="Table6.A1" office:value-type="string">
            <text:p text:style-name="P30">(non)publishable, vernacular</text:p>
          </table:table-cell>
        </table:table-row>
        <table:table-row table:style-name="Table6.1">
          <table:table-cell table:style-name="Table6.A1" office:value-type="string">
            <text:p text:style-name="P30">\TextType</text:p>
          </table:table-cell>
          <table:table-cell table:style-name="Table6.A1" office:value-type="string">
            <text:p text:style-name="P30">VerseText, NoteText, BodyText, Title, Section, Other, ChapterNumber, VerseNumber</text:p>
          </table:table-cell>
        </table:table-row>
        <table:table-row table:style-name="Table6.1">
          <table:table-cell table:style-name="Table6.A1" office:value-type="string">
            <text:p text:style-name="P30">\StyleType</text:p>
          </table:table-cell>
          <table:table-cell table:style-name="Table6.A1" office:value-type="string">
            <text:p text:style-name="P30">Paragraph, Character, Note, Milestone</text:p>
          </table:table-cell>
        </table:table-row>
        <table:table-row table:style-name="Table6.1">
          <table:table-cell table:style-name="Table6.A1" office:value-type="string">
            <text:p text:style-name="P200">\[Mm]rktype</text:p>
          </table:table-cell>
          <table:table-cell table:style-name="Table6.A1" office:value-type="string">
            <text:p text:style-name="P200">USFM 3.1 marker category</text:p>
          </table:table-cell>
        </table:table-row>
        <table:table-row table:style-name="Table6.1">
          <table:table-cell table:style-name="Table6.A1" office:value-type="string">
            <text:p text:style-name="P30">\Color</text:p>
          </table:table-cell>
          <table:table-cell table:style-name="Table6.A1" office:value-type="string">
            <text:p text:style-name="P30">decimal B * 65536 + G * 256 + R, or xRRGGBB hex digits</text:p>
          </table:table-cell>
        </table:table-row>
        <table:table-row table:style-name="Table6.1">
          <table:table-cell table:style-name="Table6.A1" office:value-type="string">
            <text:p text:style-name="P30">\FontName</text:p>
          </table:table-cell>
          <table:table-cell table:style-name="Table6.A1" office:value-type="string">
            <text:p text:style-name="P30">font name to pass to font specification</text:p>
          </table:table-cell>
        </table:table-row>
        <table:table-row table:style-name="Table6.1">
          <table:table-cell table:style-name="Table6.A1" office:value-type="string">
            <text:p text:style-name="P30">\FontSize</text:p>
          </table:table-cell>
          <table:table-cell table:style-name="Table6.A1" office:value-type="string">
            <text:p text:style-name="P30">actual font size is \FontSize * \FontSizeUnit. 12 = main font size</text:p>
          </table:table-cell>
        </table:table-row>
        <table:table-row table:style-name="Table6.1">
          <table:table-cell table:style-name="Table6.A1" office:value-type="string">
            <text:p text:style-name="P30">\FontScale</text:p>
          </table:table-cell>
          <table:table-cell table:style-name="Table6.A1" office:value-type="string">
            <text:p text:style-name="P30">Scaled font size relative to the current font (e.g. \p)</text:p>
          </table:table-cell>
        </table:table-row>
        <table:table-row table:style-name="Table6.1">
          <table:table-cell table:style-name="Table6.A1" office:value-type="string">
            <text:p text:style-name="P30">\⁠ztexFontFeatures</text:p>
          </table:table-cell>
          <table:table-cell table:style-name="Table6.A1" office:value-type="string">
            <text:p text:style-name="P30">XeTeX style font feature settings to append to the font name specification when a font is instantiated</text:p>
          </table:table-cell>
        </table:table-row>
        <table:table-row table:style-name="Table6.1">
          <table:table-cell table:style-name="Table6.A1" office:value-type="string">
            <text:p text:style-name="P30">\ztexGrSpace</text:p>
          </table:table-cell>
          <table:table-cell table:style-name="Table6.A1" office:value-type="string">
            <text:p text:style-name="P30">The \XeTeXinterwordspacing value to use when this marker is active</text:p>
          </table:table-cell>
        </table:table-row>
        <table:table-row table:style-name="Table6.1">
          <table:table-cell table:style-name="Table6.A1" office:value-type="string">
            <text:p text:style-name="P30">\Italic</text:p>
          </table:table-cell>
          <table:table-cell table:style-name="Table6.A1" office:value-type="string">
            <text:p text:style-name="P30">blank enables, “-” disables</text:p>
          </table:table-cell>
        </table:table-row>
        <table:table-row table:style-name="Table6.1">
          <table:table-cell table:style-name="Table6.A1" office:value-type="string">
            <text:p text:style-name="P30">\Bold</text:p>
          </table:table-cell>
          <table:table-cell table:style-name="Table6.A1" office:value-type="string">
            <text:p text:style-name="P30">blank enables, “-” disables</text:p>
          </table:table-cell>
        </table:table-row>
        <table:table-row table:style-name="Table6.1">
          <table:table-cell table:style-name="Table6.A1" office:value-type="string">
            <text:p text:style-name="P30">\Superscript</text:p>
          </table:table-cell>
          <table:table-cell table:style-name="Table6.A1" office:value-type="string">
            <text:p text:style-name="P30">blank enables, “-” disables. Equivalent to \FontScale \SuperscriptFactor, \Raise \SuperscriptRaise</text:p>
          </table:table-cell>
        </table:table-row>
        <table:table-row table:style-name="Table6.1">
          <table:table-cell table:style-name="Table6.A1" office:value-type="string">
            <text:p text:style-name="P30">\SmallCaps</text:p>
          </table:table-cell>
          <table:table-cell table:style-name="Table6.A1" office:value-type="string">
            <text:p text:style-name="P30">blank enables, “-” disables</text:p>
          </table:table-cell>
        </table:table-row>
        <table:table-row table:style-name="Table6.1">
          <table:table-cell table:style-name="Table6.A1" office:value-type="string">
            <text:p text:style-name="P30">\Regular</text:p>
          </table:table-cell>
          <table:table-cell table:style-name="Table6.A1" office:value-type="string">
            <text:p text:style-name="P30">Disables \Italic, \Bold, \Superscript</text:p>
          </table:table-cell>
        </table:table-row>
        <table:table-row table:style-name="Table6.1">
          <table:table-cell table:style-name="Table6.A1" office:value-type="string">
            <text:p text:style-name="P30">\Raise</text:p>
          </table:table-cell>
          <table:table-cell table:style-name="Table6.A1" office:value-type="string">
            <text:p text:style-name="P3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30">\BaseLine</text:p>
          </table:table-cell>
          <table:table-cell table:style-name="Table6.A1" office:value-type="string">
            <text:p text:style-name="P30">(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30">\LineSpacing</text:p>
          </table:table-cell>
          <table:table-cell table:style-name="Table6.A1" office:value-type="string">
            <text:p text:style-name="P3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30">\⁠FirstLineIndent</text:p>
          </table:table-cell>
          <table:table-cell table:style-name="Table6.A1" office:value-type="string">
            <text:p text:style-name="P30">First line indent * \IndentUnit. 1 = Specified indent factor<text:span text:style-name="T103">. For sidebars, this indents (or outdents if negative) a the sidebar. </text:span></text:p>
          </table:table-cell>
        </table:table-row>
        <table:table-row table:style-name="Table6.1">
          <table:table-cell table:style-name="Table6.A1" office:value-type="string">
            <text:p text:style-name="P30">\LeftMargin</text:p>
          </table:table-cell>
          <table:table-cell table:style-name="Table6.A1" office:value-type="string">
            <text:p text:style-name="P30">Left margin * \IndentUnit (Right margin in RTL)</text:p>
          </table:table-cell>
        </table:table-row>
        <table:table-row table:style-name="Table6.1">
          <table:table-cell table:style-name="Table6.A1" office:value-type="string">
            <text:p text:style-name="P30">\RightMargin</text:p>
          </table:table-cell>
          <table:table-cell table:style-name="Table6.A1" office:value-type="string">
            <text:p text:style-name="P30">Right margin * \IndentUnit (Left margin in RTL)</text:p>
          </table:table-cell>
        </table:table-row>
        <table:table-row table:style-name="Table6.1">
          <table:table-cell table:style-name="Table6.A1" office:value-type="string">
            <text:p text:style-name="P30">\Justification</text:p>
          </table:table-cell>
          <table:table-cell table:style-name="Table6.A1" office:value-type="string">
            <text:p text:style-name="P30">values; center, left, right. Anything else is fully justified</text:p>
          </table:table-cell>
        </table:table-row>
        <table:table-row table:style-name="Table6.1">
          <table:table-cell table:style-name="Table6.A1" office:value-type="string">
            <text:p text:style-name="P30">\⁠NonJustifiedFill</text:p>
          </table:table-cell>
          <table:table-cell table:style-name="Table6.A1" office:value-type="string">
            <text:p text:style-name="P30">Proportion of line to allow for line break filling. Default 0.25</text:p>
          </table:table-cell>
        </table:table-row>
        <table:table-row table:style-name="Table6.1">
          <table:table-cell table:style-name="Table6.A1" office:value-type="string">
            <text:p text:style-name="P30">\SpaceBefore</text:p>
          </table:table-cell>
          <table:table-cell table:style-name="Table6.A1" office:value-type="string">
            <text:p text:style-name="P30">Space before paragraph (\SpaceBefore * \VerticalSpaceFactor * \LineSpacingFactor * \FontSizeUnit)</text:p>
          </table:table-cell>
        </table:table-row>
        <table:table-row table:style-name="Table6.1">
          <table:table-cell table:style-name="Table6.A1" office:value-type="string">
            <text:p text:style-name="P30">\SpaceAfter</text:p>
          </table:table-cell>
          <table:table-cell table:style-name="Table6.A1" office:value-type="string">
            <text:p text:style-name="P30">Space before paragraph (\SpaceAfter * \VerticalSpaceFactor * \LineSpacingFactor * \FontSizeUnit)</text:p>
          </table:table-cell>
        </table:table-row>
        <table:table-row table:style-name="Table6.1">
          <table:table-cell table:style-name="Table6.A1" office:value-type="string">
            <text:p text:style-name="P30">\CallerStyle</text:p>
          </table:table-cell>
          <table:table-cell table:style-name="Table6.A1" office:value-type="string">
            <text:p text:style-name="P30">Marker to style the body text caller for a note</text:p>
          </table:table-cell>
        </table:table-row>
        <table:table-row table:style-name="Table6.1">
          <table:table-cell table:style-name="Table6.A1" office:value-type="string">
            <text:p text:style-name="P30">\CallerRaise</text:p>
          </table:table-cell>
          <table:table-cell table:style-name="Table6.A1" office:value-type="string">
            <text:p text:style-name="P30">Dimension to raise the body text caller</text:p>
          </table:table-cell>
        </table:table-row>
        <table:table-row table:style-name="Table6.1">
          <table:table-cell table:style-name="Table6.A1" office:value-type="string">
            <text:p text:style-name="P30">\NoteCallerStyle</text:p>
          </table:table-cell>
          <table:table-cell table:style-name="Table6.A1" office:value-type="string">
            <text:p text:style-name="P30">Marker to style the in note caller</text:p>
          </table:table-cell>
        </table:table-row>
        <table:table-row table:style-name="Table6.1">
          <table:table-cell table:style-name="Table6.A1" office:value-type="string">
            <text:p text:style-name="P30">\NoteCallerRaise</text:p>
          </table:table-cell>
          <table:table-cell table:style-name="Table6.A1" office:value-type="string">
            <text:p text:style-name="P30">Dimension to raise the in note caller</text:p>
          </table:table-cell>
        </table:table-row>
        <text:soft-page-break/>
        <table:table-row table:style-name="Table6.1">
          <table:table-cell table:style-name="Table6.A1" office:value-type="string">
            <text:p text:style-name="P30">\NoteBlendInto</text:p>
          </table:table-cell>
          <table:table-cell table:style-name="Table6.A1" office:value-type="string">
            <text:p text:style-name="P30">name of note type marker to merge these notes into that class, but with styling specified here</text:p>
          </table:table-cell>
        </table:table-row>
        <table:table-row table:style-name="Table6.1">
          <table:table-cell table:style-name="Table6.A1" office:value-type="string">
            <text:p text:style-name="P144">\Underline</text:p>
          </table:table-cell>
          <table:table-cell table:style-name="Table6.A1" office:value-type="string">
            <text:p text:style-name="P144">1 = single underline. 2 = double underline<text:note text:id="ftn0" text:note-class="footnote"><text:note-citation>1</text:note-citation><text:note-body><text:p text:style-name="P143"><text:s/>Should only be applied to character styles and prevents line breaking within the character style. <text:span text:style-name="T107">Paragraph style support is not yet implemented</text:span></text:p></text:note-body></text:note></text:p>
          </table:table-cell>
        </table:table-row>
        <table:table-row table:style-name="Table6.1">
          <table:table-cell table:style-name="Table6.A1" office:value-type="string">
            <text:p text:style-name="P144">\Background</text:p>
          </table:table-cell>
          <table:table-cell table:style-name="Table6.A1" office:value-type="string">
            <text:p text:style-name="P144">Apply a background colour or highlight<text:span text:style-name="T74"><text:note-ref text:note-class="footnote" text:reference-format="text" text:ref-name="ftn0">1</text:note-ref></text:span></text:p>
          </table:table-cell>
        </table:table-row>
        <table:table-row table:style-name="Table6.1">
          <table:table-cell table:style-name="Table6.A1" office:value-type="string">
            <text:p text:style-name="P148">\Outline</text:p>
          </table:table-cell>
          <table:table-cell table:style-name="Table6.A1" office:value-type="string">
            <text:p text:style-name="P149">Line thickness (* FontsizeUnit) to outline text with<text:span text:style-name="T74"><text:note-ref text:note-class="footnote" text:reference-format="text" text:ref-name="ftn0">1</text:note-ref></text:span></text:p>
          </table:table-cell>
        </table:table-row>
        <table:table-row table:style-name="Table6.1">
          <table:table-cell table:style-name="Table6.A1" office:value-type="string">
            <text:p text:style-name="P149">\OutlineColour</text:p>
          </table:table-cell>
          <table:table-cell table:style-name="Table6.A1" office:value-type="string">
            <text:p text:style-name="P149">Colour of outline line<text:span text:style-name="T74"><text:note-ref text:note-class="footnote" text:reference-format="text" text:ref-name="ftn0">1</text:note-ref></text:span></text:p>
          </table:table-cell>
        </table:table-row>
        <table:table-row table:style-name="Table6.1">
          <table:table-cell table:style-name="Table6.A1" office:value-type="string">
            <text:p text:style-name="P149">\Shadow</text:p>
          </table:table-cell>
          <table:table-cell table:style-name="Table6.A1" office:value-type="string">
            <text:p text:style-name="P149">Offset of text shadow multipled by font size<text:span text:style-name="T74"><text:note-ref text:note-class="footnote" text:reference-format="text" text:ref-name="ftn0">1</text:note-ref></text:span></text:p>
          </table:table-cell>
        </table:table-row>
        <table:table-row table:style-name="Table6.1">
          <table:table-cell table:style-name="Table6.A1" office:value-type="string">
            <text:p text:style-name="P149">\ShadowColour</text:p>
          </table:table-cell>
          <table:table-cell table:style-name="Table6.A1" office:value-type="string">
            <text:p text:style-name="P149">Colour of text shadow<text:span text:style-name="T74"><text:note-ref text:note-class="footnote" text:reference-format="text" text:ref-name="ftn0">1</text:note-ref></text:span></text:p>
          </table:table-cell>
        </table:table-row>
      </table:table>
      <text:list xml:id="list171140754247478" text:continue-numbering="true" text:style-name="WWNum1">
        <text:list-item>
          <text:list>
            <text:list-header>
              <text:p text:style-name="P224"><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30">\Position</text:p>
          </table:table-cell>
          <table:table-cell table:style-name="Table7.A1" office:value-type="string">
            <text:p text:style-name="P30">Position on the page: [tbhpfB][lrico]? | [FP]([lrcio][ctbf]?)? default bl</text:p>
          </table:table-cell>
        </table:table-row>
        <table:table-row table:style-name="Table7.1">
          <table:table-cell table:style-name="Table7.A1" office:value-type="string">
            <text:p text:style-name="P30">\Scale</text:p>
          </table:table-cell>
          <table:table-cell table:style-name="Table7.A1" office:value-type="string">
            <text:p text:style-name="P30">Proportion of width of parent</text:p>
          </table:table-cell>
        </table:table-row>
        <table:table-row table:style-name="Table7.1">
          <table:table-cell table:style-name="Table7.A1" office:value-type="string">
            <text:p text:style-name="P140">\SpaceBeside</text:p>
          </table:table-cell>
          <table:table-cell table:style-name="Table7.A1" office:value-type="string">
            <text:p text:style-name="P140">Horizontally shift the sidebar relative to the margin, in same units as paragraph indentation. May be negative.</text:p>
          </table:table-cell>
        </table:table-row>
        <table:table-row table:style-name="Table7.1">
          <table:table-cell table:style-name="Table7.A1" office:value-type="string">
            <text:p text:style-name="P152">\SidebarGridding</text:p>
          </table:table-cell>
          <table:table-cell table:style-name="Table7.A1" office:value-type="string">
            <text:p text:style-name="P152">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30">\BgColor</text:p>
          </table:table-cell>
          <table:table-cell table:style-name="Table7.A1" office:value-type="string">
            <text:p text:style-name="P30">F (disable), T (enable), <text:s/>or 3 values 0-1.0 RGB</text:p>
          </table:table-cell>
        </table:table-row>
        <table:table-row table:style-name="Table7.1">
          <table:table-cell table:style-name="Table7.A1" office:value-type="string">
            <text:p text:style-name="P30">\Alpha</text:p>
          </table:table-cell>
          <table:table-cell table:style-name="Table7.A1" office:value-type="string">
            <text:p text:style-name="P30">Background transparency</text:p>
          </table:table-cell>
        </table:table-row>
        <table:table-row table:style-name="Table7.1">
          <table:table-cell table:style-name="Table7.A1" office:value-type="string">
            <text:p text:style-name="P30">\FgImage</text:p>
          </table:table-cell>
          <table:table-cell table:style-name="Table7.A1" office:value-type="string">
            <text:p text:style-name="P30">filename of image (.jpg, .pdf)</text:p>
          </table:table-cell>
        </table:table-row>
        <table:table-row table:style-name="Table7.1">
          <table:table-cell table:style-name="Table7.A1" office:value-type="string">
            <text:p text:style-name="P30">\FgImagePos</text:p>
          </table:table-cell>
          <table:table-cell table:style-name="Table7.A1" office:value-type="string">
            <text:p text:style-name="P30">Location of image within box</text:p>
          </table:table-cell>
        </table:table-row>
        <table:table-row table:style-name="Table7.1">
          <table:table-cell table:style-name="Table7.A1" office:value-type="string">
            <text:p text:style-name="P30">\FgImageScale</text:p>
          </table:table-cell>
          <table:table-cell table:style-name="Table7.A1" office:value-type="string">
            <text:p text:style-name="P30">How much to scale image by (default 0.2)</text:p>
          </table:table-cell>
        </table:table-row>
        <table:table-row table:style-name="Table7.1">
          <table:table-cell table:style-name="Table7.A1" office:value-type="string">
            <text:p text:style-name="P30">\BgImage</text:p>
          </table:table-cell>
          <table:table-cell table:style-name="Table7.A1" office:value-type="string">
            <text:p text:style-name="P30">filename for horizontally and centred background image</text:p>
          </table:table-cell>
        </table:table-row>
        <table:table-row table:style-name="Table7.1">
          <table:table-cell table:style-name="Table7.A1" office:value-type="string">
            <text:p text:style-name="P30">\BgImageScale</text:p>
          </table:table-cell>
          <table:table-cell table:style-name="Table7.A1" office:value-type="string">
            <text:p text:style-name="P30">floatxfloat or float or xfloat for image scaling</text:p>
          </table:table-cell>
        </table:table-row>
        <table:table-row table:style-name="Table7.1">
          <table:table-cell table:style-name="Table7.A1" office:value-type="string">
            <text:p text:style-name="P30">\BgImageOversize</text:p>
          </table:table-cell>
          <table:table-cell table:style-name="Table7.A1" office:value-type="string">
            <text:p text:style-name="P30">ignore (overfill, no crop), (shrink, distort, crop)</text:p>
          </table:table-cell>
        </table:table-row>
        <table:table-row table:style-name="Table7.1">
          <table:table-cell table:style-name="Table7.A1" office:value-type="string">
            <text:p text:style-name="P30">\BgImageLow</text:p>
          </table:table-cell>
          <table:table-cell table:style-name="Table7.A1" office:value-type="string">
            <text:p text:style-name="P30">t (under background color) or f (over background color)</text:p>
          </table:table-cell>
        </table:table-row>
        <table:table-row table:style-name="Table7.1">
          <table:table-cell table:style-name="Table7.A1" office:value-type="string">
            <text:p text:style-name="P30">\BgImageAlpha</text:p>
          </table:table-cell>
          <table:table-cell table:style-name="Table7.A1" office:value-type="string">
            <text:p text:style-name="P30">Alpha for background image</text:p>
          </table:table-cell>
        </table:table-row>
        <table:table-row table:style-name="Table7.1">
          <table:table-cell table:style-name="Table7.A1" office:value-type="string">
            <text:p text:style-name="P30">\BgImageColor</text:p>
          </table:table-cell>
          <table:table-cell table:style-name="Table7.A1" office:value-type="string">
            <text:p text:style-name="P30">3 floats (RGB) or x with 6 hex digits</text:p>
          </table:table-cell>
        </table:table-row>
        <table:table-row table:style-name="Table7.1">
          <table:table-cell table:style-name="Table7.A1" office:value-type="string">
            <text:p text:style-name="P30">\BoxPadding</text:p>
          </table:table-cell>
          <table:table-cell table:style-name="Table7.A1" office:value-type="string">
            <text:p text:style-name="P30">margin between border and background color/image</text:p>
          </table:table-cell>
        </table:table-row>
        <table:table-row table:style-name="Table7.1">
          <table:table-cell table:style-name="Table7.A1" office:value-type="string">
            <text:p text:style-name="P155">\BoxPaddingInnerOuter</text:p>
          </table:table-cell>
          <table:table-cell table:style-name="Table7.A1" office:value-type="string">
            <text:p text:style-name="P155">T – Left means inner, Right outer; F – Left and Right are left and right.</text:p>
          </table:table-cell>
        </table:table-row>
        <table:table-row table:style-name="Table7.1">
          <table:table-cell table:style-name="Table7.A1" office:value-type="string">
            <text:p text:style-name="P30">\BoxHPadding</text:p>
          </table:table-cell>
          <table:table-cell table:style-name="Table7.A1" office:value-type="string">
            <text:p text:style-name="P30">Horizontal margin</text:p>
          </table:table-cell>
        </table:table-row>
        <table:table-row table:style-name="Table7.1">
          <table:table-cell table:style-name="Table7.A1" office:value-type="string">
            <text:p text:style-name="P30">\BoxVPadding</text:p>
          </table:table-cell>
          <table:table-cell table:style-name="Table7.A1" office:value-type="string">
            <text:p text:style-name="P30">Vertical margin</text:p>
          </table:table-cell>
        </table:table-row>
        <table:table-row table:style-name="Table7.1">
          <table:table-cell table:style-name="Table7.A1" office:value-type="string">
            <text:p text:style-name="P30">\Border</text:p>
          </table:table-cell>
          <table:table-cell table:style-name="Table7.A1" office:value-type="string">
            <text:p text:style-name="P30">Apply border to this side: None, Top, Bottom, Left, Right, Inner, Outer, All</text:p>
          </table:table-cell>
        </table:table-row>
        <table:table-row table:style-name="Table7.1">
          <table:table-cell table:style-name="Table7.A1" office:value-type="string">
            <text:p text:style-name="P30">\BorderWidth</text:p>
          </table:table-cell>
          <table:table-cell table:style-name="Table7.A1" office:value-type="string">
            <text:p text:style-name="P30">Total border width including 2 lines and fill, etc. In pts</text:p>
          </table:table-cell>
        </table:table-row>
        <table:table-row table:style-name="Table7.1">
          <table:table-cell table:style-name="Table7.A1" office:value-type="string">
            <text:p text:style-name="P30">\BorderColour</text:p>
          </table:table-cell>
          <table:table-cell table:style-name="Table7.A1" office:value-type="string">
            <text:p text:style-name="P30">3 floats (RGB) or x with 6 hex digits</text:p>
          </table:table-cell>
        </table:table-row>
        <table:table-row table:style-name="Table7.1">
          <table:table-cell table:style-name="Table7.A1" office:value-type="string">
            <text:p text:style-name="P30">\BorderStyle</text:p>
          </table:table-cell>
          <table:table-cell table:style-name="Table7.A1" office:value-type="string">
            <text:p text:style-name="P3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30">\BorderRef</text:p>
          </table:table-cell>
          <table:table-cell table:style-name="Table7.A1" office:value-type="string">
            <text:p text:style-name="P30">Reference (inherit values from) another (e.g. standard) style. Parameters not defined for the current style will be used from the named style. <text:span text:style-name="T65">R</text:span>esolution of inherited values occurs on reading the first USFM file.</text:p>
          </table:table-cell>
        </table:table-row>
        <text:soft-page-break/>
        <table:table-row table:style-name="Table7.1">
          <table:table-cell table:style-name="Table7.A1" office:value-type="string">
            <text:p text:style-name="P30">\BorderFillColor</text:p>
          </table:table-cell>
          <table:table-cell table:style-name="Table7.A1" office:value-type="string">
            <text:p text:style-name="P30">3 floats (RGB) or x with 6 hex digits. Color to fill between border lines or in a complex ornament</text:p>
          </table:table-cell>
        </table:table-row>
        <table:table-row table:style-name="Table7.1">
          <table:table-cell table:style-name="Table7.A1" office:value-type="string">
            <text:p text:style-name="P30">\BorderLineWidth</text:p>
          </table:table-cell>
          <table:table-cell table:style-name="Table7.A1" office:value-type="string">
            <text:p text:style-name="P30">Thickness of lines in the border in pts</text:p>
          </table:table-cell>
        </table:table-row>
        <table:table-row table:style-name="Table7.1">
          <table:table-cell table:style-name="Table7.A1" office:value-type="string">
            <text:p text:style-name="P30">\BorderPadding</text:p>
          </table:table-cell>
          <table:table-cell table:style-name="Table7.A1" office:value-type="string">
            <text:p text:style-name="P30">External padding margin to the border (from outside text, say). In pts.</text:p>
          </table:table-cell>
        </table:table-row>
        <table:table-row table:style-name="Table7.1">
          <table:table-cell table:style-name="Table7.A1" office:value-type="string">
            <text:p text:style-name="P30">\BorderHPadding</text:p>
          </table:table-cell>
          <table:table-cell table:style-name="Table7.A1" office:value-type="string">
            <text:p text:style-name="P30">Horizontal external padding</text:p>
          </table:table-cell>
        </table:table-row>
        <table:table-row table:style-name="Table7.1">
          <table:table-cell table:style-name="Table7.A1" office:value-type="string">
            <text:p text:style-name="P30">\BorderVPadding</text:p>
          </table:table-cell>
          <table:table-cell table:style-name="Table7.A1" office:value-type="string">
            <text:p text:style-name="P30">Vertical external padding</text:p>
          </table:table-cell>
        </table:table-row>
        <table:table-row table:style-name="Table7.1">
          <table:table-cell table:style-name="Table7.A1" office:value-type="string">
            <text:p text:style-name="P30">\BorderPatternTop</text:p>
          </table:table-cell>
          <table:table-cell table:style-name="Table7.A1" office:value-type="string">
            <text:p text:style-name="P30">Border pattern syntax description of top border of box</text:p>
          </table:table-cell>
        </table:table-row>
        <table:table-row table:style-name="Table7.1">
          <table:table-cell table:style-name="Table7.A1" office:value-type="string">
            <text:p text:style-name="P30">\BorderPatternBot</text:p>
          </table:table-cell>
          <table:table-cell table:style-name="Table7.A1" office:value-type="string">
            <text:p text:style-name="P30">Border pattern syntax for bottom border of box</text:p>
          </table:table-cell>
        </table:table-row>
        <table:table-row table:style-name="Table7.1">
          <table:table-cell table:style-name="Table7.A1" office:value-type="string">
            <text:p text:style-name="P30">\BorderPatternLeft</text:p>
          </table:table-cell>
          <table:table-cell table:style-name="Table7.A1" office:value-type="string">
            <text:p text:style-name="P30">Border pattern syntax for left border of box</text:p>
          </table:table-cell>
        </table:table-row>
        <table:table-row table:style-name="Table7.1">
          <table:table-cell table:style-name="Table7.A1" office:value-type="string">
            <text:p text:style-name="P30">\BorderPatternRight</text:p>
          </table:table-cell>
          <table:table-cell table:style-name="Table7.A1" office:value-type="string">
            <text:p text:style-name="P30">Border pattern syntax for right border of box</text:p>
            <text:p text:style-name="P3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30">\OrnamentScaleRef</text:p>
          </table:table-cell>
          <table:table-cell table:style-name="Table7.A1" office:value-type="string">
            <text:p text:style-name="P30">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166"><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20">File</text:p>
          </table:table-cell>
          <table:table-cell table:style-name="Table48.A1" office:value-type="string">
            <text:p text:style-name="P20">Purpose</text:p>
          </table:table-cell>
        </table:table-row>
        <table:table-row>
          <table:table-cell table:style-name="Table48.A1" office:value-type="string">
            <text:p text:style-name="P169">usfm_sb.sty</text:p>
          </table:table-cell>
          <table:table-cell table:style-name="Table48.A1" office:value-type="string">
            <text:p text:style-name="P169">Base USFM specification stylesheet</text:p>
          </table:table-cell>
        </table:table-row>
        <table:table-row>
          <table:table-cell table:style-name="Table48.A1" office:value-type="string">
            <text:p text:style-name="P169"><text:span text:style-name="T2">prj</text:span>/usfm.sty (*)</text:p>
          </table:table-cell>
          <table:table-cell table:style-name="Table48.A1" office:value-type="string">
            <text:p text:style-name="P169">Project specific extensions to USFM</text:p>
          </table:table-cell>
        </table:table-row>
        <table:table-row>
          <table:table-cell table:style-name="Table48.A1" office:value-type="string">
            <text:p text:style-name="P169">ptx2pdf.sty</text:p>
          </table:table-cell>
          <table:table-cell table:style-name="Table48.A1" office:value-type="string">
            <text:p text:style-name="P169">PTXprint USFM stylesheet extensions</text:p>
          </table:table-cell>
        </table:table-row>
        <table:table-row>
          <table:table-cell table:style-name="Table48.A1" office:value-type="string">
            <text:p text:style-name="P169"><text:span text:style-name="T2">prj</text:span>/custom.sty (*)</text:p>
          </table:table-cell>
          <table:table-cell table:style-name="Table48.A1" office:value-type="string">
            <text:p text:style-name="P169">Project custom stylesheet</text:p>
          </table:table-cell>
        </table:table-row>
        <table:table-row>
          <table:table-cell table:style-name="Table48.A1" office:value-type="string">
            <text:p text:style-name="P169">shared/ptxprint/<text:span text:style-name="T2">prj</text:span>/ptxprint.sty (*)</text:p>
          </table:table-cell>
          <table:table-cell table:style-name="Table48.A1" office:value-type="string">
            <text:p text:style-name="P169">Project stylesheet from PTXprint UI</text:p>
          </table:table-cell>
        </table:table-row>
        <table:table-row>
          <table:table-cell table:style-name="Table48.A1" office:value-type="string">
            <text:p text:style-name="P169">shared/ptxprint/<text:span text:style-name="T2">prj</text:span>/ptxprint-mods.sty (*)</text:p>
          </table:table-cell>
          <table:table-cell table:style-name="Table48.A1" office:value-type="string">
            <text:p text:style-name="P169">Project stylesheet overrides</text:p>
          </table:table-cell>
        </table:table-row>
      </table:table>
      <text:p text:style-name="Text_20_body"><text:bookmark-start text:name="__RefHeading___Toc10505_326506458"/><text:bookmark text:name="_7fbjapq7io5m"/><text:span text:style-name="T109">* </text:span><text:span text:style-name="T110">processes all the corresponding files for each glot</text:span><text:bookmark-end text:name="__RefHeading___Toc10505_326506458"/></text:p>
      <text:p text:style-name="P167"><text:bookmark-start text:name="__RefHeading___Toc10555_2043585794"/>Border pattern syntax<text:bookmark-end text:name="__RefHeading___Toc10555_2043585794"/></text:p>
      <text:list text:style-name="WWNum2">
        <text:list-item>
          <text:p text:style-name="P239">Pattern element is: number or "string"|rotation(uvhdlrLR)|fill(x-) or repeat(?*+(i,j)”=)[A-Za-z]|scaling(float. or name)|adjustment. Any final empty | may be ignored. <text:span text:style-name="T26">u</text:span> is unmodified<text:line-break/>u - up-&gt; <text:span text:style-name="T26">u</text:span>p, d - up-&gt;<text:span text:style-name="T26">d</text:span>own, l - up-&gt;<text:span text:style-name="T26">l</text:span>eft, r - up-&gt;<text:span text:style-name="T26">r</text:span>ight. <text:line-break/>h - Mirror left-&gt;right, <text:s text:c="8"/>v - Mirror up-down<text:line-break/>L and R apply rotation and then <text:span text:style-name="T26">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239">Ornament string is , separated list of pattern elements</text:p>
        </text:list-item>
      </text:list>
      <text:list xml:id="list171140376306969" text:continue-list="list171140754247478" text:style-name="WWNum1">
        <text:list-item>
          <text:list>
            <text:list-header>
              <text:p text:style-name="P218"/>
              <text:p text:style-name="P221"><text:bookmark-start text:name="__RefHeading___Toc10503_326506458"/><text:bookmark text:name="_hjrxfi5g8f7e"/>Marker Grammar<text:bookmark-end text:name="__RefHeading___Toc10503_326506458"/></text:p>
            </text:list-header>
          </text:list>
        </text:list-item>
      </text:list>
      <text:p text:style-name="P3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8"><text:span text:style-name="T32">marker</text:span><text:span text:style-name="T33">: </text:span><text:span text:style-name="T32">markerexp</text:span><text:span text:style-name="T33"> ('+' (</text:span><text:span text:style-name="T32">tag</text:span><text:span text:style-name="T33"> | </text:span><text:span text:style-name="T32">ms</text:span><text:span text:style-name="T33">))*</text:span></text:p>
            <text:p text:style-name="P39"><text:span text:style-name="T32">markerexp</text:span><text:span text:style-name="T33">:  (</text:span><text:span text:style-name="T32">constraints</text:span><text:span text:style-name="T33"> '|')? </text:span><text:span text:style-name="T32">tag</text:span><text:span text:style-name="T33"> | </text:span><text:span text:style-name="T32">ms</text:span></text:p>
            <text:p text:style-name="P39"><text:span text:style-name="T32">constraints</text:span><text:span text:style-name="T33">: </text:span><text:span text:style-name="T32">categories</text:span><text:span text:style-name="T33"> | </text:span><text:span text:style-name="T32">periph</text:span><text:span text:style-name="T33"> | </text:span><text:span text:style-name="T32">id</text:span></text:p>
            <text:p text:style-name="P39"><text:span text:style-name="T32">categories</text:span><text:span text:style-name="T33">: </text:span><text:span text:style-name="T32">category</text:span><text:span text:style-name="T33"> (':' </text:span><text:span text:style-name="T32">category</text:span><text:span text:style-name="T33">)*</text:span></text:p>
            <text:p text:style-name="P39"><text:span text:style-name="T32">category</text:span><text:span text:style-name="T33">: 'cat:' </text:span><text:span text:style-name="T32">catval</text:span></text:p>
            <text:p text:style-name="P39"><text:span text:style-name="T32">periph</text:span><text:span text:style-name="T33">: 'periph:' </text:span><text:span text:style-name="T32">catval</text:span><text:span text:style-name="T33"> ('|' </text:span><text:span text:style-name="T32">categories</text:span><text:span text:style-name="T33">)?</text:span></text:p>
            <text:p text:style-name="P33"><text:span text:style-name="T32">id</text:span><text:span text:style-name="T33">:'id:' </text:span><text:span text:style-name="T32">catval</text:span><text:span text:style-name="T33"> ('|' (</text:span><text:span text:style-name="T32">periph</text:span><text:span text:style-name="T33"> | </text:span><text:span text:style-name="T32">categories</text:span><text:span text:style-name="T33">))?</text:span></text:p>
          </table:table-cell>
          <table:table-cell table:style-name="Table8.A1" office:value-type="string">
            <text:p text:style-name="P55"><text:span text:style-name="T32">ms</text:span><text:span text:style-name="T33">: (</text:span><text:span text:style-name="T32">defaultval</text:span><text:span text:style-name="T33"> '|')? </text:span><text:span text:style-name="T32">tag</text:span></text:p>
            <text:p text:style-name="P55"><text:span text:style-name="T32">tag</text:span><text:span text:style-name="T33">: </text:span><text:span text:style-name="T32">idchar</text:span><text:span text:style-name="T33">+</text:span></text:p>
            <text:p text:style-name="P55"><text:span text:style-name="T32">catval</text:span><text:span text:style-name="T33">: </text:span><text:span text:style-name="T32">idchar</text:span><text:span text:style-name="T33">+</text:span></text:p>
            <text:p text:style-name="P55"><text:span text:style-name="T32">defaultval</text:span><text:span text:style-name="T33">: </text:span><text:span text:style-name="T32">uniwdchar</text:span><text:span text:style-name="T33">*</text:span></text:p>
            <text:p text:style-name="P55"><text:span text:style-name="T32">idchar</text:span><text:span text:style-name="T33">: [a-zA-Z0-9_] | '-'</text:span></text:p>
            <text:p text:style-name="P55"><text:span text:style-name="T32">uniwdchar</text:span><text:span text:style-name="T33"> : [^\s"|+]</text:span></text:p>
          </table:table-cell>
        </table:table-row>
      </table:table>
      <text:p text:style-name="Standard">Milestones are treated as character styles and propagate into paragraphs that occur while active.<text:line-break/><text:span text:style-name="T125">If not </text:span><text:span text:style-name="T126">clear</text:span><text:span text:style-name="T125"> from </text:span><text:span text:style-name="T126">the </text:span><text:span text:style-name="T125">above constraints (id:, periph: and cat:) must occur in that order</text:span><text:span text:style-name="T126">. <text:s/>If the tag1+tag2+tag3 format is used, tag3 is the outermost (e.g. a paragraph) and tag1 the innermost. E.g. to style</text:span><text:span text:style-name="Teletype"><text:span text:style-name="T126"> \p ... \wj ... \+nd</text:span></text:span><text:span text:style-name="T126"> <text:s text:c="3"/>the style identifier is <text:s/></text:span><text:span text:style-name="Teletype"><text:span text:style-name="T126">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1">Style Name</text:p>
            </table:table-cell>
            <table:table-cell table:style-name="Table37.A1" office:value-type="string">
              <text:p text:style-name="P23">Where</text:p>
            </table:table-cell>
            <table:table-cell table:style-name="Table37.A1" office:value-type="string">
              <text:p text:style-name="P11">Description</text:p>
            </table:table-cell>
          </table:table-row>
        </table:table-header-rows>
        <table:table-row table:style-name="Table37.1">
          <table:table-cell table:style-name="Table37.A1" office:value-type="string">
            <text:p text:style-name="P66">zglm</text:p>
          </table:table-cell>
          <table:table-cell table:style-name="Table37.A1" office:value-type="string">
            <text:p text:style-name="P179">S</text:p>
          </table:table-cell>
          <table:table-cell table:style-name="Table37.A1" office:value-type="string">
            <text:p text:style-name="P66">Glossary marking characters</text:p>
          </table:table-cell>
        </table:table-row>
        <table:table-row table:style-name="Table37.1">
          <table:table-cell table:style-name="Table37.A1" office:value-type="string">
            <text:p text:style-name="P69">xts</text:p>
          </table:table-cell>
          <table:table-cell table:style-name="Table37.A1" office:value-type="string">
            <text:p text:style-name="P179">S</text:p>
          </table:table-cell>
          <table:table-cell table:style-name="Table37.A1" office:value-type="string">
            <text:p text:style-name="P70">Strongs digit cell</text:p>
          </table:table-cell>
        </table:table-row>
        <table:table-row table:style-name="Table37.1">
          <table:table-cell table:style-name="Table37.A1" office:value-type="string">
            <text:p text:style-name="P70">cat:ornaments|zrule</text:p>
          </table:table-cell>
          <table:table-cell table:style-name="Table37.A1" office:value-type="string">
            <text:p text:style-name="P179">S</text:p>
          </table:table-cell>
          <table:table-cell table:style-name="Table37.A1" office:value-type="string">
            <text:p text:style-name="P70">Border styling for \zrule|cat="ornaments"</text:p>
          </table:table-cell>
        </table:table-row>
        <table:table-row table:style-name="Table37.1">
          <table:table-cell table:style-name="Table37.A1" office:value-type="string">
            <text:p text:style-name="P70">cat:frontpage|esb</text:p>
          </table:table-cell>
          <table:table-cell table:style-name="Table37.A1" office:value-type="string">
            <text:p text:style-name="P179">S</text:p>
          </table:table-cell>
          <table:table-cell table:style-name="Table37.A1" office:value-type="string">
            <text:p text:style-name="P70">Sidebar styling for \esb\cat frontpage\cat*</text:p>
          </table:table-cell>
        </table:table-row>
        <table:table-row table:style-name="Table37.1">
          <table:table-cell table:style-name="Table37.A1" office:value-type="string">
            <text:p text:style-name="P70">cat:toc|tr</text:p>
          </table:table-cell>
          <table:table-cell table:style-name="Table37.A1" office:value-type="string">
            <text:p text:style-name="P179">S</text:p>
          </table:table-cell>
          <table:table-cell table:style-name="Table37.A1" office:value-type="string">
            <text:p text:style-name="P70">TOC table row styling</text:p>
          </table:table-cell>
        </table:table-row>
        <table:table-row table:style-name="Table37.1">
          <table:table-cell table:style-name="Table37.A1" office:value-type="string">
            <text:p text:style-name="P70">cat:toc|tc1</text:p>
          </table:table-cell>
          <table:table-cell table:style-name="Table37.A1" office:value-type="string">
            <text:p text:style-name="P179">S</text:p>
          </table:table-cell>
          <table:table-cell table:style-name="Table37.A1" office:value-type="string">
            <text:p text:style-name="P70">Column 1 cell styling for TOC (also for tc2, tc3, etc.) not tcr3</text:p>
          </table:table-cell>
        </table:table-row>
        <table:table-row table:style-name="Table37.1">
          <table:table-cell table:style-name="Table37.A1" office:value-type="string">
            <text:p text:style-name="P178">cat:foo|tr</text:p>
          </table:table-cell>
          <table:table-cell table:style-name="Table37.A1" office:value-type="string">
            <text:p text:style-name="P179">S</text:p>
          </table:table-cell>
          <table:table-cell table:style-name="Table37.A1" office:value-type="string">
            <text:p text:style-name="P178">Styling for \tr\cat foo\cat* and subsequent rows in the same table.</text:p>
          </table:table-cell>
        </table:table-row>
        <table:table-row table:style-name="Table37.1">
          <table:table-cell table:style-name="Table37.A1" office:value-type="string">
            <text:p text:style-name="P70">wg+strong-s</text:p>
          </table:table-cell>
          <table:table-cell table:style-name="Table37.A1" office:value-type="string">
            <text:p text:style-name="P179">S</text:p>
          </table:table-cell>
          <table:table-cell table:style-name="Table37.A1" office:value-type="string">
            <text:p text:style-name="P70">Strong's Greek term (also k, wh, wl, xt) <text:span text:style-name="T70">(</text:span><text:span text:style-name="T80">\</text:span><text:span text:style-name="T70">wg is a char style)</text:span></text:p>
          </table:table-cell>
        </table:table-row>
        <table:table-row table:style-name="Table37.1">
          <table:table-cell table:style-name="Table37.A1" office:value-type="string">
            <text:p text:style-name="P70">strong-s+li</text:p>
          </table:table-cell>
          <table:table-cell table:style-name="Table37.A1" office:value-type="string">
            <text:p text:style-name="P179">S</text:p>
          </table:table-cell>
          <table:table-cell table:style-name="Table37.A1" office:value-type="string">
            <text:p text:style-name="P70">List entry paragraph styling for Strong's Index (also m) <text:span text:style-name="T70">(</text:span><text:span text:style-name="T80">\</text:span><text:span text:style-name="T70">li is a paragraph style)</text:span></text:p>
          </table:table-cell>
        </table:table-row>
        <table:table-row table:style-name="Table37.1">
          <table:table-cell table:style-name="Table37.A1" office:value-type="string">
            <text:p text:style-name="P73">periph:cover|mt1</text:p>
          </table:table-cell>
          <table:table-cell table:style-name="Table37.A1" office:value-type="string">
            <text:p text:style-name="P179">S</text:p>
          </table:table-cell>
          <table:table-cell table:style-name="Table37.A1" office:value-type="string">
            <text:p text:style-name="P73">Styles \mt1 for the cover</text:p>
          </table:table-cell>
        </table:table-row>
        <table:table-row table:style-name="Table37.1">
          <table:table-cell table:style-name="Table37.A1" office:value-type="string">
            <text:p text:style-name="P73">id:MAT|ip</text:p>
          </table:table-cell>
          <table:table-cell table:style-name="Table37.A1" office:value-type="string">
            <text:p text:style-name="P179">S</text:p>
          </table:table-cell>
          <table:table-cell table:style-name="Table37.A1" office:value-type="string">
            <text:p text:style-name="P73">Styles \ip in the book of Matthew</text:p>
          </table:table-cell>
        </table:table-row>
        <table:table-row table:style-name="Table37.1">
          <table:table-cell table:style-name="Table37.A1" office:value-type="string">
            <text:p text:style-name="P182">textborder</text:p>
          </table:table-cell>
          <table:table-cell table:style-name="Table37.A1" office:value-type="string">
            <text:p text:style-name="P183">S</text:p>
          </table:table-cell>
          <table:table-cell table:style-name="Table37.A1" office:value-type="string">
            <text:p text:style-name="P182">If enabled, styling for automatic border around (verse-containing) body text.</text:p>
          </table:table-cell>
        </table:table-row>
        <table:table-row table:style-name="Table37.1">
          <table:table-cell table:style-name="Table37.A1" office:value-type="string">
            <text:p text:style-name="P182">cat:headingsbox|esb</text:p>
          </table:table-cell>
          <table:table-cell table:style-name="Table37.A1" office:value-type="string">
            <text:p text:style-name="P183">S</text:p>
          </table:table-cell>
          <table:table-cell table:style-name="Table37.A1" office:value-type="string">
            <text:p text:style-name="P182">If enabled, automatic sidebar which encloses all heading blocks</text:p>
          </table:table-cell>
        </table:table-row>
        <table:table-row table:style-name="Table37.1">
          <table:table-cell table:style-name="Table37.A1" office:value-type="string">
            <text:p text:style-name="P182">cat:titlebox|esb</text:p>
          </table:table-cell>
          <table:table-cell table:style-name="Table37.A1" office:value-type="string">
            <text:p text:style-name="P183">S</text:p>
          </table:table-cell>
          <table:table-cell table:style-name="Table37.A1" office:value-type="string">
            <text:p text:style-name="P182">If enabled, automatic sidebar which encloses all title blocks</text:p>
          </table:table-cell>
        </table:table-row>
        <table:table-row table:style-name="Table37.1">
          <table:table-cell table:style-name="Table37.A1" office:value-type="string">
            <text:p text:style-name="P76"><text:span text:style-name="T127">\</text:span>p^95</text:p>
          </table:table-cell>
          <table:table-cell table:style-name="Table37.A1" office:value-type="string">
            <text:p text:style-name="P179">U</text:p>
          </table:table-cell>
          <table:table-cell table:style-name="Table37.A1" office:value-type="string">
            <text:p text:style-name="P76">^ prefix for font expand value in %. E.g. 0.95 expand = 5% compression. <text:s/><text:span text:style-name="T114">Also p^103 to widen text.</text:span></text:p>
          </table:table-cell>
        </table:table-row>
      </table:table>
      <text:p text:style-name="P177"><text:span text:style-name="T27">S</text:span>: automatically applied style, use the name in style definition. <text:line-break/><text:span text:style-name="T27">U</text:span>: Automatically interpreted style, use the name in USFM for the special effect.</text:p>
      <text:p text:style-name="P164"/>
      <text:p text:style-name="P165"><text:bookmark-start text:name="__RefHeading___Toc10551_2043585794"/>Headers<text:bookmark-end text:name="__RefHeading___Toc10551_2043585794"/></text:p>
      <text:p text:style-name="P168">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1">Header/<text:span text:style-name="T114">Footer</text:span></text:p>
          </table:table-cell>
          <table:table-cell table:style-name="Table49.A1" office:value-type="string">
            <text:p text:style-name="P21">Usage</text:p>
          </table:table-cell>
        </table:table-row>
        <table:table-row>
          <table:table-cell table:style-name="Table49.A1" office:value-type="string">
            <text:p text:style-name="P163">\R(H|F)(odd|even)?(left|right|center)</text:p>
          </table:table-cell>
          <table:table-cell table:style-name="Table49.A1" office:value-type="string">
            <text:p text:style-name="P170">Non first page, containing scripture</text:p>
          </table:table-cell>
        </table:table-row>
        <table:table-row>
          <table:table-cell table:style-name="Table49.A1" office:value-type="string">
            <text:p text:style-name="P163">\R(H|F)title<text:span text:style-name="T112">(</text:span>odd|even<text:span text:style-name="T112">)?</text:span>(left|right|center)</text:p>
          </table:table-cell>
          <table:table-cell table:style-name="Table49.A1" office:value-type="string">
            <text:p text:style-name="P170">First page of a book (ptxfile)</text:p>
          </table:table-cell>
        </table:table-row>
        <table:table-row>
          <table:table-cell table:style-name="Table49.A1" office:value-type="string">
            <text:p text:style-name="P163">\R(H|F)noV(odd|even)?(left|right|center)</text:p>
          </table:table-cell>
          <table:table-cell table:style-name="Table49.A1" office:value-type="string">
            <text:p text:style-name="P170">Non first page, not containing scripture</text:p>
          </table:table-cell>
        </table:table-row>
      </table:table>
      <text:p text:style-name="P162"/>
      <table:table table:name="Table38" table:style-name="Table38">
        <table:table-column table:style-name="Table38.A"/>
        <table:table-column table:style-name="Table38.B"/>
        <table:table-row>
          <table:table-cell table:style-name="Table38.A1" office:value-type="string">
            <text:p text:style-name="P21">Macro</text:p>
          </table:table-cell>
          <table:table-cell table:style-name="Table38.A1" office:value-type="string">
            <text:p text:style-name="P21">Description</text:p>
          </table:table-cell>
        </table:table-row>
        <table:table-row>
          <table:table-cell table:style-name="Table38.A1" office:value-type="string">
            <text:p text:style-name="P51">\pagenumber</text:p>
          </table:table-cell>
          <table:table-cell table:style-name="Table38.A1" office:value-type="string">
            <text:p text:style-name="P51">The page number. <text:span text:style-name="T116">Maybe disabled with \nopagenums</text:span></text:p>
          </table:table-cell>
        </table:table-row>
        <table:table-row>
          <table:table-cell table:style-name="Table38.A1" office:value-type="string">
            <text:p text:style-name="P54">\folio</text:p>
          </table:table-cell>
          <table:table-cell table:style-name="Table38.A1" office:value-type="string">
            <text:p text:style-name="P54">The page number. May not be disabled.</text:p>
          </table:table-cell>
        </table:table-row>
        <table:table-row>
          <table:table-cell table:style-name="Table38.A1" office:value-type="string">
            <text:p text:style-name="P51">\rangeref</text:p>
          </table:table-cell>
          <table:table-cell table:style-name="Table38.A1" office:value-type="string">
            <text:p text:style-name="P51">First and last references on the page</text:p>
          </table:table-cell>
        </table:table-row>
        <table:table-row>
          <table:table-cell table:style-name="Table38.A1" office:value-type="string">
            <text:p text:style-name="P51">\firstref</text:p>
          </table:table-cell>
          <table:table-cell table:style-name="Table38.A1" office:value-type="string">
            <text:p text:style-name="P51">First reference on the page</text:p>
          </table:table-cell>
        </table:table-row>
        <table:table-row>
          <table:table-cell table:style-name="Table38.A1" office:value-type="string">
            <text:p text:style-name="P51">\lastref</text:p>
          </table:table-cell>
          <table:table-cell table:style-name="Table38.A1" office:value-type="string">
            <text:p text:style-name="P51">Last reference on the page</text:p>
          </table:table-cell>
        </table:table-row>
        <table:table-row>
          <table:table-cell table:style-name="Table38.A1" office:value-type="string">
            <text:p text:style-name="P52">\book</text:p>
          </table:table-cell>
          <table:table-cell table:style-name="Table38.A1" office:value-type="string">
            <text:p text:style-name="P52">Book name from \h</text:p>
          </table:table-cell>
        </table:table-row>
        <table:table-row>
          <table:table-cell table:style-name="Table38.A1" office:value-type="string">
            <text:p text:style-name="P52">\bookalt</text:p>
          </table:table-cell>
          <table:table-cell table:style-name="Table38.A1" office:value-type="string">
            <text:p text:style-name="P52">Alternate book name from \h1</text:p>
          </table:table-cell>
        </table:table-row>
        <table:table-row>
          <table:table-cell table:style-name="Table38.A1" office:value-type="string">
            <text:p text:style-name="P53">\usdate</text:p>
          </table:table-cell>
          <table:table-cell table:style-name="Table38.A1" office:value-type="string">
            <text:p text:style-name="P53">Date in month/day/year format</text:p>
          </table:table-cell>
        </table:table-row>
        <table:table-row>
          <table:table-cell table:style-name="Table38.A1" office:value-type="string">
            <text:p text:style-name="P53">\ukdate</text:p>
          </table:table-cell>
          <table:table-cell table:style-name="Table38.A1" office:value-type="string">
            <text:p text:style-name="P53">Date in day/month/year format</text:p>
          </table:table-cell>
        </table:table-row>
        <table:table-row>
          <table:table-cell table:style-name="Table38.A1" office:value-type="string">
            <text:p text:style-name="P53">\isodate</text:p>
          </table:table-cell>
          <table:table-cell table:style-name="Table38.A1" office:value-type="string">
            <text:p text:style-name="P53">Date in year-month (2digits)-day format</text:p>
          </table:table-cell>
        </table:table-row>
        <table:table-row>
          <table:table-cell table:style-name="Table38.A1" office:value-type="string">
            <text:p text:style-name="P53">\year</text:p>
          </table:table-cell>
          <table:table-cell table:style-name="Table38.A1" office:value-type="string">
            <text:p text:style-name="P53">Year</text:p>
          </table:table-cell>
        </table:table-row>
        <table:table-row>
          <table:table-cell table:style-name="Table38.A1" office:value-type="string">
            <text:p text:style-name="P53">\month</text:p>
          </table:table-cell>
          <table:table-cell table:style-name="Table38.A1" office:value-type="string">
            <text:p text:style-name="P53">Month number</text:p>
          </table:table-cell>
        </table:table-row>
        <table:table-row>
          <table:table-cell table:style-name="Table38.A1" office:value-type="string">
            <text:p text:style-name="P53">\day</text:p>
          </table:table-cell>
          <table:table-cell table:style-name="Table38.A1" office:value-type="string">
            <text:p text:style-name="P53">Day number</text:p>
          </table:table-cell>
        </table:table-row>
        <table:table-row>
          <table:table-cell table:style-name="Table38.A1" office:value-type="string">
            <text:p text:style-name="P53">\ROMANnumeral#1</text:p>
          </table:table-cell>
          <table:table-cell table:style-name="Table38.A1" office:value-type="string">
            <text:p text:style-name="P53">Converts the parameter to uppercase roman numerals</text:p>
          </table:table-cell>
        </table:table-row>
        <table:table-row>
          <table:table-cell table:style-name="Table38.A1" office:value-type="string">
            <text:p text:style-name="P53">\romannumeral#1</text:p>
          </table:table-cell>
          <table:table-cell table:style-name="Table38.A1" office:value-type="string">
            <text:p text:style-name="P53">Converts the parameter to lowercase roman numerals</text:p>
          </table:table-cell>
        </table:table-row>
        <table:table-row>
          <table:table-cell table:style-name="Table38.A1" office:value-type="string">
            <text:p text:style-name="P53">\timestamp</text:p>
          </table:table-cell>
          <table:table-cell table:style-name="Table38.A1" office:value-type="string">
            <text:p text:style-name="P53">Date and time as year.month.day :: hours:minut<text:span text:style-name="T113">es (each, except year, 2 digits). As used in crop marks.</text:span></text:p>
          </table:table-cell>
        </table:table-row>
      </table:table>
      <text:p text:style-name="P77"><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6">replace</text:p>
          </table:table-cell>
          <table:table-cell table:style-name="Table39.A1" office:value-type="string">
            <text:p text:style-name="P76">"<text:span text:style-name="T2">regex</text:span><text:span text:style-name="T40">" &gt; "</text:span><text:span text:style-name="T2">output</text:span><text:span text:style-name="T40">"</text:span></text:p>
          </table:table-cell>
          <table:table-cell table:style-name="Table39.A1" office:value-type="string">
            <text:p text:style-name="P76">Simple replacement</text:p>
          </table:table-cell>
        </table:table-row>
        <table:table-row>
          <table:table-cell table:style-name="Table39.A1" office:value-type="string">
            <text:p text:style-name="P76">replace</text:p>
          </table:table-cell>
          <table:table-cell table:style-name="Table39.A1" office:value-type="string">
            <text:p text:style-name="P76">'<text:span text:style-name="T2">regex</text:span><text:span text:style-name="T40">' &gt; '</text:span><text:span text:style-name="T2">output</text:span><text:span text:style-name="T40">'</text:span></text:p>
          </table:table-cell>
          <table:table-cell table:style-name="Table39.A1" office:value-type="string">
            <text:p text:style-name="P76">Simple replacement</text:p>
          </table:table-cell>
        </table:table-row>
        <table:table-row>
          <table:table-cell table:style-name="Table39.A1" office:value-type="string">
            <text:p text:style-name="P76">inreplace</text:p>
          </table:table-cell>
          <table:table-cell table:style-name="Table39.A1" office:value-type="string">
            <text:p text:style-name="P76">in '<text:span text:style-name="T2">regex</text:span><text:span text:style-name="T40">' </text:span><text:span text:style-name="T2">inreplace</text:span><text:span text:style-name="T40">|</text:span><text:span text:style-name="T2">replace</text:span></text:p>
          </table:table-cell>
          <table:table-cell table:style-name="Table39.A1" office:value-type="string">
            <text:p text:style-name="P76">Matches regex and applies replacement within <text:span text:style-name="T144">regex</text:span></text:p>
          </table:table-cell>
        </table:table-row>
        <table:table-row>
          <table:table-cell table:style-name="Table39.A1" office:value-type="string">
            <text:p text:style-name="P76">atreplace</text:p>
          </table:table-cell>
          <table:table-cell table:style-name="Table39.A1" office:value-type="string">
            <text:p text:style-name="P76">at <text:span text:style-name="T2">reflist</text:span><text:span text:style-name="T40"> </text:span><text:span text:style-name="T2">inreplace</text:span><text:span text:style-name="T40">|</text:span><text:span text:style-name="T2">replace</text:span></text:p>
          </table:table-cell>
          <table:table-cell table:style-name="Table39.A1" office:value-type="string">
            <text:p text:style-name="P76">Within the USFM covered by the references in the reflist, apply the replacement</text:p>
          </table:table-cell>
        </table:table-row>
      </table:table>
      <text:p text:style-name="P186"><text:bookmark-start text:name="__RefHeading___Toc9113_1324588284"/>References<text:bookmark-end text:name="__RefHeading___Toc9113_1324588284"/></text:p>
      <text:p text:style-name="P78">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9">verse</text:p>
          </table:table-cell>
          <table:table-cell table:style-name="Table40.A1" office:value-type="string">
            <text:p text:style-name="P79">\d+[a-z]?</text:p>
          </table:table-cell>
          <table:table-cell table:style-name="Table40.A1" office:value-type="string">
            <text:p text:style-name="P79">Verse number with possible sub verse</text:p>
          </table:table-cell>
        </table:table-row>
        <table:table-row>
          <table:table-cell table:style-name="Table40.A1" office:value-type="string">
            <text:p text:style-name="P79">chapter</text:p>
          </table:table-cell>
          <table:table-cell table:style-name="Table40.A1" office:value-type="string">
            <text:p text:style-name="P79">\d+</text:p>
          </table:table-cell>
          <table:table-cell table:style-name="Table40.A1" office:value-type="string">
            <text:p text:style-name="P79">Chapter number</text:p>
          </table:table-cell>
        </table:table-row>
        <table:table-row>
          <table:table-cell table:style-name="Table40.A1" office:value-type="string">
            <text:p text:style-name="P79">CV</text:p>
          </table:table-cell>
          <table:table-cell table:style-name="Table40.A1" office:value-type="string">
            <text:p text:style-name="P93"><text:span text:style-name="T2">chapter</text:span>([:.]<text:span text:style-name="T2">verse</text:span>)?</text:p>
          </table:table-cell>
          <table:table-cell table:style-name="Table40.A1" office:value-type="string">
            <text:p text:style-name="P79">Chapter with verse</text:p>
          </table:table-cell>
        </table:table-row>
        <table:table-row>
          <table:table-cell table:style-name="Table40.A1" office:value-type="string">
            <text:p text:style-name="P79">book</text:p>
          </table:table-cell>
          <table:table-cell table:style-name="Table40.A1" office:value-type="string">
            <text:p text:style-name="P93">\S{3}</text:p>
          </table:table-cell>
          <table:table-cell table:style-name="Table40.A1" office:value-type="string">
            <text:p text:style-name="P79">Book id from list of books, e.g. JHN</text:p>
          </table:table-cell>
        </table:table-row>
        <table:table-row>
          <table:table-cell table:style-name="Table40.A1" office:value-type="string">
            <text:p text:style-name="P79">ref</text:p>
          </table:table-cell>
          <table:table-cell table:style-name="Table40.A1" office:value-type="string">
            <text:p text:style-name="P49">book CV<text:span text:style-name="T40">|</text:span>CV<text:span text:style-name="T40">|</text:span>verse</text:p>
          </table:table-cell>
          <table:table-cell table:style-name="Table40.A1" office:value-type="string">
            <text:p text:style-name="P79">A simple complete reference</text:p>
          </table:table-cell>
        </table:table-row>
        <table:table-row>
          <table:table-cell table:style-name="Table40.A1" office:value-type="string">
            <text:p text:style-name="P79">range</text:p>
          </table:table-cell>
          <table:table-cell table:style-name="Table40.A1" office:value-type="string">
            <text:p text:style-name="P49">ref<text:span text:style-name="T40">-</text:span>ref</text:p>
          </table:table-cell>
          <table:table-cell table:style-name="Table40.A1" office:value-type="string">
            <text:p text:style-name="P79">A range of two references</text:p>
          </table:table-cell>
        </table:table-row>
        <table:table-row>
          <table:table-cell table:style-name="Table40.A1" office:value-type="string">
            <text:p text:style-name="P79">reflist</text:p>
          </table:table-cell>
          <table:table-cell table:style-name="Table40.A1" office:value-type="string">
            <text:p text:style-name="P49">(range<text:span text:style-name="T40">[,;]\s*)+</text:span></text:p>
          </table:table-cell>
          <table:table-cell table:style-name="Table40.A1" office:value-type="string">
            <text:p text:style-name="P79">List of references</text:p>
          </table:table-cell>
        </table:table-row>
      </table:table>
      <text:p text:style-name="P89">e.g. JHN3:16-20; LUK 1, 2:15, 19; JON 2:3-4:6, 1JN 1:9</text:p>
      <text:p text:style-name="P192"><text:bookmark-start text:name="__RefHeading___Toc9111_1324588284"/><text:soft-page-break/>Other changes file content<text:bookmark-end text:name="__RefHeading___Toc9111_1324588284"/></text:p>
      <text:p text:style-name="P190"><text:span text:style-name="Source_20_Text"><text:span text:style-name="T131">include "path/to/changesfile.txt"</text:span></text:span><text:span text:style-name="Source_20_Text"><text:span text:style-name="T133"> <text:s/></text:span></text:span><text:span text:style-name="T131">Include the named file</text:span></text:p>
      <text:p text:style-name="P190"><text:span text:style-name="Source_20_Text"><text:span text:style-name="T131">sections(</text:span></text:span><text:span text:style-name="Source_20_Text"><text:span text:style-name="T30">step[,step])</text:span></text:span><text:span text:style-name="T30"><text:line-break/><text:tab/></text:span>The <text:span text:style-name="T131">changes file can now be divided into distinct sections. Those sections apply </text:span><text:span text:style-name="T132">at </text:span><text:span text:style-name="T131"><text:s/>different </text:span><text:span text:style-name="T132">points in the </text:span><text:span text:style-name="T131">processing </text:span><text:span text:style-name="T13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5">File</text:p>
          </table:table-cell>
          <table:table-cell table:style-name="Table51.A1" office:value-type="string">
            <text:p text:style-name="P24">Preceeding event(s)</text:p>
          </table:table-cell>
          <table:table-cell table:style-name="Table51.A1" office:value-type="string">
            <text:p text:style-name="P24">Changes step</text:p>
          </table:table-cell>
        </table:table-row>
        <table:table-row>
          <table:table-cell table:style-name="Table51.A1" office:value-type="string">
            <text:p text:style-name="P189">FRT, INT</text:p>
          </table:table-cell>
          <table:table-cell table:style-name="Table51.A1" office:value-type="string">
            <text:p text:style-name="P189">File is read</text:p>
          </table:table-cell>
          <table:table-cell table:style-name="Table51.A1" office:value-type="string">
            <text:p text:style-name="P189">periph<text:span text:style-name="T134">|</text:span>default</text:p>
          </table:table-cell>
        </table:table-row>
        <table:table-row>
          <table:table-cell table:style-name="Table51.A1" office:value-type="string">
            <text:p text:style-name="P189">normal</text:p>
          </table:table-cell>
          <table:table-cell table:style-name="Table51.A1" office:value-type="string">
            <text:p text:style-name="P187"><text:span text:style-name="T133">Processing with a "before" script. <text:s/></text:span>USFM file is read<text:span text:style-name="T133">. </text:span></text:p>
          </table:table-cell>
          <table:table-cell table:style-name="Table51.A1" office:value-type="string">
            <text:p text:style-name="P187">initial</text:p>
          </table:table-cell>
        </table:table-row>
        <table:table-row>
          <table:table-cell table:style-name="Table51.A1" office:value-type="string">
            <text:p text:style-name="P189">normal</text:p>
          </table:table-cell>
          <table:table-cell table:style-name="Table51.A1" office:value-type="string">
            <text:p text:style-name="P188">Chapter range check, Interlinear reconstruction, Module flattening</text:p>
          </table:table-cell>
          <table:table-cell table:style-name="Table51.A1" office:value-type="string">
            <text:p text:style-name="P188">default</text:p>
          </table:table-cell>
        </table:table-row>
        <table:table-row table:style-name="Table51.5">
          <table:table-cell table:style-name="Table51.A1" office:value-type="string">
            <text:p text:style-name="P189">normal</text:p>
          </table:table-cell>
          <table:table-cell table:style-name="Table51.A1" office:value-type="string">
            <text:p text:style-name="P188">Canonicalise USFM, Introduction removal, <text:s/>Empty verse removal, End of ayah, Strong's numbers, Manual hypenation, Other UI controlled changes, Apply paragraph stretch. </text:p>
          </table:table-cell>
          <table:table-cell table:style-name="Table51.A1" office:value-type="string">
            <text:p text:style-name="P188">final</text:p>
          </table:table-cell>
        </table:table-row>
        <table:table-row table:style-name="Table51.5">
          <table:table-cell table:style-name="Table51.A1" office:value-type="string">
            <text:p text:style-name="P206">diglot</text:p>
          </table:table-cell>
          <table:table-cell table:style-name="Table51.A1" office:value-type="string">
            <text:p text:style-name="P206">Merging files into a typesetting single file</text:p>
          </table:table-cell>
          <table:table-cell table:style-name="Table51.A1" office:value-type="string">
            <text:p text:style-name="P206">merged</text:p>
          </table:table-cell>
        </table:table-row>
      </table:table>
      <text:p text:style-name="P88"><text:bookmark-start text:name="__RefHeading___Toc7354_1251212380"/>Peripherals<text:bookmark-end text:name="__RefHeading___Toc7354_1251212380"/></text:p>
      <text:p text:style-name="P86">If stored, the macros hold onto the peripheral contents to output it in the right place or in response to \zgetperiph. Use \NoStorePeriph{<text:span text:style-name="T2">id</text:span><text:span text:style-name="T40">} or \StorePeriph{</text:span><text:span text:style-name="T2">id</text:span><text:span text:style-name="T4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97">abbreviation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Abbreviations used and their description</text:p>
          </table:table-cell>
        </table:table-row>
        <table:table-row>
          <table:table-cell table:style-name="Table43.A1" office:value-type="string">
            <text:p text:style-name="P97">alpha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9">Alphabetical Contents section, if separate from contents</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ion to the Bible</text:p>
          </table:table-cell>
        </table:table-row>
        <table:table-row>
          <table:table-cell table:style-name="Table43.A1" office:value-type="string">
            <text:p text:style-name="P87">chron</text:p>
          </table:table-cell>
          <table:table-cell table:style-name="Table43.A1" office:value-type="string">
            <text:p text:style-name="P87">no</text:p>
          </table:table-cell>
          <table:table-cell table:style-name="Table43.A1" office:value-type="string">
            <text:p text:style-name="P99">BAK</text:p>
          </table:table-cell>
          <table:table-cell table:style-name="Table43.A1" office:value-type="string">
            <text:p text:style-name="P87">Chronology</text:p>
          </table:table-cell>
        </table:table-row>
        <table:table-row>
          <table:table-cell table:style-name="Table43.A1" office:value-type="string">
            <text:p text:style-name="P87">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Contents page(s)</text:p>
          </table:table-cell>
        </table:table-row>
        <table:table-row>
          <table:table-cell table:style-name="Table43.A1" office:value-type="string">
            <text:p text:style-name="P99">cover</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Cover page. PTXprint uses coverfront</text:p>
          </table:table-cell>
        </table:table-row>
        <table:table-row>
          <table:table-cell table:style-name="Table43.A1" office:value-type="string">
            <text:p text:style-name="P87">coverback</text:p>
          </table:table-cell>
          <table:table-cell table:style-name="Table43.A1" office:value-type="string">
            <text:p text:style-name="P87">yes</text:p>
          </table:table-cell>
          <table:table-cell table:style-name="Table43.A1" office:value-type="string">
            <text:p text:style-name="P99">FRT</text:p>
          </table:table-cell>
          <table:table-cell table:style-name="Table43.A1" office:value-type="string">
            <text:p text:style-name="P87">Back page of the cover</text:p>
          </table:table-cell>
        </table:table-row>
        <table:table-row>
          <table:table-cell table:style-name="Table43.A1" office:value-type="string">
            <text:p text:style-name="P87">coverfront</text:p>
          </table:table-cell>
          <table:table-cell table:style-name="Table43.A1" office:value-type="string">
            <text:p text:style-name="P87">yes</text:p>
          </table:table-cell>
          <table:table-cell table:style-name="Table43.A1" office:value-type="string">
            <text:p text:style-name="P99">FRT</text:p>
          </table:table-cell>
          <table:table-cell table:style-name="Table43.A1" office:value-type="string">
            <text:p text:style-name="P87">Front page of the cover</text:p>
          </table:table-cell>
        </table:table-row>
        <table:table-row>
          <table:table-cell table:style-name="Table43.A1" office:value-type="string">
            <text:p text:style-name="P87">coverspine</text:p>
          </table:table-cell>
          <table:table-cell table:style-name="Table43.A1" office:value-type="string">
            <text:p text:style-name="P87">yes</text:p>
          </table:table-cell>
          <table:table-cell table:style-name="Table43.A1" office:value-type="string">
            <text:p text:style-name="P99">FRT</text:p>
          </table:table-cell>
          <table:table-cell table:style-name="Table43.A1" office:value-type="string">
            <text:p text:style-name="P87">Spine of the cover</text:p>
          </table:table-cell>
        </table:table-row>
        <table:table-row>
          <table:table-cell table:style-name="Table43.A1" office:value-type="string">
            <text:p text:style-name="P87">coverwhole</text:p>
          </table:table-cell>
          <table:table-cell table:style-name="Table43.A1" office:value-type="string">
            <text:p text:style-name="P87">yes</text:p>
          </table:table-cell>
          <table:table-cell table:style-name="Table43.A1" office:value-type="string">
            <text:p text:style-name="P99">FRT</text:p>
          </table:table-cell>
          <table:table-cell table:style-name="Table43.A1" office:value-type="string">
            <text:p text:style-name="P87">The structure of the whole cover</text:p>
          </table:table-cell>
        </table:table-row>
        <table:table-row>
          <table:table-cell table:style-name="Table43.A1" office:value-type="string">
            <text:p text:style-name="P99">foreward</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foreward section</text:p>
          </table:table-cell>
        </table:table-row>
        <table:table-row>
          <table:table-cell table:style-name="Table43.A1" office:value-type="string">
            <text:p text:style-name="P99">half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half title page between the title page and the publication data</text:p>
          </table:table-cell>
        </table:table-row>
        <table:table-row>
          <table:table-cell table:style-name="Table43.A1" office:value-type="string">
            <text:p text:style-name="P97">imp<text:span text:style-name="T115">re</text:span>matur</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For an imprematur</text:p>
          </table:table-cell>
        </table:table-row>
        <table:table-row>
          <table:table-cell table:style-name="Table43.A1" office:value-type="string">
            <text:p text:style-name="P99">intbible</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troductory section to the Bible</text:p>
          </table:table-cell>
        </table:table-row>
        <table:table-row>
          <table:table-cell table:style-name="Table43.A1" office:value-type="string">
            <text:p text:style-name="P97">intdc</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Deuterocanonical books</text:p>
          </table:table-cell>
        </table:table-row>
        <table:table-row>
          <table:table-cell table:style-name="Table43.A1" office:value-type="string">
            <text:p text:style-name="P97">intepistle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Epistles (before ROM)</text:p>
          </table:table-cell>
        </table:table-row>
        <table:table-row>
          <table:table-cell table:style-name="Table43.A1" office:value-type="string">
            <text:p text:style-name="P97">intgospel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Gospels</text:p>
          </table:table-cell>
        </table:table-row>
        <table:table-row>
          <table:table-cell table:style-name="Table43.A1" office:value-type="string">
            <text:p text:style-name="P97">intletter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letters</text:p>
          </table:table-cell>
        </table:table-row>
        <table:table-row>
          <table:table-cell table:style-name="Table43.A1" office:value-type="string">
            <text:p text:style-name="P97">intnt</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New Testamen<text:span text:style-name="T84">t</text:span></text:p>
          </table:table-cell>
        </table:table-row>
        <table:table-row>
          <table:table-cell table:style-name="Table43.A1" office:value-type="string">
            <text:p text:style-name="P97">into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Old Testament</text:p>
          </table:table-cell>
        </table:table-row>
        <table:table-row>
          <table:table-cell table:style-name="Table43.A1" office:value-type="string">
            <text:p text:style-name="P98">intpen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Pentateuch</text:p>
          </table:table-cell>
        </table:table-row>
        <table:table-row>
          <table:table-cell table:style-name="Table43.A1" office:value-type="string">
            <text:p text:style-name="P98">intpoetr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the Poetry books</text:p>
          </table:table-cell>
        </table:table-row>
        <table:table-row>
          <table:table-cell table:style-name="Table43.A1" office:value-type="string">
            <text:p text:style-name="P98">intprophes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text:span text:style-name="T85">uc</text:span>tory section to the Prophetic books</text:p>
          </table:table-cell>
        </table:table-row>
        <table:table-row>
          <table:table-cell table:style-name="Table43.A1" office:value-type="string">
            <text:p text:style-name="P99">insert_<text:span text:style-name="T2">id</text:span></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serts for extraction to other print files</text:p>
          </table:table-cell>
        </table:table-row>
        <table:table-row>
          <table:table-cell table:style-name="Table43.A1" office:value-type="string">
            <text:p text:style-name="P99">lxxquot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LXX quotes in NT (back matter)</text:p>
          </table:table-cell>
        </table:table-row>
        <table:table-row>
          <table:table-cell table:style-name="Table43.A1" office:value-type="string">
            <text:p text:style-name="P99">map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Map Index</text:p>
          </table:table-cell>
        </table:table-row>
        <table:table-row>
          <table:table-cell table:style-name="Table43.A1" office:value-type="string">
            <text:p text:style-name="P99">measur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Weights and Measures</text:p>
          </table:table-cell>
        </table:table-row>
        <table:table-row>
          <table:table-cell table:style-name="Table43.A1" office:value-type="string">
            <text:p text:style-name="P99">prefac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eface</text:p>
          </table:table-cell>
        </table:table-row>
        <text:soft-page-break/>
        <table:table-row>
          <table:table-cell table:style-name="Table43.A1" office:value-type="string">
            <text:p text:style-name="P99">promo</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omotional text, e.g. for back cover. PTXprint uses coverback</text:p>
          </table:table-cell>
        </table:table-row>
        <table:table-row>
          <table:table-cell table:style-name="Table43.A1" office:value-type="string">
            <text:p text:style-name="P99">pubdata</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ublication data including copyrights, etc.</text:p>
          </table:table-cell>
        </table:table-row>
        <table:table-row>
          <table:table-cell table:style-name="Table43.A1" office:value-type="string">
            <text:p text:style-name="P99">spin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Spine contents. PTXprint uses coverspine</text:p>
          </table:table-cell>
        </table:table-row>
        <table:table-row>
          <table:table-cell table:style-name="Table43.A1" office:value-type="string">
            <text:p text:style-name="P99">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itle page (non cover)</text:p>
          </table:table-cell>
        </table:table-row>
      </table:table>
      <text:p text:style-name="P86"/>
      <text:p text:style-name="P82"><text:bookmark-start text:name="__RefHeading___Toc7239_1251212380"/>Commandline Options<text:bookmark-end text:name="__RefHeading___Toc7239_1251212380"/></text:p>
      <text:p text:style-name="P8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0">positional arguments:</text:p>
      <text:p text:style-name="P80"><text:s text:c="2"/>pid <text:s text:c="18"/>Project id or full path to a ptxprint.cfg file</text:p>
      <text:p text:style-name="P80"/>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80">-h, --help</text:p>
          </table:table-cell>
          <table:table-cell table:style-name="Table41.A1" office:value-type="string">
            <text:p text:style-name="P81">show this help message and exit</text:p>
          </table:table-cell>
        </table:table-row>
        <table:table-row>
          <table:table-cell table:style-name="Table41.A1" office:value-type="string">
            <text:p text:style-name="P80">-c CONFIG, --config CONFIG</text:p>
          </table:table-cell>
          <table:table-cell table:style-name="Table41.A1" office:value-type="string">
            <text:p text:style-name="P80">Configuration path to load</text:p>
          </table:table-cell>
        </table:table-row>
        <table:table-row>
          <table:table-cell table:style-name="Table41.A1" office:value-type="string">
            <text:p text:style-name="P80">-M MODULE, --module MODULE</text:p>
          </table:table-cell>
          <table:table-cell table:style-name="Table41.A1" office:value-type="string">
            <text:p text:style-name="P80">Module to print</text:p>
          </table:table-cell>
        </table:table-row>
        <table:table-row>
          <table:table-cell table:style-name="Table41.A1" office:value-type="string">
            <text:p text:style-name="P96">-<text:span text:style-name="T82">p PARATEXT, --paratext PARATEXT</text:span></text:p>
          </table:table-cell>
          <table:table-cell table:style-name="Table41.A1" office:value-type="string">
            <text:p text:style-name="P80">Path to Paratext Projects directory</text:p>
          </table:table-cell>
        </table:table-row>
        <table:table-row>
          <table:table-cell table:style-name="Table41.A1" office:value-type="string">
            <text:p text:style-name="P96">-<text:span text:style-name="T82">d DIRECTORY, --directory DIRECTORY</text:span></text:p>
          </table:table-cell>
          <table:table-cell table:style-name="Table41.A1" office:value-type="string">
            <text:p text:style-name="P80">Directory to store temporary files in</text:p>
          </table:table-cell>
        </table:table-row>
        <table:table-row>
          <table:table-cell table:style-name="Table41.A1" office:value-type="string">
            <text:p text:style-name="P96">- <text:span text:style-name="T82">P, --print</text:span></text:p>
          </table:table-cell>
          <table:table-cell table:style-name="Table41.A1" office:value-type="string">
            <text:p text:style-name="P80">Hits print</text:p>
          </table:table-cell>
        </table:table-row>
        <table:table-row>
          <table:table-cell table:style-name="Table41.A1" office:value-type="string">
            <text:p text:style-name="P80">-b BOOKS, --books BOOKS</text:p>
          </table:table-cell>
          <table:table-cell table:style-name="Table41.A1" office:value-type="string">
            <text:p text:style-name="P80">Reference list to print (as in Choose Books)</text:p>
          </table:table-cell>
        </table:table-row>
        <table:table-row>
          <table:table-cell table:style-name="Table41.A1" office:value-type="string">
            <text:p text:style-name="P80">- Z ZIP, --zip ZIP</text:p>
          </table:table-cell>
          <table:table-cell table:style-name="Table41.A1" office:value-type="string">
            <text:p text:style-name="P80">Unzip into project directory and delete at end</text:p>
          </table:table-cell>
        </table:table-row>
        <table:table-row>
          <table:table-cell table:style-name="Table41.A1" office:value-type="string">
            <text:p text:style-name="P80">- R RUNS, --runs RUNS</text:p>
          </table:table-cell>
          <table:table-cell table:style-name="Table41.A1" office:value-type="string">
            <text:p text:style-name="P80">limit xetex runs</text:p>
          </table:table-cell>
        </table:table-row>
        <table:table-row>
          <table:table-cell table:style-name="Table41.A1" office:value-type="string">
            <text:p text:style-name="P84">-L LANG, --lang LANG</text:p>
          </table:table-cell>
          <table:table-cell table:style-name="Table41.A1" office:value-type="string">
            <text:p text:style-name="P84">Set UI language code</text:p>
          </table:table-cell>
        </table:table-row>
        <table:table-row>
          <table:table-cell table:style-name="Table41.A1" office:value-type="string">
            <text:p text:style-name="P84">-n PORT, --port PORT</text:p>
          </table:table-cell>
          <table:table-cell table:style-name="Table41.A1" office:value-type="string">
            <text:p text:style-name="P84">Listen on given port</text:p>
          </table:table-cell>
        </table:table-row>
        <table:table-row>
          <table:table-cell table:style-name="Table41.A1" office:value-type="string">
            <text:p text:style-name="P84">-m MACROS, --macros MACROS</text:p>
          </table:table-cell>
          <table:table-cell table:style-name="Table41.A1" office:value-type="string">
            <text:p text:style-name="P84">Directory containing TeX macros (paratext2.tex)</text:p>
          </table:table-cell>
        </table:table-row>
        <table:table-row>
          <table:table-cell table:style-name="Table41.A1" office:value-type="string">
            <text:p text:style-name="P84">-N, --nointernet</text:p>
          </table:table-cell>
          <table:table-cell table:style-name="Table41.A1" office:value-type="string">
            <text:p text:style-name="P84">Disable all internet access</text:p>
          </table:table-cell>
        </table:table-row>
        <table:table-row>
          <table:table-cell table:style-name="Table41.A1" office:value-type="string">
            <text:p text:style-name="P84">-l LOGGING, --logging LOGGING</text:p>
          </table:table-cell>
          <table:table-cell table:style-name="Table41.A1" office:value-type="string">
            <text:p text:style-name="P84">Logging level [DEBUG, *INFO*, WARN, ERROR, number]</text:p>
          </table:table-cell>
        </table:table-row>
        <table:table-row>
          <table:table-cell table:style-name="Table41.A1" office:value-type="string">
            <text:p text:style-name="P84">--logfile LOGFILE</text:p>
          </table:table-cell>
          <table:table-cell table:style-name="Table41.A1" office:value-type="string">
            <text:p text:style-name="P84">Set logging file [ptxprint.log] or "none"</text:p>
          </table:table-cell>
        </table:table-row>
        <table:table-row>
          <table:table-cell table:style-name="Table41.A1" office:value-type="string">
            <text:p text:style-name="P84">--timeout TIMEOUT </text:p>
          </table:table-cell>
          <table:table-cell table:style-name="Table41.A1" office:value-type="string">
            <text:p text:style-name="P84">xetex runtime timeout</text:p>
          </table:table-cell>
        </table:table-row>
        <table:table-row>
          <table:table-cell table:style-name="Table41.A1" office:value-type="string">
            <text:p text:style-name="P84">-T, --testing</text:p>
          </table:table-cell>
          <table:table-cell table:style-name="Table41.A1" office:value-type="string">
            <text:p text:style-name="P84">Run in testing, output xdv</text:p>
          </table:table-cell>
        </table:table-row>
        <table:table-row>
          <table:table-cell table:style-name="Table41.A1" office:value-type="string">
            <text:p text:style-name="P84">-f FONTPATH, --fontpath FONTPATH</text:p>
          </table:table-cell>
          <table:table-cell table:style-name="Table41.A1" office:value-type="string">
            <text:p text:style-name="P84">Directory of fonts to include (repeatable)</text:p>
          </table:table-cell>
        </table:table-row>
        <table:table-row>
          <table:table-cell table:style-name="Table41.A1" office:value-type="string">
            <text:p text:style-name="P84">--nofontcache</text:p>
          </table:table-cell>
          <table:table-cell table:style-name="Table41.A1" office:value-type="string">
            <text:p text:style-name="P84">Don't use system fonts</text:p>
          </table:table-cell>
        </table:table-row>
        <table:table-row>
          <table:table-cell table:style-name="Table41.A1" office:value-type="string">
            <text:p text:style-name="P84">-A ACTION, --action ACTION</text:p>
          </table:table-cell>
          <table:table-cell table:style-name="Table41.A1" office:value-type="string">
            <text:p text:style-name="P84">Run view method instead of print</text:p>
          </table:table-cell>
        </table:table-row>
        <table:table-row>
          <table:table-cell table:style-name="Table41.A1" office:value-type="string">
            <text:p text:style-name="P84">-F DIFFFILE, --difffile DIFFFILE</text:p>
          </table:table-cell>
          <table:table-cell table:style-name="Table41.A1" office:value-type="string">
            <text:p text:style-name="P84">Create difference PDF against PDF file</text:p>
          </table:table-cell>
        </table:table-row>
        <table:table-row>
          <table:table-cell table:style-name="Table41.A1" office:value-type="string">
            <text:p text:style-name="P84">--diffpages DIFFPAGES</text:p>
          </table:table-cell>
          <table:table-cell table:style-name="Table41.A1" office:value-type="string">
            <text:p text:style-name="P84">Maximum number of pages to insert in diff file</text:p>
          </table:table-cell>
        </table:table-row>
        <table:table-row>
          <table:table-cell table:style-name="Table41.A1" office:value-type="string">
            <text:p text:style-name="P84">-D DEFINE, --define DEFINE</text:p>
          </table:table-cell>
          <table:table-cell table:style-name="Table41.A1" office:value-type="string">
            <text:p text:style-name="P84">set UI component=value. Repeatable</text:p>
          </table:table-cell>
        </table:table-row>
        <table:table-row>
          <table:table-cell table:style-name="Table41.A1" office:value-type="string">
            <text:p text:style-name="P84">--debug</text:p>
          </table:table-cell>
          <table:table-cell table:style-name="Table41.A1" office:value-type="string">
            <text:p text:style-name="P84">Give debug output</text:p>
          </table:table-cell>
        </table:table-row>
        <table:table-row>
          <table:table-cell table:style-name="Table41.A1" office:value-type="string">
            <text:p text:style-name="P84">-z EXTRAS, --extras EXTRAS</text:p>
          </table:table-cell>
          <table:table-cell table:style-name="Table41.A1" office:value-type="string">
            <text:p text:style-name="P84">Special bit flags: 0-3 - verbosity of xdvipdfmx</text:p>
          </table:table-cell>
        </table:table-row>
        <table:table-row>
          <table:table-cell table:style-name="Table41.A1" office:value-type="string">
            <text:p text:style-name="P84">-V PDFVERSION, --pdfversion PDFVERSION</text:p>
          </table:table-cell>
          <table:table-cell table:style-name="Table41.A1" office:value-type="string">
            <text:p text:style-name="P84">PDF Version to read and write * 10 (default=14)</text:p>
          </table:table-cell>
        </table:table-row>
        <table:table-row>
          <table:table-cell table:style-name="Table41.A1" office:value-type="string">
            <text:p text:style-name="P84">-I, --identify</text:p>
          </table:table-cell>
          <table:table-cell table:style-name="Table41.A1" office:value-type="string">
            <text:p text:style-name="P84">add widget <text:span text:style-name="T83">and config </text:span>names to tooltips</text:p>
          </table:table-cell>
        </table:table-row>
      </table:table>
      <text:p text:style-name="Heading_20_2"/>
      <text:p text:style-name="P101"><text:bookmark-start text:name="__RefHeading___Toc6125_3868934351"/>Logging<text:bookmark-end text:name="__RefHeading___Toc6125_3868934351"/></text:p>
      <text:p text:style-name="P103">Where the commandline is not accessible, logging can be enabled by creating a file <text:span text:style-name="T27">ptxprint_log</text:span><text:span text:style-name="T28">ging</text:span><text:span text:style-name="T27">.cfg</text:span> in C:\Users\<text:span text:style-name="T2">&lt;Username&gt;</text:span>\AppData\Local\SIL\ptxprint on Windows or ~/.config/ptxprint on Linux. An example file is:</text:p>
      <text:p text:style-name="P103"/>
      <text:p text:style-name="P103">[loggers]</text:p>
      <text:p text:style-name="P103">keys=root</text:p>
      <text:p text:style-name="P103"/>
      <text:p text:style-name="P103">[handlers]</text:p>
      <text:p text:style-name="P103">keys=hand01</text:p>
      <text:p text:style-name="P103"/>
      <text:p text:style-name="P103">[formatters]</text:p>
      <text:p text:style-name="P103">keys=form01</text:p>
      <text:p text:style-name="P103"/>
      <text:p text:style-name="P103">[logger_root]</text:p>
      <text:p text:style-name="P103">level=DEBUG</text:p>
      <text:p text:style-name="P103">handlers=hand01</text:p>
      <text:p text:style-name="P103"/>
      <text:p text:style-name="P103">[handler_hand01]</text:p>
      <text:p text:style-name="P103">class=FileHandler</text:p>
      <text:p text:style-name="P103">level=DEBUG</text:p>
      <text:p text:style-name="P103">args=('c:/&lt;<text:span text:style-name="T2">writeablepath</text:span>&gt;/<text:span text:style-name="T2">ptxprint_debug.log</text:span>', 'w')</text:p>
      <text:p text:style-name="P103">formatter=form01</text:p>
      <text:p text:style-name="P103"/>
      <text:p text:style-name="P103">[formatter_form01]</text:p>
      <text:p text:style-name="P103">format=%(asctime)s.%(msecs)03d %(levelname)s:%(module)s(%(lineno)d) %(message)s</text:p>
      <text:p text:style-name="P103">datefmt=%d/%b/%Y %H:%M:%S</text:p>
      <text:p text:style-name="P104">class=logging.Formatter</text:p>
      <text:p text:style-name="P193"><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114">one for each glot with each chunk in it.</text:span><text:span text:style-name="T94"> </text:span><text:span text:style-name="T114">For example,</text:span><text:span text:style-name="T94"> i</text:span><text:span text:style-name="T93">f </text:span><text:span text:style-name="T13">19</text:span><text:span text:style-name="T14">PSA</text:span><text:span text:style-name="T13">primary.SFM</text:span><text:span text:style-name="T93"> and </text:span><text:span text:style-name="T13">19</text:span><text:span text:style-name="T14">PSA</text:span><text:span text:style-name="T13">secondary.SFM</text:span><text:span text:style-name="T93">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3">and the</text:span> <text:span text:style-name="T94">verification files, </text:span><text:span text:style-name="T14">19PSAprimary-diglot.SFM</text:span><text:span text:style-name="T2">-L</text:span><text:span text:style-name="T14"> </text:span><text:span text:style-name="T94">and </text:span><text:span text:style-name="T14">...-</text:span><text:span text:style-name="T2">R</text:span><text:span text:style-name="T40">. </text:span><text:span text:style-name="T57">These can then be diffed against the originals</text:span><text:span text:style-name="T58">, e.g. <text:line-break/></text:span><text:span text:style-name="Source_20_Text">wdiff -3 <text:s/>19PSAsecondary.SFM <text:s/>19PSAprimary-diglot.SFM-R</text:span></text:p>
      <text:p text:style-name="Standard"><text:span text:style-name="Source_20_Text"/></text:p>
      <text:p text:style-name="P102"><text:span text:style-name="Source_20_Text"/></text:p>
      <text:p text:style-name="Standard"><text:span text:style-name="Source_20_Text"/></text:p>
      <text:p text:style-name="P103"/>
      <text:p text:style-name="P105"><draw:g text:anchor-type="paragraph" draw:z-index="1" draw:name="DrawObject1" draw:style-name="gr1"><draw:custom-shape draw:name="Shape1" draw:style-name="gr2" draw:text-style-name="P257" xml:id="id8" draw:id="id8" svg:width="1.2677in" svg:height="0.7748in" svg:x="2.9555in" svg:y="1.3787in"><text:p text:style-name="P256"><text:span text:style-name="T145">SFM</text:span></text:p><text:p text:style-name="P256"><text:span text:style-name="T145">SFM</text:span><text:span text:style-name="T146">.triggers</text:span></text:p><text:p text:style-name="P256"><text:span text:style-name="T145">job</text:span><text:span text:style-name="T146">_FRT.tex</text:span></text:p><text:p text:style-name="P256"><text:span text:style-name="T145">job_SFM</text:span><text:span text:style-name="T146">.piclist</text:span></text:p><text:p text:style-name="P256"><text:span text:style-name="T145">bk</text:span><text:span text:style-name="T146">.adjlist</text:span></text:p><draw:enhanced-geometry svg:viewBox="0 0 21600 21600" draw:mirror-horizontal="false" draw:mirror-vertical="false" draw:type="rectangle" draw:enhanced-path="M 0 0 L 21600 0 21600 21600 0 21600 0 0 Z N"/></draw:custom-shape><draw:custom-shape draw:name="Shape2" draw:style-name="gr3" draw:text-style-name="P259" xml:id="id1" draw:id="id1" svg:width="1.0197in" svg:height="0.2488in" draw:transform="skewX (0.0167551608191456) translate (1.12777777777778in 0.583333333333333in)"><text:p text:style-name="P258"><text:span text:style-name="T14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 draw:style-name="gr4" draw:text-style-name="P261" xml:id="id3" draw:id="id3" svg:width="1.4488in" svg:height="0.7012in" svg:x="2.9555in" svg:y="0.6287in"><text:p text:style-name="P260"><text:span text:style-name="T146">ptxprint.sty</text:span></text:p><text:p text:style-name="P260"><text:span text:style-name="T146">ptxprint-mods.sty</text:span></text:p><text:p text:style-name="P260"><text:span text:style-name="T146">ptxprint-premods.tex</text:span></text:p><text:p text:style-name="P260"><text:span text:style-name="T146">ptxprint-mods.tex</text:span></text:p><draw:enhanced-geometry svg:viewBox="0 0 21600 21600" draw:mirror-horizontal="false" draw:mirror-vertical="false" draw:type="rectangle" draw:enhanced-path="M 0 0 L 21600 0 21600 21600 0 21600 0 0 Z N"/></draw:custom-shape><draw:custom-shape draw:name="Shape4" draw:style-name="gr5" draw:text-style-name="P261" xml:id="id2" draw:id="id2" svg:width="0.835in" svg:height="0.4098in" svg:x="1.8941in" svg:y="-0.0846in"><text:p text:style-name="P260"><text:span text:style-name="T146">ptxprint.cfg</text:span></text:p><text:p text:style-name="P260"><text:span text:style-name="T145">job.</text:span><text:span text:style-name="T146">piclist</text:span></text:p><draw:enhanced-geometry svg:viewBox="0 0 21600 21600" draw:mirror-horizontal="false" draw:mirror-vertical="false" draw:type="rectangle" draw:enhanced-path="M 0 0 L 21600 0 21600 21600 0 21600 0 0 Z N"/></draw:custom-shape><draw:connector draw:name="Shape5" draw:style-name="gr6" draw:text-style-name="P262" draw:type="line" svg:x1="1.6378in" svg:y1="0.5835in" svg:x2="1.8941in" svg:y2="0.1201in" draw:start-shape="id1" draw:start-glue-point="0" draw:end-shape="id2" draw:end-glue-point="3" svg:d="M4160 1482l651-1177" svg:viewBox="0 0 653 1178"><text:p/></draw:connector><draw:connector draw:name="Shape6" draw:style-name="gr6" draw:text-style-name="P262" draw:type="line" svg:x1="2.1472in" svg:y1="0.7079in" svg:x2="2.9555in" svg:y2="0.9787in" draw:start-shape="id1" draw:start-glue-point="1" draw:end-shape="id3" draw:end-glue-point="3" svg:d="M5454 1798l2053 688" svg:viewBox="0 0 2055 690"><text:p/></draw:connector><draw:connector draw:name="Shape7" draw:style-name="gr7" draw:text-style-name="P262" draw:type="line" svg:x1="1.6339in" svg:y1="0.8319in" svg:x2="1.6323in" svg:y2="1.2161in" draw:start-shape="id1" draw:start-glue-point="2" draw:end-shape="id4" draw:end-glue-point="0" svg:d="M4150 2113l-4 976" svg:viewBox="0 0 5 977"><text:p/></draw:connector><draw:custom-shape draw:name="Shape8" draw:style-name="gr8" draw:text-style-name="P263" xml:id="id5" draw:id="id5" svg:width="1.0189in" svg:height="0.2488in" draw:transform="skewX (0.0167551608191456) translate (1.12777777777778in 1.82986111111111in)"><text:p text:style-name="P258"><text:span text:style-name="T146">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9" draw:text-style-name="P265" xml:id="id4" draw:id="id4" svg:width="0.7921in" svg:height="0.2488in" svg:x="1.2362in" svg:y="1.2161in"><text:p text:style-name="P264"><text:span text:style-name="T145">job</text:span><text:span text:style-name="T146">.tex</text:span></text:p><draw:enhanced-geometry svg:viewBox="0 0 21600 21600" draw:mirror-horizontal="false" draw:mirror-vertical="false" draw:type="rectangle" draw:enhanced-path="M 0 0 L 21600 0 21600 21600 0 21600 0 0 Z N"/></draw:custom-shape><draw:connector draw:name="Shape10" draw:style-name="gr7" draw:text-style-name="P262" draw:type="line" svg:x1="1.6323in" svg:y1="1.4646in" svg:x2="1.637in" svg:y2="1.8299in" draw:start-shape="id4" draw:start-glue-point="2" draw:end-shape="id5" draw:end-glue-point="0" svg:d="M4146 3720l12 928" svg:viewBox="0 0 14 930"><text:p/></draw:connector><draw:connector draw:name="Shape11" draw:style-name="gr7" draw:text-style-name="P262" draw:type="line" svg:x1="0.928in" svg:y1="5.3043in" svg:x2="1.5957in" svg:y2="5.7634in" draw:start-shape="id6" draw:start-glue-point="2" draw:end-shape="id7" draw:end-glue-point="0" svg:d="M2357 13473l1696 1166" svg:viewBox="0 0 1699 1168"><text:p/></draw:connector><draw:connector draw:name="Shape12" draw:style-name="gr7" draw:text-style-name="P262" draw:type="line" svg:x1="2.9559in" svg:y1="0.9787in" svg:x2="1.637in" svg:y2="1.8303in" draw:start-shape="id3" draw:start-glue-point="3" draw:end-shape="id5" draw:end-glue-point="0" svg:d="M7508 2486l-3350 2163" svg:viewBox="0 0 3351 2164"><text:p/></draw:connector><draw:connector draw:name="Shape13" draw:style-name="gr10" draw:text-style-name="P266" draw:type="line" svg:x1="2.9559in" svg:y1="1.7654in" svg:x2="2.1469in" svg:y2="1.9543in" draw:start-shape="id8" draw:start-glue-point="3" draw:end-shape="id5" draw:end-glue-point="1" svg:d="M7508 4484l-2055 480" svg:viewBox="0 0 2057 482"><text:p/></draw:connector><draw:custom-shape draw:name="Shape14" draw:style-name="gr9" draw:text-style-name="P265" xml:id="id9" draw:id="id9" svg:width="0.7921in" svg:height="0.2488in" svg:x="1.2508in" svg:y="2.5906in"><text:p text:style-name="P264"><text:span text:style-name="T145">job</text:span><text:span text:style-name="T146">.xdv</text:span></text:p><draw:enhanced-geometry svg:viewBox="0 0 21600 21600" draw:mirror-horizontal="false" draw:mirror-vertical="false" draw:type="rectangle" draw:enhanced-path="M 0 0 L 21600 0 21600 21600 0 21600 0 0 Z N"/></draw:custom-shape><draw:custom-shape draw:name="Shape15" draw:style-name="gr11" draw:text-style-name="P263" xml:id="id10" draw:id="id10" svg:width="1.0185in" svg:height="0.3567in" draw:transform="skewX (0.0176278254451427) translate (2.35069444444444in 3.62291666666667in)"><text:p text:style-name="P258"><text:span text:style-name="T146">PTXprint</text:span></text:p><text:p text:style-name="P258"><text:span text:style-name="T146">(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6" draw:style-name="gr12" draw:text-style-name="P267" draw:type="curve" svg:x1="1.124in" svg:y1="0.7079in" svg:x2="1.124in" svg:y2="1.9547in" draw:start-shape="id1" draw:start-glue-point="3" draw:end-shape="id5" draw:end-glue-point="3" svg:d="M2855 1798c-769 0-769 3167 0 3167" svg:viewBox="0 0 579 3168"><text:p/></draw:connector><draw:connector draw:name="Shape17" draw:style-name="gr10" draw:text-style-name="P266" draw:type="line" svg:x1="1.6327in" svg:y1="2.0787in" svg:x2="1.6465in" svg:y2="2.5906in" draw:start-shape="id5" draw:start-glue-point="2" draw:end-shape="id9" draw:end-glue-point="0" svg:d="M4147 5280l35 1300" svg:viewBox="0 0 37 1302"><text:p/></draw:connector><draw:custom-shape draw:name="Shape18" draw:style-name="gr13" draw:text-style-name="P263" xml:id="id11" draw:id="id11" svg:width="1.0197in" svg:height="0.2488in" draw:transform="skewX (0.0167551608191456) translate (1.14861111111111in 3.96805555555556in)"><text:p text:style-name="P258"><text:span text:style-name="T146">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9" draw:style-name="gr10" draw:text-style-name="P266" draw:type="line" svg:x1="1.6469in" svg:y1="2.839in" svg:x2="2.8602in" svg:y2="3.6228in" draw:start-shape="id9" draw:start-glue-point="2" draw:end-shape="id10" draw:end-glue-point="0" svg:d="M4183 7211l3082 1991" svg:viewBox="0 0 3083 1993"><text:p/></draw:connector><draw:custom-shape draw:name="Shape20" draw:style-name="gr14" draw:text-style-name="P265" xml:id="id12" draw:id="id12" svg:width="0.7925in" svg:height="0.2488in" svg:x="2.339in" svg:y="4.6335in"><text:p text:style-name="P264"><text:span text:style-name="T145">job</text:span><text:span text:style-name="T146">.pdf</text:span></text:p><draw:enhanced-geometry svg:viewBox="0 0 21600 21600" draw:mirror-horizontal="false" draw:mirror-vertical="false" draw:type="rectangle" draw:enhanced-path="M 0 0 L 21600 0 21600 21600 0 21600 0 0 Z N"/></draw:custom-shape><draw:connector draw:name="Shape21" draw:style-name="gr10" draw:text-style-name="P266" draw:type="line" svg:x1="2.1681in" svg:y1="4.0925in" svg:x2="2.7346in" svg:y2="4.6335in" draw:start-shape="id11" draw:start-glue-point="1" draw:end-shape="id12" draw:end-glue-point="0" svg:d="M5507 10395l1439 1374" svg:viewBox="0 0 1441 1376"><text:p/></draw:connector><draw:custom-shape draw:name="Shape22" draw:style-name="gr15" draw:text-style-name="P263" xml:id="id6" draw:id="id6" svg:width="1.0189in" svg:height="0.3807in" draw:transform="skewX (0.0164060949687467) translate (0.425in 4.92361111111111in)"><text:p text:style-name="P258"><text:span text:style-name="T146">PTXprint</text:span></text:p><text:p text:style-name="P258"><text:span text:style-name="T146">(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23" draw:style-name="gr16" draw:text-style-name="P266" draw:type="line" svg:x1="2.3394in" svg:y1="4.7579in" svg:x2="1.4441in" svg:y2="5.1142in" draw:start-shape="id12" draw:start-glue-point="3" draw:end-shape="id6" draw:end-glue-point="1" svg:d="M5942 12085l-2274 905" svg:viewBox="0 0 2275 907"><text:p/></draw:connector><draw:custom-shape draw:name="Shape24" draw:style-name="gr17" draw:text-style-name="P268" xml:id="id13" draw:id="id13" svg:width="0.9469in" svg:height="0.5685in" svg:x="2.9654in" svg:y="-0.0594in"><text:p text:style-name="P260"><text:span text:style-name="T146">usfm_sb.sty</text:span></text:p><text:p text:style-name="P260"><text:span text:style-name="T146">ptx2pdf.sty</text:span></text:p><text:p text:style-name="P260"><text:span text:style-name="T146">custom.sty</text:span></text:p><draw:enhanced-geometry svg:viewBox="0 0 21600 21600" draw:type="rectangle" draw:enhanced-path="M 0 0 L 21600 0 21600 21600 0 21600 0 0 Z N"/></draw:custom-shape><draw:connector draw:name="Shape25" draw:style-name="gr18" draw:text-style-name="P267" draw:type="line" svg:x1="2.9657in" svg:y1="0.2244in" svg:x2="1.637in" svg:y2="1.8299in" draw:start-shape="id13" draw:start-glue-point="3" draw:end-shape="id5" draw:end-glue-point="0" svg:d="M7533 570l-3375 4078" svg:viewBox="0 0 3376 4080"><text:p/></draw:connector><draw:custom-shape draw:name="Shape26" draw:style-name="gr19" draw:text-style-name="P269" xml:id="id14" draw:id="id14" svg:width="0.9787in" svg:height="1.1043in" svg:x="3.2535in" svg:y="2.2406in"><text:p text:style-name="P260"><text:span text:style-name="T146">.log</text:span></text:p><text:p text:style-name="P260"><text:span text:style-name="T146">.toc</text:span></text:p><text:p text:style-name="P260"><text:span text:style-name="T146">.picpages</text:span></text:p><text:p text:style-name="P260"><text:span text:style-name="T146">.parlocs</text:span></text:p><text:p text:style-name="P260"><text:span text:style-name="T146">.delayed</text:span></text:p><text:p text:style-name="P260"><text:span text:style-name="T146">.notepages</text:span></text:p><text:p text:style-name="P260"><text:span text:style-name="T146">.marginnotes</text:span></text:p><draw:enhanced-geometry svg:viewBox="0 0 21600 21600" draw:type="rectangle" draw:enhanced-path="M 0 0 L 21600 0 21600 21600 0 21600 0 0 Z N"/></draw:custom-shape><draw:connector draw:name="Shape27" draw:style-name="gr20" draw:text-style-name="P267" draw:type="line" svg:x1="2.8598in" svg:y1="3.6228in" svg:x2="3.2535in" svg:y2="2.7925in" draw:start-shape="id10" draw:start-glue-point="0" draw:end-shape="id14" draw:end-glue-point="3" svg:d="M7264 9202l1000-2109" svg:viewBox="0 0 1002 2111"><text:p/></draw:connector><draw:connector draw:name="Shape28" draw:style-name="gr20" draw:text-style-name="P267" draw:type="line" svg:x1="2.1469in" svg:y1="1.9543in" svg:x2="3.2539in" svg:y2="2.7925in" draw:start-shape="id5" draw:start-glue-point="1" draw:end-shape="id14" draw:end-glue-point="3" svg:d="M5453 4964l2812 2129" svg:viewBox="0 0 2813 2131"><text:p/></draw:connector><draw:connector draw:name="Shape29" draw:style-name="gr12" draw:text-style-name="P267" draw:type="curve" svg:x1="2.8602in" svg:y1="3.6228in" svg:x2="2.1469in" svg:y2="1.9543in" draw:start-shape="id10" draw:start-glue-point="0" draw:end-shape="id5" draw:end-glue-point="1" svg:d="M7265 9202c0-2826-604-4238-1812-4238" svg:viewBox="0 0 1813 4240"><text:p/></draw:connector><draw:custom-shape draw:name="Shape30" draw:style-name="gr21" draw:text-style-name="P265" xml:id="id7" draw:id="id7" svg:width="0.9815in" svg:height="0.2524in" svg:x="1.1055in" svg:y="5.7634in"><text:p text:style-name="P264"><text:span text:style-name="T145">job_insert</text:span><text:span text:style-name="T146">.pdf</text:span></text:p><draw:enhanced-geometry svg:viewBox="0 0 21600 21600" draw:mirror-horizontal="false" draw:mirror-vertical="false" draw:type="rectangle" draw:enhanced-path="M 0 0 L 21600 0 21600 21600 0 21600 0 0 Z N"/></draw:custom-shape><draw:line draw:name="Shape31" draw:style-name="gr22" draw:text-style-name="P267" svg:x1="1.6327in" svg:y1="0.8319in" svg:x2="2.9563in" svg:y2="1.7335in"><text:p/></draw:line><draw:custom-shape draw:name="Shape 1" draw:style-name="gr23" draw:text-style-name="P263" svg:width="1.0189in" svg:height="0.248in" draw:transform="skewX (0.0167551608191456) translate (0.433333333333333in 4.37708333333333in)"><text:p text:style-name="P258"><text:span text:style-name="T146">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24" draw:text-style-name="P270" svg:x1="0.9398in" svg:y1="4.9236in" svg:x2="0.9398in" svg:y2="4.6252in"><text:p/></draw:line><draw:path draw:name="Bézier curve 1" draw:style-name="gr25" draw:text-style-name="P270" svg:width="3.6091in" svg:height="0.6874in" draw:transform="rotate (1.70780467307645) translate (0.934027763097897in 4.37787073693206in)" svg:viewBox="0 0 9168 1747" svg:d="M0 0c7204 0 9168 1747 9168 1747"><text:p/></draw:path><draw:connector draw:name="Shape 2" draw:style-name="gr10" draw:text-style-name="P266" draw:type="line" svg:x1="2.3449in" svg:y1="3.8008in" svg:x2="1.6941in" svg:y2="3.9681in" draw:start-shape="id10" draw:start-glue-point="3" svg:d="M5956 9654l-1653 425" svg:viewBox="0 0 1655 427"><text:p/></draw:connector></draw:g></text:p>
      <text:p text:style-name="P101"><text:bookmark-start text:name="__RefHeading___Toc10501_326506458"/><text:bookmark text:name="_ictjav3do73c"/>File Processing and Generated Files<text:bookmark-end text:name="__RefHeading___Toc10501_326506458"/></text:p>
      <text:p text:style-name="P56">[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35">.tex [r]</text:p>
          </table:table-cell>
          <table:table-cell table:style-name="Table9.A1" office:value-type="string">
            <text:p text:style-name="P35">Job file that XeTeX runs</text:p>
          </table:table-cell>
        </table:table-row>
        <table:table-row table:style-name="Table9.1">
          <table:table-cell table:style-name="Table9.A1" office:value-type="string">
            <text:p text:style-name="P35">.log</text:p>
          </table:table-cell>
          <table:table-cell table:style-name="Table9.A1" office:value-type="string">
            <text:p text:style-name="P35">Generated log of the last XeTeX run against the .tex file</text:p>
          </table:table-cell>
        </table:table-row>
        <table:table-row table:style-name="Table9.1">
          <table:table-cell table:style-name="Table9.A1" office:value-type="string">
            <text:p text:style-name="P35">.delayed [r]</text:p>
          </table:table-cell>
          <table:table-cell table:style-name="Table9.A1" office:value-type="string">
            <text:p text:style-name="P35">Paragraph positions of cutouts (drop chap, figures, sidebars). Is used to calculate paragraph cutouts:</text:p>
            <text:p text:style-name="P35">\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5">\RaiseItem{<text:span text:style-name="T1">type</text:span>}{<text:span text:style-name="T1">ref</text:span>}{<text:span text:style-name="T1">pageno</text:span>}</text:p>
          </table:table-cell>
        </table:table-row>
        <table:table-row table:style-name="Table9.1">
          <table:table-cell table:style-name="Table9.A1" office:value-type="string">
            <text:p text:style-name="P35">.parlocs [r]</text:p>
          </table:table-cell>
          <table:table-cell table:style-name="Table9.A1" office:value-type="string">
            <text:p text:style-name="P35">Position of the start and end of each paragraph on the page</text:p>
            <text:p text:style-name="P35">\@pgstart{<text:span text:style-name="T1">pageno</text:span>}<text:span text:style-name="T143">{</text:span><text:span text:style-name="T22">available </text:span><text:span text:style-name="T59">height}{pagewidth}{pageheight}</text:span></text:p>
            <text:p text:style-name="P202"><text:span text:style-name="T40">\@parpageend{</text:span><text:span text:style-name="T2">bottomx</text:span><text:span text:style-name="T40">}{</text:span><text:span text:style-name="T2">bottomy</text:span><text:span text:style-name="T40">}{</text:span><text:span text:style-name="T2">type=</text:span><text:span text:style-name="T40">[</text:span><text:span text:style-name="T2">bottomins, notes, verybottomins, pageend</text:span><text:span text:style-name="T40">]}</text:span></text:p>
            <text:p text:style-name="P35">\@colstart{<text:span text:style-name="T1">height</text:span>}{<text:span text:style-name="T1">depth</text:span>}{<text:span text:style-name="T1">width</text:span>}{<text:span text:style-name="T22">top</text:span><text:span text:style-name="T1">xpos</text:span>}{<text:span text:style-name="T22">top</text:span><text:span text:style-name="T1">ypos</text:span>}</text:p>
            <text:p text:style-name="P35">\@parstart<text:span text:style-name="T143">{</text:span><text:span text:style-name="T22">mkr</text:span><text:span text:style-name="T59">}</text:span>{<text:span text:style-name="T1">baselineskip</text:span>}<text:span text:style-name="T143">{</text:span><text:span text:style-name="T22">partype=</text:span><text:span text:style-name="T59">[</text:span><text:span text:style-name="T22">section,</text:span><text:span text:style-name="T59">]}</text:span>{<text:span text:style-name="T1">xpos</text:span>}{<text:span text:style-name="T1">ypos</text:span>}</text:p>
            <text:p text:style-name="P202">\@parend{<text:span text:style-name="T2">numlines</text:span><text:span text:style-name="T40">}{</text:span><text:span text:style-name="T2">bottomx</text:span><text:span text:style-name="T40">}{</text:span><text:span text:style-name="T2">bottomy</text:span><text:span text:style-name="T40">}</text:span></text:p>
            <text:p text:style-name="P35">\@parlen{<text:span text:style-name="T1">ref</text:span>}{<text:span text:style-name="T24">parnum</text:span>}{<text:span text:style-name="T1">number of lines in paragraph</text:span>}<text:span text:style-name="T143">{</text:span><text:span text:style-name="T22">mrk</text:span><text:span text:style-name="T59">}{</text:span><text:span text:style-name="T22">adjustment</text:span><text:span text:style-name="T59">}</text:span></text:p>
            <text:p text:style-name="P35">\@colstop{<text:span text:style-name="T1">xpos</text:span>}{<text:span text:style-name="T1">ypos</text:span>}</text:p>
            <text:p text:style-name="P202">\@Poly@colstart{<text:span text:style-name="T2">height</text:span><text:span text:style-name="T40">}{</text:span><text:span text:style-name="T2">depth</text:span><text:span text:style-name="T40">}{</text:span><text:span text:style-name="T2">width</text:span><text:span text:style-name="T40">}{</text:span><text:span text:style-name="T2">topx</text:span><text:span text:style-name="T40">}{</text:span><text:span text:style-name="T2">topy</text:span><text:span text:style-name="T40">}{</text:span><text:span text:style-name="T2">polycode</text:span><text:span text:style-name="T40">}</text:span></text:p>
            <text:p text:style-name="P202"><text:span text:style-name="T40">\@Poly@colstop{</text:span><text:span text:style-name="T2">bottomx</text:span><text:span text:style-name="T40">}{</text:span><text:span text:style-name="T2">bottomy</text:span><text:span text:style-name="T40">}{</text:span><text:span text:style-name="T2">polycode</text:span><text:span text:style-name="T40">}</text:span></text:p>
            <text:p text:style-name="P202"><text:span text:style-name="T40">\@parpicstart{</text:span><text:span text:style-name="T2">ref</text:span><text:span text:style-name="T40">}{</text:span><text:span text:style-name="T2">src</text:span><text:span text:style-name="T40">}{</text:span><text:span text:style-name="T2">x</text:span><text:span text:style-name="T40">}{</text:span><text:span text:style-name="T2">y</text:span><text:span text:style-name="T40">}</text:span></text:p>
            <text:p text:style-name="P202"><text:span text:style-name="T40">\@parpicsize{width}{heightlimit}{</text:span><text:span text:style-name="T2">width</text:span><text:span text:style-name="T40">}{</text:span><text:span text:style-name="T2">height</text:span><text:span text:style-name="T40">}</text:span></text:p>
            <text:p text:style-name="P202"><text:span text:style-name="T40">\@parnote{</text:span><text:span text:style-name="T2">type</text:span><text:span text:style-name="T40">}{</text:span><text:span text:style-name="T2">callerx</text:span><text:span text:style-name="T40">}{</text:span><text:span text:style-name="T2">callery</text:span><text:span text:style-name="T40">}</text:span></text:p>
            <text:p text:style-name="P202"><text:span text:style-name="T40">\@notebox{</text:span><text:span text:style-name="T2">type</text:span><text:span text:style-name="T40">}{</text:span><text:span text:style-name="T2">width</text:span><text:span text:style-name="T40">}{</text:span><text:span text:style-name="T2">height</text:span><text:span text:style-name="T40">}</text:span></text:p>
            <text:p text:style-name="P202"><text:span text:style-name="T40">\@parlines{</text:span><text:span text:style-name="T2">numlines</text:span><text:span text:style-name="T40">}</text:span></text:p>
            <text:p text:style-name="P202"><text:span text:style-name="T40">\@nontextstart{</text:span><text:span text:style-name="T2">x</text:span><text:span text:style-name="T40">}{</text:span><text:span text:style-name="T2">y</text:span><text:span text:style-name="T40">}</text:span></text:p>
            <text:p text:style-name="P202"><text:span text:style-name="T40">\@nontextstop{</text:span><text:span text:style-name="T2">x</text:span><text:span text:style-name="T40">}{</text:span><text:span text:style-name="T2">y</text:span><text:span text:style-name="T40">}</text:span></text:p>
          </table:table-cell>
        </table:table-row>
        <table:table-row table:style-name="Table9.1">
          <table:table-cell table:style-name="Table9.A1" office:value-type="string">
            <text:p text:style-name="P35">.picpages [r]</text:p>
          </table:table-cell>
          <table:table-cell table:style-name="Table9.A1" office:value-type="string">
            <text:p text:style-name="P35">Tracks which figures are on which pages to catch them moving</text:p>
            <text:p text:style-name="P35">\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5">.notepages [r]</text:p>
          </table:table-cell>
          <table:table-cell table:style-name="Table9.A1" office:value-type="string">
            <text:p text:style-name="P35">For per page callers, holds the first caller per page:</text:p>
            <text:p text:style-name="P35">\noteonpage{<text:span text:style-name="T1">caller</text:span>}{<text:span text:style-name="T1">pageno</text:span>}</text:p>
          </table:table-cell>
        </table:table-row>
        <table:table-row table:style-name="Table9.1">
          <table:table-cell table:style-name="Table9.A1" office:value-type="string">
            <text:p text:style-name="P35">.marginnotes [r]</text:p>
          </table:table-cell>
          <table:table-cell table:style-name="Table9.A1" office:value-type="string">
            <text:p text:style-name="P35">Position of each margin note on the page</text:p>
            <text:p text:style-name="P35">\@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5">.fontusage</text:p>
          </table:table-cell>
          <table:table-cell table:style-name="Table9.A1" office:value-type="string">
            <text:p text:style-name="P35">List of fonts used if \ifLogFonts true</text:p>
          </table:table-cell>
        </table:table-row>
        <table:table-row table:style-name="Table9.1">
          <table:table-cell table:style-name="Table9.A1" office:value-type="string">
            <text:p text:style-name="P35">.<text:span text:style-name="T108">toc [r]</text:span></text:p>
          </table:table-cell>
          <table:table-cell table:style-name="Table9.A1" office:value-type="string">
            <text:p text:style-name="P150">Table of Contents after processing to give different lists</text:p>
          </table:table-cell>
        </table:table-row>
        <table:table-row table:style-name="Table9.1">
          <table:table-cell table:style-name="Table9.A1" office:value-type="string">
            <text:p text:style-name="P35">_<text:span text:style-name="T108">orig.toc</text:span></text:p>
          </table:table-cell>
          <table:table-cell table:style-name="Table9.A1" office:value-type="string">
            <text:p text:style-name="P150">Copy of table of contents as generated from TeX</text:p>
          </table:table-cell>
        </table:table-row>
        <table:table-row table:style-name="Table9.1">
          <table:table-cell table:style-name="Table9.A1" office:value-type="string">
            <text:p text:style-name="P35">_<text:span text:style-name="T108">FRT.sfm [r]</text:span></text:p>
          </table:table-cell>
          <table:table-cell table:style-name="Table9.A1" office:value-type="string">
            <text:p text:style-name="P150">Generated front matter to be output</text:p>
          </table:table-cell>
        </table:table-row>
        <table:table-row table:style-name="Table9.1">
          <table:table-cell table:style-name="Table9.A1" office:value-type="string">
            <text:p text:style-name="P35">_<text:span text:style-name="T108">INT.sfm [r]</text:span></text:p>
          </table:table-cell>
          <table:table-cell table:style-name="Table9.A1" office:value-type="string">
            <text:p text:style-name="P150">Generated INT file of peripheral matter</text:p>
          </table:table-cell>
        </table:table-row>
        <table:table-row table:style-name="Table9.1">
          <table:table-cell table:style-name="Table9.A1" office:value-type="string">
            <text:p text:style-name="P35">.<text:span text:style-name="T38">xdv</text:span></text:p>
          </table:table-cell>
          <table:table-cell table:style-name="Table9.A1" office:value-type="string">
            <text:p text:style-name="P60">TeX device independent output. Generates PDF</text:p>
          </table:table-cell>
        </table:table-row>
        <table:table-row table:style-name="Table9.15">
          <table:table-cell table:style-name="Table9.A1" office:value-type="string">
            <text:p text:style-name="P35">.<text:span text:style-name="T38">xdvi_log</text:span></text:p>
          </table:table-cell>
          <table:table-cell table:style-name="Table9.A1" office:value-type="string">
            <text:p text:style-name="P60">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7">\ChapterVerseSeparator</text:p>
          </table:table-cell>
          <table:table-cell table:style-name="Table10.A1" office:value-type="string">
            <text:p text:style-name="P37">Separator between chapter and verse in header.</text:p>
          </table:table-cell>
        </table:table-row>
        <table:table-row table:style-name="Table10.1">
          <table:table-cell table:style-name="Table10.A1" office:value-type="string">
            <text:p text:style-name="P172">\BookChapSeparator</text:p>
          </table:table-cell>
          <table:table-cell table:style-name="Table10.A1" office:value-type="string">
            <text:p text:style-name="P172">Separator between book and chapter in header.</text:p>
          </table:table-cell>
        </table:table-row>
        <table:table-row table:style-name="Table10.1">
          <table:table-cell table:style-name="Table10.A1" office:value-type="string">
            <text:p text:style-name="P37">\RangeSeparator</text:p>
          </table:table-cell>
          <table:table-cell table:style-name="Table10.A1" office:value-type="string">
            <text:p text:style-name="P37"><text:span text:style-name="T119">A r</text:span>ange of <text:span text:style-name="T119">verses</text:span> in header</text:p>
          </table:table-cell>
        </table:table-row>
        <text:soft-page-break/>
        <table:table-row table:style-name="Table10.1">
          <table:table-cell table:style-name="Table10.A1" office:value-type="string">
            <text:p text:style-name="P172">\RangeChapSeparator</text:p>
          </table:table-cell>
          <table:table-cell table:style-name="Table10.A1" office:value-type="string">
            <text:p text:style-name="P172">If a range includes a change of chapters/books in header</text:p>
          </table:table-cell>
        </table:table-row>
        <table:table-row table:style-name="Table10.1">
          <table:table-cell table:style-name="Table10.A1" office:value-type="string">
            <text:p text:style-name="P37">\MakeChapterLabel#1#2{#1\ #2}</text:p>
          </table:table-cell>
          <table:table-cell table:style-name="Table10.A1" office:value-type="string">
            <text:p text:style-name="P37">Sequence and separator for chapter labels.</text:p>
          </table:table-cell>
        </table:table-row>
        <table:table-row table:style-name="Table10.1">
          <table:table-cell table:style-name="Table10.A1" office:value-type="string">
            <text:p text:style-name="P37">\AdornVerseNumber#1{#1}</text:p>
          </table:table-cell>
          <table:table-cell table:style-name="Table10.A1" office:value-type="string">
            <text:p text:style-name="P37">Any ornamentation for verses</text:p>
          </table:table-cell>
        </table:table-row>
        <table:table-row table:style-name="Table10.1">
          <table:table-cell table:style-name="Table10.A1" office:value-type="string">
            <text:p text:style-name="P37">\DecorateRef#1{(#1)}</text:p>
          </table:table-cell>
          <table:table-cell table:style-name="Table10.A1" office:value-type="string">
            <text:p text:style-name="P37">Any decoration of the reference in a figure caption</text:p>
          </table:table-cell>
        </table:table-row>
        <table:table-row table:style-name="Table10.1">
          <table:table-cell table:style-name="Table10.A1" office:value-type="string">
            <text:p text:style-name="P37">\ISBN#1</text:p>
          </table:table-cell>
          <table:table-cell table:style-name="Table10.A1" office:value-type="string">
            <text:p text:style-name="P37">Output ISBN from TeX. (see also zISBNbarcode)</text:p>
          </table:table-cell>
        </table:table-row>
        <table:table-row table:style-name="Table10.1">
          <table:table-cell table:style-name="Table10.A1" office:value-type="string">
            <text:p text:style-name="P37">\DefineActiveChar#1#2</text:p>
          </table:table-cell>
          <table:table-cell table:style-name="Table10.A1" office:value-type="string">
            <text:p text:style-name="P37">Mark a character as being active with the given definition</text:p>
          </table:table-cell>
        </table:table-row>
        <table:table-row table:style-name="Table10.1">
          <table:table-cell table:style-name="Table10.A1" office:value-type="string">
            <text:p text:style-name="P37">\bridgeVerses <text:span text:style-name="T1">bkkC</text:span>.<text:span text:style-name="T1">V</text:span>-<text:span text:style-name="T1">V</text:span>.</text:p>
          </table:table-cell>
          <table:table-cell table:style-name="Table10.A1" office:value-type="string">
            <text:p text:style-name="P37">Bridges a pair of verse. Note the final . delimiter</text:p>
          </table:table-cell>
        </table:table-row>
        <table:table-row table:style-name="Table10.1">
          <table:table-cell table:style-name="Table10.A1" office:value-type="string">
            <text:p text:style-name="P37">\EndNoteSeparator</text:p>
          </table:table-cell>
          <table:table-cell table:style-name="Table10.A1" office:value-type="string">
            <text:p text:style-name="P37">Makes the rule used before (and after) end-notes</text:p>
          </table:table-cell>
        </table:table-row>
        <table:table-row table:style-name="Table10.1">
          <table:table-cell table:style-name="Table10.A1" office:value-type="string">
            <text:p text:style-name="P172">\zBookEndDecoration</text:p>
          </table:table-cell>
          <table:table-cell table:style-name="Table10.A1" office:value-type="string">
            <text:p text:style-name="P172"><text:span text:style-name="T137">The u</text:span>ser<text:span text:style-name="T137">-interface</text:span>-selected <text:span text:style-name="T137"><text:s/></text:span>decoration at end of a book<text:span text:style-name="T137">.</text:span></text:p>
          </table:table-cell>
        </table:table-row>
        <table:table-row table:style-name="Table10.14">
          <table:table-cell table:style-name="Table10.A1" office:value-type="string">
            <text:p text:style-name="P172">\zautoBookEndDecoration</text:p>
          </table:table-cell>
          <table:table-cell table:style-name="Table10.A1" office:value-type="string">
            <text:p text:style-name="P172"><text:span text:style-name="T120">Template automatically</text:span> include<text:span text:style-name="T120">s this</text:span> at end of each boo<text:span text:style-name="T120">k. </text:span><text:span text:style-name="T137">W</text:span><text:span text:style-name="T120">hen </text:span><text:span text:style-name="T137">a </text:span><text:span text:style-name="T120">user-selected decoration </text:span><text:span text:style-name="T137">is </text:span><text:span text:style-name="T120">included i</text:span><text:span text:style-name="T137">t is</text:span><text:span text:style-name="T120">:<text:line-break/> \iffilehasverses\zBookEndDecoration\fi</text:span></text:p>
          </table:table-cell>
        </table:table-row>
        <table:table-row table:style-name="Table10.14">
          <table:table-cell table:style-name="Table10.A1" office:value-type="string">
            <text:p text:style-name="P194">\bookendrule, \lastbookendrule</text:p>
          </table:table-cell>
          <table:table-cell table:style-name="Table10.A1" office:value-type="string">
            <text:p text:style-name="P194">Macros<text:span text:style-name="T138"> (default empty) </text:span>to draw a rule or include other content after the <text:span text:style-name="T138">main content of the </text:span>book, assuming the last page was not so full that it <text:span text:style-name="T138">has been written to the PDF file already by the transition to single</text:span><text:span text:style-name="T139">-</text:span><text:span text:style-name="T138">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5"><text:bookmark-start text:name="__RefHeading___Toc10497_326506458"/>Triggers<text:bookmark-end text:name="__RefHeading___Toc10497_326506458"/></text:p>
      <text:p text:style-name="P43">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30">opened</text:span> successfully, <text:s/><text:span text:style-name="T1">filename</text:span>-1.triggers <text:s/>is tried with the number increasing for each successful read.</text:p>
      <text:p text:style-name="P44">Triggers are <text:span text:style-name="T130">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7"><text:span text:style-name="T34">\AddTrigger </text:span><text:span text:style-name="T35">name</text:span></text:p>
            <text:p text:style-name="P107"><text:span text:style-name="T34"><text:s text:c="3"/></text:span><text:span text:style-name="T35">USFM content</text:span></text:p>
            <text:p text:style-name="P106">\EndTrigger</text:p>
          </table:table-cell>
          <table:table-cell table:style-name="Table11.B1" office:value-type="string">
            <text:p text:style-name="P35"/>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35">REV20.14-preverse</text:p>
          </table:table-cell>
          <table:table-cell table:style-name="Table12.B2" office:value-type="string">
            <text:p text:style-name="P35">Triggers before the verse number</text:p>
          </table:table-cell>
        </table:table-row>
        <table:table-row table:style-name="Table12.1">
          <table:table-cell table:style-name="Table12.A3" office:value-type="string">
            <text:p text:style-name="P35">GLOk.LakeofFire-preverse</text:p>
          </table:table-cell>
          <table:table-cell table:style-name="Table12.B3" office:value-type="string">
            <text:p text:style-name="P35">Triggers before a glossary entry in the the GLO book</text:p>
          </table:table-cell>
        </table:table-row>
        <table:table-row table:style-name="Table12.1">
          <table:table-cell table:style-name="Table12.A4" office:value-type="string">
            <text:p text:style-name="P35">ms:zif</text:p>
          </table:table-cell>
          <table:table-cell table:style-name="Table12.B4" office:value-type="string">
            <text:p text:style-name="P35">Triggers before any standalone milestone of type zif: \zif|file=”wombats”\* in any book</text:p>
          </table:table-cell>
        </table:table-row>
        <table:table-row table:style-name="Table12.1">
          <table:table-cell table:style-name="Table12.A5" office:value-type="string">
            <text:p text:style-name="P35">ms:zwombat=a542</text:p>
          </table:table-cell>
          <table:table-cell table:style-name="Table12.B5" office:value-type="string">
            <text:p text:style-name="P35">Triggers before the unique standalone milestone \zwombat|id=”a542”\*</text:p>
          </table:table-cell>
        </table:table-row>
        <table:table-row table:style-name="Table12.1">
          <table:table-cell table:style-name="Table12.A6" office:value-type="string">
            <text:p text:style-name="P35">GENa542</text:p>
          </table:table-cell>
          <table:table-cell table:style-name="Table12.B6" office:value-type="string">
            <text:p text:style-name="P35">Triggers before any standalone milestone with matching id e.g. \zwombat|a542\* in the book GEN</text:p>
          </table:table-cell>
        </table:table-row>
        <table:table-row table:style-name="Table12.1">
          <table:table-cell table:style-name="Table12.A7" office:value-type="string">
            <text:p text:style-name="P35">REV20.14</text:p>
          </table:table-cell>
          <table:table-cell table:style-name="Table12.B7" office:value-type="string">
            <text:p text:style-name="P35">Triggers mid-paragraph, after the post-versenumber space.</text:p>
          </table:table-cell>
        </table:table-row>
        <table:table-row table:style-name="Table12.1">
          <table:table-cell table:style-name="Table12.A8" office:value-type="string">
            <text:p text:style-name="P35">GLOk.Herod</text:p>
          </table:table-cell>
          <table:table-cell table:style-name="Table12.B8" office:value-type="string">
            <text:p text:style-name="P35">Triggers mid-paragraph, after the glossary entry \k Herod\k*</text:p>
          </table:table-cell>
        </table:table-row>
        <table:table-row table:style-name="Table12.1">
          <table:table-cell table:style-name="Table12.A9" office:value-type="string">
            <text:p text:style-name="P35"><text:span text:style-name="T1">name</text:span>=2</text:p>
          </table:table-cell>
          <table:table-cell table:style-name="Table12.B9" office:value-type="string">
            <text:p text:style-name="P35">Triggers before the second paragraph after <text:span text:style-name="T1">name</text:span></text:p>
          </table:table-cell>
        </table:table-row>
      </table:table>
      <text:p text:style-name="P119"><text:bookmark-start text:name="__RefHeading___Toc23252_1355183602"/><text:soft-page-break/>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42">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42">\ifActions</text:p>
          </table:table-cell>
          <table:table-cell table:style-name="Table13.B2" office:value-type="string">
            <text:p text:style-name="P42">Make links active inside PDF [true]</text:p>
          </table:table-cell>
        </table:table-row>
        <table:table-row table:style-name="Table13.1">
          <table:table-cell table:style-name="Table13.A2" office:value-type="string">
            <text:p text:style-name="P153">\ifAlwaysCheckAttributes</text:p>
          </table:table-cell>
          <table:table-cell table:style-name="Table13.B2" office:value-type="string">
            <text:p text:style-name="P153">Check all char styles for link-href attributes</text:p>
          </table:table-cell>
        </table:table-row>
        <table:table-row table:style-name="Table13.1">
          <table:table-cell table:style-name="Table13.A4" office:value-type="string">
            <text:p text:style-name="P42">\⁠ifAttrMilestoneMatchesUnattr</text:p>
          </table:table-cell>
          <table:table-cell table:style-name="Table13.B4" office:value-type="string">
            <text:p text:style-name="P42">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2">\ifBindingGutter</text:p>
          </table:table-cell>
          <table:table-cell table:style-name="Table13.B5" office:value-type="string">
            <text:p text:style-name="P42">Is there a binding gutter [false[</text:p>
          </table:table-cell>
        </table:table-row>
        <table:table-row table:style-name="Table13.1">
          <table:table-cell table:style-name="Table13.A6" office:value-type="string">
            <text:p text:style-name="P42">\ifBookOpenLeft</text:p>
          </table:table-cell>
          <table:table-cell table:style-name="Table13.B6" office:value-type="string">
            <text:p text:style-name="P42">Page order is reversed for RTL type books [false]</text:p>
          </table:table-cell>
        </table:table-row>
        <table:table-row table:style-name="Table13.1">
          <table:table-cell table:style-name="Table13.A6" office:value-type="string">
            <text:p text:style-name="P154">\ifbookresetcallers</text:p>
          </table:table-cell>
          <table:table-cell table:style-name="Table13.B6" office:value-type="string">
            <text:p text:style-name="P154">Reset note caller sequences at the start of a book</text:p>
          </table:table-cell>
        </table:table-row>
        <table:table-row table:style-name="Table13.1">
          <table:table-cell table:style-name="Table13.A8" office:value-type="string">
            <text:p text:style-name="P42">\ifCalcChapSize</text:p>
          </table:table-cell>
          <table:table-cell table:style-name="Table13.B8" office:value-type="string">
            <text:p text:style-name="P42">Attempt to automatically calculate drop chapter number size [true]</text:p>
          </table:table-cell>
        </table:table-row>
        <table:table-row table:style-name="Table13.1">
          <table:table-cell table:style-name="Table13.A9" office:value-type="string">
            <text:p text:style-name="P42">\ifCaptionFirst</text:p>
          </table:table-cell>
          <table:table-cell table:style-name="Table13.B9" office:value-type="string">
            <text:p text:style-name="P42">Output caption before image [false]</text:p>
          </table:table-cell>
        </table:table-row>
        <table:table-row table:style-name="Table13.1">
          <table:table-cell table:style-name="Table13.A10" office:value-type="string">
            <text:p text:style-name="P42">\ifCaptionRefFirst</text:p>
          </table:table-cell>
          <table:table-cell table:style-name="Table13.B10" office:value-type="string">
            <text:p text:style-name="P42">Output reference before caption [false]</text:p>
          </table:table-cell>
        </table:table-row>
        <table:table-row table:style-name="Table13.1">
          <table:table-cell table:style-name="Table13.A11" office:value-type="string">
            <text:p text:style-name="P42">\ifColNotes</text:p>
          </table:table-cell>
          <table:table-cell table:style-name="Table13.B11" office:value-type="string">
            <text:p text:style-name="P42">Whether to have column notes [false]</text:p>
          </table:table-cell>
        </table:table-row>
        <table:table-row table:style-name="Table13.1">
          <table:table-cell table:style-name="Table13.A12" office:value-type="string">
            <text:p text:style-name="P42">\ifColNotesRule</text:p>
          </table:table-cell>
          <table:table-cell table:style-name="Table13.B12" office:value-type="string">
            <text:p text:style-name="P42">Output a rule separating column notes from body text [false]</text:p>
          </table:table-cell>
        </table:table-row>
        <table:table-row table:style-name="Table13.1">
          <table:table-cell table:style-name="Table13.A13" office:value-type="string">
            <text:p text:style-name="P42">\ifColorFonts</text:p>
          </table:table-cell>
          <table:table-cell table:style-name="Table13.B13" office:value-type="string">
            <text:p text:style-name="P42">Allow coloured fonts [true]</text:p>
          </table:table-cell>
        </table:table-row>
        <table:table-row table:style-name="Table13.1">
          <table:table-cell table:style-name="Table13.A14" office:value-type="string">
            <text:p text:style-name="P42">\ifColumnGutterRule</text:p>
          </table:table-cell>
          <table:table-cell table:style-name="Table13.B14" office:value-type="string">
            <text:p text:style-name="P42">Output a central column gutter rule [false]</text:p>
          </table:table-cell>
        </table:table-row>
        <table:table-row table:style-name="Table13.1">
          <table:table-cell table:style-name="Table13.A15" office:value-type="string">
            <text:p text:style-name="P42">\ifCropMarks</text:p>
          </table:table-cell>
          <table:table-cell table:style-name="Table13.B15" office:value-type="string">
            <text:p text:style-name="P42">Whether to insert crop marks (and increase page size) [false]</text:p>
          </table:table-cell>
        </table:table-row>
        <table:table-row table:style-name="Table13.1">
          <table:table-cell table:style-name="Table13.A16" office:value-type="string">
            <text:p text:style-name="P42">\ifDoCaptions</text:p>
          </table:table-cell>
          <table:table-cell table:style-name="Table13.B16" office:value-type="string">
            <text:p text:style-name="P42">Include captions in figures</text:p>
          </table:table-cell>
        </table:table-row>
        <table:table-row table:style-name="Table13.1">
          <table:table-cell table:style-name="Table13.A17" office:value-type="string">
            <text:p text:style-name="P42">\ifDropActions</text:p>
          </table:table-cell>
          <table:table-cell table:style-name="Table13.B17" office:value-type="string">
            <text:p text:style-name="P42">Don’t output PDF bookmarks [false]</text:p>
          </table:table-cell>
        </table:table-row>
        <table:table-row table:style-name="Table13.1">
          <table:table-cell table:style-name="Table13.A18" office:value-type="string">
            <text:p text:style-name="P42">\ifendbooknoeject</text:p>
          </table:table-cell>
          <table:table-cell table:style-name="Table13.B18" office:value-type="string">
            <text:p text:style-name="P42">Don’t insert a page break after this book</text:p>
          </table:table-cell>
        </table:table-row>
        <table:table-row table:style-name="Table13.1">
          <table:table-cell table:style-name="Table13.A18" office:value-type="string">
            <text:p text:style-name="P199">\ifEndNotesSingleCol</text:p>
          </table:table-cell>
          <table:table-cell table:style-name="Table13.B18" office:value-type="string">
            <text:p text:style-name="P199">Output endnotes in single column text</text:p>
          </table:table-cell>
        </table:table-row>
        <table:table-row table:style-name="Table13.1">
          <table:table-cell table:style-name="Table13.A20" office:value-type="string">
            <text:p text:style-name="P42">\iffiglocleft</text:p>
          </table:table-cell>
          <table:table-cell table:style-name="Table13.B20" office:value-type="string">
            <text:p text:style-name="P42">Default figure positions to top left [true]</text:p>
          </table:table-cell>
        </table:table-row>
        <table:table-row table:style-name="Table13.1">
          <table:table-cell table:style-name="Table13.A21" office:value-type="string">
            <text:p text:style-name="P42">\ifFigurePlaceholder</text:p>
          </table:table-cell>
          <table:table-cell table:style-name="Table13.B21" office:value-type="string">
            <text:p text:style-name="P42">Insert place holders instead of picture files [false]</text:p>
          </table:table-cell>
        </table:table-row>
        <table:table-row table:style-name="Table13.1">
          <table:table-cell table:style-name="Table13.A22" office:value-type="string">
            <text:p text:style-name="P42">\ifFinalNotesDown</text:p>
          </table:table-cell>
          <table:table-cell table:style-name="Table13.B22" office:value-type="string">
            <text:p text:style-name="P42">Push notes on the final page to the bottom of the page [false]</text:p>
          </table:table-cell>
        </table:table-row>
        <table:table-row table:style-name="Table13.1">
          <table:table-cell table:style-name="Table13.A23" office:value-type="string">
            <text:p text:style-name="P158">\ifHangeVA</text:p>
          </table:table-cell>
          <table:table-cell table:style-name="Table13.B23" office:value-type="string">
            <text:p text:style-name="P158">Also hang alternative verse numbers</text:p>
          </table:table-cell>
        </table:table-row>
        <table:table-row table:style-name="Table13.1">
          <table:table-cell table:style-name="Table13.A23" office:value-type="string">
            <text:p text:style-name="P42">\ifIncludeFigures</text:p>
          </table:table-cell>
          <table:table-cell table:style-name="Table13.B23" office:value-type="string">
            <text:p text:style-name="P42">Include figures at all [true]</text:p>
          </table:table-cell>
        </table:table-row>
        <table:table-row table:style-name="Table13.1">
          <table:table-cell table:style-name="Table13.A25" office:value-type="string">
            <text:p text:style-name="P42">\ifIndentAfterHeading</text:p>
          </table:table-cell>
          <table:table-cell table:style-name="Table13.B25" office:value-type="string">
            <text:p text:style-name="P42">Allow first line indentation after a heading [true]</text:p>
          </table:table-cell>
        </table:table-row>
        <table:table-row table:style-name="Table13.1">
          <table:table-cell table:style-name="Table13.A26" office:value-type="string">
            <text:p text:style-name="P42">\ifIndentAfterHeading</text:p>
          </table:table-cell>
          <table:table-cell table:style-name="Table13.B26" office:value-type="string">
            <text:p text:style-name="P42">Allow indented paragraphs following a heading [true]</text:p>
          </table:table-cell>
        </table:table-row>
        <table:table-row table:style-name="Table13.1">
          <table:table-cell table:style-name="Table13.A27" office:value-type="string">
            <text:p text:style-name="P42">\ifIndentAtChapter</text:p>
          </table:table-cell>
          <table:table-cell table:style-name="Table13.B27" office:value-type="string">
            <text:p text:style-name="P42">Allow indented paragraphs at chapter start with cutouts [false]</text:p>
          </table:table-cell>
        </table:table-row>
        <table:table-row table:style-name="Table13.1">
          <table:table-cell table:style-name="Table13.A28" office:value-type="string">
            <text:p text:style-name="P42">\ifJoinGutterRule</text:p>
          </table:table-cell>
          <table:table-cell table:style-name="Table13.B28" office:value-type="string">
            <text:p text:style-name="P42">Join diglot text rule with notes rule [false]</text:p>
          </table:table-cell>
        </table:table-row>
        <table:table-row table:style-name="Table13.1">
          <table:table-cell table:style-name="Table13.A29" office:value-type="string">
            <text:p text:style-name="P42">\ifJustifyPars</text:p>
          </table:table-cell>
          <table:table-cell table:style-name="Table13.B29" office:value-type="string">
            <text:p text:style-name="P42">Justify text [true]</text:p>
          </table:table-cell>
        </table:table-row>
        <table:table-row table:style-name="Table13.1">
          <table:table-cell table:style-name="Table13.A30" office:value-type="string">
            <text:p text:style-name="P94">\ifkeepmarginversemarkers</text:p>
          </table:table-cell>
          <table:table-cell table:style-name="Table13.B30" office:value-type="string">
            <text:p text:style-name="P161">Insert in text markers for margin verses not output.</text:p>
          </table:table-cell>
        </table:table-row>
        <table:table-row table:style-name="Table13.1">
          <table:table-cell table:style-name="Table13.A30" office:value-type="string">
            <text:p text:style-name="P48">\ifLogFonts</text:p>
          </table:table-cell>
          <table:table-cell table:style-name="Table13.B30" office:value-type="string">
            <text:p text:style-name="P42">Generate an extra .fontusage file showing which page <text:s/>each new character style is first used on and what font it uses.</text:p>
          </table:table-cell>
        </table:table-row>
        <table:table-row table:style-name="Table13.1">
          <table:table-cell table:style-name="Table13.A30" office:value-type="string">
            <text:p text:style-name="P47">\ifMarkAdjustPoints</text:p>
          </table:table-cell>
          <table:table-cell table:style-name="Table13.B30" office:value-type="string">
            <text:p text:style-name="P72">Display <text:span text:style-name="T72">an adjlist id for each paragraph </text:span>[false]</text:p>
          </table:table-cell>
        </table:table-row>
        <table:table-row table:style-name="Table13.1">
          <table:table-cell table:style-name="Table13.A33" office:value-type="string">
            <text:p text:style-name="P48">\ifMarkTriggerPoints</text:p>
          </table:table-cell>
          <table:table-cell table:style-name="Table13.B33" office:value-type="string">
            <text:p text:style-name="P42">Display trigger points in output [false]</text:p>
          </table:table-cell>
        </table:table-row>
        <table:table-row table:style-name="Table13.1">
          <table:table-cell table:style-name="Table13.A34" office:value-type="string">
            <text:p text:style-name="P42">\ifMidPageFootnotes</text:p>
          </table:table-cell>
          <table:table-cell table:style-name="Table13.B34" office:value-type="string">
            <text:p text:style-name="P42">Should footnotes go before a single-double column transition [false]</text:p>
          </table:table-cell>
        </table:table-row>
        <table:table-row table:style-name="Table13.1">
          <table:table-cell table:style-name="Table13.A35" office:value-type="string">
            <text:p text:style-name="P42">\ifNoHangVerseNumberOne</text:p>
          </table:table-cell>
          <table:table-cell table:style-name="Table13.B35" office:value-type="string">
            <text:p text:style-name="P158">Don't hang verse 1 if output with a drop chap</text:p>
          </table:table-cell>
        </table:table-row>
        <table:table-row table:style-name="Table13.1">
          <table:table-cell table:style-name="Table13.A35" office:value-type="string">
            <text:p text:style-name="P42">\ifnoinkinmargin</text:p>
          </table:table-cell>
          <table:table-cell table:style-name="Table13.B35" office:value-type="string">
            <text:p text:style-name="P42">Reduce text block to insert footer rather than in the margin [false]</text:p>
          </table:table-cell>
        </table:table-row>
        <table:table-row table:style-name="Table13.1">
          <table:table-cell table:style-name="Table13.A37" office:value-type="string">
            <text:p text:style-name="P161">\ifnoparstartmvm</text:p>
          </table:table-cell>
          <table:table-cell table:style-name="Table13.B37" office:value-type="string">
            <text:p text:style-name="P161">Whether to exclude verse 1 in marginal verses</text:p>
          </table:table-cell>
        </table:table-row>
        <table:table-row table:style-name="Table13.1">
          <table:table-cell table:style-name="Table13.A37" office:value-type="string">
            <text:p text:style-name="P42">\ifNoteGutterRule</text:p>
          </table:table-cell>
          <table:table-cell table:style-name="Table13.B37" office:value-type="string">
            <text:p text:style-name="P42">Insert a rule between diglot columns [true]</text:p>
          </table:table-cell>
        </table:table-row>
        <text:soft-page-break/>
        <table:table-row table:style-name="Table13.1">
          <table:table-cell table:style-name="Table13.A39" office:value-type="string">
            <text:p text:style-name="P42">\ifnotesEachBook</text:p>
          </table:table-cell>
          <table:table-cell table:style-name="Table13.B39" office:value-type="string">
            <text:p text:style-name="P42">Output endnotes at the end of each book [true]</text:p>
          </table:table-cell>
        </table:table-row>
        <table:table-row table:style-name="Table13.1">
          <table:table-cell table:style-name="Table13.A40" office:value-type="string">
            <text:p text:style-name="P42">\ifNoTransparency</text:p>
          </table:table-cell>
          <table:table-cell table:style-name="Table13.B40" office:value-type="string">
            <text:p text:style-name="P42">Disable transparency output in PDF [false]</text:p>
          </table:table-cell>
        </table:table-row>
        <table:table-row table:style-name="Table13.1">
          <table:table-cell table:style-name="Table13.A40" office:value-type="string">
            <text:p text:style-name="P151">\ifnotocwrite</text:p>
          </table:table-cell>
          <table:table-cell table:style-name="Table13.B40" office:value-type="string">
            <text:p text:style-name="P151">Stops the macros writing a new .orig_toc file. Good for TOC design testing.</text:p>
          </table:table-cell>
        </table:table-row>
        <table:table-row table:style-name="Table13.1">
          <table:table-cell table:style-name="Table13.A42" office:value-type="string">
            <text:p text:style-name="P42">\ifOmitBookRef</text:p>
          </table:table-cell>
          <table:table-cell table:style-name="Table13.B42" office:value-type="string">
            <text:p text:style-name="P42">Omit the book name in the running header reference [false]</text:p>
          </table:table-cell>
        </table:table-row>
        <table:table-row table:style-name="Table13.1">
          <table:table-cell table:style-name="Table13.A43" office:value-type="string">
            <text:p text:style-name="P42">\ifOmitChapterNumber</text:p>
          </table:table-cell>
          <table:table-cell table:style-name="Table13.B43" office:value-type="string">
            <text:p text:style-name="P42">Don’t output chapter numbers [false]</text:p>
          </table:table-cell>
        </table:table-row>
        <table:table-row table:style-name="Table13.1">
          <table:table-cell table:style-name="Table13.A44" office:value-type="string">
            <text:p text:style-name="P42">\ifOmitChapterNumberRH</text:p>
          </table:table-cell>
          <table:table-cell table:style-name="Table13.B44" office:value-type="string">
            <text:p text:style-name="P42">Omit chapter numbers from running header [false]</text:p>
          </table:table-cell>
        </table:table-row>
        <table:table-row table:style-name="Table13.1">
          <table:table-cell table:style-name="Table13.A45" office:value-type="string">
            <text:p text:style-name="P42">\ifOmitVerseNumberOne</text:p>
          </table:table-cell>
          <table:table-cell table:style-name="Table13.B45" office:value-type="string">
            <text:p text:style-name="P42">Don’t output verse 1 at the start of a chapter [false]</text:p>
          </table:table-cell>
        </table:table-row>
        <table:table-row table:style-name="Table13.1">
          <table:table-cell table:style-name="Table13.A45" office:value-type="string">
            <text:p text:style-name="P157">\ifparnoteskillprevdepth</text:p>
          </table:table-cell>
          <table:table-cell table:style-name="Table13.B45" office:value-type="string">
            <text:p text:style-name="P157">Sets final note line baseline on the bottom of the note box</text:p>
          </table:table-cell>
        </table:table-row>
        <table:table-row table:style-name="Table13.1">
          <table:table-cell table:style-name="Table13.A45" office:value-type="string">
            <text:p text:style-name="P157">\ifparnotesmidtopskip</text:p>
          </table:table-cell>
          <table:table-cell table:style-name="Table13.B45" office:value-type="string">
            <text:p text:style-name="P157">gridfits the top of the mid note skip</text:p>
          </table:table-cell>
        </table:table-row>
        <table:table-row table:style-name="Table13.1">
          <table:table-cell table:style-name="Table13.A45" office:value-type="string">
            <text:p text:style-name="P157">\ifparnotesruletopskip</text:p>
          </table:table-cell>
          <table:table-cell table:style-name="Table13.B45" office:value-type="string">
            <text:p text:style-name="P157">gridfits the note rule above the note</text:p>
          </table:table-cell>
        </table:table-row>
        <table:table-row table:style-name="Table13.1">
          <table:table-cell table:style-name="Table13.A49" office:value-type="string">
            <text:p text:style-name="P42">\ifrefbookmarks</text:p>
          </table:table-cell>
          <table:table-cell table:style-name="Table13.B49" office:value-type="string">
            <text:p text:style-name="P42">Use book codes instead of book names in bookmarks [false]</text:p>
          </table:table-cell>
        </table:table-row>
        <table:table-row table:style-name="Table13.1">
          <table:table-cell table:style-name="Table13.A50" office:value-type="string">
            <text:p text:style-name="P42">\ifsquashgridbox</text:p>
          </table:table-cell>
          <table:table-cell table:style-name="Table13.B50" office:value-type="string">
            <text:p text:style-name="P42">Don’t insert space above headings at the start of a column [true]</text:p>
          </table:table-cell>
        </table:table-row>
        <table:table-row table:style-name="Table13.1">
          <table:table-cell table:style-name="Table13.A51" office:value-type="string">
            <text:p text:style-name="P42">\ifStudyGutterRule</text:p>
          </table:table-cell>
          <table:table-cell table:style-name="Table13.B51" office:value-type="string">
            <text:p text:style-name="P42">Output a rule separating study notes columns [false]</text:p>
          </table:table-cell>
        </table:table-row>
        <table:table-row table:style-name="Table13.1">
          <table:table-cell table:style-name="Table13.A52" office:value-type="string">
            <text:p text:style-name="P42">\iftildenbsp</text:p>
          </table:table-cell>
          <table:table-cell table:style-name="Table13.B52" office:value-type="string">
            <text:p text:style-name="P42">Treat ~ as non breaking space [true]</text:p>
          </table:table-cell>
        </table:table-row>
        <table:table-row table:style-name="Table13.1">
          <table:table-cell table:style-name="Table13.A53" office:value-type="string">
            <text:p text:style-name="P42">\ifstretchtab</text:p>
          </table:table-cell>
          <table:table-cell table:style-name="Table13.B53" office:value-type="string">
            <text:p text:style-name="P42">Do tabs stretch if the text is too large? [false]</text:p>
          </table:table-cell>
        </table:table-row>
        <table:table-row table:style-name="Table13.1">
          <table:table-cell table:style-name="Table13.A54" office:value-type="string">
            <text:p text:style-name="P42">\ifTOCthreetab</text:p>
          </table:table-cell>
          <table:table-cell table:style-name="Table13.B54" office:value-type="string">
            <text:p text:style-name="P42">Use \toc3 for tab text if no \zthumbtab [true]</text:p>
          </table:table-cell>
        </table:table-row>
        <table:table-row table:style-name="Table13.1">
          <table:table-cell table:style-name="Table13.A55" office:value-type="string">
            <text:p text:style-name="P92">\fTabsOddOnly</text:p>
          </table:table-cell>
          <table:table-cell table:style-name="Table13.B55" office:value-type="string">
            <text:p text:style-name="P92"><text:span text:style-name="T87">Only print t</text:span>humb tabs on odd pages to ease ink seepage.</text:p>
          </table:table-cell>
        </table:table-row>
        <table:table-row table:style-name="Table13.1">
          <table:table-cell table:style-name="Table13.A55" office:value-type="string">
            <text:p text:style-name="P154">\iftildenbsp</text:p>
          </table:table-cell>
          <table:table-cell table:style-name="Table13.B55" office:value-type="string">
            <text:p text:style-name="P154">~ \ | output as literals</text:p>
          </table:table-cell>
        </table:table-row>
        <table:table-row table:style-name="Table13.1">
          <table:table-cell table:style-name="Table13.A55" office:value-type="string">
            <text:p text:style-name="P42">\ifUnderlineSpaces</text:p>
          </table:table-cell>
          <table:table-cell table:style-name="Table13.B55" office:value-type="string">
            <text:p text:style-name="P42">Underline spaces in underlined runs [true]</text:p>
          </table:table-cell>
        </table:table-row>
        <table:table-row table:style-name="Table13.1">
          <table:table-cell table:style-name="Table13.A58" office:value-type="string">
            <text:p text:style-name="P42">\ifversehyphen</text:p>
          </table:table-cell>
          <table:table-cell table:style-name="Table13.B58" office:value-type="string">
            <text:p text:style-name="P42">In marginal verses, do we insert a hyphen between verse ranges? [true]</text:p>
          </table:table-cell>
        </table:table-row>
        <table:table-row table:style-name="Table13.1">
          <table:table-cell table:style-name="Table13.A59" office:value-type="string">
            <text:p text:style-name="P42">\ifVerseRefs</text:p>
          </table:table-cell>
          <table:table-cell table:style-name="Table13.B59" office:value-type="string">
            <text:p text:style-name="P42">Include verses in references [true]</text:p>
          </table:table-cell>
        </table:table-row>
        <table:table-row table:style-name="Table13.1">
          <table:table-cell table:style-name="Table13.A60" office:value-type="string">
            <text:p text:style-name="P42">\<text:span text:style-name="T1">ifVisTrace</text:span></text:p>
          </table:table-cell>
          <table:table-cell table:style-name="Table13.B60" office:value-type="string">
            <text:p text:style-name="P42">Insert visible trace marks in diglot output [false]</text:p>
          </table:table-cell>
        </table:table-row>
        <table:table-row table:style-name="Table13.1">
          <table:table-cell table:style-name="Table13.A61" office:value-type="string">
            <text:p text:style-name="P42">\<text:span text:style-name="T1">ifVistTraceExtra</text:span></text:p>
          </table:table-cell>
          <table:table-cell table:style-name="Table13.B61" office:value-type="string">
            <text:p text:style-name="P42">Add extra information to diglot trace marks (cat alter layout) <text:s/>[false]</text:p>
          </table:table-cell>
        </table:table-row>
        <table:table-row table:style-name="Table13.1">
          <table:table-cell table:style-name="Table13.A62" office:value-type="string">
            <text:p text:style-name="P42">\ifXrefSideAlign</text:p>
          </table:table-cell>
          <table:table-cell table:style-name="Table13.B62" office:value-type="string">
            <text:p text:style-name="P42">Align column notes to side and page [false]</text:p>
          </table:table-cell>
        </table:table-row>
        <table:table-row table:style-name="Table13.1">
          <table:table-cell table:style-name="Table13.A63" office:value-type="string">
            <text:p text:style-name="P42">\ifXrefTopFill</text:p>
          </table:table-cell>
          <table:table-cell table:style-name="Table13.B63" office:value-type="string">
            <text:p text:style-name="P42">Sit column notes on the bottom of the page</text:p>
          </table:table-cell>
        </table:table-row>
        <table:table-row table:style-name="Table13.1">
          <table:table-cell table:style-name="Table13.A64" office:value-type="string">
            <text:p text:style-name="P42"/>
          </table:table-cell>
          <table:table-cell table:style-name="Table13.B64" office:value-type="string">
            <text:p text:style-name="P42"/>
          </table:table-cell>
        </table:table-row>
        <table:table-row table:style-name="Table13.65">
          <table:table-cell table:style-name="Table13.A65" table:number-columns-spanned="2" office:value-type="string">
            <text:p text:style-name="P9">Settings in ornaments plugin</text:p>
          </table:table-cell>
          <table:covered-table-cell/>
        </table:table-row>
        <table:table-row table:style-name="Table13.1">
          <table:table-cell table:style-name="Table13.A66" office:value-type="string">
            <text:p text:style-name="P42">\<text:span text:style-name="T1">ifboxorn</text:span></text:p>
          </table:table-cell>
          <table:table-cell table:style-name="Table13.B66" office:value-type="string">
            <text:p text:style-name="P42">Display boxes around ornaments [false]</text:p>
          </table:table-cell>
        </table:table-row>
        <table:table-row table:style-name="Table13.1">
          <table:table-cell table:style-name="Table13.A67" office:value-type="string">
            <text:p text:style-name="P42">\ifClipOrnaments</text:p>
          </table:table-cell>
          <table:table-cell table:style-name="Table13.B67" office:value-type="string">
            <text:p text:style-name="P42">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42">\ifCacheOrnaments</text:p>
          </table:table-cell>
          <table:table-cell table:style-name="Table13.B68" office:value-type="string">
            <text:p text:style-name="P42">Use (lots of) TeX box<text:span text:style-name="T109">e</text:span>s to store objects to reduce repeated loading [false]</text:p>
          </table:table-cell>
        </table:table-row>
        <table:table-row table:style-name="Table13.1">
          <table:table-cell table:style-name="Table13.A69" office:value-type="string">
            <text:p text:style-name="P42">\ifXformOrnaments</text:p>
          </table:table-cell>
          <table:table-cell table:style-name="Table13.B69" office:value-type="string">
            <text:p text:style-name="P42">Use PDF’s xform objects to reduce PDF size and repeated loading (experimental) [false]</text:p>
          </table:table-cell>
        </table:table-row>
      </table:table>
      <text:list xml:id="list171139254292791" text:continue-numbering="true" text:style-name="WWNum1">
        <text:list-item>
          <text:list>
            <text:list-header>
              <text:p text:style-name="P224"><text:bookmark-start text:name="__RefHeading___Toc10493_326506458"/><text:bookmark text:name="_ejrlfzt65f57"/>Global Dimensions and Counts<text:bookmark-end text:name="__RefHeading___Toc10493_326506458"/></text:p>
              <text:p text:style-name="P232">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30">\AboveEndNoteSpace</text:p>
          </table:table-cell>
          <table:table-cell table:style-name="Table14.A1" office:value-type="string">
            <text:p text:style-name="P30">14pt</text:p>
          </table:table-cell>
          <table:table-cell table:style-name="Table14.A1" office:value-type="string">
            <text:p text:style-name="P30">Space between text and end notes</text:p>
          </table:table-cell>
        </table:table-row>
        <table:table-row table:style-name="Table14.1">
          <table:table-cell table:style-name="Table14.A1" office:value-type="string">
            <text:p text:style-name="P30">\AutoCallerNumChars</text:p>
          </table:table-cell>
          <table:table-cell table:style-name="Table14.A1" office:value-type="string">
            <text:p text:style-name="P30">26</text:p>
          </table:table-cell>
          <table:table-cell table:style-name="Table14.A1" office:value-type="string">
            <text:p text:style-name="P30">Length of autocaller fallback sequence</text:p>
          </table:table-cell>
        </table:table-row>
        <table:table-row table:style-name="Table14.1">
          <table:table-cell table:style-name="Table14.A1" office:value-type="string">
            <text:p text:style-name="P30">\AutoCallerStartChar</text:p>
          </table:table-cell>
          <table:table-cell table:style-name="Table14.A1" office:value-type="string">
            <text:p text:style-name="P30">97</text:p>
          </table:table-cell>
          <table:table-cell table:style-name="Table14.A1" office:value-type="string">
            <text:p text:style-name="P30">Start of auto caller fallback sequence</text:p>
          </table:table-cell>
        </table:table-row>
        <table:table-row table:style-name="Table14.1">
          <table:table-cell table:style-name="Table14.A1" office:value-type="string">
            <text:p text:style-name="P30">\badspacepenalty</text:p>
          </table:table-cell>
          <table:table-cell table:style-name="Table14.A1" office:value-type="string">
            <text:p text:style-name="P30">100</text:p>
          </table:table-cell>
          <table:table-cell table:style-name="Table14.A1" office:value-type="string">
            <text:p text:style-name="P30">Penalty for a \BADBREAK</text:p>
          </table:table-cell>
        </table:table-row>
        <table:table-row table:style-name="Table14.1">
          <table:table-cell table:style-name="Table14.A1" office:value-type="string">
            <text:p text:style-name="P30">\baselineskip</text:p>
          </table:table-cell>
          <table:table-cell table:style-name="Table14.A1" office:value-type="string">
            <text:p text:style-name="P30"/>
          </table:table-cell>
          <table:table-cell table:style-name="Table14.A1" office:value-type="string">
            <text:p text:style-name="P30">Current line spacing</text:p>
          </table:table-cell>
        </table:table-row>
        <text:soft-page-break/>
        <table:table-row table:style-name="Table14.1">
          <table:table-cell table:style-name="Table14.A1" office:value-type="string">
            <text:p text:style-name="P30">\lineskiplimit</text:p>
          </table:table-cell>
          <table:table-cell table:style-name="Table14.A1" office:value-type="string">
            <text:p text:style-name="P30">0.9 x lineheight</text:p>
          </table:table-cell>
          <table:table-cell table:style-name="Table14.A1" office:value-type="string">
            <text:p text:style-name="P30">Allowed line overlap before forced spacing</text:p>
          </table:table-cell>
        </table:table-row>
        <table:table-row table:style-name="Table14.1">
          <table:table-cell table:style-name="Table14.A1" office:value-type="string">
            <text:p text:style-name="P30">\BindingGutter</text:p>
          </table:table-cell>
          <table:table-cell table:style-name="Table14.A1" office:value-type="string">
            <text:p text:style-name="P30">5mm</text:p>
          </table:table-cell>
          <table:table-cell table:style-name="Table14.A1" office:value-type="string">
            <text:p text:style-name="P30">Binding gutter to use if enabled (\ifBindingGutter)</text:p>
          </table:table-cell>
        </table:table-row>
        <table:table-row table:style-name="Table14.1">
          <table:table-cell table:style-name="Table14.A1" office:value-type="string">
            <text:p text:style-name="P30">\BodyColumns</text:p>
          </table:table-cell>
          <table:table-cell table:style-name="Table14.A1" office:value-type="string">
            <text:p text:style-name="P30">1</text:p>
          </table:table-cell>
          <table:table-cell table:style-name="Table14.A1" office:value-type="string">
            <text:p text:style-name="P30">Number of column to use for body text</text:p>
          </table:table-cell>
        </table:table-row>
        <table:table-row table:style-name="Table14.1">
          <table:table-cell table:style-name="Table14.A1" office:value-type="string">
            <text:p text:style-name="P57">\ColumnGutterRuleSkip</text:p>
          </table:table-cell>
          <table:table-cell table:style-name="Table14.A1" office:value-type="string">
            <text:p text:style-name="P30">0pt</text:p>
          </table:table-cell>
          <table:table-cell table:style-name="Table14.A1" office:value-type="string">
            <text:p text:style-name="P30">Space to insert above a gutter rule</text:p>
          </table:table-cell>
        </table:table-row>
        <table:table-row table:style-name="Table14.1">
          <table:table-cell table:style-name="Table14.A1" office:value-type="string">
            <text:p text:style-name="P30">\columnshift</text:p>
          </table:table-cell>
          <table:table-cell table:style-name="Table14.A1" office:value-type="string">
            <text:p text:style-name="P30">0pt</text:p>
          </table:table-cell>
          <table:table-cell table:style-name="Table14.A1" office:value-type="string">
            <text:p text:style-name="P30">Space to insert before text columns (e.g. for marginal verses)</text:p>
          </table:table-cell>
        </table:table-row>
        <table:table-row table:style-name="Table14.1">
          <table:table-cell table:style-name="Table14.A1" office:value-type="string">
            <text:p text:style-name="P30">\ExtraRMargin</text:p>
          </table:table-cell>
          <table:table-cell table:style-name="Table14.A1" office:value-type="string">
            <text:p text:style-name="P30">0pt</text:p>
          </table:table-cell>
          <table:table-cell table:style-name="Table14.A1" office:value-type="string">
            <text:p text:style-name="P30">Extra space to take from the right of a column</text:p>
          </table:table-cell>
        </table:table-row>
        <table:table-row table:style-name="Table14.1">
          <table:table-cell table:style-name="Table14.A1" office:value-type="string">
            <text:p text:style-name="P30">\FigCreditPadding</text:p>
          </table:table-cell>
          <table:table-cell table:style-name="Table14.A1" office:value-type="string">
            <text:p text:style-name="P30">2pt</text:p>
          </table:table-cell>
          <table:table-cell table:style-name="Table14.A1" office:value-type="string">
            <text:p text:style-name="P30">Space to insert above and below figure credits</text:p>
          </table:table-cell>
        </table:table-row>
        <table:table-row table:style-name="Table14.1">
          <table:table-cell table:style-name="Table14.A1" office:value-type="string">
            <text:p text:style-name="P30">\FontSizeUnit</text:p>
          </table:table-cell>
          <table:table-cell table:style-name="Table14.A1" office:value-type="string">
            <text:p text:style-name="P30">1bp</text:p>
          </table:table-cell>
          <table:table-cell table:style-name="Table14.A1" office:value-type="string">
            <text:p text:style-name="P30">Multipler such that 12 is the desired font size</text:p>
          </table:table-cell>
        </table:table-row>
        <table:table-row table:style-name="Table14.1">
          <table:table-cell table:style-name="Table14.A1" office:value-type="string">
            <text:p text:style-name="P30">\IntroColumns</text:p>
          </table:table-cell>
          <table:table-cell table:style-name="Table14.A1" office:value-type="string">
            <text:p text:style-name="P30">1</text:p>
          </table:table-cell>
          <table:table-cell table:style-name="Table14.A1" office:value-type="string">
            <text:p text:style-name="P30">Number of columns for introductory text</text:p>
          </table:table-cell>
        </table:table-row>
        <table:table-row table:style-name="Table14.1">
          <table:table-cell table:style-name="Table14.A1" office:value-type="string">
            <text:p text:style-name="P30">\ISBNfontdim</text:p>
          </table:table-cell>
          <table:table-cell table:style-name="Table14.A1" office:value-type="string">
            <text:p text:style-name="P30">10pt</text:p>
          </table:table-cell>
          <table:table-cell table:style-name="Table14.A1" office:value-type="string">
            <text:p text:style-name="P30">Font size of ISBN barcodes</text:p>
          </table:table-cell>
        </table:table-row>
        <table:table-row table:style-name="Table14.1">
          <table:table-cell table:style-name="Table14.A1" office:value-type="string">
            <text:p text:style-name="P159">\lastnoteclubpenalty</text:p>
          </table:table-cell>
          <table:table-cell table:style-name="Table14.A1" office:value-type="string">
            <text:p text:style-name="P159">10000</text:p>
          </table:table-cell>
          <table:table-cell table:style-name="Table14.A1" office:value-type="string">
            <text:p text:style-name="P159">Club penalty for the last note across pages</text:p>
          </table:table-cell>
        </table:table-row>
        <table:table-row table:style-name="Table14.1">
          <table:table-cell table:style-name="Table14.A1" office:value-type="string">
            <text:p text:style-name="P159">\lastnoteinterlinepenalty</text:p>
          </table:table-cell>
          <table:table-cell table:style-name="Table14.A1" office:value-type="string">
            <text:p text:style-name="P159">10000</text:p>
          </table:table-cell>
          <table:table-cell table:style-name="Table14.A1" office:value-type="string">
            <text:p text:style-name="P159">interline penalty for the last note of the page</text:p>
          </table:table-cell>
        </table:table-row>
        <table:table-row table:style-name="Table14.1">
          <table:table-cell table:style-name="Table14.A1" office:value-type="string">
            <text:p text:style-name="P159">\lastnoteparpenalty</text:p>
          </table:table-cell>
          <table:table-cell table:style-name="Table14.A1" office:value-type="string">
            <text:p text:style-name="P159">100</text:p>
          </table:table-cell>
          <table:table-cell table:style-name="Table14.A1" office:value-type="string">
            <text:p text:style-name="P159">manual par penalty for the last note</text:p>
          </table:table-cell>
        </table:table-row>
        <table:table-row table:style-name="Table14.1">
          <table:table-cell table:style-name="Table14.A1" office:value-type="string">
            <text:p text:style-name="P159">\lastnotewidowpenalty</text:p>
          </table:table-cell>
          <table:table-cell table:style-name="Table14.A1" office:value-type="string">
            <text:p text:style-name="P159">10000</text:p>
          </table:table-cell>
          <table:table-cell table:style-name="Table14.A1" office:value-type="string">
            <text:p text:style-name="P159">Widow penalty for the last note across pages</text:p>
          </table:table-cell>
        </table:table-row>
        <table:table-row table:style-name="Table14.1">
          <table:table-cell table:style-name="Table14.A1" office:value-type="string">
            <text:p text:style-name="P129">\minblackline</text:p>
          </table:table-cell>
          <table:table-cell table:style-name="Table14.A1" office:value-type="string">
            <text:p text:style-name="P129">0.25pt</text:p>
          </table:table-cell>
          <table:table-cell table:style-name="Table14.A1" office:value-type="string">
            <text:p text:style-name="P129">Minimum line thickness for a black line (see OverThinRule)</text:p>
          </table:table-cell>
        </table:table-row>
        <table:table-row table:style-name="Table14.1">
          <table:table-cell table:style-name="Table14.A1" office:value-type="string">
            <text:p text:style-name="P129">\mincolourline</text:p>
          </table:table-cell>
          <table:table-cell table:style-name="Table14.A1" office:value-type="string">
            <text:p text:style-name="P129">0.5pt</text:p>
          </table:table-cell>
          <table:table-cell table:style-name="Table14.A1" office:value-type="string">
            <text:p text:style-name="P129"><text:span text:style-name="T100">as above</text:span> for a colour line.</text:p>
          </table:table-cell>
        </table:table-row>
        <table:table-row table:style-name="Table14.1">
          <table:table-cell table:style-name="Table14.A1" office:value-type="string">
            <text:p text:style-name="P133">\minwhiteline</text:p>
          </table:table-cell>
          <table:table-cell table:style-name="Table14.A1" office:value-type="string">
            <text:p text:style-name="P133">0.5pt</text:p>
          </table:table-cell>
          <table:table-cell table:style-name="Table14.A1" office:value-type="string">
            <text:p text:style-name="P133"><text:span text:style-name="T100">as above</text:span> for a white line (presumably <text:span text:style-name="T100">against</text:span> a dark background)</text:p>
          </table:table-cell>
        </table:table-row>
        <table:table-row table:style-name="Table14.1">
          <table:table-cell table:style-name="Table14.A1" office:value-type="string">
            <text:p text:style-name="P134">\minfontsize</text:p>
          </table:table-cell>
          <table:table-cell table:style-name="Table14.A1" office:value-type="string">
            <text:p text:style-name="P134">5pt</text:p>
          </table:table-cell>
          <table:table-cell table:style-name="Table14.A1" office:value-type="string">
            <text:p text:style-name="P134">Trigger warnings if any font is smaller than this.</text:p>
          </table:table-cell>
        </table:table-row>
        <table:table-row table:style-name="Table14.1">
          <table:table-cell table:style-name="Table14.A1" office:value-type="string">
            <text:p text:style-name="P30">\NoteCallerSpace</text:p>
          </table:table-cell>
          <table:table-cell table:style-name="Table14.A1" office:value-type="string">
            <text:p text:style-name="P30">.2em</text:p>
          </table:table-cell>
          <table:table-cell table:style-name="Table14.A1" office:value-type="string">
            <text:p text:style-name="P30">Space following the note caller</text:p>
          </table:table-cell>
        </table:table-row>
        <table:table-row table:style-name="Table14.1">
          <table:table-cell table:style-name="Table14.A1" office:value-type="string">
            <text:p text:style-name="P30">\NoteCallerWidth</text:p>
          </table:table-cell>
          <table:table-cell table:style-name="Table14.A1" office:value-type="string">
            <text:p text:style-name="P30">1.1ex</text:p>
          </table:table-cell>
          <table:table-cell table:style-name="Table14.A1" office:value-type="string">
            <text:p text:style-name="P30">Width to normalise note callers to</text:p>
          </table:table-cell>
        </table:table-row>
        <table:table-row table:style-name="Table14.1">
          <table:table-cell table:style-name="Table14.A1" office:value-type="string">
            <text:p text:style-name="P159">\NoteShaveMin</text:p>
          </table:table-cell>
          <table:table-cell table:style-name="Table14.A1" office:value-type="string">
            <text:p text:style-name="P159">1</text:p>
          </table:table-cell>
          <table:table-cell table:style-name="Table14.A1" office:value-type="string">
            <text:p text:style-name="P159">Minimum number of lines of last note to split over</text:p>
          </table:table-cell>
        </table:table-row>
        <table:table-row table:style-name="Table14.1">
          <table:table-cell table:style-name="Table14.A1" office:value-type="string">
            <text:p text:style-name="P159">\NoteShaveStay</text:p>
          </table:table-cell>
          <table:table-cell table:style-name="Table14.A1" office:value-type="string">
            <text:p text:style-name="P159">1</text:p>
          </table:table-cell>
          <table:table-cell table:style-name="Table14.A1" office:value-type="string">
            <text:p text:style-name="P159">Minimum number of lines of all notes that remain</text:p>
          </table:table-cell>
        </table:table-row>
        <table:table-row table:style-name="Table14.1">
          <table:table-cell table:style-name="Table14.A1" office:value-type="string">
            <text:p text:style-name="P30">\pageno</text:p>
          </table:table-cell>
          <table:table-cell table:style-name="Table14.A1" office:value-type="string">
            <text:p text:style-name="P30">1</text:p>
          </table:table-cell>
          <table:table-cell table:style-name="Table14.A1" office:value-type="string">
            <text:p text:style-name="P30">Current page number</text:p>
          </table:table-cell>
        </table:table-row>
        <table:table-row table:style-name="Table14.1">
          <table:table-cell table:style-name="Table14.A1" office:value-type="string">
            <text:p text:style-name="P30">\PaperHeight</text:p>
          </table:table-cell>
          <table:table-cell table:style-name="Table14.A1" office:value-type="string">
            <text:p text:style-name="P30">297mm</text:p>
          </table:table-cell>
          <table:table-cell table:style-name="Table14.A1" office:value-type="string">
            <text:p text:style-name="P30">Page Height</text:p>
          </table:table-cell>
        </table:table-row>
        <table:table-row table:style-name="Table14.1">
          <table:table-cell table:style-name="Table14.A31" office:value-type="string">
            <text:p text:style-name="P35">\PaperWidth</text:p>
          </table:table-cell>
          <table:table-cell table:style-name="Table14.A31" office:value-type="string">
            <text:p text:style-name="P35">210mm</text:p>
          </table:table-cell>
          <table:table-cell table:style-name="Table14.A31" office:value-type="string">
            <text:p text:style-name="P35">Page width</text:p>
          </table:table-cell>
        </table:table-row>
        <table:table-row table:style-name="Table14.1">
          <table:table-cell table:style-name="Table14.A1" office:value-type="string">
            <text:p text:style-name="P30">\⁠StudyColumnGutterRuleSkip</text:p>
          </table:table-cell>
          <table:table-cell table:style-name="Table14.A1" office:value-type="string">
            <text:p text:style-name="P30">0pt</text:p>
          </table:table-cell>
          <table:table-cell table:style-name="Table14.A1" office:value-type="string">
            <text:p text:style-name="P30">Space to insert above a study notes gutter rule</text:p>
          </table:table-cell>
        </table:table-row>
        <table:table-row table:style-name="Table14.1">
          <table:table-cell table:style-name="Table14.A1" office:value-type="string">
            <text:p text:style-name="P30">\TabsEnd</text:p>
          </table:table-cell>
          <table:table-cell table:style-name="Table14.A1" office:value-type="string">
            <text:p text:style-name="P30">10pt</text:p>
          </table:table-cell>
          <table:table-cell table:style-name="Table14.A1" office:value-type="string">
            <text:p text:style-name="P30">Distance between the lower edge of the lowermost thumb-tab and the bottom page margin (text area)</text:p>
          </table:table-cell>
        </table:table-row>
        <table:table-row table:style-name="Table14.1">
          <table:table-cell table:style-name="Table14.A1" office:value-type="string">
            <text:p text:style-name="P30">\TabsStart</text:p>
          </table:table-cell>
          <table:table-cell table:style-name="Table14.A1" office:value-type="string">
            <text:p text:style-name="P30">10pt</text:p>
          </table:table-cell>
          <table:table-cell table:style-name="Table14.A1" office:value-type="string">
            <text:p text:style-name="P3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30">\TitleColumns</text:p>
          </table:table-cell>
          <table:table-cell table:style-name="Table14.A1" office:value-type="string">
            <text:p text:style-name="P30">1</text:p>
          </table:table-cell>
          <table:table-cell table:style-name="Table14.A1" office:value-type="string">
            <text:p text:style-name="P30">Number of columns for a title block</text:p>
          </table:table-cell>
        </table:table-row>
        <table:table-row table:style-name="Table14.1">
          <table:table-cell table:style-name="Table14.A1" office:value-type="string">
            <text:p text:style-name="P30">\VerseBoxWidth</text:p>
          </table:table-cell>
          <table:table-cell table:style-name="Table14.A1" office:value-type="string">
            <text:p text:style-name="P30">0pt</text:p>
          </table:table-cell>
          <table:table-cell table:style-name="Table14.A1" office:value-type="string">
            <text:p text:style-name="P30">Allocated space for marginal verses (for wrapping)</text:p>
          </table:table-cell>
        </table:table-row>
        <table:table-row table:style-name="Table14.1">
          <table:table-cell table:style-name="Table14.A1" office:value-type="string">
            <text:p text:style-name="P30">\⁠XeTeXgenerateactualtex</text:p>
          </table:table-cell>
          <table:table-cell table:style-name="Table14.A1" office:value-type="string">
            <text:p text:style-name="P30">0</text:p>
          </table:table-cell>
          <table:table-cell table:style-name="Table14.A1" office:value-type="string">
            <text:p text:style-name="P30">If non zero outputs actual text into the PDF file</text:p>
          </table:table-cell>
        </table:table-row>
        <table:table-row table:style-name="Table14.1">
          <table:table-cell table:style-name="Table14.A1" office:value-type="string">
            <text:p text:style-name="P30">\⁠XeTeXinterchartokenstate</text:p>
          </table:table-cell>
          <table:table-cell table:style-name="Table14.A1" office:value-type="string">
            <text:p text:style-name="P30">0</text:p>
          </table:table-cell>
          <table:table-cell table:style-name="Table14.A1" office:value-type="string">
            <text:p text:style-name="P30">If non zero, enables intercharacter space insertion</text:p>
          </table:table-cell>
        </table:table-row>
        <table:table-row table:style-name="Table14.1">
          <table:table-cell table:style-name="Table14.A1" office:value-type="string">
            <text:p text:style-name="P30">\⁠XeTeXinterwordspaceshaping</text:p>
          </table:table-cell>
          <table:table-cell table:style-name="Table14.A1" office:value-type="string">
            <text:p text:style-name="P30">0</text:p>
          </table:table-cell>
          <table:table-cell table:style-name="Table14.A1" office:value-type="string">
            <text:p text:style-name="P30">If non zero assume the primary font has contextual spaces (rare)</text:p>
          </table:table-cell>
        </table:table-row>
        <table:table-row table:style-name="Table14.1">
          <table:table-cell table:style-name="Table14.A31" office:value-type="string">
            <text:p text:style-name="P58">\XeTeXuseglyphmetrics</text:p>
          </table:table-cell>
          <table:table-cell table:style-name="Table14.A31" office:value-type="string">
            <text:p text:style-name="P35">0</text:p>
          </table:table-cell>
          <table:table-cell table:style-name="Table14.A31" office:value-type="string">
            <text:p text:style-name="P35">If non zero use glyph metrics for box metrics</text:p>
          </table:table-cell>
        </table:table-row>
        <table:table-row table:style-name="Table14.1">
          <table:table-cell table:style-name="Table14.A1" office:value-type="string">
            <text:p text:style-name="P30">\XrefNotesMargin</text:p>
          </table:table-cell>
          <table:table-cell table:style-name="Table14.A1" office:value-type="string">
            <text:p text:style-name="P30">1pt</text:p>
          </table:table-cell>
          <table:table-cell table:style-name="Table14.A1" office:value-type="string">
            <text:p text:style-name="P30">Margin between body text and column notes</text:p>
          </table:table-cell>
        </table:table-row>
        <table:table-row table:style-name="Table14.1">
          <table:table-cell table:style-name="Table14.A1" office:value-type="string">
            <text:p text:style-name="P30">\XrefNotesWidth</text:p>
          </table:table-cell>
          <table:table-cell table:style-name="Table14.A1" office:value-type="string">
            <text:p text:style-name="P30">0pt</text:p>
          </table:table-cell>
          <table:table-cell table:style-name="Table14.A1" office:value-type="string">
            <text:p text:style-name="P30">Width of central column notes</text:p>
          </table:table-cell>
        </table:table-row>
        <table:table-row table:style-name="Table14.1">
          <table:table-cell table:style-name="Table14.A1" office:value-type="string">
            <text:p text:style-name="P30">\XrefSkip</text:p>
          </table:table-cell>
          <table:table-cell table:style-name="Table14.A1" office:value-type="string">
            <text:p text:style-name="P30">0pt</text:p>
          </table:table-cell>
          <table:table-cell table:style-name="Table14.A1" office:value-type="string">
            <text:p text:style-name="P30">Insert space between cross references in centre column notes</text:p>
          </table:table-cell>
        </table:table-row>
      </table:table>
      <text:list xml:id="list171139417116228" text:continue-numbering="true" text:style-name="WWNum1">
        <text:list-item>
          <text:list>
            <text:list-header>
              <text:p text:style-name="P224"><text:bookmark-start text:name="__RefHeading___Toc10491_326506458"/><text:bookmark text:name="_4128sp3q9hnm"/><text:soft-page-break/>Defined Constants<text:bookmark-end text:name="__RefHeading___Toc10491_326506458"/></text:p>
              <text:p text:style-name="P228">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42">\⁠AfterVerseSpaceFactor</text:p>
          </table:table-cell>
          <table:table-cell table:style-name="Table15.B2" office:value-type="string">
            <text:p text:style-name="P30">2</text:p>
          </table:table-cell>
          <table:table-cell table:style-name="Table15.C2" office:value-type="string">
            <text:p text:style-name="P30">Multiplied by \FontSizeUnit to insert after verse number in the text</text:p>
          </table:table-cell>
        </table:table-row>
        <table:table-row table:style-name="Table15.1">
          <table:table-cell table:style-name="Table15.A3" office:value-type="string">
            <text:p text:style-name="P30">\BackgroundOverrun</text:p>
          </table:table-cell>
          <table:table-cell table:style-name="Table15.B3" office:value-type="string">
            <text:p text:style-name="P30">0.25pt</text:p>
          </table:table-cell>
          <table:table-cell table:style-name="Table15.C3" office:value-type="string">
            <text:p text:style-name="P30">The spread beyond the text box when background colour set.</text:p>
          </table:table-cell>
        </table:table-row>
        <table:table-row table:style-name="Table15.1">
          <table:table-cell table:style-name="Table15.A4" office:value-type="string">
            <text:p text:style-name="P42">\BalanceThreshold</text:p>
          </table:table-cell>
          <table:table-cell table:style-name="Table15.B4" office:value-type="string">
            <text:p text:style-name="P30">0.95</text:p>
          </table:table-cell>
          <table:table-cell table:style-name="Table15.C4" office:value-type="string">
            <text:p text:style-name="P30">Don’t let a full page become less full than this before taking the best unbalanced page</text:p>
          </table:table-cell>
        </table:table-row>
        <table:table-row table:style-name="Table15.1">
          <table:table-cell table:style-name="Table15.A5" office:value-type="string">
            <text:p text:style-name="P57">\⁠BelowEndNoteRuleSpace</text:p>
          </table:table-cell>
          <table:table-cell table:style-name="Table15.B5" office:value-type="string">
            <text:p text:style-name="P30">10pt</text:p>
          </table:table-cell>
          <table:table-cell table:style-name="Table15.C5" office:value-type="string">
            <text:p text:style-name="P30">Space below and end note rule</text:p>
          </table:table-cell>
        </table:table-row>
        <table:table-row table:style-name="Table15.1">
          <table:table-cell table:style-name="Table15.A6" office:value-type="string">
            <text:p text:style-name="P42">\bold</text:p>
          </table:table-cell>
          <table:table-cell table:style-name="Table15.B6" office:value-type="string">
            <text:p text:style-name="P30"/>
          </table:table-cell>
          <table:table-cell table:style-name="Table15.C6" office:value-type="string">
            <text:p text:style-name="P30">Main bold body text font</text:p>
          </table:table-cell>
        </table:table-row>
        <table:table-row table:style-name="Table15.1">
          <table:table-cell table:style-name="Table15.A7" office:value-type="string">
            <text:p text:style-name="P42">\bolditalic</text:p>
          </table:table-cell>
          <table:table-cell table:style-name="Table15.B7" office:value-type="string">
            <text:p text:style-name="P30"/>
          </table:table-cell>
          <table:table-cell table:style-name="Table15.C7" office:value-type="string">
            <text:p text:style-name="P30">Main bold italic body text font</text:p>
          </table:table-cell>
        </table:table-row>
        <table:table-row table:style-name="Table15.1">
          <table:table-cell table:style-name="Table15.A8" office:value-type="string">
            <text:p text:style-name="P42">\BottomMarginFactor</text:p>
          </table:table-cell>
          <table:table-cell table:style-name="Table15.B8" office:value-type="string">
            <text:p text:style-name="P30">\⁠TopMarginFactor</text:p>
          </table:table-cell>
          <table:table-cell table:style-name="Table15.C8" office:value-type="string">
            <text:p text:style-name="P30">\BottomMarginFactor * \MarginUnit space at the bottom of a page</text:p>
          </table:table-cell>
        </table:table-row>
        <table:table-row table:style-name="Table15.1">
          <table:table-cell table:style-name="Table15.A9" office:value-type="string">
            <text:p text:style-name="P42">\⁠ChapterVerseSeparator</text:p>
          </table:table-cell>
          <table:table-cell table:style-name="Table15.B9" office:value-type="string">
            <text:p text:style-name="P30"/>
          </table:table-cell>
          <table:table-cell table:style-name="Table15.C9" office:value-type="string">
            <text:p text:style-name="P30">What to put beween chapter and verse in reference</text:p>
          </table:table-cell>
        </table:table-row>
        <table:table-row table:style-name="Table15.1">
          <table:table-cell table:style-name="Table15.A10" office:value-type="string">
            <text:p text:style-name="P42">\colshiftmode</text:p>
          </table:table-cell>
          <table:table-cell table:style-name="Table15.B10" office:value-type="string">
            <text:p text:style-name="P30">left</text:p>
          </table:table-cell>
          <table:table-cell table:style-name="Table15.C10" office:value-type="string">
            <text:p text:style-name="P30">left, right, inner, outer for \⁠columnshift</text:p>
          </table:table-cell>
        </table:table-row>
        <table:table-row table:style-name="Table15.1">
          <table:table-cell table:style-name="Table15.A11" office:value-type="string">
            <text:p text:style-name="P42">\DefaultSpaceBeside</text:p>
          </table:table-cell>
          <table:table-cell table:style-name="Table15.B11" office:value-type="string">
            <text:p text:style-name="P42">10pt</text:p>
          </table:table-cell>
          <table:table-cell table:style-name="Table15.C11" office:value-type="string">
            <text:p text:style-name="P30">Horizontal picture margin space * 2</text:p>
          </table:table-cell>
        </table:table-row>
        <table:table-row table:style-name="Table15.12">
          <table:table-cell table:style-name="Table15.A12" office:value-type="string">
            <text:p text:style-name="P30">\⁠EndNoteRuleThickness</text:p>
          </table:table-cell>
          <table:table-cell table:style-name="Table15.B12" office:value-type="string">
            <text:p text:style-name="P30">0.4pt</text:p>
          </table:table-cell>
          <table:table-cell table:style-name="Table15.C12" office:value-type="string">
            <text:p text:style-name="P30">Thickness of end note rule</text:p>
          </table:table-cell>
        </table:table-row>
        <table:table-row table:style-name="Table15.1">
          <table:table-cell table:style-name="Table15.A13" office:value-type="string">
            <text:p text:style-name="P30">\EndNoteRuleWidth</text:p>
          </table:table-cell>
          <table:table-cell table:style-name="Table15.B13" office:value-type="string">
            <text:p text:style-name="P30">0.5</text:p>
          </table:table-cell>
          <table:table-cell table:style-name="Table15.C13" office:value-type="string">
            <text:p text:style-name="P30">Percentage of page width for end note rule</text:p>
          </table:table-cell>
        </table:table-row>
        <table:table-row table:style-name="Table15.1">
          <table:table-cell table:style-name="Table15.A14" office:value-type="string">
            <text:p text:style-name="P42">\FooterPosition</text:p>
          </table:table-cell>
          <table:table-cell table:style-name="Table15.B14" office:value-type="string">
            <text:p text:style-name="P30">0.5</text:p>
          </table:table-cell>
          <table:table-cell table:style-name="Table15.C14" office:value-type="string">
            <text:p text:style-name="P30">Multiplie by \MarginUnit. Position of baseline of footer from bottom of page</text:p>
          </table:table-cell>
        </table:table-row>
        <table:table-row table:style-name="Table15.1">
          <table:table-cell table:style-name="Table15.A15" office:value-type="string">
            <text:p text:style-name="P42">\FullPageFudgeFactor</text:p>
          </table:table-cell>
          <table:table-cell table:style-name="Table15.B15" office:value-type="string">
            <text:p text:style-name="P42">0pt</text:p>
          </table:table-cell>
          <table:table-cell table:style-name="Table15.C15" office:value-type="string">
            <text:p text:style-name="P30">How much does a full page top aligned picture miss the top of the page by?</text:p>
          </table:table-cell>
        </table:table-row>
        <table:table-row table:style-name="Table15.1">
          <table:table-cell table:style-name="Table15.A16" office:value-type="string">
            <text:p text:style-name="P42">\GraphPaperColMajor</text:p>
          </table:table-cell>
          <table:table-cell table:style-name="Table15.B16" office:value-type="string">
            <text:p text:style-name="P30">0.8 0.1 0.8</text:p>
          </table:table-cell>
          <table:table-cell table:style-name="Table15.C16" office:value-type="string">
            <text:p text:style-name="P30">Colour (RGB) of major division lines</text:p>
          </table:table-cell>
        </table:table-row>
        <table:table-row table:style-name="Table15.1">
          <table:table-cell table:style-name="Table15.A17" office:value-type="string">
            <text:p text:style-name="P42">\GraphPaperColMinor</text:p>
          </table:table-cell>
          <table:table-cell table:style-name="Table15.B17" office:value-type="string">
            <text:p text:style-name="P30">0.9 1.0 1.0</text:p>
          </table:table-cell>
          <table:table-cell table:style-name="Table15.C17" office:value-type="string">
            <text:p text:style-name="P30">Colour (RGB) of grid lines</text:p>
          </table:table-cell>
        </table:table-row>
        <table:table-row table:style-name="Table15.1">
          <table:table-cell table:style-name="Table15.A18" office:value-type="string">
            <text:p text:style-name="P42">\⁠GraphPaperLineMajor</text:p>
          </table:table-cell>
          <table:table-cell table:style-name="Table15.B18" office:value-type="string">
            <text:p text:style-name="P30">0.3pt</text:p>
          </table:table-cell>
          <table:table-cell table:style-name="Table15.C18" office:value-type="string">
            <text:p text:style-name="P30">Thickness of major division lines</text:p>
          </table:table-cell>
        </table:table-row>
        <table:table-row table:style-name="Table15.1">
          <table:table-cell table:style-name="Table15.A19" office:value-type="string">
            <text:p text:style-name="P42">\⁠GraphPaperLineMinor</text:p>
          </table:table-cell>
          <table:table-cell table:style-name="Table15.B19" office:value-type="string">
            <text:p text:style-name="P30">0.1pt</text:p>
          </table:table-cell>
          <table:table-cell table:style-name="Table15.C19" office:value-type="string">
            <text:p text:style-name="P30">Thickness of grid lines</text:p>
          </table:table-cell>
        </table:table-row>
        <table:table-row table:style-name="Table15.1">
          <table:table-cell table:style-name="Table15.A20" office:value-type="string">
            <text:p text:style-name="P42">\GraphPaperMajorDiv</text:p>
          </table:table-cell>
          <table:table-cell table:style-name="Table15.B20" office:value-type="string">
            <text:p text:style-name="P30">5</text:p>
          </table:table-cell>
          <table:table-cell table:style-name="Table15.C20" office:value-type="string">
            <text:p text:style-name="P30">How many divisions between major ones</text:p>
          </table:table-cell>
        </table:table-row>
        <table:table-row table:style-name="Table15.1">
          <table:table-cell table:style-name="Table15.A21" office:value-type="string">
            <text:p text:style-name="P42">\GraphPaperX</text:p>
          </table:table-cell>
          <table:table-cell table:style-name="Table15.B21" office:value-type="string">
            <text:p text:style-name="P30">2mm</text:p>
          </table:table-cell>
          <table:table-cell table:style-name="Table15.C21" office:value-type="string">
            <text:p text:style-name="P30">Grid size horizontally</text:p>
          </table:table-cell>
        </table:table-row>
        <table:table-row table:style-name="Table15.1">
          <table:table-cell table:style-name="Table15.A22" office:value-type="string">
            <text:p text:style-name="P42">\GraphPaperXoffset</text:p>
          </table:table-cell>
          <table:table-cell table:style-name="Table15.B22" office:value-type="string">
            <text:p text:style-name="P30">0cm</text:p>
          </table:table-cell>
          <table:table-cell table:style-name="Table15.C22" office:value-type="string">
            <text:p text:style-name="P30">Offset from start of page to start of grid</text:p>
          </table:table-cell>
        </table:table-row>
        <table:table-row table:style-name="Table15.1">
          <table:table-cell table:style-name="Table15.A23" office:value-type="string">
            <text:p text:style-name="P42">\GraphPaperY</text:p>
          </table:table-cell>
          <table:table-cell table:style-name="Table15.B23" office:value-type="string">
            <text:p text:style-name="P30">2mm</text:p>
          </table:table-cell>
          <table:table-cell table:style-name="Table15.C23" office:value-type="string">
            <text:p text:style-name="P30">Grid size vertically</text:p>
          </table:table-cell>
        </table:table-row>
        <table:table-row table:style-name="Table15.1">
          <table:table-cell table:style-name="Table15.A24" office:value-type="string">
            <text:p text:style-name="P42">\GraphPaperYoffset</text:p>
          </table:table-cell>
          <table:table-cell table:style-name="Table15.B24" office:value-type="string">
            <text:p text:style-name="P30">0cm</text:p>
          </table:table-cell>
          <table:table-cell table:style-name="Table15.C24" office:value-type="string">
            <text:p text:style-name="P30">Offset from start of page to start of grid</text:p>
          </table:table-cell>
        </table:table-row>
        <table:table-row table:style-name="Table15.1">
          <table:table-cell table:style-name="Table15.A25" office:value-type="string">
            <text:p text:style-name="P42">\HeaderPosition</text:p>
          </table:table-cell>
          <table:table-cell table:style-name="Table15.B25" office:value-type="string">
            <text:p text:style-name="P30">0.5</text:p>
          </table:table-cell>
          <table:table-cell table:style-name="Table15.C25" office:value-type="string">
            <text:p text:style-name="P30">Multiplied by \MarginUnit. Position of header baseline from top of page</text:p>
          </table:table-cell>
        </table:table-row>
        <table:table-row table:style-name="Table15.1">
          <table:table-cell table:style-name="Table15.A26" office:value-type="string">
            <text:p text:style-name="P42">\horizThumbtabVadj</text:p>
          </table:table-cell>
          <table:table-cell table:style-name="Table15.B26" office:value-type="string">
            <text:p text:style-name="P42">1sp</text:p>
          </table:table-cell>
          <table:table-cell table:style-name="Table15.C26" office:value-type="string">
            <text:p text:style-name="P30">Distance of top of tab box to text, unrotated. 1sp ⇒ centred</text:p>
          </table:table-cell>
        </table:table-row>
        <table:table-row table:style-name="Table15.1">
          <table:table-cell table:style-name="Table15.A27" office:value-type="string">
            <text:p text:style-name="P42">\IndentUnit</text:p>
          </table:table-cell>
          <table:table-cell table:style-name="Table15.B27" office:value-type="string">
            <text:p text:style-name="P30">1in</text:p>
          </table:table-cell>
          <table:table-cell table:style-name="Table15.C27" office:value-type="string">
            <text:p text:style-name="P30">Dimension to multiply indentation factors by</text:p>
          </table:table-cell>
        </table:table-row>
        <table:table-row table:style-name="Table15.1">
          <table:table-cell table:style-name="Table15.A28" office:value-type="string">
            <text:p text:style-name="P30">\intercharspace</text:p>
          </table:table-cell>
          <table:table-cell table:style-name="Table15.B28" office:value-type="string">
            <text:p text:style-name="P30">\hskip0pt</text:p>
          </table:table-cell>
          <table:table-cell table:style-name="Table15.C28" office:value-type="string">
            <text:p text:style-name="P30">Space to insert between characters if enabled.</text:p>
          </table:table-cell>
        </table:table-row>
        <table:table-row table:style-name="Table15.1">
          <table:table-cell table:style-name="Table15.A29" office:value-type="string">
            <text:p text:style-name="P30">\internotepenalty</text:p>
          </table:table-cell>
          <table:table-cell table:style-name="Table15.B29" office:value-type="string">
            <text:p text:style-name="P30">-10</text:p>
          </table:table-cell>
          <table:table-cell table:style-name="Table15.C29" office:value-type="string">
            <text:p text:style-name="P30">Penalty inserted between paragraphed notes</text:p>
          </table:table-cell>
        </table:table-row>
        <table:table-row table:style-name="Table15.1">
          <table:table-cell table:style-name="Table15.A30" office:value-type="string">
            <text:p text:style-name="P30">\InterNoteSpace</text:p>
          </table:table-cell>
          <table:table-cell table:style-name="Table15.B30" office:value-type="string">
            <text:p text:style-name="P30">3.5pt</text:p>
          </table:table-cell>
          <table:table-cell table:style-name="Table15.C30" office:value-type="string">
            <text:p text:style-name="P30">Vertical space between note classes</text:p>
          </table:table-cell>
        </table:table-row>
        <table:table-row table:style-name="Table15.1">
          <table:table-cell table:style-name="Table15.A31" office:value-type="string">
            <text:p text:style-name="P42">\ISBNfont</text:p>
          </table:table-cell>
          <table:table-cell table:style-name="Table15.B31" office:value-type="string">
            <text:p text:style-name="P42">“Andika”</text:p>
          </table:table-cell>
          <table:table-cell table:style-name="Table15.C31" office:value-type="string">
            <text:p text:style-name="P30">Font to use for text in ISBN</text:p>
          </table:table-cell>
        </table:table-row>
        <table:table-row table:style-name="Table15.1">
          <table:table-cell table:style-name="Table15.A32" office:value-type="string">
            <text:p text:style-name="P42">\italic</text:p>
          </table:table-cell>
          <table:table-cell table:style-name="Table15.B32" office:value-type="string">
            <text:p text:style-name="P30"/>
          </table:table-cell>
          <table:table-cell table:style-name="Table15.C32" office:value-type="string">
            <text:p text:style-name="P30">Main italic body text font</text:p>
          </table:table-cell>
        </table:table-row>
        <table:table-row table:style-name="Table15.1">
          <table:table-cell table:style-name="Table15.A33" office:value-type="string">
            <text:p text:style-name="P42">\LineSpaceBase</text:p>
          </table:table-cell>
          <table:table-cell table:style-name="Table15.B33" office:value-type="string">
            <text:p text:style-name="P30">14</text:p>
          </table:table-cell>
          <table:table-cell table:style-name="Table15.C33" office:value-type="string">
            <text:p text:style-name="P30">Effect font size of a default line spacing</text:p>
          </table:table-cell>
        </table:table-row>
        <table:table-row table:style-name="Table15.1">
          <table:table-cell table:style-name="Table15.A34" office:value-type="string">
            <text:p text:style-name="P42">\LineSpacingFactor</text:p>
          </table:table-cell>
          <table:table-cell table:style-name="Table15.B34" office:value-type="string">
            <text:p text:style-name="P30">1.0</text:p>
          </table:table-cell>
          <table:table-cell table:style-name="Table15.C34" office:value-type="string">
            <text:p text:style-name="P30">FontSizeUnit multiplier for line spacing</text:p>
          </table:table-cell>
        </table:table-row>
        <table:table-row table:style-name="Table15.1">
          <table:table-cell table:style-name="Table15.A35" office:value-type="string">
            <text:p text:style-name="P42">\mainBodyColumns</text:p>
          </table:table-cell>
          <table:table-cell table:style-name="Table15.B35" office:value-type="string">
            <text:p text:style-name="P30">1</text:p>
          </table:table-cell>
          <table:table-cell table:style-name="Table15.C35" office:value-type="string">
            <text:p text:style-name="P30">How many columns for the main body text</text:p>
          </table:table-cell>
        </table:table-row>
        <table:table-row table:style-name="Table15.1">
          <table:table-cell table:style-name="Table15.A36" office:value-type="string">
            <text:p text:style-name="P160">\marginversemarker</text:p>
          </table:table-cell>
          <table:table-cell table:style-name="Table15.B36" office:value-type="string">
            <text:p text:style-name="P30"/>
          </table:table-cell>
          <table:table-cell table:style-name="Table15.C36" office:value-type="string">
            <text:p text:style-name="P160">Auto generated verse range marker in margin verses. Styled with zmvm char style</text:p>
          </table:table-cell>
        </table:table-row>
        <table:table-row table:style-name="Table15.1">
          <table:table-cell table:style-name="Table15.A36" office:value-type="string">
            <text:p text:style-name="P30">\MaxPagesPerChunk</text:p>
          </table:table-cell>
          <table:table-cell table:style-name="Table15.B36" office:value-type="string">
            <text:p text:style-name="P30">300</text:p>
          </table:table-cell>
          <table:table-cell table:style-name="Table15.C36" office:value-type="string">
            <text:p text:style-name="P30">Spot runaway diglots by limiting pages per chunk</text:p>
          </table:table-cell>
        </table:table-row>
        <table:table-row table:style-name="Table15.1">
          <table:table-cell table:style-name="Table15.A38" office:value-type="string">
            <text:p text:style-name="P30">\OptionalBreakPenalty</text:p>
          </table:table-cell>
          <table:table-cell table:style-name="Table15.B38" office:value-type="string">
            <text:p text:style-name="P30">300</text:p>
          </table:table-cell>
          <table:table-cell table:style-name="Table15.C38" office:value-type="string">
            <text:p text:style-name="P30">Penalty for an optional break</text:p>
          </table:table-cell>
        </table:table-row>
        <table:table-row table:style-name="Table15.1">
          <table:table-cell table:style-name="Table15.A39" office:value-type="string">
            <text:p text:style-name="P130">\OverThinCurve</text:p>
          </table:table-cell>
          <table:table-cell table:style-name="Table15.B39" office:value-type="string">
            <text:p text:style-name="P131">warn</text:p>
          </table:table-cell>
          <table:table-cell table:style-name="Table15.C39" table:number-rows-spanned="2" office:value-type="string">
            <text:p text:style-name="P132"><text:span text:style-name="T98">W</text:span>hat happens if a line <text:span text:style-name="T109">is </text:span><text:span text:style-name="T98">too thin for reliable printing </text:span><text:soft-page-break/><text:span text:style-name="T98">(see \minblackline, \mincolourline</text:span><text:span text:style-name="T99">, \minwhiteline</text:span><text:span text:style-name="T98">)<text:line-break/></text:span> <text:span text:style-name="T98">Options:</text:span> "ignore" "warn" "warnfix" "fix" "error". </text:p>
          </table:table-cell>
        </table:table-row>
        <table:table-row table:style-name="Table15.1">
          <table:table-cell table:style-name="Table15.A39" office:value-type="string">
            <text:p text:style-name="P130">\OverThinRule</text:p>
          </table:table-cell>
          <table:table-cell table:style-name="Table15.B39" office:value-type="string">
            <text:p text:style-name="P131">warn</text:p>
          </table:table-cell>
          <table:covered-table-cell table:style-name="Table15.C39"/>
        </table:table-row>
        <table:table-row table:style-name="Table15.1">
          <table:table-cell table:style-name="Table15.A41" office:value-type="string">
            <text:p text:style-name="P42">\PageFullFactor</text:p>
          </table:table-cell>
          <table:table-cell table:style-name="Table15.B39" office:value-type="string">
            <text:p text:style-name="P30">0.9</text:p>
          </table:table-cell>
          <table:table-cell table:style-name="Table15.C41" office:value-type="string">
            <text:p text:style-name="P30">Proportion of a page that is full before we say the page is full</text:p>
          </table:table-cell>
        </table:table-row>
        <table:table-row table:style-name="Table15.1">
          <table:table-cell table:style-name="Table15.A42" office:value-type="string">
            <text:p text:style-name="P42">\R[HF](noV|title)?(odd|even)(left|center|right)</text:p>
          </table:table-cell>
          <table:table-cell table:style-name="Table15.B42" office:value-type="string">
            <text:p text:style-name="P42"/>
          </table:table-cell>
          <table:table-cell table:style-name="Table15.C42" office:value-type="string">
            <text:p text:style-name="P30">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2">\RangeSeparator</text:p>
          </table:table-cell>
          <table:table-cell table:style-name="Table15.B43" office:value-type="string">
            <text:p text:style-name="P30"/>
          </table:table-cell>
          <table:table-cell table:style-name="Table15.C43" office:value-type="string">
            <text:p text:style-name="P30">What to put between first - last of a reference range</text:p>
          </table:table-cell>
        </table:table-row>
        <table:table-row table:style-name="Table15.1">
          <table:table-cell table:style-name="Table15.A44" office:value-type="string">
            <text:p text:style-name="P42">\regular</text:p>
          </table:table-cell>
          <table:table-cell table:style-name="Table15.B44" office:value-type="string">
            <text:p text:style-name="P30"/>
          </table:table-cell>
          <table:table-cell table:style-name="Table15.C44" office:value-type="string">
            <text:p text:style-name="P30">Main regular body text font</text:p>
          </table:table-cell>
        </table:table-row>
        <table:table-row table:style-name="Table15.1">
          <table:table-cell table:style-name="Table15.A45" office:value-type="string">
            <text:p text:style-name="P42">\RuleThickness</text:p>
          </table:table-cell>
          <table:table-cell table:style-name="Table15.B45" office:value-type="string">
            <text:p text:style-name="P30">0.4pt</text:p>
          </table:table-cell>
          <table:table-cell table:style-name="Table15.C45" office:value-type="string">
            <text:p text:style-name="P30">Thickness of a rule of not otherwise specified</text:p>
          </table:table-cell>
        </table:table-row>
        <table:table-row table:style-name="Table15.1">
          <table:table-cell table:style-name="Table15.A46" office:value-type="string">
            <text:p text:style-name="P42">\SideMarginFactor</text:p>
          </table:table-cell>
          <table:table-cell table:style-name="Table15.B46" office:value-type="string">
            <text:p text:style-name="P30">1.0</text:p>
          </table:table-cell>
          <table:table-cell table:style-name="Table15.C46" office:value-type="string">
            <text:p text:style-name="P30">\SideMarginFactor * \MarginUnit space either side of the page</text:p>
          </table:table-cell>
        </table:table-row>
        <table:table-row table:style-name="Table15.1">
          <table:table-cell table:style-name="Table15.A47" office:value-type="string">
            <text:p text:style-name="P30">\SmallCapsSuffix</text:p>
          </table:table-cell>
          <table:table-cell table:style-name="Table15.B47" office:value-type="string">
            <text:p text:style-name="P30">/ICU:+smcp</text:p>
          </table:table-cell>
          <table:table-cell table:style-name="Table15.C47" office:value-type="string">
            <text:p text:style-name="P30">What to add to font definition for \SmallCaps</text:p>
          </table:table-cell>
        </table:table-row>
        <table:table-row table:style-name="Table15.1">
          <table:table-cell table:style-name="Table15.A48" office:value-type="string">
            <text:p text:style-name="P42">\SpaceShrinkFactor</text:p>
          </table:table-cell>
          <table:table-cell table:style-name="Table15.B48" office:value-type="string">
            <text:p text:style-name="P30">\empty</text:p>
          </table:table-cell>
          <table:table-cell table:style-name="Table15.C48" office:value-type="string">
            <text:p text:style-name="P30">Dimension of inter character shrink space</text:p>
          </table:table-cell>
        </table:table-row>
        <table:table-row table:style-name="Table15.1">
          <table:table-cell table:style-name="Table15.A49" office:value-type="string">
            <text:p text:style-name="P42">\SpaceStretchFactor</text:p>
          </table:table-cell>
          <table:table-cell table:style-name="Table15.B49" office:value-type="string">
            <text:p text:style-name="P30">\empty</text:p>
          </table:table-cell>
          <table:table-cell table:style-name="Table15.C49" office:value-type="string">
            <text:p text:style-name="P30">Dimension of inter character stretch space</text:p>
          </table:table-cell>
        </table:table-row>
        <table:table-row table:style-name="Table15.1">
          <table:table-cell table:style-name="Table15.A50" office:value-type="string">
            <text:p text:style-name="P30">\StringOrnamentFont</text:p>
          </table:table-cell>
          <table:table-cell table:style-name="Table15.B50" office:value-type="string">
            <text:p text:style-name="P57">Ag Arabesque Desktop</text:p>
          </table:table-cell>
          <table:table-cell table:style-name="Table15.C50" office:value-type="string">
            <text:p text:style-name="P30">Font to use for ornament string definitions</text:p>
          </table:table-cell>
        </table:table-row>
        <table:table-row table:style-name="Table15.1">
          <table:table-cell table:style-name="Table15.A51" office:value-type="string">
            <text:p text:style-name="P42">\StudyGutterFactor</text:p>
          </table:table-cell>
          <table:table-cell table:style-name="Table15.B51" office:value-type="string">
            <text:p text:style-name="P30">1.0</text:p>
          </table:table-cell>
          <table:table-cell table:style-name="Table15.C51" office:value-type="string">
            <text:p text:style-name="P30">Gutter width factor for study notes</text:p>
          </table:table-cell>
        </table:table-row>
        <table:table-row table:style-name="Table15.1">
          <table:table-cell table:style-name="Table15.A52" office:value-type="string">
            <text:p text:style-name="P57">\StudyNoteRuleThickness</text:p>
          </table:table-cell>
          <table:table-cell table:style-name="Table15.B52" office:value-type="string">
            <text:p text:style-name="P30">0.4pt</text:p>
          </table:table-cell>
          <table:table-cell table:style-name="Table15.C52" office:value-type="string">
            <text:p text:style-name="P30">Rule above study notes thickness</text:p>
          </table:table-cell>
        </table:table-row>
        <table:table-row table:style-name="Table15.1">
          <table:table-cell table:style-name="Table15.A53" office:value-type="string">
            <text:p text:style-name="P30">\SuperscriptFactor</text:p>
          </table:table-cell>
          <table:table-cell table:style-name="Table15.B53" office:value-type="string">
            <text:p text:style-name="P30">0.75</text:p>
          </table:table-cell>
          <table:table-cell table:style-name="Table15.C53" office:value-type="string">
            <text:p text:style-name="P30">Font scale factor for \Superscript</text:p>
          </table:table-cell>
        </table:table-row>
        <table:table-row table:style-name="Table15.1">
          <table:table-cell table:style-name="Table15.A54" office:value-type="string">
            <text:p text:style-name="P30">\SuperscriptRaise</text:p>
          </table:table-cell>
          <table:table-cell table:style-name="Table15.B54" office:value-type="string">
            <text:p text:style-name="P30">0.85ex</text:p>
          </table:table-cell>
          <table:table-cell table:style-name="Table15.C54" office:value-type="string">
            <text:p text:style-name="P30">Default raise to use for \Superscript</text:p>
          </table:table-cell>
        </table:table-row>
        <table:table-row table:style-name="Table15.1">
          <table:table-cell table:style-name="Table15.A55" office:value-type="string">
            <text:p text:style-name="P42">\TabBleed</text:p>
          </table:table-cell>
          <table:table-cell table:style-name="Table15.B55" office:value-type="string">
            <text:p text:style-name="P42">5pt</text:p>
          </table:table-cell>
          <table:table-cell table:style-name="Table15.C55" office:value-type="string">
            <text:p text:style-name="P30">How much tabs protrude outside the page</text:p>
          </table:table-cell>
        </table:table-row>
        <table:table-row table:style-name="Table15.1">
          <table:table-cell table:style-name="Table15.A56" office:value-type="string">
            <text:p text:style-name="P42">\TPILB</text:p>
          </table:table-cell>
          <table:table-cell table:style-name="Table15.B56" office:value-type="string">
            <text:p text:style-name="P42">{}</text:p>
          </table:table-cell>
          <table:table-cell table:style-name="Table15.C56" office:value-type="string">
            <text:p text:style-name="P30">Text to insert in intentional blank pages</text:p>
          </table:table-cell>
        </table:table-row>
        <table:table-row table:style-name="Table15.1">
          <table:table-cell table:style-name="Table15.A57" office:value-type="string">
            <text:p text:style-name="P42">\TopMarginFactor</text:p>
          </table:table-cell>
          <table:table-cell table:style-name="Table15.B57" office:value-type="string">
            <text:p text:style-name="P30">1.0</text:p>
          </table:table-cell>
          <table:table-cell table:style-name="Table15.C57" office:value-type="string">
            <text:p text:style-name="P30">\TopMarginFactor * \MarginUnit space at the top of a page</text:p>
          </table:table-cell>
        </table:table-row>
        <table:table-row table:style-name="Table15.1">
          <table:table-cell table:style-name="Table15.A58" office:value-type="string">
            <text:p text:style-name="P42">\UnderlineLower</text:p>
          </table:table-cell>
          <table:table-cell table:style-name="Table15.B58" office:value-type="string">
            <text:p text:style-name="P30">0.2em</text:p>
          </table:table-cell>
          <table:table-cell table:style-name="Table15.C58" office:value-type="string">
            <text:p text:style-name="P30">Distance of underline rule below lowest descender (if &gt;=0), or below baseline (&lt;0).</text:p>
          </table:table-cell>
        </table:table-row>
        <table:table-row table:style-name="Table15.1">
          <table:table-cell table:style-name="Table15.A59" office:value-type="string">
            <text:p text:style-name="P42">\UnderlineThickness</text:p>
          </table:table-cell>
          <table:table-cell table:style-name="Table15.B59" office:value-type="string">
            <text:p text:style-name="P30">0.05em</text:p>
          </table:table-cell>
          <table:table-cell table:style-name="Table15.C59" office:value-type="string">
            <text:p text:style-name="P30">Dimension of underline rule</text:p>
          </table:table-cell>
        </table:table-row>
        <table:table-row table:style-name="Table15.1">
          <table:table-cell table:style-name="Table15.A60" office:value-type="string">
            <text:p text:style-name="P42">\uselanguage{<text:span text:style-name="T1">lang</text:span>}</text:p>
          </table:table-cell>
          <table:table-cell table:style-name="Table15.B60" office:value-type="string">
            <text:p text:style-name="P30">{}</text:p>
          </table:table-cell>
          <table:table-cell table:style-name="Table15.C60" office:value-type="string">
            <text:p text:style-name="P31">Enable preinstalled language: USenglis<text:span text:style-name="T89">h, and a full list of language names from </text:span><text:a xlink:type="simple" xlink:href="https://tug.org/texmf-dist/tex/generic/config/language.def" text:style-name="Internet_20_link" text:visited-style-name="Visited_20_Internet_20_Link"><text:span text:style-name="T89">https://tug.org/texmf-dist/tex/generic/config/language.def</text:span></text:a><text:span text:style-name="T89">. Lang </text:span><text:span text:style-name="T90">tags</text:span><text:span text:style-name="T89">: af </text:span><text:span text:style-name="T90">as</text:span><text:span text:style-name="T89"> be bg </text:span><text:span text:style-name="T90">bn </text:span><text:span text:style-name="T89">ca cop cs </text:span><text:span text:style-name="T90">cu cy </text:span><text:span text:style-name="T89">da </text:span><text:span text:style-name="T90">de-1901 de-1996 de-ch-1901</text:span><text:span text:style-name="T89"> </text:span><text:span text:style-name="T90">el-monoton</text:span><text:span text:style-name="T89"> </text:span><text:span text:style-name="T90">el-polyton </text:span><text:span text:style-name="T89">en-gb en-us eo </text:span><text:span text:style-name="T90">es </text:span><text:span text:style-name="T89">et eu fi fi-x-school fr fur </text:span><text:span text:style-name="T90">ga gl gu hi </text:span><text:span text:style-name="T89">hr </text:span><text:span text:style-name="T90">hsb hu </text:span><text:span text:style-name="T89">hy </text:span><text:span text:style-name="T90">ia id it is ka kmr kn la-x-classic la-x-liturgic lt lv mk ml mn-cyrl mn-cyrl-x-lmc mr </text:span><text:span text:style-name="T89">mul-ethi </text:span><text:span text:style-name="T90">nb </text:span><text:span text:style-name="T89">nl </text:span><text:span text:style-name="T90">nn oc or pa pi pl pms pt <text:s/>rm ro ru sa sk sl sr-latn sr-cyrl sv ta te th tk tr uk </text:span><text:span text:style-name="T89">zh-latn</text:span></text:p>
          </table:table-cell>
        </table:table-row>
        <table:table-row table:style-name="Table15.1">
          <table:table-cell table:style-name="Table15.A61" office:value-type="string">
            <text:p text:style-name="P42">\VerticalSpaceFactor</text:p>
          </table:table-cell>
          <table:table-cell table:style-name="Table15.B61" office:value-type="string">
            <text:p text:style-name="P30">1.0</text:p>
          </table:table-cell>
          <table:table-cell table:style-name="Table15.C61" office:value-type="string">
            <text:p text:style-name="P30">Multiplier for SpaceBefore, SpaceAfter</text:p>
          </table:table-cell>
        </table:table-row>
        <table:table-row table:style-name="Table15.1">
          <table:table-cell table:style-name="Table15.A62" office:value-type="string">
            <text:p text:style-name="P42">\vertThumbtabVadj</text:p>
          </table:table-cell>
          <table:table-cell table:style-name="Table15.B62" office:value-type="string">
            <text:p text:style-name="P42">-2pt</text:p>
          </table:table-cell>
          <table:table-cell table:style-name="Table15.C62" office:value-type="string">
            <text:p text:style-name="P30">Distance of top of tab box to text, rotated</text:p>
          </table:table-cell>
        </table:table-row>
        <table:table-row table:style-name="Table15.1">
          <table:table-cell table:style-name="Table15.A63" office:value-type="string">
            <text:p text:style-name="P42">\XrefNotes</text:p>
          </table:table-cell>
          <table:table-cell table:style-name="Table15.B63" office:value-type="string">
            <text:p text:style-name="P30"/>
          </table:table-cell>
          <table:table-cell table:style-name="Table15.C63" office:value-type="string">
            <text:p text:style-name="P30">Notes class to use for central notes column</text:p>
          </table:table-cell>
        </table:table-row>
        <table:table-row table:style-name="Table15.1">
          <table:table-cell table:style-name="Table15.A64" office:value-type="string">
            <text:p text:style-name="P42">\XrefSide</text:p>
          </table:table-cell>
          <table:table-cell table:style-name="Table15.B64" office:value-type="string">
            <text:p text:style-name="P30">0</text:p>
          </table:table-cell>
          <table:table-cell table:style-name="Table15.C64" office:value-type="string">
            <text:p text:style-name="P30">1 = Left, 2 = Right, 3 = Inner, 4 = Outer</text:p>
          </table:table-cell>
        </table:table-row>
      </table:table>
      <text:list xml:id="list171140962455557" text:continue-numbering="true" text:style-name="WWNum1">
        <text:list-item>
          <text:list>
            <text:list-header>
              <text:p text:style-name="P224"><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9">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42">\AutoCallers{<text:span text:style-name="T1">x</text:span>}{<text:span text:style-name="T1">list</text:span>}</text:p>
          </table:table-cell>
          <table:table-cell table:style-name="Table16.B2" office:value-type="string">
            <text:p text:style-name="P30">Comma separated (no spaces) list of callers for note <text:span text:style-name="T1">x</text:span>.</text:p>
          </table:table-cell>
        </table:table-row>
        <table:table-row table:style-name="Table16.1">
          <table:table-cell table:style-name="Table16.A3" office:value-type="string">
            <text:p text:style-name="P42">\ColumnGutterFactor</text:p>
          </table:table-cell>
          <table:table-cell table:style-name="Table16.B3" office:value-type="string">
            <text:p text:style-name="P30">Column gutter width is \ColumnGutterFactor * \FontSizeUnit. Default 15.</text:p>
          </table:table-cell>
        </table:table-row>
        <text:soft-page-break/>
        <table:table-row table:style-name="Table16.1">
          <table:table-cell table:style-name="Table16.A4" office:value-type="string">
            <text:p text:style-name="P42">\NoStorePeriph{<text:span text:style-name="T1">intot</text:span>}</text:p>
          </table:table-cell>
          <table:table-cell table:style-name="Table16.B4" office:value-type="string">
            <text:p text:style-name="P30">Immediately output the peripheral section <text:span text:style-name="T1">intot</text:span> when it is met.</text:p>
          </table:table-cell>
        </table:table-row>
        <table:table-row table:style-name="Table16.1">
          <table:table-cell table:style-name="Table16.A5" office:value-type="string">
            <text:p text:style-name="P42">\NoteAtEnd{<text:span text:style-name="T1">x</text:span>}</text:p>
          </table:table-cell>
          <table:table-cell table:style-name="Table16.B5" office:value-type="string">
            <text:p text:style-name="P30">Treat <text:span text:style-name="T1">x</text:span> as an endnote. \fe already set as endnote</text:p>
          </table:table-cell>
        </table:table-row>
        <table:table-row table:style-name="Table16.1">
          <table:table-cell table:style-name="Table16.A6" office:value-type="string">
            <text:p text:style-name="P42">\NumericCallers{<text:span text:style-name="T1">x</text:span>}</text:p>
          </table:table-cell>
          <table:table-cell table:style-name="Table16.B6" office:value-type="string">
            <text:p text:style-name="P30">Specifies a note style that has numeric callers</text:p>
          </table:table-cell>
        </table:table-row>
        <table:table-row table:style-name="Table16.1">
          <table:table-cell table:style-name="Table16.A1" office:value-type="string">
            <text:p text:style-name="P42">\OmitCallerInNote{<text:span text:style-name="T1">x</text:span>}</text:p>
          </table:table-cell>
          <table:table-cell table:style-name="Table16.A1" office:value-type="string">
            <text:p text:style-name="P30">Don’t include a caller in this note</text:p>
          </table:table-cell>
        </table:table-row>
        <table:table-row table:style-name="Table16.1">
          <table:table-cell table:style-name="Table16.A8" office:value-type="string">
            <text:p text:style-name="P42">\PageResetCallers{<text:span text:style-name="T1">x</text:span>}</text:p>
          </table:table-cell>
          <table:table-cell table:style-name="Table16.B8" office:value-type="string">
            <text:p text:style-name="P30">The callers for note style <text:span text:style-name="T1">x</text:span> should reset each page</text:p>
          </table:table-cell>
        </table:table-row>
        <table:table-row table:style-name="Table16.1">
          <table:table-cell table:style-name="Table16.A9" office:value-type="string">
            <text:p text:style-name="P42">\ParagraphedNotes{<text:span text:style-name="T1">x</text:span>}</text:p>
          </table:table-cell>
          <table:table-cell table:style-name="Table16.B9" office:value-type="string">
            <text:p text:style-name="P30">Run notes in this class into one paragraph</text:p>
          </table:table-cell>
        </table:table-row>
        <table:table-row table:style-name="Table16.1">
          <table:table-cell table:style-name="Table16.A10" office:value-type="string">
            <text:p text:style-name="P42">\StorePeriph{<text:span text:style-name="T1">intot</text:span>}</text:p>
          </table:table-cell>
          <table:table-cell table:style-name="Table16.B10" office:value-type="string">
            <text:p text:style-name="P30">Store the peripheral section <text:span text:style-name="T1">intot</text:span> for later inclusion using \⁠zgetperiph</text:p>
          </table:table-cell>
        </table:table-row>
        <table:table-row table:style-name="Table16.1">
          <table:table-cell table:style-name="Table16.A11" office:value-type="string">
            <text:p text:style-name="P42">\StudyNotes{<text:span text:style-name="T1">x</text:span>}</text:p>
          </table:table-cell>
          <table:table-cell table:style-name="Table16.B11" office:value-type="string">
            <text:p text:style-name="P30">Output <text:span text:style-name="T1">x</text:span> as study notes</text:p>
          </table:table-cell>
        </table:table-row>
        <table:table-row table:style-name="Table16.1">
          <table:table-cell table:style-name="Table16.A12" office:value-type="string">
            <text:p text:style-name="P30">\XeTeXlinebreaklocale</text:p>
          </table:table-cell>
          <table:table-cell table:style-name="Table16.B12" office:value-type="string">
            <text:p text:style-name="P30">ICU locale to use for line breaking</text:p>
          </table:table-cell>
        </table:table-row>
        <table:table-row table:style-name="Table16.1">
          <table:table-cell table:style-name="Table16.A13" office:value-type="string">
            <text:p text:style-name="P30">\cstyle{sty}{text}</text:p>
          </table:table-cell>
          <table:table-cell table:style-name="Table16.B13" office:value-type="string">
            <text:p text:style-name="P30">Format text in character style sty.</text:p>
          </table:table-cell>
        </table:table-row>
      </table:table>
      <text:list xml:id="list171138923551387" text:continue-numbering="true" text:style-name="WWNum1">
        <text:list-item>
          <text:list>
            <text:list-header>
              <text:p text:style-name="P224"><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30">OptionalBreakPenalty</text:p>
          </table:table-cell>
          <table:table-cell table:style-name="Table17.A1" office:value-type="string">
            <text:p text:style-name="P30">300</text:p>
          </table:table-cell>
          <table:table-cell table:style-name="Table17.A1" office:value-type="string">
            <text:p text:style-name="P30">\def this to set \linepenalty at //. Also sets the break for a // as -\OptionalBreakPenalty</text:p>
          </table:table-cell>
        </table:table-row>
        <table:table-row table:style-name="Table17.1">
          <table:table-cell table:style-name="Table17.A1" office:value-type="string">
            <text:p text:style-name="P30">badspacepenalty</text:p>
          </table:table-cell>
          <table:table-cell table:style-name="Table17.A1" office:value-type="string">
            <text:p text:style-name="P30">100</text:p>
          </table:table-cell>
          <table:table-cell table:style-name="Table17.A1" office:value-type="string">
            <text:p text:style-name="P30">Assign this as the you can break here if you must</text:p>
          </table:table-cell>
        </table:table-row>
      </table:table>
      <text:list xml:id="list171140002049830" text:continue-numbering="true" text:style-name="WWNum1">
        <text:list-item>
          <text:list>
            <text:list-header>
              <text:p text:style-name="P224"><text:bookmark-start text:name="__RefHeading___Toc10485_326506458"/><text:bookmark text:name="_y2jqpjbt3vb"/>PTX Special Spaces <text:span text:style-name="T92">and Characters</text:span><text:bookmark-end text:name="__RefHeading___Toc10485_326506458"/></text:p>
              <text:p text:style-name="P228">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30">00A0</text:p>
          </table:table-cell>
          <table:table-cell table:style-name="Table18.A1" office:value-type="string">
            <text:p text:style-name="P30">\NBSP</text:p>
          </table:table-cell>
          <table:table-cell table:style-name="Table18.A1" office:value-type="string">
            <text:p text:style-name="P30">\nobreak\space</text:p>
          </table:table-cell>
        </table:table-row>
        <table:table-row table:style-name="Table18.1">
          <table:table-cell table:style-name="Table18.A1" office:value-type="string">
            <text:p text:style-name="P30">00AD</text:p>
          </table:table-cell>
          <table:table-cell table:style-name="Table18.A1" office:value-type="string">
            <text:p text:style-name="P30">\SFTHYPHEN</text:p>
          </table:table-cell>
          <table:table-cell table:style-name="Table18.A1" office:value-type="string">
            <text:p text:style-name="P30">\-</text:p>
          </table:table-cell>
        </table:table-row>
        <table:table-row table:style-name="Table18.1">
          <table:table-cell table:style-name="Table18.A1" office:value-type="string">
            <text:p text:style-name="P30">2000</text:p>
          </table:table-cell>
          <table:table-cell table:style-name="Table18.A1" office:value-type="string">
            <text:p text:style-name="P30">\NQUAD</text:p>
          </table:table-cell>
          <table:table-cell table:style-name="Table18.A1" office:value-type="string">
            <text:p text:style-name="P30">\BADBREAK\relax\space</text:p>
          </table:table-cell>
        </table:table-row>
        <table:table-row table:style-name="Table18.1">
          <table:table-cell table:style-name="Table18.A1" office:value-type="string">
            <text:p text:style-name="P30">2001</text:p>
          </table:table-cell>
          <table:table-cell table:style-name="Table18.A1" office:value-type="string">
            <text:p text:style-name="P30">\MQUAD</text:p>
          </table:table-cell>
          <table:table-cell table:style-name="Table18.A1" office:value-type="string">
            <text:p text:style-name="P30">\BADBREAK\hskip 1em plus .2em minus .2em</text:p>
          </table:table-cell>
        </table:table-row>
        <table:table-row table:style-name="Table18.1">
          <table:table-cell table:style-name="Table18.A1" office:value-type="string">
            <text:p text:style-name="P30">2002</text:p>
          </table:table-cell>
          <table:table-cell table:style-name="Table18.A1" office:value-type="string">
            <text:p text:style-name="P30">\NSPACE</text:p>
          </table:table-cell>
          <table:table-cell table:style-name="Table18.A1" office:value-type="string">
            <text:p text:style-name="P30">\hbox{\space} <text:s/><text:span text:style-name="T1"><text:s/>(non-stretching space)</text:span></text:p>
          </table:table-cell>
        </table:table-row>
        <table:table-row table:style-name="Table18.1">
          <table:table-cell table:style-name="Table18.A1" office:value-type="string">
            <text:p text:style-name="P30">2003</text:p>
          </table:table-cell>
          <table:table-cell table:style-name="Table18.A1" office:value-type="string">
            <text:p text:style-name="P30">\MSPACE</text:p>
          </table:table-cell>
          <table:table-cell table:style-name="Table18.A1" office:value-type="string">
            <text:p text:style-name="P30">\hskip 1em</text:p>
          </table:table-cell>
        </table:table-row>
        <table:table-row table:style-name="Table18.1">
          <table:table-cell table:style-name="Table18.A1" office:value-type="string">
            <text:p text:style-name="P30">2004</text:p>
          </table:table-cell>
          <table:table-cell table:style-name="Table18.A1" office:value-type="string">
            <text:p text:style-name="P30">\THREEPEREMSPACE</text:p>
          </table:table-cell>
          <table:table-cell table:style-name="Table18.A1" office:value-type="string">
            <text:p text:style-name="P30">\hskip .333em</text:p>
          </table:table-cell>
        </table:table-row>
        <table:table-row table:style-name="Table18.1">
          <table:table-cell table:style-name="Table18.A1" office:value-type="string">
            <text:p text:style-name="P30">2005</text:p>
          </table:table-cell>
          <table:table-cell table:style-name="Table18.A1" office:value-type="string">
            <text:p text:style-name="P30">\FOURPEREMSPACE</text:p>
          </table:table-cell>
          <table:table-cell table:style-name="Table18.A1" office:value-type="string">
            <text:p text:style-name="P30">\hskip .25em</text:p>
          </table:table-cell>
        </table:table-row>
        <table:table-row table:style-name="Table18.1">
          <table:table-cell table:style-name="Table18.A1" office:value-type="string">
            <text:p text:style-name="P30">2006</text:p>
          </table:table-cell>
          <table:table-cell table:style-name="Table18.A1" office:value-type="string">
            <text:p text:style-name="P30">\SIXPEREMSPACE</text:p>
          </table:table-cell>
          <table:table-cell table:style-name="Table18.A1" office:value-type="string">
            <text:p text:style-name="P30">\hskip .1666em</text:p>
          </table:table-cell>
        </table:table-row>
        <table:table-row table:style-name="Table18.1">
          <table:table-cell table:style-name="Table18.A1" office:value-type="string">
            <text:p text:style-name="P30">2009</text:p>
          </table:table-cell>
          <table:table-cell table:style-name="Table18.A1" office:value-type="string">
            <text:p text:style-name="P30">\THINSPACE</text:p>
          </table:table-cell>
          <table:table-cell table:style-name="Table18.A1" office:value-type="string">
            <text:p text:style-name="P30">\hskip .2em plus .1em minus .1em</text:p>
          </table:table-cell>
        </table:table-row>
        <table:table-row table:style-name="Table18.1">
          <table:table-cell table:style-name="Table18.A1" office:value-type="string">
            <text:p text:style-name="P30">200A</text:p>
          </table:table-cell>
          <table:table-cell table:style-name="Table18.A1" office:value-type="string">
            <text:p text:style-name="P30">\HAIRSPACE</text:p>
          </table:table-cell>
          <table:table-cell table:style-name="Table18.A1" office:value-type="string">
            <text:p text:style-name="P30">\hskip .042em\nobreak\intercharspace</text:p>
          </table:table-cell>
        </table:table-row>
        <table:table-row table:style-name="Table18.1">
          <table:table-cell table:style-name="Table18.A1" office:value-type="string">
            <text:p text:style-name="P30">200B</text:p>
          </table:table-cell>
          <table:table-cell table:style-name="Table18.A1" office:value-type="string">
            <text:p text:style-name="P30">\ZWSP</text:p>
          </table:table-cell>
          <table:table-cell table:style-name="Table18.A1" office:value-type="string">
            <text:p text:style-name="P30">\intercharspace</text:p>
          </table:table-cell>
        </table:table-row>
        <table:table-row table:style-name="Table18.1">
          <table:table-cell table:style-name="Table18.A1" office:value-type="string">
            <text:p text:style-name="P30">2010</text:p>
          </table:table-cell>
          <table:table-cell table:style-name="Table18.A1" office:value-type="string">
            <text:p text:style-name="P30">\HYPHEN</text:p>
          </table:table-cell>
          <table:table-cell table:style-name="Table18.A1" office:value-type="string">
            <text:p text:style-name="P30">\-</text:p>
          </table:table-cell>
        </table:table-row>
        <table:table-row table:style-name="Table18.1">
          <table:table-cell table:style-name="Table18.A1" office:value-type="string">
            <text:p text:style-name="P30">2011</text:p>
          </table:table-cell>
          <table:table-cell table:style-name="Table18.A1" office:value-type="string">
            <text:p text:style-name="P30">\NBHYPHEN</text:p>
          </table:table-cell>
          <table:table-cell table:style-name="Table18.A1" office:value-type="string">
            <text:p text:style-name="P30">\leavevmode\hbox{-}</text:p>
          </table:table-cell>
        </table:table-row>
        <table:table-row table:style-name="Table18.1">
          <table:table-cell table:style-name="Table18.A1" office:value-type="string">
            <text:p text:style-name="P30">2028</text:p>
          </table:table-cell>
          <table:table-cell table:style-name="Table18.A1" office:value-type="string">
            <text:p text:style-name="P30">\LINESEP</text:p>
          </table:table-cell>
          <table:table-cell table:style-name="Table18.A1" office:value-type="string">
            <text:p text:style-name="P30">\break</text:p>
          </table:table-cell>
        </table:table-row>
        <table:table-row table:style-name="Table18.1">
          <table:table-cell table:style-name="Table18.A1" office:value-type="string">
            <text:p text:style-name="P30">2060</text:p>
          </table:table-cell>
          <table:table-cell table:style-name="Table18.A1" office:value-type="string">
            <text:p text:style-name="P30">\WJ</text:p>
          </table:table-cell>
          <table:table-cell table:style-name="Table18.A1" office:value-type="string">
            <text:p text:style-name="P30">\leavevmode\nobreak</text:p>
          </table:table-cell>
        </table:table-row>
        <table:table-row table:style-name="Table18.1">
          <table:table-cell table:style-name="Table18.A1" office:value-type="string">
            <text:p text:style-name="P30">2063</text:p>
          </table:table-cell>
          <table:table-cell table:style-name="Table18.A1" office:value-type="string">
            <text:p text:style-name="P30">\GOODBREAK</text:p>
          </table:table-cell>
          <table:table-cell table:style-name="Table18.A1" office:value-type="string">
            <text:p text:style-name="P30">\penalty-\OptionalBreakPenalty</text:p>
          </table:table-cell>
        </table:table-row>
        <table:table-row table:style-name="Table18.1">
          <table:table-cell table:style-name="Table18.A1" office:value-type="string">
            <text:p text:style-name="P30">2064</text:p>
          </table:table-cell>
          <table:table-cell table:style-name="Table18.A1" office:value-type="string">
            <text:p text:style-name="P30">\BADBREAK</text:p>
          </table:table-cell>
          <table:table-cell table:style-name="Table18.A1" office:value-type="string">
            <text:p text:style-name="P30">\penalty\the\badspacepenalty</text:p>
          </table:table-cell>
        </table:table-row>
        <table:table-row table:style-name="Table18.1">
          <table:table-cell table:style-name="Table18.A1" office:value-type="string">
            <text:p text:style-name="P30">FEFF</text:p>
          </table:table-cell>
          <table:table-cell table:style-name="Table18.A1" office:value-type="string">
            <text:p text:style-name="P30">\ZWNBSP</text:p>
          </table:table-cell>
          <table:table-cell table:style-name="Table18.A1" office:value-type="string">
            <text:p text:style-name="P30">\WJ</text:p>
          </table:table-cell>
        </table:table-row>
        <table:table-row table:style-name="Table18.1">
          <table:table-cell table:style-name="Table18.A1" office:value-type="string">
            <text:p text:style-name="P30"/>
          </table:table-cell>
          <table:table-cell table:style-name="Table18.A1" office:value-type="string">
            <text:p text:style-name="P200">\slash</text:p>
          </table:table-cell>
          <table:table-cell table:style-name="Table18.A1" office:value-type="string">
            <text:p text:style-name="P30">/</text:p>
          </table:table-cell>
        </table:table-row>
      </table:table>
      <text:p text:style-name="P121"/>
      <text:p text:style-name="P122"><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3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30">before</text:p>
          </table:table-cell>
          <table:table-cell table:style-name="Table19.A1" office:value-type="string">
            <text:p text:style-name="P30">Runs before the style is set for the marker</text:p>
          </table:table-cell>
        </table:table-row>
        <table:table-row table:style-name="Table19.1">
          <table:table-cell table:style-name="Table19.A1" office:value-type="string">
            <text:p text:style-name="P30">start</text:p>
          </table:table-cell>
          <table:table-cell table:style-name="Table19.A1" office:value-type="string">
            <text:p text:style-name="P30">Runs within the styling of the marker before any text is output</text:p>
          </table:table-cell>
        </table:table-row>
        <table:table-row table:style-name="Table19.4">
          <table:table-cell table:style-name="Table19.A1" office:value-type="string">
            <text:p text:style-name="P30">end</text:p>
          </table:table-cell>
          <table:table-cell table:style-name="Table19.A1" office:value-type="string">
            <text:p text:style-name="P30">Runs before the marker closes or the paragraph is closed for a paragraph style<text:span text:style-name="T135">.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able:table-row table:style-name="Table19.5">
          <table:table-cell table:style-name="Table19.A1" office:value-type="string">
            <text:p text:style-name="P30">after</text:p>
          </table:table-cell>
          <table:table-cell table:style-name="Table19.A1" office:value-type="string">
            <text:p text:style-name="P30">Runs after the marker is closed and after the paragraph is finished for a paragraph style.<text:span text:style-name="T135">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5">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30">\setcvhook{#1}{code}</text:p>
          </table:table-cell>
          <table:table-cell table:style-name="Table20.A1" office:value-type="string">
            <text:p text:style-name="P30">Runs <text:span text:style-name="T1">code</text:span> at the start of the reference #1 e.g.</text:p>
            <text:p text:style-name="P30">GEN1.2 - At GEN 1:2<text:line-break/>GEN3.0 - Just before chapter 3 of Genesis</text:p>
            <text:p text:style-name="P30">all3.0 - Just before chapter 3 in all books</text:p>
          </table:table-cell>
        </table:table-row>
        <table:table-row table:style-name="Table20.1">
          <table:table-cell table:style-name="Table20.A1" office:value-type="string">
            <text:p text:style-name="P30">\setbookhook{<text:span text:style-name="T2">pos</text:span>}{GEN}{code}</text:p>
          </table:table-cell>
          <table:table-cell table:style-name="Table20.A1" office:value-type="string">
            <text:p text:style-name="P30">Runs <text:span text:style-name="T1">code</text:span> at start/end<text:span text:style-name="T135">/after (of) </text:span><text:s/>GEN. <text:span text:style-name="T135"><text:s/>If </text:span><text:span text:style-name="T136">specified </text:span><text:span text:style-name="T135">book is </text:span><text:span text:style-name="T136">{</text:span><text:span text:style-name="T135">all</text:span><text:span text:style-name="T136">}</text:span><text:span text:style-name="T135">, it applies to all books. {all} </text:span><text:span text:style-name="T136">hooks are further from the text than {GEN} (etc) ones (i.e. start is earlier, end &amp; final after).</text:span></text:p>
          </table:table-cell>
        </table:table-row>
        <table:table-row table:style-name="Table20.1">
          <table:table-cell table:style-name="Table20.A1" office:value-type="string">
            <text:p text:style-name="P30">\sethook{bookstart}{GEN}{code}</text:p>
          </table:table-cell>
          <table:table-cell table:style-name="Table20.A1" office:value-type="string">
            <text:p text:style-name="P30">Alternative to setbookhook<text:span text:style-name="T135">{start}</text:span></text:p>
          </table:table-cell>
        </table:table-row>
        <table:table-row table:style-name="Table20.1">
          <table:table-cell table:style-name="Table20.A1" office:value-type="string">
            <text:p text:style-name="P30">\setbookhook{<text:span text:style-name="T19">pos</text:span>}{final}{code}</text:p>
          </table:table-cell>
          <table:table-cell table:style-name="Table20.A1" office:value-type="string">
            <text:p text:style-name="P30">Runs <text:span text:style-name="T1">code</text:span> at end<text:span text:style-name="T136">/final</text:span> <text:span text:style-name="T136">(</text:span>of<text:span text:style-name="T136">)</text:span> <text:span text:style-name="T136">the final</text:span> book</text:p>
          </table:table-cell>
        </table:table-row>
        <table:table-row table:style-name="Table20.1">
          <table:table-cell table:style-name="Table20.A1" office:value-type="string">
            <text:p text:style-name="P30">\sethook{final}{afterincludes}{code}</text:p>
          </table:table-cell>
          <table:table-cell table:style-name="Table20.A1" office:value-type="string">
            <text:p text:style-name="P30">Runs <text:span text:style-name="T1">code</text:span> after <text:span text:style-name="T135">any included PDFs</text:span></text:p>
          </table:table-cell>
        </table:table-row>
        <table:table-row table:style-name="Table20.1">
          <table:table-cell table:style-name="Table20.A1" office:value-type="string">
            <text:p text:style-name="P30">\sethook{page}{2}{code}</text:p>
          </table:table-cell>
          <table:table-cell table:style-name="Table20.A1" office:value-type="string">
            <text:p text:style-name="P30">Runs <text:span text:style-name="T1">code</text:span> just after page 1 has been written to the PDF.</text:p>
          </table:table-cell>
        </table:table-row>
        <table:table-row table:style-name="Table20.1">
          <table:table-cell table:style-name="Table20.A1" office:value-type="string">
            <text:p text:style-name="P30">\setbetweenhook{mkr1}{mkr2}{code}</text:p>
            <text:p text:style-name="P30"/>
          </table:table-cell>
          <table:table-cell table:style-name="Table20.A1" office:value-type="string">
            <text:p text:style-name="P30">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30">\addtoinithooks</text:p>
          </table:table-cell>
          <table:table-cell table:style-name="Table21.A1" office:value-type="string">
            <text:p text:style-name="P30">Run when setting up on loading the first ptx file</text:p>
          </table:table-cell>
        </table:table-row>
        <table:table-row table:style-name="Table21.1">
          <table:table-cell table:style-name="Table21.A1" office:value-type="string">
            <text:p text:style-name="P30">\addtoendhooks</text:p>
          </table:table-cell>
          <table:table-cell table:style-name="Table21.A1" office:value-type="string">
            <text:p text:style-name="P30">Run at the very end of the document after the last page</text:p>
          </table:table-cell>
        </table:table-row>
        <table:table-row table:style-name="Table21.1">
          <table:table-cell table:style-name="Table21.A1" office:value-type="string">
            <text:p text:style-name="P30">\addtoeveryparhooks</text:p>
          </table:table-cell>
          <table:table-cell table:style-name="Table21.A1" office:value-type="string">
            <text:p text:style-name="P30">Run before the first character is added to a paragraph</text:p>
          </table:table-cell>
        </table:table-row>
        <table:table-row table:style-name="Table21.1">
          <table:table-cell table:style-name="Table21.A1" office:value-type="string">
            <text:p text:style-name="P30">\addtoparstylehooks</text:p>
          </table:table-cell>
          <table:table-cell table:style-name="Table21.A1" office:value-type="string">
            <text:p text:style-name="P30">Run last at the end of a paragraph style</text:p>
          </table:table-cell>
        </table:table-row>
        <table:table-row table:style-name="Table21.1">
          <table:table-cell table:style-name="Table21.A1" office:value-type="string">
            <text:p text:style-name="P30">\addtoidhooks</text:p>
          </table:table-cell>
          <table:table-cell table:style-name="Table21.A1" office:value-type="string">
            <text:p text:style-name="P30">Run when processing a \id line</text:p>
          </table:table-cell>
        </table:table-row>
        <table:table-row table:style-name="Table21.1">
          <table:table-cell table:style-name="Table21.A1" office:value-type="string">
            <text:p text:style-name="P30">\addtoversehooks</text:p>
          </table:table-cell>
          <table:table-cell table:style-name="Table21.A1" office:value-type="string">
            <text:p text:style-name="P30">Run after the verse number is output</text:p>
          </table:table-cell>
        </table:table-row>
        <text:soft-page-break/>
        <table:table-row table:style-name="Table21.1">
          <table:table-cell table:style-name="Table21.A1" office:value-type="string">
            <text:p text:style-name="P30">\addtopreversehooks</text:p>
          </table:table-cell>
          <table:table-cell table:style-name="Table21.A1" office:value-type="string">
            <text:p text:style-name="P30">Run before the verse number is output</text:p>
          </table:table-cell>
        </table:table-row>
        <table:table-row table:style-name="Table21.1">
          <table:table-cell table:style-name="Table21.A1" office:value-type="string">
            <text:p text:style-name="P30">\addToLeftHooks</text:p>
          </table:table-cell>
          <table:table-cell table:style-name="Table21.A1" office:value-type="string">
            <text:p text:style-name="P30">Run each \lefttext after entering the left column</text:p>
          </table:table-cell>
        </table:table-row>
        <table:table-row table:style-name="Table21.10">
          <table:table-cell table:style-name="Table21.A1" office:value-type="string">
            <text:p text:style-name="P30">\addToRightHooks</text:p>
          </table:table-cell>
          <table:table-cell table:style-name="Table21.A1" office:value-type="string">
            <text:p text:style-name="P30">Run each \righttext after entering the right column</text:p>
          </table:table-cell>
        </table:table-row>
        <table:table-row table:style-name="Table21.1">
          <table:table-cell table:style-name="Table21.A1" office:value-type="string">
            <text:p text:style-name="P30">\addToXHooks</text:p>
          </table:table-cell>
          <table:table-cell table:style-name="Table21.A1" office:value-type="string">
            <text:p text:style-name="P30">Run each \polyglotcolumn X, after entering that column</text:p>
          </table:table-cell>
        </table:table-row>
        <table:table-row table:style-name="Table21.1">
          <table:table-cell table:style-name="Table21.A1" office:value-type="string">
            <text:p text:style-name="P30">\addToSideHooks{X}</text:p>
          </table:table-cell>
          <table:table-cell table:style-name="Table21.A1" office:value-type="string">
            <text:p text:style-name="P30">Alternative to \addToXHooks</text:p>
          </table:table-cell>
        </table:table-row>
        <table:table-row table:style-name="Table21.1">
          <table:table-cell table:style-name="Table21.A1" office:value-type="string">
            <text:p text:style-name="P30">\addtoendptxhooks</text:p>
          </table:table-cell>
          <table:table-cell table:style-name="Table21.A1" office:value-type="string">
            <text:p text:style-name="P30">Run when closing a ptx file before end notes and single column</text:p>
          </table:table-cell>
        </table:table-row>
        <table:table-row table:style-name="Table21.1">
          <table:table-cell table:style-name="Table21.A1" office:value-type="string">
            <text:p text:style-name="P120">\addtostartptxhooks</text:p>
          </table:table-cell>
          <table:table-cell table:style-name="Table21.A1" office:value-type="string">
            <text:p text:style-name="P120">Runs before a ptx file is read</text:p>
          </table:table-cell>
        </table:table-row>
      </table:table>
      <text:list xml:id="list171140353706444" text:continue-numbering="true" text:style-name="WWNum1">
        <text:list-item>
          <text:list>
            <text:list-header>
              <text:p text:style-name="P227"><text:bookmark-start text:name="__RefHeading___Toc10298_2766310616"/>Special hook macros<text:bookmark-end text:name="__RefHeading___Toc10298_2766310616"/></text:p>
              <text:p text:style-name="P247">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55">Macro</text:p>
          </table:table-cell>
          <table:table-cell table:style-name="Table52.A1" office:value-type="string">
            <text:p text:style-name="P255">Description</text:p>
          </table:table-cell>
        </table:table-row>
        <table:table-row>
          <table:table-cell table:style-name="Table52.A1" office:value-type="string">
            <text:p text:style-name="P254">\hookchapter#1</text:p>
          </table:table-cell>
          <table:table-cell table:style-name="Table52.A1" office:value-type="string">
            <text:p text:style-name="P254">Called instead of outputting a dropped chapter number or label. Passed the chapter number.</text:p>
          </table:table-cell>
        </table:table-row>
        <table:table-row>
          <table:table-cell table:style-name="Table52.A1" office:value-type="string">
            <text:p text:style-name="P254">\note-no-insert-<text:span text:style-name="T2">notetype</text:span></text:p>
          </table:table-cell>
          <table:table-cell table:style-name="Table52.A1" office:value-type="string">
            <text:p text:style-name="P254">Called instead of adding to an insert. Followed by content group</text:p>
          </table:table-cell>
        </table:table-row>
        <table:table-row>
          <table:table-cell table:style-name="Table52.A1" office:value-type="string">
            <text:p text:style-name="P254">\endnote-no-insert-<text:span text:style-name="T2">notetype</text:span><text:span text:style-name="T40"/></text:p>
          </table:table-cell>
          <table:table-cell table:style-name="Table52.A1" office:value-type="string">
            <text:p text:style-name="P254">Called after the note content group closes</text:p>
          </table:table-cell>
        </table:table-row>
        <table:table-row>
          <table:table-cell table:style-name="Table52.A1" office:value-type="string">
            <text:p text:style-name="P248">\everyfirstverse#1#2#3</text:p>
          </table:table-cell>
          <table:table-cell table:style-name="Table52.A1" office:value-type="string">
            <text:p text:style-name="P248">#1=Book ID, #2=Book name from \h, #3=chapter number. Run before inserting verse number.</text:p>
          </table:table-cell>
        </table:table-row>
        <table:table-row>
          <table:table-cell table:style-name="Table52.A1" office:value-type="string">
            <text:p text:style-name="P248">\endheadingshook</text:p>
          </table:table-cell>
          <table:table-cell table:style-name="Table52.A1" office:value-type="string">
            <text:p text:style-name="P248">Called before outputting the \he@dingbox</text:p>
          </table:table-cell>
        </table:table-row>
      </table:table>
      <text:list xml:id="list171140755358073" text:continue-numbering="true" text:style-name="WWNum1">
        <text:list-item>
          <text:list>
            <text:list-header>
              <text:p text:style-name="P226"><text:bookmark-start text:name="__RefHeading___Toc9697_1310215386"/><text:span text:style-name="T124">Status tests / </text:span><text:span text:style-name="T122">values </text:span>for hooks etc.<text:bookmark-end text:name="__RefHeading___Toc9697_1310215386"/></text:p>
              <text:p text:style-name="P240">(These may be tested to determine the state of things<text:span text:style-name="T140">. As a debugging aid, the state of many of these, and some other internal variables are written to the log in response to meeting a \SHOWSTUFF in the USFM content</text:span>)<text:span text:style-name="T140">.</text:span></text:p>
            </text:list-header>
            <text:list-item>
              <text:p text:style-name="P240"/>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2">Boolean/state</text:p>
          </table:table-cell>
          <table:table-cell table:style-name="Table50.A1" office:value-type="string">
            <text:p text:style-name="P22">When valid</text:p>
          </table:table-cell>
          <table:table-cell table:style-name="Table50.A1" office:value-type="string">
            <text:p text:style-name="P22">Why</text:p>
          </table:table-cell>
        </table:table-row>
        <table:table-row>
          <table:table-cell table:style-name="Table50.A1" office:value-type="string">
            <text:p text:style-name="P173">\iffilehasverses</text:p>
          </table:table-cell>
          <table:table-cell table:style-name="Table50.A1" office:value-type="string">
            <text:p text:style-name="P173">Any</text:p>
          </table:table-cell>
          <table:table-cell table:style-name="Table50.A1" office:value-type="string">
            <text:p text:style-name="P173">False at the start of a file, set to true the first time that a \v has been met in a file.</text:p>
          </table:table-cell>
        </table:table-row>
        <table:table-row>
          <table:table-cell table:style-name="Table50.A1" office:value-type="string">
            <text:p text:style-name="P173">\ifm@rksonpage</text:p>
          </table:table-cell>
          <table:table-cell table:style-name="Table50.A1" office:value-type="string">
            <text:p text:style-name="P173">Headings</text:p>
          </table:table-cell>
          <table:table-cell table:style-name="Table50.A1" office:value-type="string">
            <text:p text:style-name="P173">Are there any verses on the about-to-be-printed page?</text:p>
          </table:table-cell>
        </table:table-row>
        <table:table-row>
          <table:table-cell table:style-name="Table50.A1" office:value-type="string">
            <text:p text:style-name="P173">\<text:span text:style-name="T121">ifstartpara</text:span></text:p>
          </table:table-cell>
          <table:table-cell table:style-name="Table50.A1" office:value-type="string">
            <text:p text:style-name="P174">Text</text:p>
          </table:table-cell>
          <table:table-cell table:style-name="Table50.A1" office:value-type="string">
            <text:p text:style-name="P174">True if a new paragraph has been initiated (e.g by \p) but it not actually begun yet (by some text)</text:p>
          </table:table-cell>
        </table:table-row>
        <table:table-row>
          <table:table-cell table:style-name="Table50.A1" office:value-type="string">
            <text:p text:style-name="P174">\prev@rsemode</text:p>
          </table:table-cell>
          <table:table-cell table:style-name="Table50.A1" office:value-type="string">
            <text:p text:style-name="P174">Text</text:p>
          </table:table-cell>
          <table:table-cell table:style-name="Table50.A1" office:value-type="string">
            <text:p text:style-name="P174">Empty if the verse was mid-paragraph, equal to the paragraph type (e.g. 'q2') if the verse came at the start of the paragraph.</text:p>
          </table:table-cell>
        </table:table-row>
        <table:table-row>
          <table:table-cell table:style-name="Table50.A1" office:value-type="string">
            <text:p text:style-name="P174">\ifvmode</text:p>
          </table:table-cell>
          <table:table-cell table:style-name="Table50.A1" office:value-type="string">
            <text:p text:style-name="P174">Any</text:p>
          </table:table-cell>
          <table:table-cell table:style-name="Table50.A1" office:value-type="string">
            <text:p text:style-name="P175">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175">\ifhmode</text:p>
          </table:table-cell>
          <table:table-cell table:style-name="Table50.A1" office:value-type="string">
            <text:p text:style-name="P175">Any</text:p>
          </table:table-cell>
          <table:table-cell table:style-name="Table50.A1" office:value-type="string">
            <text:p text:style-name="P175">TeX has different modes. This tests for horizontal mode, when new boxes add horizontally. Spaces count. <text:s/>True in a paragraph or within an hbox. </text:p>
          </table:table-cell>
        </table:table-row>
        <table:table-row>
          <table:table-cell table:style-name="Table50.A1" office:value-type="string">
            <text:p text:style-name="P175">\prevdepth</text:p>
          </table:table-cell>
          <table:table-cell table:style-name="Table50.A1" office:value-type="string">
            <text:p text:style-name="P175">vertical mode</text:p>
          </table:table-cell>
          <table:table-cell table:style-name="Table50.A1" office:value-type="string">
            <text:p text:style-name="P175">The depth below the baseline of the previous box on the page. <text:span text:style-name="T123">Causes an error outside</text:span> vertical mode.</text:p>
          </table:table-cell>
        </table:table-row>
        <table:table-row>
          <table:table-cell table:style-name="Table50.A1" office:value-type="string">
            <text:p text:style-name="P175">\iflastptxfile</text:p>
          </table:table-cell>
          <table:table-cell table:style-name="Table50.A1" office:value-type="string">
            <text:p text:style-name="P175">Any</text:p>
          </table:table-cell>
          <table:table-cell table:style-name="Table50.A1" office:value-type="string">
            <text:p text:style-name="P175"><text:span text:style-name="T123">Set</text:span> true by template before the last file</text:p>
          </table:table-cell>
        </table:table-row>
        <table:table-row>
          <table:table-cell table:style-name="Table50.A1" office:value-type="string">
            <text:p text:style-name="P175">\ifinperiph</text:p>
          </table:table-cell>
          <table:table-cell table:style-name="Table50.A1" office:value-type="string">
            <text:p text:style-name="P175">Text</text:p>
          </table:table-cell>
          <table:table-cell table:style-name="Table50.A1" office:value-type="string">
            <text:p text:style-name="P175"><text:span text:style-name="T123">True</text:span> when a \periph is being expanded</text:p>
          </table:table-cell>
        </table:table-row>
        <table:table-row>
          <table:table-cell table:style-name="Table50.A1" office:value-type="string">
            <text:p text:style-name="P171">\ifhe@dings</text:p>
          </table:table-cell>
          <table:table-cell table:style-name="Table50.A1" office:value-type="string">
            <text:p text:style-name="P171">Text</text:p>
          </table:table-cell>
          <table:table-cell table:style-name="Table50.A1" office:value-type="string">
            <text:p text:style-name="P171">True when in a headings block</text:p>
          </table:table-cell>
        </table:table-row>
        <text:soft-page-break/>
        <table:table-row>
          <table:table-cell table:style-name="Table50.A1" office:value-type="string">
            <text:p text:style-name="P171">\ifinextended</text:p>
          </table:table-cell>
          <table:table-cell table:style-name="Table50.A1" office:value-type="string">
            <text:p text:style-name="P171">Text</text:p>
          </table:table-cell>
          <table:table-cell table:style-name="Table50.A1" office:value-type="string">
            <text:p text:style-name="P171">True when in an \esb <text:s/>(including automatically applied ones)</text:p>
          </table:table-cell>
        </table:table-row>
        <table:table-row>
          <table:table-cell table:style-name="Table50.A1" office:value-type="string">
            <text:p text:style-name="P171">\ifdoingt@ble</text:p>
          </table:table-cell>
          <table:table-cell table:style-name="Table50.A1" office:value-type="string">
            <text:p text:style-name="P171">Text</text:p>
          </table:table-cell>
          <table:table-cell table:style-name="Table50.A1" office:value-type="string">
            <text:p text:style-name="P171">True when in a table.</text:p>
          </table:table-cell>
        </table:table-row>
        <table:table-row table:style-name="Table50.14">
          <table:table-cell table:style-name="Table50.A1" office:value-type="string">
            <text:p text:style-name="P171">\ifinn@te</text:p>
          </table:table-cell>
          <table:table-cell table:style-name="Table50.A1" office:value-type="string">
            <text:p text:style-name="P171">Text</text:p>
          </table:table-cell>
          <table:table-cell table:style-name="Table50.A1" office:value-type="string">
            <text:p text:style-name="P171">True when in a footnotes</text:p>
          </table:table-cell>
        </table:table-row>
        <table:table-row table:style-name="Table50.14">
          <table:table-cell table:style-name="Table50.A1" office:value-type="string">
            <text:p text:style-name="P171">\⁠iffirst@fterheading</text:p>
          </table:table-cell>
          <table:table-cell table:style-name="Table50.A1" office:value-type="string">
            <text:p text:style-name="P171">Text</text:p>
          </table:table-cell>
          <table:table-cell table:style-name="Table50.A1" office:value-type="string">
            <text:p text:style-name="P171">Is the paragraph about to start the first one after a heading?</text:p>
          </table:table-cell>
        </table:table-row>
        <table:table-row table:style-name="Table50.14">
          <table:table-cell table:style-name="Table50.A1" office:value-type="string">
            <text:p text:style-name="P171"><text:span text:style-name="T124">\</text:span>ifsk@pping</text:p>
          </table:table-cell>
          <table:table-cell table:style-name="Table50.A1" office:value-type="string">
            <text:p text:style-name="P176">Text</text:p>
          </table:table-cell>
          <table:table-cell table:style-name="Table50.A1" office:value-type="string">
            <text:p text:style-name="P176">Is this due to be discarded? (e.g. because the current paragraph is a \rem)</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35">pt</text:p>
          </table:table-cell>
          <table:table-cell table:style-name="Table22.A1" office:value-type="string">
            <text:p text:style-name="P35">point</text:p>
          </table:table-cell>
        </table:table-row>
        <table:table-row table:style-name="Table22.1">
          <table:table-cell table:style-name="Table22.A1" office:value-type="string">
            <text:p text:style-name="P35">pc</text:p>
          </table:table-cell>
          <table:table-cell table:style-name="Table22.A1" office:value-type="string">
            <text:p text:style-name="P35">pica = 12pt</text:p>
          </table:table-cell>
        </table:table-row>
        <table:table-row table:style-name="Table22.1">
          <table:table-cell table:style-name="Table22.A1" office:value-type="string">
            <text:p text:style-name="P35">in</text:p>
          </table:table-cell>
          <table:table-cell table:style-name="Table22.A1" office:value-type="string">
            <text:p text:style-name="P35">inch = 72.27pt</text:p>
          </table:table-cell>
        </table:table-row>
        <table:table-row table:style-name="Table22.1">
          <table:table-cell table:style-name="Table22.A1" office:value-type="string">
            <text:p text:style-name="P35">bp</text:p>
          </table:table-cell>
          <table:table-cell table:style-name="Table22.A1" office:value-type="string">
            <text:p text:style-name="P35">big point<text:span text:style-name="T131"> (aka postscript point) 72bp = 1in</text:span></text:p>
          </table:table-cell>
        </table:table-row>
        <table:table-row table:style-name="Table22.1">
          <table:table-cell table:style-name="Table22.A1" office:value-type="string">
            <text:p text:style-name="P35">cm</text:p>
          </table:table-cell>
          <table:table-cell table:style-name="Table22.A1" office:value-type="string">
            <text:p text:style-name="P35">centimeter: 2.54cm = 1in</text:p>
          </table:table-cell>
        </table:table-row>
        <table:table-row table:style-name="Table22.1">
          <table:table-cell table:style-name="Table22.A1" office:value-type="string">
            <text:p text:style-name="P35">mm</text:p>
          </table:table-cell>
          <table:table-cell table:style-name="Table22.A1" office:value-type="string">
            <text:p text:style-name="P35">millimeter = 0.1cm</text:p>
          </table:table-cell>
        </table:table-row>
        <table:table-row table:style-name="Table22.1">
          <table:table-cell table:style-name="Table22.A1" office:value-type="string">
            <text:p text:style-name="P35">dd</text:p>
          </table:table-cell>
          <table:table-cell table:style-name="Table22.A1" office:value-type="string">
            <text:p text:style-name="P35">didot point: 1157 dd = 1238pt</text:p>
          </table:table-cell>
        </table:table-row>
        <table:table-row table:style-name="Table22.1">
          <table:table-cell table:style-name="Table22.A1" office:value-type="string">
            <text:p text:style-name="P35">cc</text:p>
          </table:table-cell>
          <table:table-cell table:style-name="Table22.A1" office:value-type="string">
            <text:p text:style-name="P35">cicero = 12dd</text:p>
          </table:table-cell>
        </table:table-row>
        <table:table-row table:style-name="Table22.1">
          <table:table-cell table:style-name="Table22.A1" office:value-type="string">
            <text:p text:style-name="P35">sp</text:p>
          </table:table-cell>
          <table:table-cell table:style-name="Table22.A1" office:value-type="string">
            <text:p text:style-name="P35">scaled point: 65536 sp = 1 pt</text:p>
          </table:table-cell>
        </table:table-row>
      </table:table>
      <text:p text:style-name="P145"><text:bookmark-start text:name="__RefHeading___Toc11690_2447346067"/>Layout Versions<text:bookmark-end text:name="__RefHeading___Toc11690_2447346067"/></text:p>
      <text:p text:style-name="P146">Here we list the changes that were introduced at each layout version increase.</text:p>
      <text:p text:style-name="P156">Test using \ifversion{<text:span text:style-name="T2">n</text:span><text:span text:style-name="T40">}</text:span><text:span text:style-name="T56">{new code}{old code}. New code is for</text:span><text:span text:style-name="T40"> \</text:span><text:span text:style-name="T56">ptx</text:span><text:span text:style-name="T40">version </text:span><text:span text:style-name="T56">==</text:span><text:span text:style-name="T40"> 0 or &gt;= </text:span><text:span text:style-name="T2">n</text:span><text:span text:style-name="T40">.</text:span></text:p>
      <text:p text:style-name="P95"/>
      <table:table table:name="Table47" table:style-name="Table47">
        <table:table-column table:style-name="Table47.A"/>
        <table:table-column table:style-name="Table47.B"/>
        <table:table-header-rows>
          <table:table-row>
            <table:table-cell table:style-name="Table47.A1" office:value-type="string">
              <text:p text:style-name="P19">Version</text:p>
            </table:table-cell>
            <table:table-cell table:style-name="Table47.A1" office:value-type="string">
              <text:p text:style-name="P19">Description</text:p>
            </table:table-cell>
          </table:table-row>
        </table:table-header-rows>
        <table:table-row>
          <table:table-cell table:style-name="Table47.A1" office:value-type="string">
            <text:p text:style-name="P147">2</text:p>
          </table:table-cell>
          <table:table-cell table:style-name="Table47.A1" office:value-type="string">
            <text:p text:style-name="P147">Subtract space below from space above+space below, <text:span text:style-name="T118">t</text:span>hus decreasing the space above note rules. <text:span text:style-name="T111">Fix asymmetric ISBN layout. </text:span><text:span text:style-name="T117">Intro pages don't force the next book onto an odd page if the intro is missing. Don't increase linespacing for raised or lowered boxes. Don't shrink/stretch footnote text based on the paragraph the note is in. </text:span><text:span text:style-name="T142">Default OrnamentUnit changes from font size to points.</text:span></text:p>
          </table:table-cell>
        </table:table-row>
        <table:table-row>
          <table:table-cell table:style-name="Table47.A1" office:value-type="string">
            <text:p text:style-name="P205">3</text:p>
          </table:table-cell>
          <table:table-cell table:style-name="Table47.A1" office:value-type="string">
            <text:p text:style-name="P205">Change position of inline pictures. Don't indent firstline indent if less then the cutout width.</text:p>
          </table:table-cell>
        </table:table-row>
        <table:table-row>
          <table:table-cell table:style-name="Table47.A1" office:value-type="string">
            <text:p text:style-name="P205">4</text:p>
          </table:table-cell>
          <table:table-cell table:style-name="Table47.A1" office:value-type="string">
            <text:p text:style-name="P205">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start text:name="__RefHeading___Toc10477_326506458"/><text:bookmark text:name="_23v2b593krbb"/>Tracing Codes<text:bookmark-end text:name="__RefHeading___Toc10477_326506458"/></text:p>
      <text:p text:style-name="P34">\tracing{<text:span text:style-name="T26">x</text:span>} where <text:span text:style-name="T2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6">Code</text:p>
            </table:table-cell>
            <table:table-cell table:style-name="Table23.A1" office:value-type="string">
              <text:p text:style-name="P26">Description</text:p>
            </table:table-cell>
          </table:table-row>
          <table:table-row table:style-name="Table23.2">
            <table:table-cell table:style-name="Table23.A2" office:value-type="string">
              <text:p text:style-name="P41">a</text:p>
            </table:table-cell>
            <table:table-cell table:style-name="Table23.A2" office:value-type="string">
              <text:p text:style-name="P41">Trace everything!</text:p>
            </table:table-cell>
          </table:table-row>
          <table:table-row table:style-name="Table23.3">
            <table:table-cell table:style-name="Table23.A2" office:value-type="string">
              <text:p text:style-name="P41">A</text:p>
            </table:table-cell>
            <table:table-cell table:style-name="Table23.A2" office:value-type="string">
              <text:p text:style-name="P41">Show attribute processing</text:p>
            </table:table-cell>
          </table:table-row>
          <table:table-row table:style-name="Table23.4">
            <table:table-cell table:style-name="Table23.A2" office:value-type="string">
              <text:p text:style-name="P41">b</text:p>
            </table:table-cell>
            <table:table-cell table:style-name="Table23.A2" office:value-type="string">
              <text:p text:style-name="P41">Give information on page balancing for external analysis</text:p>
            </table:table-cell>
          </table:table-row>
          <table:table-row table:style-name="Table23.5">
            <table:table-cell table:style-name="Table23.A2" office:value-type="string">
              <text:p text:style-name="P90">B</text:p>
            </table:table-cell>
            <table:table-cell table:style-name="Table23.A2" office:value-type="string">
              <text:p text:style-name="P90">Underfull pages</text:p>
            </table:table-cell>
          </table:table-row>
          <table:table-row table:style-name="Table23.6">
            <table:table-cell table:style-name="Table23.A2" office:value-type="string">
              <text:p text:style-name="P41">C</text:p>
            </table:table-cell>
            <table:table-cell table:style-name="Table23.A2" office:value-type="string">
              <text:p text:style-name="P41">Show cutout calculations</text:p>
            </table:table-cell>
          </table:table-row>
          <table:table-row table:style-name="Table23.7">
            <table:table-cell table:style-name="Table23.A2" office:value-type="string">
              <text:p text:style-name="P41">c</text:p>
            </table:table-cell>
            <table:table-cell table:style-name="Table23.A2" office:value-type="string">
              <text:p text:style-name="P41">Show chapters</text:p>
            </table:table-cell>
          </table:table-row>
          <table:table-row table:style-name="Table23.8">
            <table:table-cell table:style-name="Table23.A2" office:value-type="string">
              <text:p text:style-name="P90">ch</text:p>
            </table:table-cell>
            <table:table-cell table:style-name="Table23.A2" office:value-type="string">
              <text:p text:style-name="P90">Active characters</text:p>
            </table:table-cell>
          </table:table-row>
          <table:table-row table:style-name="Table23.9">
            <table:table-cell table:style-name="Table23.A2" office:value-type="string">
              <text:p text:style-name="P90">cov</text:p>
            </table:table-cell>
            <table:table-cell table:style-name="Table23.A2" office:value-type="string">
              <text:p text:style-name="P90">Covers</text:p>
            </table:table-cell>
          </table:table-row>
          <table:table-row table:style-name="Table23.10">
            <table:table-cell table:style-name="Table23.A2" office:value-type="string">
              <text:p text:style-name="P41">d</text:p>
            </table:table-cell>
            <table:table-cell table:style-name="Table23.A2" office:value-type="string">
              <text:p text:style-name="P41">Diglot construction</text:p>
            </table:table-cell>
          </table:table-row>
          <table:table-row table:style-name="Table23.11">
            <table:table-cell table:style-name="Table23.A2" office:value-type="string">
              <text:p text:style-name="P41">dP</text:p>
            </table:table-cell>
            <table:table-cell table:style-name="Table23.A2" office:value-type="string">
              <text:p text:style-name="P41">Diglot page usage</text:p>
            </table:table-cell>
          </table:table-row>
          <text:soft-page-break/>
          <table:table-row table:style-name="Table23.12">
            <table:table-cell table:style-name="Table23.A2" office:value-type="string">
              <text:p text:style-name="P41">D</text:p>
            </table:table-cell>
            <table:table-cell table:style-name="Table23.A2" office:value-type="string">
              <text:p text:style-name="P41">Diglot gory details</text:p>
            </table:table-cell>
          </table:table-row>
          <table:table-row table:style-name="Table23.13">
            <table:table-cell table:style-name="Table23.A2" office:value-type="string">
              <text:p text:style-name="P41">De</text:p>
            </table:table-cell>
            <table:table-cell table:style-name="Table23.A2" office:value-type="string">
              <text:p text:style-name="P41">Diglot repetitive commands (each@col)</text:p>
            </table:table-cell>
          </table:table-row>
          <table:table-row table:style-name="Table23.14">
            <table:table-cell table:style-name="Table23.A2" office:value-type="string">
              <text:p text:style-name="P41">Df</text:p>
            </table:table-cell>
            <table:table-cell table:style-name="Table23.A2" office:value-type="string">
              <text:p text:style-name="P41">Diglot footnote separation</text:p>
            </table:table-cell>
          </table:table-row>
          <table:table-row table:style-name="Table23.15">
            <table:table-cell table:style-name="Table23.A2" office:value-type="string">
              <text:p text:style-name="P41">Dh</text:p>
            </table:table-cell>
            <table:table-cell table:style-name="Table23.A2" office:value-type="string">
              <text:p text:style-name="P41">Diglot available height extra details</text:p>
            </table:table-cell>
          </table:table-row>
          <table:table-row table:style-name="Table23.16">
            <table:table-cell table:style-name="Table23.A2" office:value-type="string">
              <text:p text:style-name="P41">Ds</text:p>
            </table:table-cell>
            <table:table-cell table:style-name="Table23.A2" office:value-type="string">
              <text:p text:style-name="P41">Diglot stylesheet</text:p>
            </table:table-cell>
          </table:table-row>
          <table:table-row table:style-name="Table23.17">
            <table:table-cell table:style-name="Table23.A2" office:value-type="string">
              <text:p text:style-name="P41">dm</text:p>
            </table:table-cell>
            <table:table-cell table:style-name="Table23.A2" office:value-type="string">
              <text:p text:style-name="P41">Diglot module</text:p>
            </table:table-cell>
          </table:table-row>
          <table:table-row table:style-name="Table23.18">
            <table:table-cell table:style-name="Table23.A2" office:value-type="string">
              <text:p text:style-name="P41">dmp</text:p>
            </table:table-cell>
            <table:table-cell table:style-name="Table23.A2" office:value-type="string">
              <text:p text:style-name="P41">Diglot module: polyglot</text:p>
            </table:table-cell>
          </table:table-row>
          <table:table-row table:style-name="Table23.19">
            <table:table-cell table:style-name="Table23.A2" office:value-type="string">
              <text:p text:style-name="P41">e</text:p>
            </table:table-cell>
            <table:table-cell table:style-name="Table23.A2" office:value-type="string">
              <text:p text:style-name="P41">Extended USFM (mainly side bars and categories)</text:p>
            </table:table-cell>
          </table:table-row>
          <table:table-row table:style-name="Table23.20">
            <table:table-cell table:style-name="Table23.A2" office:value-type="string">
              <text:p text:style-name="P41">eb</text:p>
            </table:table-cell>
            <table:table-cell table:style-name="Table23.A2" office:value-type="string">
              <text:p text:style-name="P41">Extended borders </text:p>
            </table:table-cell>
          </table:table-row>
          <table:table-row table:style-name="Table23.21">
            <table:table-cell table:style-name="Table23.A2" office:value-type="string">
              <text:p text:style-name="P63">ebi</text:p>
            </table:table-cell>
            <table:table-cell table:style-name="Table23.A2" office:value-type="string">
              <text:p text:style-name="P63">Border style inheritance</text:p>
            </table:table-cell>
          </table:table-row>
          <table:table-row table:style-name="Table23.22">
            <table:table-cell table:style-name="Table23.A2" office:value-type="string">
              <text:p text:style-name="P63">et</text:p>
            </table:table-cell>
            <table:table-cell table:style-name="Table23.A2" office:value-type="string">
              <text:p text:style-name="P63">textborders</text:p>
            </table:table-cell>
          </table:table-row>
          <table:table-row table:style-name="Table23.23">
            <table:table-cell table:style-name="Table23.A2" office:value-type="string">
              <text:p text:style-name="P27">f</text:p>
            </table:table-cell>
            <table:table-cell table:style-name="Table23.A2" office:value-type="string">
              <text:p text:style-name="P27">footnotes</text:p>
            </table:table-cell>
          </table:table-row>
          <table:table-row table:style-name="Table23.24">
            <table:table-cell table:style-name="Table23.A2" office:value-type="string">
              <text:p text:style-name="P27">F</text:p>
            </table:table-cell>
            <table:table-cell table:style-name="Table23.A2" office:value-type="string">
              <text:p text:style-name="P27">fonts</text:p>
            </table:table-cell>
          </table:table-row>
          <table:table-row table:style-name="Table23.25">
            <table:table-cell table:style-name="Table23.A2" office:value-type="string">
              <text:p text:style-name="P63">g</text:p>
            </table:table-cell>
            <table:table-cell table:style-name="Table23.A2" office:value-type="string">
              <text:p text:style-name="P63">figures</text:p>
            </table:table-cell>
          </table:table-row>
          <table:table-row table:style-name="Table23.26">
            <table:table-cell table:style-name="Table23.A2" office:value-type="string">
              <text:p text:style-name="P91">G</text:p>
            </table:table-cell>
            <table:table-cell table:style-name="Table23.A2" office:value-type="string">
              <text:p text:style-name="P91">shipping pages</text:p>
            </table:table-cell>
          </table:table-row>
          <table:table-row table:style-name="Table23.27">
            <table:table-cell table:style-name="Table23.A2" office:value-type="string">
              <text:p text:style-name="P63">gI</text:p>
            </table:table-cell>
            <table:table-cell table:style-name="Table23.A2" office:value-type="string">
              <text:p text:style-name="P63">figure inserts - tracking saving / restoring of inserts</text:p>
            </table:table-cell>
          </table:table-row>
          <table:table-row table:style-name="Table23.28">
            <table:table-cell table:style-name="Table23.A2" office:value-type="string">
              <text:p text:style-name="P63">h</text:p>
            </table:table-cell>
            <table:table-cell table:style-name="Table23.A2" office:value-type="string">
              <text:p text:style-name="P63">headings</text:p>
            </table:table-cell>
          </table:table-row>
          <table:table-row table:style-name="Table23.29">
            <table:table-cell table:style-name="Table23.A2" office:value-type="string">
              <text:p text:style-name="P63">hv</text:p>
            </table:table-cell>
            <table:table-cell table:style-name="Table23.A2" office:value-type="string">
              <text:p text:style-name="P63">hanging verses</text:p>
            </table:table-cell>
          </table:table-row>
          <table:table-row table:style-name="Table23.30">
            <table:table-cell table:style-name="Table23.A2" office:value-type="string">
              <text:p text:style-name="P63">H</text:p>
            </table:table-cell>
            <table:table-cell table:style-name="Table23.A2" office:value-type="string">
              <text:p text:style-name="P63">Headers, marks, etc</text:p>
            </table:table-cell>
          </table:table-row>
          <table:table-row table:style-name="Table23.31">
            <table:table-cell table:style-name="Table23.A2" office:value-type="string">
              <text:p text:style-name="P63">i</text:p>
            </table:table-cell>
            <table:table-cell table:style-name="Table23.A2" office:value-type="string">
              <text:p text:style-name="P63">inserts (tracking the value of holdinginserts)</text:p>
            </table:table-cell>
          </table:table-row>
          <table:table-row table:style-name="Table23.32">
            <table:table-cell table:style-name="Table23.A2" office:value-type="string">
              <text:p text:style-name="P63">I</text:p>
            </table:table-cell>
            <table:table-cell table:style-name="Table23.A2" office:value-type="string">
              <text:p text:style-name="P63">ifchecks</text:p>
            </table:table-cell>
          </table:table-row>
          <table:table-row table:style-name="Table23.33">
            <table:table-cell table:style-name="Table23.A2" office:value-type="string">
              <text:p text:style-name="P27">j</text:p>
            </table:table-cell>
            <table:table-cell table:style-name="Table23.A2" office:value-type="string">
              <text:p text:style-name="P63"><text:span text:style-name="T26">paragraph adjustments</text:span> (for seeing where it loses sync)</text:p>
            </table:table-cell>
          </table:table-row>
          <table:table-row table:style-name="Table23.34">
            <table:table-cell table:style-name="Table23.A2" office:value-type="string">
              <text:p text:style-name="P63">m</text:p>
            </table:table-cell>
            <table:table-cell table:style-name="Table23.A2" office:value-type="string">
              <text:p text:style-name="P63">milestones</text:p>
            </table:table-cell>
          </table:table-row>
          <table:table-row table:style-name="Table23.35">
            <table:table-cell table:style-name="Table23.A2" office:value-type="string">
              <text:p text:style-name="P63">mx</text:p>
            </table:table-cell>
            <table:table-cell table:style-name="Table23.A2" office:value-type="string">
              <text:p text:style-name="P63">milestones: expand content</text:p>
            </table:table-cell>
          </table:table-row>
          <table:table-row table:style-name="Table23.36">
            <table:table-cell table:style-name="Table23.A2" office:value-type="string">
              <text:p text:style-name="P63">M</text:p>
            </table:table-cell>
            <table:table-cell table:style-name="Table23.A2" office:value-type="string">
              <text:p text:style-name="P63">markers</text:p>
            </table:table-cell>
          </table:table-row>
          <table:table-row table:style-name="Table23.37">
            <table:table-cell table:style-name="Table23.A2" office:value-type="string">
              <text:p text:style-name="P63">n</text:p>
            </table:table-cell>
            <table:table-cell table:style-name="Table23.A2" office:value-type="string">
              <text:p text:style-name="P63">notes</text:p>
            </table:table-cell>
          </table:table-row>
          <table:table-row table:style-name="Table23.38">
            <table:table-cell table:style-name="Table23.A2" office:value-type="string">
              <text:p text:style-name="P63">nS</text:p>
            </table:table-cell>
            <table:table-cell table:style-name="Table23.A2" office:value-type="string">
              <text:p text:style-name="P63">note saving / restoring</text:p>
            </table:table-cell>
          </table:table-row>
          <table:table-row table:style-name="Table23.39">
            <table:table-cell table:style-name="Table23.A2" office:value-type="string">
              <text:p text:style-name="P27">o</text:p>
            </table:table-cell>
            <table:table-cell table:style-name="Table23.A2" office:value-type="string">
              <text:p text:style-name="P27">output routines / rebalancing</text:p>
            </table:table-cell>
          </table:table-row>
          <table:table-row table:style-name="Table23.40">
            <table:table-cell table:style-name="Table23.A2" office:value-type="string">
              <text:p text:style-name="P63">oh</text:p>
            </table:table-cell>
            <table:table-cell table:style-name="Table23.A2" office:value-type="string">
              <text:p text:style-name="P63">other (not stylesheet) hooks</text:p>
            </table:table-cell>
          </table:table-row>
          <table:table-row table:style-name="Table23.41">
            <table:table-cell table:style-name="Table23.A2" office:value-type="string">
              <text:p text:style-name="P91">orn</text:p>
            </table:table-cell>
            <table:table-cell table:style-name="Table23.A2" office:value-type="string">
              <text:p text:style-name="P91">Ornaments</text:p>
            </table:table-cell>
          </table:table-row>
          <table:table-row table:style-name="Table23.42">
            <table:table-cell table:style-name="Table23.A2" office:value-type="string">
              <text:p text:style-name="P63">p</text:p>
            </table:table-cell>
            <table:table-cell table:style-name="Table23.A2" office:value-type="string">
              <text:p text:style-name="P63">page output</text:p>
            </table:table-cell>
          </table:table-row>
          <table:table-row table:style-name="Table23.43">
            <table:table-cell table:style-name="Table23.A2" office:value-type="string">
              <text:p text:style-name="P63">pt</text:p>
            </table:table-cell>
            <table:table-cell table:style-name="Table23.A2" office:value-type="string">
              <text:p text:style-name="P63">Page tabs</text:p>
            </table:table-cell>
          </table:table-row>
          <table:table-row table:style-name="Table23.44">
            <table:table-cell table:style-name="Table23.A2" office:value-type="string">
              <text:p text:style-name="P63">P</text:p>
            </table:table-cell>
            <table:table-cell table:style-name="Table23.A2" office:value-type="string">
              <text:p text:style-name="P63">Piclists</text:p>
            </table:table-cell>
          </table:table-row>
          <table:table-row table:style-name="Table23.45">
            <table:table-cell table:style-name="Table23.A2" office:value-type="string">
              <text:p text:style-name="P27">s</text:p>
            </table:table-cell>
            <table:table-cell table:style-name="Table23.A2" office:value-type="string">
              <text:p text:style-name="P27">stylesheet</text:p>
            </table:table-cell>
          </table:table-row>
          <table:table-row table:style-name="Table23.46">
            <table:table-cell table:style-name="Table23.A2" office:value-type="string">
              <text:p text:style-name="P63">sa</text:p>
            </table:table-cell>
            <table:table-cell table:style-name="Table23.A2" office:value-type="string">
              <text:p text:style-name="P63">stylesheet additional debugging</text:p>
            </table:table-cell>
          </table:table-row>
          <table:table-row table:style-name="Table23.47">
            <table:table-cell table:style-name="Table23.A2" office:value-type="string">
              <text:p text:style-name="P63">spv</text:p>
            </table:table-cell>
            <table:table-cell table:style-name="Table23.A2" office:value-type="string">
              <text:p text:style-name="P63">stylesheet parameter lookups that return void</text:p>
            </table:table-cell>
          </table:table-row>
          <table:table-row table:style-name="Table23.48">
            <table:table-cell table:style-name="Table23.A2" office:value-type="string">
              <text:p text:style-name="P63">ss</text:p>
            </table:table-cell>
            <table:table-cell table:style-name="Table23.A2" office:value-type="string">
              <text:p text:style-name="P63">style start/stop</text:p>
            </table:table-cell>
          </table:table-row>
          <table:table-row table:style-name="Table23.49">
            <table:table-cell table:style-name="Table23.A2" office:value-type="string">
              <text:p text:style-name="P63">sP</text:p>
            </table:table-cell>
            <table:table-cell table:style-name="Table23.A2" office:value-type="string">
              <text:p text:style-name="P63">Stylesheet everypar/chapter </text:p>
            </table:table-cell>
          </table:table-row>
          <table:table-row table:style-name="Table23.50">
            <table:table-cell table:style-name="Table23.A2" office:value-type="string">
              <text:p text:style-name="P63">sc</text:p>
            </table:table-cell>
            <table:table-cell table:style-name="Table23.A2" office:value-type="string">
              <text:p text:style-name="P63">Stylesheet category</text:p>
            </table:table-cell>
          </table:table-row>
          <table:table-row table:style-name="Table23.51">
            <table:table-cell table:style-name="Table23.A2" office:value-type="string">
              <text:p text:style-name="P63">sC</text:p>
            </table:table-cell>
            <table:table-cell table:style-name="Table23.A2" office:value-type="string">
              <text:p text:style-name="P63">Stylesheet Cache</text:p>
            </table:table-cell>
          </table:table-row>
          <table:table-row table:style-name="Table23.52">
            <table:table-cell table:style-name="Table23.A2" office:value-type="string">
              <text:p text:style-name="P63">sh</text:p>
            </table:table-cell>
            <table:table-cell table:style-name="Table23.A2" office:value-type="string">
              <text:p text:style-name="P63">Stylesheet-related hooks</text:p>
            </table:table-cell>
          </table:table-row>
          <table:table-row table:style-name="Table23.53">
            <table:table-cell table:style-name="Table23.A2" office:value-type="string">
              <text:p text:style-name="P63">sk</text:p>
            </table:table-cell>
            <table:table-cell table:style-name="Table23.A2" office:value-type="string">
              <text:p text:style-name="P63">Style stacK and option stack operations</text:p>
            </table:table-cell>
          </table:table-row>
          <table:table-row table:style-name="Table23.54">
            <table:table-cell table:style-name="Table23.A2" office:value-type="string">
              <text:p text:style-name="P63">sko</text:p>
            </table:table-cell>
            <table:table-cell table:style-name="Table23.A2" office:value-type="string">
              <text:p text:style-name="P63">Style stack option-list building</text:p>
            </table:table-cell>
          </table:table-row>
          <table:table-row table:style-name="Table23.55">
            <table:table-cell table:style-name="Table23.A2" office:value-type="string">
              <text:p text:style-name="P63">S</text:p>
            </table:table-cell>
            <table:table-cell table:style-name="Table23.A2" office:value-type="string">
              <text:p text:style-name="P63">side-dependent swapping </text:p>
            </table:table-cell>
          </table:table-row>
          <table:table-row table:style-name="Table23.56">
            <table:table-cell table:style-name="Table23.A2" office:value-type="string">
              <text:p text:style-name="P63">t</text:p>
            </table:table-cell>
            <table:table-cell table:style-name="Table23.A2" office:value-type="string">
              <text:p text:style-name="P63">Tables and table of contents</text:p>
            </table:table-cell>
          </table:table-row>
          <table:table-row table:style-name="Table23.57">
            <table:table-cell table:style-name="Table23.A2" office:value-type="string">
              <text:p text:style-name="P27">T</text:p>
            </table:table-cell>
            <table:table-cell table:style-name="Table23.A2" office:value-type="string">
              <text:p text:style-name="P27">Triggers</text:p>
            </table:table-cell>
          </table:table-row>
          <table:table-row table:style-name="Table23.58">
            <table:table-cell table:style-name="Table23.A2" office:value-type="string">
              <text:p text:style-name="P63">u</text:p>
            </table:table-cell>
            <table:table-cell table:style-name="Table23.A2" office:value-type="string">
              <text:p text:style-name="P63">'Unprintable' pages (e.g. triggered images <text:s/>don't fit)</text:p>
            </table:table-cell>
          </table:table-row>
          <table:table-row table:style-name="Table23.59">
            <table:table-cell table:style-name="Table23.A2" office:value-type="string">
              <text:p text:style-name="P63">V</text:p>
            </table:table-cell>
            <table:table-cell table:style-name="Table23.A2" office:value-type="string">
              <text:p text:style-name="P63">verse numbers</text:p>
            </table:table-cell>
          </table:table-row>
          <table:table-row table:style-name="Table23.60">
            <table:table-cell table:style-name="Table23.A2" office:value-type="string">
              <text:p text:style-name="P63">v</text:p>
            </table:table-cell>
            <table:table-cell table:style-name="Table23.A2" office:value-type="string">
              <text:p text:style-name="P63">marginal verses</text:p>
            </table:table-cell>
          </table:table-row>
        </table:table>
      </text:section>
      <text:p text:style-name="Heading_20_1"/>
      <text:p text:style-name="P215"><text:bookmark-start text:name="__RefHeading___Toc10453_326506458"/><text:bookmark text:name="_kz7z9f3hplxf"/>TeX Info<text:bookmark-end text:name="__RefHeading___Toc10453_326506458"/></text:p>
      <text:list xml:id="list171141061654949" text:continue-numbering="true" text:style-name="WWNum1">
        <text:list-item>
          <text:list>
            <text:list-header>
              <text:p text:style-name="P218"><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30">\tracingcommands</text:p>
          </table:table-cell>
          <table:table-cell table:style-name="Table24.A1" office:value-type="string">
            <text:p text:style-name="P30">Show each command as it executes, =3 to see logic path</text:p>
          </table:table-cell>
        </table:table-row>
        <table:table-row table:style-name="Table24.1">
          <table:table-cell table:style-name="Table24.A1" office:value-type="string">
            <text:p text:style-name="P30">\tracinglostchars</text:p>
          </table:table-cell>
          <table:table-cell table:style-name="Table24.A1" office:value-type="string">
            <text:p text:style-name="P30">Show all missing characters</text:p>
          </table:table-cell>
        </table:table-row>
        <table:table-row table:style-name="Table24.1">
          <table:table-cell table:style-name="Table24.A1" office:value-type="string">
            <text:p text:style-name="P30">\tracingmacros</text:p>
          </table:table-cell>
          <table:table-cell table:style-name="Table24.A1" office:value-type="string">
            <text:p text:style-name="P30">Show each macro, its expansion and parameters</text:p>
          </table:table-cell>
        </table:table-row>
        <table:table-row table:style-name="Table24.1">
          <table:table-cell table:style-name="Table24.A1" office:value-type="string">
            <text:p text:style-name="P30">\tracingonline</text:p>
          </table:table-cell>
          <table:table-cell table:style-name="Table24.A1" office:value-type="string">
            <text:p text:style-name="P30">Output \showbox to the terminal as well as the .log</text:p>
          </table:table-cell>
        </table:table-row>
        <table:table-row table:style-name="Table24.1">
          <table:table-cell table:style-name="Table24.A1" office:value-type="string">
            <text:p text:style-name="P30">\tracingoutput</text:p>
          </table:table-cell>
          <table:table-cell table:style-name="Table24.A1" office:value-type="string">
            <text:p text:style-name="P30">Outputs the contents of each page to the log</text:p>
          </table:table-cell>
        </table:table-row>
        <table:table-row table:style-name="Table24.1">
          <table:table-cell table:style-name="Table24.A1" office:value-type="string">
            <text:p text:style-name="P30">\tracingpages</text:p>
          </table:table-cell>
          <table:table-cell table:style-name="Table24.A1" office:value-type="string">
            <text:p text:style-name="P30">Show page break decision process</text:p>
          </table:table-cell>
        </table:table-row>
        <table:table-row table:style-name="Table24.1">
          <table:table-cell table:style-name="Table24.A1" office:value-type="string">
            <text:p text:style-name="P30">\tracingparagraphs</text:p>
          </table:table-cell>
          <table:table-cell table:style-name="Table24.A1" office:value-type="string">
            <text:p text:style-name="P30">Show line breaking decision process</text:p>
          </table:table-cell>
        </table:table-row>
        <table:table-row table:style-name="Table24.1">
          <table:table-cell table:style-name="Table24.A1" office:value-type="string">
            <text:p text:style-name="P30">\tracingrestores</text:p>
          </table:table-cell>
          <table:table-cell table:style-name="Table24.A1" office:value-type="string">
            <text:p text:style-name="P30">Trace removals from the ‘save stack’ for local variables</text:p>
          </table:table-cell>
        </table:table-row>
        <table:table-row table:style-name="Table24.1">
          <table:table-cell table:style-name="Table24.A1" office:value-type="string">
            <text:p text:style-name="P30">\tracingstats</text:p>
          </table:table-cell>
          <table:table-cell table:style-name="Table24.A1" office:value-type="string">
            <text:p text:style-name="P30">Show resource usage stats at the end of the log</text:p>
          </table:table-cell>
        </table:table-row>
        <table:table-row table:style-name="Table24.1">
          <table:table-cell table:style-name="Table24.A1" office:value-type="string">
            <text:p text:style-name="P30">\tracingifs</text:p>
          </table:table-cell>
          <table:table-cell table:style-name="Table24.A1" office:value-type="string">
            <text:p text:style-name="P30">Trace each \if, \else and \fi</text:p>
          </table:table-cell>
        </table:table-row>
        <table:table-row table:style-name="Table24.1">
          <table:table-cell table:style-name="Table24.A1" office:value-type="string">
            <text:p text:style-name="P30">\tracingassigns</text:p>
          </table:table-cell>
          <table:table-cell table:style-name="Table24.A1" office:value-type="string">
            <text:p text:style-name="P30">When values are set.</text:p>
          </table:table-cell>
        </table:table-row>
        <table:table-row table:style-name="Table24.1">
          <table:table-cell table:style-name="Table24.A1" office:value-type="string">
            <text:p text:style-name="P30">\tracinggroups</text:p>
          </table:table-cell>
          <table:table-cell table:style-name="Table24.A1" office:value-type="string">
            <text:p text:style-name="P30">Begin/end group scopes</text:p>
          </table:table-cell>
        </table:table-row>
      </table:table>
      <text:list xml:id="list171139336337061" text:continue-numbering="true" text:style-name="WWNum1">
        <text:list-item>
          <text:list>
            <text:list-header>
              <text:p text:style-name="P218"><text:bookmark-start text:name="__RefHeading___Toc10473_326506458"/><text:bookmark text:name="_ir82euq88kfy"/>Horizontal Penalties and Demerits<text:bookmark-end text:name="__RefHeading___Toc10473_326506458"/></text:p>
            </text:list-header>
          </text:list>
        </text:list-item>
      </text:list>
      <text:p text:style-name="P71"><text:span text:style-name="T73">demerits = badness</text:span><text:span text:style-name="T75">2</text:span><text:span text:style-name="T78">+penalty</text:span><text:span text:style-name="T75">2</text:span><text:span text:style-name="T7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30">linepenalty</text:p>
          </table:table-cell>
          <table:table-cell table:style-name="Table25.A1" office:value-type="string">
            <text:p text:style-name="P30">10/1000</text:p>
          </table:table-cell>
          <table:table-cell table:style-name="Table25.A1" office:value-type="string">
            <text:p text:style-name="P30">Penalty for ending a line. Increase to reduce paragraph lengths.</text:p>
          </table:table-cell>
        </table:table-row>
        <table:table-row table:style-name="Table25.1">
          <table:table-cell table:style-name="Table25.A1" office:value-type="string">
            <text:p text:style-name="P30">hyphenpenalty</text:p>
          </table:table-cell>
          <table:table-cell table:style-name="Table25.A1" office:value-type="string">
            <text:p text:style-name="P30">50</text:p>
          </table:table-cell>
          <table:table-cell table:style-name="Table25.A1" office:value-type="string">
            <text:p text:style-name="P30">Penalty of inserting a discretionary break (hyphen) (10000 in headings)</text:p>
          </table:table-cell>
        </table:table-row>
        <table:table-row table:style-name="Table25.1">
          <table:table-cell table:style-name="Table25.A1" office:value-type="string">
            <text:p text:style-name="P30">exhyphenpenalty</text:p>
          </table:table-cell>
          <table:table-cell table:style-name="Table25.A1" office:value-type="string">
            <text:p text:style-name="P30">50</text:p>
          </table:table-cell>
          <table:table-cell table:style-name="Table25.A1" office:value-type="string">
            <text:p text:style-name="P30">Hyphen penalty if nothing is output</text:p>
          </table:table-cell>
        </table:table-row>
        <table:table-row table:style-name="Table25.1">
          <table:table-cell table:style-name="Table25.A1" office:value-type="string">
            <text:p text:style-name="P30">XeTeXlinebreakpenalty</text:p>
          </table:table-cell>
          <table:table-cell table:style-name="Table25.A1" office:value-type="string">
            <text:p text:style-name="P30">0</text:p>
          </table:table-cell>
          <table:table-cell table:style-name="Table25.A1" office:value-type="string">
            <text:p text:style-name="P30">Inserted at every XeTeXlinebreaklocale induced line break</text:p>
          </table:table-cell>
        </table:table-row>
        <table:table-row table:style-name="Table25.1">
          <table:table-cell table:style-name="Table25.A1" office:value-type="string">
            <text:p text:style-name="P30">doublehyphendemerits</text:p>
          </table:table-cell>
          <table:table-cell table:style-name="Table25.A1" office:value-type="string">
            <text:p text:style-name="P30">5000</text:p>
          </table:table-cell>
          <table:table-cell table:style-name="Table25.A1" office:value-type="string">
            <text:p text:style-name="P30">Extra cost to each line of multiple lines in sequence ending in a discretionary break</text:p>
          </table:table-cell>
        </table:table-row>
        <table:table-row table:style-name="Table25.1">
          <table:table-cell table:style-name="Table25.A1" office:value-type="string">
            <text:p text:style-name="P30">finalhyphendemerits</text:p>
          </table:table-cell>
          <table:table-cell table:style-name="Table25.A1" office:value-type="string">
            <text:p text:style-name="P30">10000</text:p>
          </table:table-cell>
          <table:table-cell table:style-name="Table25.A1" office:value-type="string">
            <text:p text:style-name="P30">Extra cost if the second-last line ends in a discretionary break</text:p>
          </table:table-cell>
        </table:table-row>
        <table:table-row table:style-name="Table25.1">
          <table:table-cell table:style-name="Table25.A1" office:value-type="string">
            <text:p text:style-name="P30">adjdemerits</text:p>
          </table:table-cell>
          <table:table-cell table:style-name="Table25.A1" office:value-type="string">
            <text:p text:style-name="P30">10000</text:p>
          </table:table-cell>
          <table:table-cell table:style-name="Table25.A1" office:value-type="string">
            <text:p text:style-name="P30">Extra cost if two lines have different tightnesses. <text:span text:style-name="T71">I.e. don't let one line shrink and an adjacent one stretch.</text:span></text:p>
          </table:table-cell>
        </table:table-row>
      </table:table>
      <text:list xml:id="list171140255214023" text:continue-numbering="true" text:style-name="WWNum1">
        <text:list-item>
          <text:list>
            <text:list-header>
              <text:p text:style-name="P218"><text:bookmark-start text:name="__RefHeading___Toc10471_326506458"/><text:bookmark text:name="_eq3evigtpfj3"/>Vertical Penalties<text:bookmark-end text:name="__RefHeading___Toc10471_326506458"/></text:p>
              <text:p text:style-name="P228">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30">clubpenalty</text:p>
          </table:table-cell>
          <table:table-cell table:style-name="Table26.A1" office:value-type="string">
            <text:p text:style-name="P30">150/10000</text:p>
          </table:table-cell>
          <table:table-cell table:style-name="Table26.A1" office:value-type="string">
            <text:p text:style-name="P30">Extra penalty at the end of the first line of a paragraph</text:p>
          </table:table-cell>
        </table:table-row>
        <table:table-row table:style-name="Table26.1">
          <table:table-cell table:style-name="Table26.A1" office:value-type="string">
            <text:p text:style-name="P30">widowpenalty</text:p>
          </table:table-cell>
          <table:table-cell table:style-name="Table26.A1" office:value-type="string">
            <text:p text:style-name="P30">150/10000</text:p>
          </table:table-cell>
          <table:table-cell table:style-name="Table26.A1" office:value-type="string">
            <text:p text:style-name="P30">Extra penalty before the last line of a paragraph</text:p>
          </table:table-cell>
        </table:table-row>
        <table:table-row table:style-name="Table26.1">
          <table:table-cell table:style-name="Table26.A1" office:value-type="string">
            <text:p text:style-name="P30">brokenpenalty</text:p>
          </table:table-cell>
          <table:table-cell table:style-name="Table26.A1" office:value-type="string">
            <text:p text:style-name="P30">100/50</text:p>
          </table:table-cell>
          <table:table-cell table:style-name="Table26.A1" office:value-type="string">
            <text:p text:style-name="P30">Extra penalty for a line ending with a discretionary break.</text:p>
          </table:table-cell>
        </table:table-row>
        <table:table-row table:style-name="Table26.1">
          <table:table-cell table:style-name="Table26.A1" office:value-type="string">
            <text:p text:style-name="P30">interlinepenalty</text:p>
          </table:table-cell>
          <table:table-cell table:style-name="Table26.A1" office:value-type="string">
            <text:p text:style-name="P30">0</text:p>
          </table:table-cell>
          <table:table-cell table:style-name="Table26.A1" office:value-type="string">
            <text:p text:style-name="P30">Base penalty at the end of every line (10000 inside heading)</text:p>
          </table:table-cell>
        </table:table-row>
        <table:table-row table:style-name="Table26.1">
          <table:table-cell table:style-name="Table26.A1" office:value-type="string">
            <text:p text:style-name="P30">outputpenalty</text:p>
          </table:table-cell>
          <table:table-cell table:style-name="Table26.A1" office:value-type="string">
            <text:p text:style-name="P30">10000</text:p>
          </table:table-cell>
          <table:table-cell table:style-name="Table26.A1" office:value-type="string">
            <text:p text:style-name="P30">The penalty that caused the start of this page, or 10000</text:p>
          </table:table-cell>
        </table:table-row>
        <table:table-row table:style-name="Table26.1">
          <table:table-cell table:style-name="Table26.A1" office:value-type="string">
            <text:p text:style-name="P30">insertpenalties</text:p>
          </table:table-cell>
          <table:table-cell table:style-name="Table26.A1" office:value-type="string">
            <text:p text:style-name="P30">/0</text:p>
          </table:table-cell>
          <table:table-cell table:style-name="Table26.A1" office:value-type="string">
            <text:p text:style-name="P30">Penalty for adding an insert to a page</text:p>
          </table:table-cell>
        </table:table-row>
        <table:table-row table:style-name="Table26.1">
          <table:table-cell table:style-name="Table26.A1" office:value-type="string">
            <text:p text:style-name="P30">floatingpenalty</text:p>
          </table:table-cell>
          <table:table-cell table:style-name="Table26.A1" office:value-type="string">
            <text:p text:style-name="P30">/500</text:p>
          </table:table-cell>
          <table:table-cell table:style-name="Table26.A1" office:value-type="string">
            <text:p text:style-name="P30">Added to insertpenalties <text:span text:style-name="T63">on</text:span> insert split across pages.</text:p>
          </table:table-cell>
        </table:table-row>
      </table:table>
      <text:list xml:id="list171139004279605" text:continue-numbering="true" text:style-name="WWNum1">
        <text:list-header>
          <text:p text:style-name="P214"><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71139891887632" text:continue-numbering="true" text:style-name="WWNum1">
                <text:list-header>
                  <text:p text:style-name="P241">3 Ltr</text:p>
                </text:list-header>
              </text:list>
            </table:table-cell>
            <table:table-cell table:style-name="Table36.A1" office:value-type="string">
              <text:list xml:id="list171139284092124" text:continue-numbering="true" text:style-name="WWNum1">
                <text:list-header>
                  <text:p text:style-name="P241">2 Ltr</text:p>
                </text:list-header>
              </text:list>
            </table:table-cell>
            <table:table-cell table:style-name="Table36.A1" office:value-type="string">
              <text:list xml:id="list171140323018977" text:continue-numbering="true" text:style-name="WWNum1">
                <text:list-header>
                  <text:p text:style-name="P242">Name</text:p>
                </text:list-header>
              </text:list>
            </table:table-cell>
          </table:table-row>
          <table:table-row>
            <table:table-cell table:style-name="Table36.A2" office:value-type="string">
              <text:list xml:id="list171139466380079" text:continue-numbering="true" text:style-name="WWNum1">
                <text:list-header>
                  <text:p text:style-name="P228">GEN</text:p>
                </text:list-header>
              </text:list>
            </table:table-cell>
            <table:table-cell table:style-name="Table36.A2" office:value-type="string">
              <text:list xml:id="list171139163998757" text:continue-numbering="true" text:style-name="WWNum1">
                <text:list-header>
                  <text:p text:style-name="P228">GE</text:p>
                </text:list-header>
              </text:list>
            </table:table-cell>
            <table:table-cell table:style-name="Table36.A2" office:value-type="string">
              <text:list xml:id="list171138986117437" text:continue-numbering="true" text:style-name="WWNum1">
                <text:list-header>
                  <text:p text:style-name="P228">Genesis</text:p>
                </text:list-header>
              </text:list>
            </table:table-cell>
          </table:table-row>
          <table:table-row>
            <table:table-cell table:style-name="Table36.A2" office:value-type="string">
              <text:list xml:id="list171139409899150" text:continue-numbering="true" text:style-name="WWNum1">
                <text:list-header>
                  <text:p text:style-name="P228">EXO</text:p>
                </text:list-header>
              </text:list>
            </table:table-cell>
            <table:table-cell table:style-name="Table36.A2" office:value-type="string">
              <text:list xml:id="list171140727271766" text:continue-numbering="true" text:style-name="WWNum1">
                <text:list-header>
                  <text:p text:style-name="P228">EX</text:p>
                </text:list-header>
              </text:list>
            </table:table-cell>
            <table:table-cell table:style-name="Table36.A2" office:value-type="string">
              <text:list xml:id="list171140152258578" text:continue-numbering="true" text:style-name="WWNum1">
                <text:list-header>
                  <text:p text:style-name="P228">Exodus</text:p>
                </text:list-header>
              </text:list>
            </table:table-cell>
          </table:table-row>
          <table:table-row>
            <table:table-cell table:style-name="Table36.A2" office:value-type="string">
              <text:list xml:id="list171138961673053" text:continue-numbering="true" text:style-name="WWNum1">
                <text:list-header>
                  <text:p text:style-name="P228">LEV</text:p>
                </text:list-header>
              </text:list>
            </table:table-cell>
            <table:table-cell table:style-name="Table36.A2" office:value-type="string">
              <text:list xml:id="list171140740399905" text:continue-numbering="true" text:style-name="WWNum1">
                <text:list-header>
                  <text:p text:style-name="P228">LE</text:p>
                </text:list-header>
              </text:list>
            </table:table-cell>
            <table:table-cell table:style-name="Table36.A2" office:value-type="string">
              <text:list xml:id="list171139496239808" text:continue-numbering="true" text:style-name="WWNum1">
                <text:list-header>
                  <text:p text:style-name="P228">Leviticus</text:p>
                </text:list-header>
              </text:list>
            </table:table-cell>
          </table:table-row>
          <table:table-row>
            <table:table-cell table:style-name="Table36.A2" office:value-type="string">
              <text:list xml:id="list171141066584129" text:continue-numbering="true" text:style-name="WWNum1">
                <text:list-header>
                  <text:p text:style-name="P228">NUM</text:p>
                </text:list-header>
              </text:list>
            </table:table-cell>
            <table:table-cell table:style-name="Table36.A2" office:value-type="string">
              <text:list xml:id="list171139651372039" text:continue-numbering="true" text:style-name="WWNum1">
                <text:list-header>
                  <text:p text:style-name="P228">NU</text:p>
                </text:list-header>
              </text:list>
            </table:table-cell>
            <table:table-cell table:style-name="Table36.A2" office:value-type="string">
              <text:list xml:id="list171139215762872" text:continue-numbering="true" text:style-name="WWNum1">
                <text:list-header>
                  <text:p text:style-name="P228">Numbers</text:p>
                </text:list-header>
              </text:list>
            </table:table-cell>
          </table:table-row>
          <table:table-row>
            <table:table-cell table:style-name="Table36.A2" office:value-type="string">
              <text:list xml:id="list171140293908879" text:continue-numbering="true" text:style-name="WWNum1">
                <text:list-header>
                  <text:p text:style-name="P228">DEU</text:p>
                </text:list-header>
              </text:list>
            </table:table-cell>
            <table:table-cell table:style-name="Table36.A2" office:value-type="string">
              <text:list xml:id="list171139163173117" text:continue-numbering="true" text:style-name="WWNum1">
                <text:list-header>
                  <text:p text:style-name="P228">DT</text:p>
                </text:list-header>
              </text:list>
            </table:table-cell>
            <table:table-cell table:style-name="Table36.A2" office:value-type="string">
              <text:list xml:id="list171140329676972" text:continue-numbering="true" text:style-name="WWNum1">
                <text:list-header>
                  <text:p text:style-name="P228">Deuteronomy</text:p>
                </text:list-header>
              </text:list>
            </table:table-cell>
          </table:table-row>
          <table:table-row>
            <table:table-cell table:style-name="Table36.A2" office:value-type="string">
              <text:list xml:id="list171140381723576" text:continue-numbering="true" text:style-name="WWNum1">
                <text:list-header>
                  <text:p text:style-name="P228">JOS</text:p>
                </text:list-header>
              </text:list>
            </table:table-cell>
            <table:table-cell table:style-name="Table36.A2" office:value-type="string">
              <text:list xml:id="list171141076486131" text:continue-numbering="true" text:style-name="WWNum1">
                <text:list-header>
                  <text:p text:style-name="P228">JS</text:p>
                </text:list-header>
              </text:list>
            </table:table-cell>
            <table:table-cell table:style-name="Table36.A2" office:value-type="string">
              <text:list xml:id="list171140330478720" text:continue-numbering="true" text:style-name="WWNum1">
                <text:list-header>
                  <text:p text:style-name="P228">Joshua</text:p>
                </text:list-header>
              </text:list>
            </table:table-cell>
          </table:table-row>
          <table:table-row>
            <table:table-cell table:style-name="Table36.A2" office:value-type="string">
              <text:list xml:id="list171141082134454" text:continue-numbering="true" text:style-name="WWNum1">
                <text:list-header>
                  <text:p text:style-name="P228">JDG</text:p>
                </text:list-header>
              </text:list>
            </table:table-cell>
            <table:table-cell table:style-name="Table36.A2" office:value-type="string">
              <text:list xml:id="list171140728904693" text:continue-numbering="true" text:style-name="WWNum1">
                <text:list-header>
                  <text:p text:style-name="P228">JG</text:p>
                </text:list-header>
              </text:list>
            </table:table-cell>
            <table:table-cell table:style-name="Table36.A2" office:value-type="string">
              <text:list xml:id="list171139195777333" text:continue-numbering="true" text:style-name="WWNum1">
                <text:list-header>
                  <text:p text:style-name="P228">Judges</text:p>
                </text:list-header>
              </text:list>
            </table:table-cell>
          </table:table-row>
          <table:table-row>
            <table:table-cell table:style-name="Table36.A2" office:value-type="string">
              <text:list xml:id="list171141054239479" text:continue-numbering="true" text:style-name="WWNum1">
                <text:list-header>
                  <text:p text:style-name="P228">RUT</text:p>
                </text:list-header>
              </text:list>
            </table:table-cell>
            <table:table-cell table:style-name="Table36.A2" office:value-type="string">
              <text:list xml:id="list171140523527242" text:continue-numbering="true" text:style-name="WWNum1">
                <text:list-header>
                  <text:p text:style-name="P228">RU</text:p>
                </text:list-header>
              </text:list>
            </table:table-cell>
            <table:table-cell table:style-name="Table36.A2" office:value-type="string">
              <text:list xml:id="list171140434826362" text:continue-numbering="true" text:style-name="WWNum1">
                <text:list-header>
                  <text:p text:style-name="P228">Ruth</text:p>
                </text:list-header>
              </text:list>
            </table:table-cell>
          </table:table-row>
          <table:table-row>
            <table:table-cell table:style-name="Table36.A2" office:value-type="string">
              <text:list xml:id="list171141040102161" text:continue-numbering="true" text:style-name="WWNum1">
                <text:list-header>
                  <text:p text:style-name="P228">1SA</text:p>
                </text:list-header>
              </text:list>
            </table:table-cell>
            <table:table-cell table:style-name="Table36.A2" office:value-type="string">
              <text:list xml:id="list171139159619975" text:continue-numbering="true" text:style-name="WWNum1">
                <text:list-header>
                  <text:p text:style-name="P228">1S</text:p>
                </text:list-header>
              </text:list>
            </table:table-cell>
            <table:table-cell table:style-name="Table36.A2" office:value-type="string">
              <text:list xml:id="list171140928018831" text:continue-numbering="true" text:style-name="WWNum1">
                <text:list-header>
                  <text:p text:style-name="P228">1 Samuel</text:p>
                </text:list-header>
              </text:list>
            </table:table-cell>
          </table:table-row>
          <table:table-row>
            <table:table-cell table:style-name="Table36.A2" office:value-type="string">
              <text:list xml:id="list171140914431904" text:continue-numbering="true" text:style-name="WWNum1">
                <text:list-header>
                  <text:p text:style-name="P228">2SA</text:p>
                </text:list-header>
              </text:list>
            </table:table-cell>
            <table:table-cell table:style-name="Table36.A2" office:value-type="string">
              <text:list xml:id="list171140420377289" text:continue-numbering="true" text:style-name="WWNum1">
                <text:list-header>
                  <text:p text:style-name="P228">2S</text:p>
                </text:list-header>
              </text:list>
            </table:table-cell>
            <table:table-cell table:style-name="Table36.A2" office:value-type="string">
              <text:list xml:id="list171140554760713" text:continue-numbering="true" text:style-name="WWNum1">
                <text:list-header>
                  <text:p text:style-name="P228">2 Samuel</text:p>
                </text:list-header>
              </text:list>
            </table:table-cell>
          </table:table-row>
          <table:table-row>
            <table:table-cell table:style-name="Table36.A2" office:value-type="string">
              <text:list xml:id="list171140020484975" text:continue-numbering="true" text:style-name="WWNum1">
                <text:list-header>
                  <text:p text:style-name="P228">1KI</text:p>
                </text:list-header>
              </text:list>
            </table:table-cell>
            <table:table-cell table:style-name="Table36.A2" office:value-type="string">
              <text:list xml:id="list171139790682772" text:continue-numbering="true" text:style-name="WWNum1">
                <text:list-header>
                  <text:p text:style-name="P228">1K</text:p>
                </text:list-header>
              </text:list>
            </table:table-cell>
            <table:table-cell table:style-name="Table36.A2" office:value-type="string">
              <text:list xml:id="list171139159735329" text:continue-numbering="true" text:style-name="WWNum1">
                <text:list-header>
                  <text:p text:style-name="P228">1 Kings</text:p>
                </text:list-header>
              </text:list>
            </table:table-cell>
          </table:table-row>
          <table:table-row>
            <table:table-cell table:style-name="Table36.A2" office:value-type="string">
              <text:list xml:id="list171139759555379" text:continue-numbering="true" text:style-name="WWNum1">
                <text:list-header>
                  <text:p text:style-name="P228">2KI</text:p>
                </text:list-header>
              </text:list>
            </table:table-cell>
            <table:table-cell table:style-name="Table36.A2" office:value-type="string">
              <text:list xml:id="list171139820878935" text:continue-numbering="true" text:style-name="WWNum1">
                <text:list-header>
                  <text:p text:style-name="P228">2K</text:p>
                </text:list-header>
              </text:list>
            </table:table-cell>
            <table:table-cell table:style-name="Table36.A2" office:value-type="string">
              <text:list xml:id="list171139695657648" text:continue-numbering="true" text:style-name="WWNum1">
                <text:list-header>
                  <text:p text:style-name="P228">2 Kings</text:p>
                </text:list-header>
              </text:list>
            </table:table-cell>
          </table:table-row>
          <table:table-row>
            <table:table-cell table:style-name="Table36.A2" office:value-type="string">
              <text:list xml:id="list171139426182681" text:continue-numbering="true" text:style-name="WWNum1">
                <text:list-header>
                  <text:p text:style-name="P228">1CH</text:p>
                </text:list-header>
              </text:list>
            </table:table-cell>
            <table:table-cell table:style-name="Table36.A2" office:value-type="string">
              <text:list xml:id="list171139086917760" text:continue-numbering="true" text:style-name="WWNum1">
                <text:list-header>
                  <text:p text:style-name="P228">3K</text:p>
                </text:list-header>
              </text:list>
            </table:table-cell>
            <table:table-cell table:style-name="Table36.A2" office:value-type="string">
              <text:list xml:id="list171139426881753" text:continue-numbering="true" text:style-name="WWNum1">
                <text:list-header>
                  <text:p text:style-name="P228">1 Chronicles</text:p>
                </text:list-header>
              </text:list>
            </table:table-cell>
          </table:table-row>
          <table:table-row>
            <table:table-cell table:style-name="Table36.A2" office:value-type="string">
              <text:list xml:id="list171140026037336" text:continue-numbering="true" text:style-name="WWNum1">
                <text:list-header>
                  <text:p text:style-name="P228">2CH</text:p>
                </text:list-header>
              </text:list>
            </table:table-cell>
            <table:table-cell table:style-name="Table36.A2" office:value-type="string">
              <text:list xml:id="list171139729578206" text:continue-numbering="true" text:style-name="WWNum1">
                <text:list-header>
                  <text:p text:style-name="P228">4K</text:p>
                </text:list-header>
              </text:list>
            </table:table-cell>
            <table:table-cell table:style-name="Table36.A2" office:value-type="string">
              <text:list xml:id="list171139958246352" text:continue-numbering="true" text:style-name="WWNum1">
                <text:list-header>
                  <text:p text:style-name="P228">2 Chronicles</text:p>
                </text:list-header>
              </text:list>
            </table:table-cell>
          </table:table-row>
          <table:table-row>
            <table:table-cell table:style-name="Table36.A2" office:value-type="string">
              <text:list xml:id="list171140602581690" text:continue-numbering="true" text:style-name="WWNum1">
                <text:list-header>
                  <text:p text:style-name="P228">EZR</text:p>
                </text:list-header>
              </text:list>
            </table:table-cell>
            <table:table-cell table:style-name="Table36.A2" office:value-type="string">
              <text:list xml:id="list171139954288817" text:continue-numbering="true" text:style-name="WWNum1">
                <text:list-header>
                  <text:p text:style-name="P228">ER</text:p>
                </text:list-header>
              </text:list>
            </table:table-cell>
            <table:table-cell table:style-name="Table36.A2" office:value-type="string">
              <text:list xml:id="list171139955212600" text:continue-numbering="true" text:style-name="WWNum1">
                <text:list-header>
                  <text:p text:style-name="P228">Ezra</text:p>
                </text:list-header>
              </text:list>
            </table:table-cell>
          </table:table-row>
          <table:table-row>
            <table:table-cell table:style-name="Table36.A2" office:value-type="string">
              <text:list xml:id="list171139195625321" text:continue-numbering="true" text:style-name="WWNum1">
                <text:list-header>
                  <text:p text:style-name="P228">NEH</text:p>
                </text:list-header>
              </text:list>
            </table:table-cell>
            <table:table-cell table:style-name="Table36.A2" office:value-type="string">
              <text:list xml:id="list171140350257070" text:continue-numbering="true" text:style-name="WWNum1">
                <text:list-header>
                  <text:p text:style-name="P228">NE</text:p>
                </text:list-header>
              </text:list>
            </table:table-cell>
            <table:table-cell table:style-name="Table36.A2" office:value-type="string">
              <text:list xml:id="list171139260127354" text:continue-numbering="true" text:style-name="WWNum1">
                <text:list-header>
                  <text:p text:style-name="P228">Nehemiah</text:p>
                </text:list-header>
              </text:list>
            </table:table-cell>
          </table:table-row>
          <table:table-row>
            <table:table-cell table:style-name="Table36.A2" office:value-type="string">
              <text:list xml:id="list171140070750557" text:continue-numbering="true" text:style-name="WWNum1">
                <text:list-header>
                  <text:p text:style-name="P228">EST</text:p>
                </text:list-header>
              </text:list>
            </table:table-cell>
            <table:table-cell table:style-name="Table36.A2" office:value-type="string">
              <text:list xml:id="list171139419169360" text:continue-numbering="true" text:style-name="WWNum1">
                <text:list-header>
                  <text:p text:style-name="P228">ES</text:p>
                </text:list-header>
              </text:list>
            </table:table-cell>
            <table:table-cell table:style-name="Table36.A2" office:value-type="string">
              <text:list xml:id="list171140147318407" text:continue-numbering="true" text:style-name="WWNum1">
                <text:list-header>
                  <text:p text:style-name="P228">Esther</text:p>
                </text:list-header>
              </text:list>
            </table:table-cell>
          </table:table-row>
          <table:table-row>
            <table:table-cell table:style-name="Table36.A2" office:value-type="string">
              <text:list xml:id="list171140998441767" text:continue-numbering="true" text:style-name="WWNum1">
                <text:list-header>
                  <text:p text:style-name="P228">JOB</text:p>
                </text:list-header>
              </text:list>
            </table:table-cell>
            <table:table-cell table:style-name="Table36.A2" office:value-type="string">
              <text:list xml:id="list171139892431138" text:continue-numbering="true" text:style-name="WWNum1">
                <text:list-header>
                  <text:p text:style-name="P228">JB</text:p>
                </text:list-header>
              </text:list>
            </table:table-cell>
            <table:table-cell table:style-name="Table36.A2" office:value-type="string">
              <text:list xml:id="list171139505437475" text:continue-numbering="true" text:style-name="WWNum1">
                <text:list-header>
                  <text:p text:style-name="P228">Job</text:p>
                </text:list-header>
              </text:list>
            </table:table-cell>
          </table:table-row>
          <table:table-row>
            <table:table-cell table:style-name="Table36.A2" office:value-type="string">
              <text:list xml:id="list171139862906898" text:continue-numbering="true" text:style-name="WWNum1">
                <text:list-header>
                  <text:p text:style-name="P228">PSA</text:p>
                </text:list-header>
              </text:list>
            </table:table-cell>
            <table:table-cell table:style-name="Table36.A2" office:value-type="string">
              <text:list xml:id="list171140307538989" text:continue-numbering="true" text:style-name="WWNum1">
                <text:list-header>
                  <text:p text:style-name="P228">PS</text:p>
                </text:list-header>
              </text:list>
            </table:table-cell>
            <table:table-cell table:style-name="Table36.A2" office:value-type="string">
              <text:list xml:id="list171139193767381" text:continue-numbering="true" text:style-name="WWNum1">
                <text:list-header>
                  <text:p text:style-name="P228">Psalms</text:p>
                </text:list-header>
              </text:list>
            </table:table-cell>
          </table:table-row>
          <table:table-row>
            <table:table-cell table:style-name="Table36.A2" office:value-type="string">
              <text:list xml:id="list171139245572301" text:continue-numbering="true" text:style-name="WWNum1">
                <text:list-header>
                  <text:p text:style-name="P228">PRO</text:p>
                </text:list-header>
              </text:list>
            </table:table-cell>
            <table:table-cell table:style-name="Table36.A2" office:value-type="string">
              <text:list xml:id="list171140059131423" text:continue-numbering="true" text:style-name="WWNum1">
                <text:list-header>
                  <text:p text:style-name="P228">PR</text:p>
                </text:list-header>
              </text:list>
            </table:table-cell>
            <table:table-cell table:style-name="Table36.A2" office:value-type="string">
              <text:list xml:id="list171139226393858" text:continue-numbering="true" text:style-name="WWNum1">
                <text:list-header>
                  <text:p text:style-name="P228">Proverbs</text:p>
                </text:list-header>
              </text:list>
            </table:table-cell>
          </table:table-row>
          <table:table-row>
            <table:table-cell table:style-name="Table36.A2" office:value-type="string">
              <text:list xml:id="list171140702266822" text:continue-numbering="true" text:style-name="WWNum1">
                <text:list-header>
                  <text:p text:style-name="P228">ECC</text:p>
                </text:list-header>
              </text:list>
            </table:table-cell>
            <table:table-cell table:style-name="Table36.A2" office:value-type="string">
              <text:list xml:id="list171140941199295" text:continue-numbering="true" text:style-name="WWNum1">
                <text:list-header>
                  <text:p text:style-name="P228">EC</text:p>
                </text:list-header>
              </text:list>
            </table:table-cell>
            <table:table-cell table:style-name="Table36.A2" office:value-type="string">
              <text:list xml:id="list171139215673400" text:continue-numbering="true" text:style-name="WWNum1">
                <text:list-header>
                  <text:p text:style-name="P228">Ecclesiastes</text:p>
                </text:list-header>
              </text:list>
            </table:table-cell>
          </table:table-row>
          <table:table-row>
            <table:table-cell table:style-name="Table36.A2" office:value-type="string">
              <text:list xml:id="list171139929896722" text:continue-numbering="true" text:style-name="WWNum1">
                <text:list-header>
                  <text:p text:style-name="P228">SNG</text:p>
                </text:list-header>
              </text:list>
            </table:table-cell>
            <table:table-cell table:style-name="Table36.A2" office:value-type="string">
              <text:list xml:id="list171140343100291" text:continue-numbering="true" text:style-name="WWNum1">
                <text:list-header>
                  <text:p text:style-name="P228">SS</text:p>
                </text:list-header>
              </text:list>
            </table:table-cell>
            <table:table-cell table:style-name="Table36.A2" office:value-type="string">
              <text:list xml:id="list171139318772297" text:continue-numbering="true" text:style-name="WWNum1">
                <text:list-header>
                  <text:p text:style-name="P228">Song of Songs</text:p>
                </text:list-header>
              </text:list>
            </table:table-cell>
          </table:table-row>
          <table:table-row>
            <table:table-cell table:style-name="Table36.A2" office:value-type="string">
              <text:list xml:id="list171140075770642" text:continue-numbering="true" text:style-name="WWNum1">
                <text:list-header>
                  <text:p text:style-name="P228">ISA</text:p>
                </text:list-header>
              </text:list>
            </table:table-cell>
            <table:table-cell table:style-name="Table36.A2" office:value-type="string">
              <text:list xml:id="list171139744208677" text:continue-numbering="true" text:style-name="WWNum1">
                <text:list-header>
                  <text:p text:style-name="P228">IS</text:p>
                </text:list-header>
              </text:list>
            </table:table-cell>
            <table:table-cell table:style-name="Table36.A2" office:value-type="string">
              <text:list xml:id="list171139049316757" text:continue-numbering="true" text:style-name="WWNum1">
                <text:list-header>
                  <text:p text:style-name="P228">Isaiah</text:p>
                </text:list-header>
              </text:list>
            </table:table-cell>
          </table:table-row>
          <table:table-row>
            <table:table-cell table:style-name="Table36.A2" office:value-type="string">
              <text:list xml:id="list171140427503101" text:continue-numbering="true" text:style-name="WWNum1">
                <text:list-header>
                  <text:p text:style-name="P228">JER</text:p>
                </text:list-header>
              </text:list>
            </table:table-cell>
            <table:table-cell table:style-name="Table36.A2" office:value-type="string">
              <text:list xml:id="list171139846005994" text:continue-numbering="true" text:style-name="WWNum1">
                <text:list-header>
                  <text:p text:style-name="P228">JE</text:p>
                </text:list-header>
              </text:list>
            </table:table-cell>
            <table:table-cell table:style-name="Table36.A2" office:value-type="string">
              <text:list xml:id="list171139038328600" text:continue-numbering="true" text:style-name="WWNum1">
                <text:list-header>
                  <text:p text:style-name="P228">Jeremiah</text:p>
                </text:list-header>
              </text:list>
            </table:table-cell>
          </table:table-row>
          <table:table-row>
            <table:table-cell table:style-name="Table36.A2" office:value-type="string">
              <text:list xml:id="list171140891068569" text:continue-numbering="true" text:style-name="WWNum1">
                <text:list-header>
                  <text:p text:style-name="P228">LAM</text:p>
                </text:list-header>
              </text:list>
            </table:table-cell>
            <table:table-cell table:style-name="Table36.A2" office:value-type="string">
              <text:list xml:id="list171139253217625" text:continue-numbering="true" text:style-name="WWNum1">
                <text:list-header>
                  <text:p text:style-name="P228">LA</text:p>
                </text:list-header>
              </text:list>
            </table:table-cell>
            <table:table-cell table:style-name="Table36.A2" office:value-type="string">
              <text:list xml:id="list171140596826911" text:continue-numbering="true" text:style-name="WWNum1">
                <text:list-header>
                  <text:p text:style-name="P228">Lamentations</text:p>
                </text:list-header>
              </text:list>
            </table:table-cell>
          </table:table-row>
          <table:table-row>
            <table:table-cell table:style-name="Table36.A2" office:value-type="string">
              <text:list xml:id="list171140614772087" text:continue-numbering="true" text:style-name="WWNum1">
                <text:list-header>
                  <text:p text:style-name="P228">EZK</text:p>
                </text:list-header>
              </text:list>
            </table:table-cell>
            <table:table-cell table:style-name="Table36.A2" office:value-type="string">
              <text:list xml:id="list171140623428467" text:continue-numbering="true" text:style-name="WWNum1">
                <text:list-header>
                  <text:p text:style-name="P228">EZ</text:p>
                </text:list-header>
              </text:list>
            </table:table-cell>
            <table:table-cell table:style-name="Table36.A2" office:value-type="string">
              <text:list xml:id="list171139690850539" text:continue-numbering="true" text:style-name="WWNum1">
                <text:list-header>
                  <text:p text:style-name="P228">Ezekiel</text:p>
                </text:list-header>
              </text:list>
            </table:table-cell>
          </table:table-row>
          <table:table-row>
            <table:table-cell table:style-name="Table36.A2" office:value-type="string">
              <text:list xml:id="list171139905152926" text:continue-numbering="true" text:style-name="WWNum1">
                <text:list-header>
                  <text:p text:style-name="P228">DAN</text:p>
                </text:list-header>
              </text:list>
            </table:table-cell>
            <table:table-cell table:style-name="Table36.A2" office:value-type="string">
              <text:list xml:id="list171140628655507" text:continue-numbering="true" text:style-name="WWNum1">
                <text:list-header>
                  <text:p text:style-name="P228">DA</text:p>
                </text:list-header>
              </text:list>
            </table:table-cell>
            <table:table-cell table:style-name="Table36.A2" office:value-type="string">
              <text:list xml:id="list171140104850373" text:continue-numbering="true" text:style-name="WWNum1">
                <text:list-header>
                  <text:p text:style-name="P228">Daniel</text:p>
                </text:list-header>
              </text:list>
            </table:table-cell>
          </table:table-row>
          <table:table-row>
            <table:table-cell table:style-name="Table36.A2" office:value-type="string">
              <text:list xml:id="list171141077738084" text:continue-numbering="true" text:style-name="WWNum1">
                <text:list-header>
                  <text:p text:style-name="P228">HOS</text:p>
                </text:list-header>
              </text:list>
            </table:table-cell>
            <table:table-cell table:style-name="Table36.A2" office:value-type="string">
              <text:list xml:id="list171140905561976" text:continue-numbering="true" text:style-name="WWNum1">
                <text:list-header>
                  <text:p text:style-name="P228">HO</text:p>
                </text:list-header>
              </text:list>
            </table:table-cell>
            <table:table-cell table:style-name="Table36.A2" office:value-type="string">
              <text:list xml:id="list171140489361014" text:continue-numbering="true" text:style-name="WWNum1">
                <text:list-header>
                  <text:p text:style-name="P228">Hosea</text:p>
                </text:list-header>
              </text:list>
            </table:table-cell>
          </table:table-row>
          <table:table-row>
            <table:table-cell table:style-name="Table36.A2" office:value-type="string">
              <text:list xml:id="list171139484741137" text:continue-numbering="true" text:style-name="WWNum1">
                <text:list-header>
                  <text:p text:style-name="P228">JO<text:span text:style-name="T60">L</text:span></text:p>
                </text:list-header>
              </text:list>
            </table:table-cell>
            <table:table-cell table:style-name="Table36.A2" office:value-type="string">
              <text:list xml:id="list171140192950254" text:continue-numbering="true" text:style-name="WWNum1">
                <text:list-header>
                  <text:p text:style-name="P228">JL</text:p>
                </text:list-header>
              </text:list>
            </table:table-cell>
            <table:table-cell table:style-name="Table36.A2" office:value-type="string">
              <text:list xml:id="list171139569203911" text:continue-numbering="true" text:style-name="WWNum1">
                <text:list-header>
                  <text:p text:style-name="P228">Joel</text:p>
                </text:list-header>
              </text:list>
            </table:table-cell>
          </table:table-row>
          <table:table-row>
            <table:table-cell table:style-name="Table36.A2" office:value-type="string">
              <text:list xml:id="list171140054716035" text:continue-numbering="true" text:style-name="WWNum1">
                <text:list-header>
                  <text:p text:style-name="P228">AMO</text:p>
                </text:list-header>
              </text:list>
            </table:table-cell>
            <table:table-cell table:style-name="Table36.A2" office:value-type="string">
              <text:list xml:id="list171139688117117" text:continue-numbering="true" text:style-name="WWNum1">
                <text:list-header>
                  <text:p text:style-name="P228">AM</text:p>
                </text:list-header>
              </text:list>
            </table:table-cell>
            <table:table-cell table:style-name="Table36.A2" office:value-type="string">
              <text:list xml:id="list171141052557160" text:continue-numbering="true" text:style-name="WWNum1">
                <text:list-header>
                  <text:p text:style-name="P228">Amos</text:p>
                </text:list-header>
              </text:list>
            </table:table-cell>
          </table:table-row>
          <table:table-row>
            <table:table-cell table:style-name="Table36.A2" office:value-type="string">
              <text:list xml:id="list171139524243059" text:continue-numbering="true" text:style-name="WWNum1">
                <text:list-header>
                  <text:p text:style-name="P228">OBA</text:p>
                </text:list-header>
              </text:list>
            </table:table-cell>
            <table:table-cell table:style-name="Table36.A2" office:value-type="string">
              <text:list xml:id="list171139911796071" text:continue-numbering="true" text:style-name="WWNum1">
                <text:list-header>
                  <text:p text:style-name="P228">OB</text:p>
                </text:list-header>
              </text:list>
            </table:table-cell>
            <table:table-cell table:style-name="Table36.A2" office:value-type="string">
              <text:list xml:id="list171140015441670" text:continue-numbering="true" text:style-name="WWNum1">
                <text:list-header>
                  <text:p text:style-name="P228">Obadiah</text:p>
                </text:list-header>
              </text:list>
            </table:table-cell>
          </table:table-row>
          <table:table-row>
            <table:table-cell table:style-name="Table36.A2" office:value-type="string">
              <text:list xml:id="list171139121470590" text:continue-numbering="true" text:style-name="WWNum1">
                <text:list-header>
                  <text:p text:style-name="P228">JON</text:p>
                </text:list-header>
              </text:list>
            </table:table-cell>
            <table:table-cell table:style-name="Table36.A2" office:value-type="string">
              <text:list xml:id="list171139064130983" text:continue-numbering="true" text:style-name="WWNum1">
                <text:list-header>
                  <text:p text:style-name="P228">JO</text:p>
                </text:list-header>
              </text:list>
            </table:table-cell>
            <table:table-cell table:style-name="Table36.A2" office:value-type="string">
              <text:list xml:id="list171139128886645" text:continue-numbering="true" text:style-name="WWNum1">
                <text:list-header>
                  <text:p text:style-name="P228">Jonah</text:p>
                </text:list-header>
              </text:list>
            </table:table-cell>
          </table:table-row>
          <table:table-row>
            <table:table-cell table:style-name="Table36.A2" office:value-type="string">
              <text:list xml:id="list171140749659265" text:continue-numbering="true" text:style-name="WWNum1">
                <text:list-header>
                  <text:p text:style-name="P228">MIC</text:p>
                </text:list-header>
              </text:list>
            </table:table-cell>
            <table:table-cell table:style-name="Table36.A2" office:value-type="string">
              <text:list xml:id="list171140449441015" text:continue-numbering="true" text:style-name="WWNum1">
                <text:list-header>
                  <text:p text:style-name="P228">MI</text:p>
                </text:list-header>
              </text:list>
            </table:table-cell>
            <table:table-cell table:style-name="Table36.A2" office:value-type="string">
              <text:list xml:id="list171140385667610" text:continue-numbering="true" text:style-name="WWNum1">
                <text:list-header>
                  <text:p text:style-name="P228">Micah</text:p>
                </text:list-header>
              </text:list>
            </table:table-cell>
          </table:table-row>
          <table:table-row>
            <table:table-cell table:style-name="Table36.A2" office:value-type="string">
              <text:list xml:id="list171140268679781" text:continue-numbering="true" text:style-name="WWNum1">
                <text:list-header>
                  <text:p text:style-name="P228">NAM</text:p>
                </text:list-header>
              </text:list>
            </table:table-cell>
            <table:table-cell table:style-name="Table36.A2" office:value-type="string">
              <text:list xml:id="list171139182581902" text:continue-numbering="true" text:style-name="WWNum1">
                <text:list-header>
                  <text:p text:style-name="P228">NA</text:p>
                </text:list-header>
              </text:list>
            </table:table-cell>
            <table:table-cell table:style-name="Table36.A2" office:value-type="string">
              <text:list xml:id="list171140297458143" text:continue-numbering="true" text:style-name="WWNum1">
                <text:list-header>
                  <text:p text:style-name="P228">Nahum</text:p>
                </text:list-header>
              </text:list>
            </table:table-cell>
          </table:table-row>
          <table:table-row>
            <table:table-cell table:style-name="Table36.A2" office:value-type="string">
              <text:list xml:id="list171139875422230" text:continue-numbering="true" text:style-name="WWNum1">
                <text:list-header>
                  <text:p text:style-name="P228">HAB</text:p>
                </text:list-header>
              </text:list>
            </table:table-cell>
            <table:table-cell table:style-name="Table36.A2" office:value-type="string">
              <text:list xml:id="list171140413896196" text:continue-numbering="true" text:style-name="WWNum1">
                <text:list-header>
                  <text:p text:style-name="P228">HB</text:p>
                </text:list-header>
              </text:list>
            </table:table-cell>
            <table:table-cell table:style-name="Table36.A2" office:value-type="string">
              <text:list xml:id="list171139354208014" text:continue-numbering="true" text:style-name="WWNum1">
                <text:list-header>
                  <text:p text:style-name="P228">Habakkuk</text:p>
                </text:list-header>
              </text:list>
            </table:table-cell>
          </table:table-row>
          <table:table-row>
            <table:table-cell table:style-name="Table36.A2" office:value-type="string">
              <text:list xml:id="list171138945729006" text:continue-numbering="true" text:style-name="WWNum1">
                <text:list-header>
                  <text:p text:style-name="P228">ZEP</text:p>
                </text:list-header>
              </text:list>
            </table:table-cell>
            <table:table-cell table:style-name="Table36.A2" office:value-type="string">
              <text:list xml:id="list171139908240376" text:continue-numbering="true" text:style-name="WWNum1">
                <text:list-header>
                  <text:p text:style-name="P228">ZP</text:p>
                </text:list-header>
              </text:list>
            </table:table-cell>
            <table:table-cell table:style-name="Table36.A2" office:value-type="string">
              <text:list xml:id="list171138995255958" text:continue-numbering="true" text:style-name="WWNum1">
                <text:list-header>
                  <text:p text:style-name="P228">Zephaniah</text:p>
                </text:list-header>
              </text:list>
            </table:table-cell>
          </table:table-row>
          <table:table-row>
            <table:table-cell table:style-name="Table36.A2" office:value-type="string">
              <text:list xml:id="list171141039675505" text:continue-numbering="true" text:style-name="WWNum1">
                <text:list-header>
                  <text:p text:style-name="P228">HAG</text:p>
                </text:list-header>
              </text:list>
            </table:table-cell>
            <table:table-cell table:style-name="Table36.A2" office:value-type="string">
              <text:list xml:id="list171139537146651" text:continue-numbering="true" text:style-name="WWNum1">
                <text:list-header>
                  <text:p text:style-name="P228">HG</text:p>
                </text:list-header>
              </text:list>
            </table:table-cell>
            <table:table-cell table:style-name="Table36.A2" office:value-type="string">
              <text:list xml:id="list171140231688743" text:continue-numbering="true" text:style-name="WWNum1">
                <text:list-header>
                  <text:p text:style-name="P228">Haggai</text:p>
                </text:list-header>
              </text:list>
            </table:table-cell>
          </table:table-row>
          <table:table-row>
            <table:table-cell table:style-name="Table36.A2" office:value-type="string">
              <text:list xml:id="list171140969458444" text:continue-numbering="true" text:style-name="WWNum1">
                <text:list-header>
                  <text:p text:style-name="P228">ZEC</text:p>
                </text:list-header>
              </text:list>
            </table:table-cell>
            <table:table-cell table:style-name="Table36.A2" office:value-type="string">
              <text:list xml:id="list171139598844251" text:continue-numbering="true" text:style-name="WWNum1">
                <text:list-header>
                  <text:p text:style-name="P228">ZE</text:p>
                </text:list-header>
              </text:list>
            </table:table-cell>
            <table:table-cell table:style-name="Table36.A2" office:value-type="string">
              <text:list xml:id="list171139770837291" text:continue-numbering="true" text:style-name="WWNum1">
                <text:list-header>
                  <text:p text:style-name="P228">Zechariah</text:p>
                </text:list-header>
              </text:list>
            </table:table-cell>
          </table:table-row>
          <table:table-row>
            <table:table-cell table:style-name="Table36.A40" office:value-type="string">
              <text:list xml:id="list171139484697464" text:continue-numbering="true" text:style-name="WWNum1">
                <text:list-header>
                  <text:p text:style-name="P228">MAL</text:p>
                </text:list-header>
              </text:list>
            </table:table-cell>
            <table:table-cell table:style-name="Table36.A40" office:value-type="string">
              <text:list xml:id="list171139368694578" text:continue-numbering="true" text:style-name="WWNum1">
                <text:list-header>
                  <text:p text:style-name="P228">MA</text:p>
                </text:list-header>
              </text:list>
            </table:table-cell>
            <table:table-cell table:style-name="Table36.A40" office:value-type="string">
              <text:list xml:id="list171139512957106" text:continue-numbering="true" text:style-name="WWNum1">
                <text:list-header>
                  <text:p text:style-name="P228">Malachi</text:p>
                </text:list-header>
              </text:list>
            </table:table-cell>
          </table:table-row>
          <table:table-row>
            <table:table-cell table:style-name="Table36.A2" office:value-type="string">
              <text:list xml:id="list171140539302370" text:continue-numbering="true" text:style-name="WWNum1">
                <text:list-header>
                  <text:p text:style-name="P228">MAT</text:p>
                </text:list-header>
              </text:list>
            </table:table-cell>
            <table:table-cell table:style-name="Table36.A2" office:value-type="string">
              <text:list xml:id="list171139775405438" text:continue-numbering="true" text:style-name="WWNum1">
                <text:list-header>
                  <text:p text:style-name="P228">MT</text:p>
                </text:list-header>
              </text:list>
            </table:table-cell>
            <table:table-cell table:style-name="Table36.A2" office:value-type="string">
              <text:list xml:id="list171139799979249" text:continue-numbering="true" text:style-name="WWNum1">
                <text:list-header>
                  <text:p text:style-name="P228">Matthew</text:p>
                </text:list-header>
              </text:list>
            </table:table-cell>
          </table:table-row>
          <table:table-row>
            <table:table-cell table:style-name="Table36.A2" office:value-type="string">
              <text:list xml:id="list171139634269988" text:continue-numbering="true" text:style-name="WWNum1">
                <text:list-header>
                  <text:p text:style-name="P228">MRK</text:p>
                </text:list-header>
              </text:list>
            </table:table-cell>
            <table:table-cell table:style-name="Table36.A2" office:value-type="string">
              <text:list xml:id="list171140991736778" text:continue-numbering="true" text:style-name="WWNum1">
                <text:list-header>
                  <text:p text:style-name="P228">MK</text:p>
                </text:list-header>
              </text:list>
            </table:table-cell>
            <table:table-cell table:style-name="Table36.A2" office:value-type="string">
              <text:list xml:id="list171140986801831" text:continue-numbering="true" text:style-name="WWNum1">
                <text:list-header>
                  <text:p text:style-name="P228">Mark</text:p>
                </text:list-header>
              </text:list>
            </table:table-cell>
          </table:table-row>
          <table:table-row>
            <table:table-cell table:style-name="Table36.A2" office:value-type="string">
              <text:list xml:id="list171139788569856" text:continue-numbering="true" text:style-name="WWNum1">
                <text:list-header>
                  <text:p text:style-name="P228">LUK</text:p>
                </text:list-header>
              </text:list>
            </table:table-cell>
            <table:table-cell table:style-name="Table36.A2" office:value-type="string">
              <text:list xml:id="list171139339281483" text:continue-numbering="true" text:style-name="WWNum1">
                <text:list-header>
                  <text:p text:style-name="P228">LK</text:p>
                </text:list-header>
              </text:list>
            </table:table-cell>
            <table:table-cell table:style-name="Table36.A2" office:value-type="string">
              <text:list xml:id="list171140542051755" text:continue-numbering="true" text:style-name="WWNum1">
                <text:list-header>
                  <text:p text:style-name="P228">Luke</text:p>
                </text:list-header>
              </text:list>
            </table:table-cell>
          </table:table-row>
          <table:table-row>
            <table:table-cell table:style-name="Table36.A2" office:value-type="string">
              <text:list xml:id="list171140657483148" text:continue-numbering="true" text:style-name="WWNum1">
                <text:list-header>
                  <text:p text:style-name="P228">JHN</text:p>
                </text:list-header>
              </text:list>
            </table:table-cell>
            <table:table-cell table:style-name="Table36.A2" office:value-type="string">
              <text:list xml:id="list171140504565660" text:continue-numbering="true" text:style-name="WWNum1">
                <text:list-header>
                  <text:p text:style-name="P228">JN</text:p>
                </text:list-header>
              </text:list>
            </table:table-cell>
            <table:table-cell table:style-name="Table36.A2" office:value-type="string">
              <text:list xml:id="list171140064355604" text:continue-numbering="true" text:style-name="WWNum1">
                <text:list-header>
                  <text:p text:style-name="P228">John</text:p>
                </text:list-header>
              </text:list>
            </table:table-cell>
          </table:table-row>
          <table:table-row>
            <table:table-cell table:style-name="Table36.A2" office:value-type="string">
              <text:list xml:id="list171140140401427" text:continue-numbering="true" text:style-name="WWNum1">
                <text:list-header>
                  <text:p text:style-name="P228">ACT</text:p>
                </text:list-header>
              </text:list>
            </table:table-cell>
            <table:table-cell table:style-name="Table36.A2" office:value-type="string">
              <text:list xml:id="list171139854429164" text:continue-numbering="true" text:style-name="WWNum1">
                <text:list-header>
                  <text:p text:style-name="P228">AC</text:p>
                </text:list-header>
              </text:list>
            </table:table-cell>
            <table:table-cell table:style-name="Table36.A2" office:value-type="string">
              <text:list xml:id="list171139326801015" text:continue-numbering="true" text:style-name="WWNum1">
                <text:list-header>
                  <text:p text:style-name="P228">Acts</text:p>
                </text:list-header>
              </text:list>
            </table:table-cell>
          </table:table-row>
          <table:table-row>
            <table:table-cell table:style-name="Table36.A2" office:value-type="string">
              <text:list xml:id="list171139618858498" text:continue-numbering="true" text:style-name="WWNum1">
                <text:list-header>
                  <text:p text:style-name="P228">ROM</text:p>
                </text:list-header>
              </text:list>
            </table:table-cell>
            <table:table-cell table:style-name="Table36.A2" office:value-type="string">
              <text:list xml:id="list171141027524369" text:continue-numbering="true" text:style-name="WWNum1">
                <text:list-header>
                  <text:p text:style-name="P228">RO</text:p>
                </text:list-header>
              </text:list>
            </table:table-cell>
            <table:table-cell table:style-name="Table36.A2" office:value-type="string">
              <text:list xml:id="list171139722657764" text:continue-numbering="true" text:style-name="WWNum1">
                <text:list-header>
                  <text:p text:style-name="P228">Romans</text:p>
                </text:list-header>
              </text:list>
            </table:table-cell>
          </table:table-row>
          <table:table-row>
            <table:table-cell table:style-name="Table36.A2" office:value-type="string">
              <text:list xml:id="list171140913483989" text:continue-numbering="true" text:style-name="WWNum1">
                <text:list-header>
                  <text:p text:style-name="P228">1CO</text:p>
                </text:list-header>
              </text:list>
            </table:table-cell>
            <table:table-cell table:style-name="Table36.A2" office:value-type="string">
              <text:list xml:id="list171140933850252" text:continue-numbering="true" text:style-name="WWNum1">
                <text:list-header>
                  <text:p text:style-name="P228">1C</text:p>
                </text:list-header>
              </text:list>
            </table:table-cell>
            <table:table-cell table:style-name="Table36.A2" office:value-type="string">
              <text:list xml:id="list171140418939596" text:continue-numbering="true" text:style-name="WWNum1">
                <text:list-header>
                  <text:p text:style-name="P228">1 Corinthians</text:p>
                </text:list-header>
              </text:list>
            </table:table-cell>
          </table:table-row>
          <table:table-row>
            <table:table-cell table:style-name="Table36.A2" office:value-type="string">
              <text:list xml:id="list171140288105526" text:continue-numbering="true" text:style-name="WWNum1">
                <text:list-header>
                  <text:p text:style-name="P228">2CO</text:p>
                </text:list-header>
              </text:list>
            </table:table-cell>
            <table:table-cell table:style-name="Table36.A2" office:value-type="string">
              <text:list xml:id="list171138982781001" text:continue-numbering="true" text:style-name="WWNum1">
                <text:list-header>
                  <text:p text:style-name="P228">2C</text:p>
                </text:list-header>
              </text:list>
            </table:table-cell>
            <table:table-cell table:style-name="Table36.A2" office:value-type="string">
              <text:list xml:id="list171140968779060" text:continue-numbering="true" text:style-name="WWNum1">
                <text:list-header>
                  <text:p text:style-name="P228">2 Corinthians</text:p>
                </text:list-header>
              </text:list>
            </table:table-cell>
          </table:table-row>
          <table:table-row>
            <table:table-cell table:style-name="Table36.A2" office:value-type="string">
              <text:list xml:id="list171140487304509" text:continue-numbering="true" text:style-name="WWNum1">
                <text:list-header>
                  <text:p text:style-name="P228">GAL</text:p>
                </text:list-header>
              </text:list>
            </table:table-cell>
            <table:table-cell table:style-name="Table36.A2" office:value-type="string">
              <text:list xml:id="list171139566205487" text:continue-numbering="true" text:style-name="WWNum1">
                <text:list-header>
                  <text:p text:style-name="P228">GA</text:p>
                </text:list-header>
              </text:list>
            </table:table-cell>
            <table:table-cell table:style-name="Table36.A2" office:value-type="string">
              <text:list xml:id="list171139332601866" text:continue-numbering="true" text:style-name="WWNum1">
                <text:list-header>
                  <text:p text:style-name="P228">Galatians</text:p>
                </text:list-header>
              </text:list>
            </table:table-cell>
          </table:table-row>
          <table:table-row>
            <table:table-cell table:style-name="Table36.A2" office:value-type="string">
              <text:list xml:id="list171141028319836" text:continue-numbering="true" text:style-name="WWNum1">
                <text:list-header>
                  <text:p text:style-name="P228">EPH</text:p>
                </text:list-header>
              </text:list>
            </table:table-cell>
            <table:table-cell table:style-name="Table36.A2" office:value-type="string">
              <text:list xml:id="list171139955924979" text:continue-numbering="true" text:style-name="WWNum1">
                <text:list-header>
                  <text:p text:style-name="P228">EP</text:p>
                </text:list-header>
              </text:list>
            </table:table-cell>
            <table:table-cell table:style-name="Table36.A2" office:value-type="string">
              <text:list xml:id="list171139352473583" text:continue-numbering="true" text:style-name="WWNum1">
                <text:list-header>
                  <text:p text:style-name="P228">Ephesians</text:p>
                </text:list-header>
              </text:list>
            </table:table-cell>
          </table:table-row>
          <table:table-row>
            <table:table-cell table:style-name="Table36.A2" office:value-type="string">
              <text:list xml:id="list171139784789966" text:continue-numbering="true" text:style-name="WWNum1">
                <text:list-header>
                  <text:p text:style-name="P228">PHP</text:p>
                </text:list-header>
              </text:list>
            </table:table-cell>
            <table:table-cell table:style-name="Table36.A2" office:value-type="string">
              <text:list xml:id="list171139652040137" text:continue-numbering="true" text:style-name="WWNum1">
                <text:list-header>
                  <text:p text:style-name="P228">P<text:span text:style-name="T88">H</text:span></text:p>
                </text:list-header>
              </text:list>
            </table:table-cell>
            <table:table-cell table:style-name="Table36.A2" office:value-type="string">
              <text:list xml:id="list171139309539738" text:continue-numbering="true" text:style-name="WWNum1">
                <text:list-header>
                  <text:p text:style-name="P228">Philippians</text:p>
                </text:list-header>
              </text:list>
            </table:table-cell>
          </table:table-row>
          <table:table-row>
            <table:table-cell table:style-name="Table36.A2" office:value-type="string">
              <text:list xml:id="list171139890934880" text:continue-numbering="true" text:style-name="WWNum1">
                <text:list-header>
                  <text:p text:style-name="P228">COL</text:p>
                </text:list-header>
              </text:list>
            </table:table-cell>
            <table:table-cell table:style-name="Table36.A2" office:value-type="string">
              <text:list xml:id="list171139612687160" text:continue-numbering="true" text:style-name="WWNum1">
                <text:list-header>
                  <text:p text:style-name="P228">CL</text:p>
                </text:list-header>
              </text:list>
            </table:table-cell>
            <table:table-cell table:style-name="Table36.A2" office:value-type="string">
              <text:list xml:id="list171139819992551" text:continue-numbering="true" text:style-name="WWNum1">
                <text:list-header>
                  <text:p text:style-name="P228">Colossians</text:p>
                </text:list-header>
              </text:list>
            </table:table-cell>
          </table:table-row>
          <table:table-row>
            <table:table-cell table:style-name="Table36.A2" office:value-type="string">
              <text:list xml:id="list171140192490557" text:continue-numbering="true" text:style-name="WWNum1">
                <text:list-header>
                  <text:p text:style-name="P228">1TH</text:p>
                </text:list-header>
              </text:list>
            </table:table-cell>
            <table:table-cell table:style-name="Table36.A2" office:value-type="string">
              <text:list xml:id="list171139326985625" text:continue-numbering="true" text:style-name="WWNum1">
                <text:list-header>
                  <text:p text:style-name="P228">1T</text:p>
                </text:list-header>
              </text:list>
            </table:table-cell>
            <table:table-cell table:style-name="Table36.A2" office:value-type="string">
              <text:list xml:id="list171139875480117" text:continue-numbering="true" text:style-name="WWNum1">
                <text:list-header>
                  <text:p text:style-name="P228">1 Thessalonians</text:p>
                </text:list-header>
              </text:list>
            </table:table-cell>
          </table:table-row>
          <table:table-row>
            <table:table-cell table:style-name="Table36.A2" office:value-type="string">
              <text:list xml:id="list171139037574982" text:continue-numbering="true" text:style-name="WWNum1">
                <text:list-header>
                  <text:p text:style-name="P228">2TH</text:p>
                </text:list-header>
              </text:list>
            </table:table-cell>
            <table:table-cell table:style-name="Table36.A2" office:value-type="string">
              <text:list xml:id="list171140841134065" text:continue-numbering="true" text:style-name="WWNum1">
                <text:list-header>
                  <text:p text:style-name="P228">2T</text:p>
                </text:list-header>
              </text:list>
            </table:table-cell>
            <table:table-cell table:style-name="Table36.A2" office:value-type="string">
              <text:list xml:id="list171140911055718" text:continue-numbering="true" text:style-name="WWNum1">
                <text:list-header>
                  <text:p text:style-name="P228">2 Thessalonians</text:p>
                </text:list-header>
              </text:list>
            </table:table-cell>
          </table:table-row>
          <table:table-row>
            <table:table-cell table:style-name="Table36.A2" office:value-type="string">
              <text:list xml:id="list171139942177829" text:continue-numbering="true" text:style-name="WWNum1">
                <text:list-header>
                  <text:p text:style-name="P228">1TI</text:p>
                </text:list-header>
              </text:list>
            </table:table-cell>
            <table:table-cell table:style-name="Table36.A2" office:value-type="string">
              <text:list xml:id="list171139645527028" text:continue-numbering="true" text:style-name="WWNum1">
                <text:list-header>
                  <text:p text:style-name="P228">3T</text:p>
                </text:list-header>
              </text:list>
            </table:table-cell>
            <table:table-cell table:style-name="Table36.A2" office:value-type="string">
              <text:list xml:id="list171140603444556" text:continue-numbering="true" text:style-name="WWNum1">
                <text:list-header>
                  <text:p text:style-name="P228">1 Timothy</text:p>
                </text:list-header>
              </text:list>
            </table:table-cell>
          </table:table-row>
          <table:table-row>
            <table:table-cell table:style-name="Table36.A2" office:value-type="string">
              <text:list xml:id="list171140554193647" text:continue-numbering="true" text:style-name="WWNum1">
                <text:list-header>
                  <text:p text:style-name="P228">2TI</text:p>
                </text:list-header>
              </text:list>
            </table:table-cell>
            <table:table-cell table:style-name="Table36.A2" office:value-type="string">
              <text:list xml:id="list171139485655435" text:continue-numbering="true" text:style-name="WWNum1">
                <text:list-header>
                  <text:p text:style-name="P228">4T</text:p>
                </text:list-header>
              </text:list>
            </table:table-cell>
            <table:table-cell table:style-name="Table36.A2" office:value-type="string">
              <text:list xml:id="list171139707431950" text:continue-numbering="true" text:style-name="WWNum1">
                <text:list-header>
                  <text:p text:style-name="P228">2 Timothy</text:p>
                </text:list-header>
              </text:list>
            </table:table-cell>
          </table:table-row>
          <table:table-row>
            <table:table-cell table:style-name="Table36.A2" office:value-type="string">
              <text:list xml:id="list171140375987785" text:continue-numbering="true" text:style-name="WWNum1">
                <text:list-header>
                  <text:p text:style-name="P228">TIT</text:p>
                </text:list-header>
              </text:list>
            </table:table-cell>
            <table:table-cell table:style-name="Table36.A2" office:value-type="string">
              <text:list xml:id="list171139893444846" text:continue-numbering="true" text:style-name="WWNum1">
                <text:list-header>
                  <text:p text:style-name="P228">TT</text:p>
                </text:list-header>
              </text:list>
            </table:table-cell>
            <table:table-cell table:style-name="Table36.A2" office:value-type="string">
              <text:list xml:id="list171139793978554" text:continue-numbering="true" text:style-name="WWNum1">
                <text:list-header>
                  <text:p text:style-name="P228">Titus</text:p>
                </text:list-header>
              </text:list>
            </table:table-cell>
          </table:table-row>
          <table:table-row>
            <table:table-cell table:style-name="Table36.A2" office:value-type="string">
              <text:list xml:id="list171139582045281" text:continue-numbering="true" text:style-name="WWNum1">
                <text:list-header>
                  <text:p text:style-name="P228">PHM</text:p>
                </text:list-header>
              </text:list>
            </table:table-cell>
            <table:table-cell table:style-name="Table36.A2" office:value-type="string">
              <text:list xml:id="list171140534061460" text:continue-numbering="true" text:style-name="WWNum1">
                <text:list-header>
                  <text:p text:style-name="P228">PM</text:p>
                </text:list-header>
              </text:list>
            </table:table-cell>
            <table:table-cell table:style-name="Table36.A2" office:value-type="string">
              <text:list xml:id="list171140643031733" text:continue-numbering="true" text:style-name="WWNum1">
                <text:list-header>
                  <text:p text:style-name="P228">Philemon</text:p>
                </text:list-header>
              </text:list>
            </table:table-cell>
          </table:table-row>
          <table:table-row>
            <table:table-cell table:style-name="Table36.A2" office:value-type="string">
              <text:list xml:id="list171140445208183" text:continue-numbering="true" text:style-name="WWNum1">
                <text:list-header>
                  <text:p text:style-name="P228">HEB</text:p>
                </text:list-header>
              </text:list>
            </table:table-cell>
            <table:table-cell table:style-name="Table36.A2" office:value-type="string">
              <text:list xml:id="list171139768692384" text:continue-numbering="true" text:style-name="WWNum1">
                <text:list-header>
                  <text:p text:style-name="P228">HE</text:p>
                </text:list-header>
              </text:list>
            </table:table-cell>
            <table:table-cell table:style-name="Table36.A2" office:value-type="string">
              <text:list xml:id="list171140264458765" text:continue-numbering="true" text:style-name="WWNum1">
                <text:list-header>
                  <text:p text:style-name="P228">Hebrews</text:p>
                </text:list-header>
              </text:list>
            </table:table-cell>
          </table:table-row>
          <table:table-row>
            <table:table-cell table:style-name="Table36.A2" office:value-type="string">
              <text:list xml:id="list171140552824093" text:continue-numbering="true" text:style-name="WWNum1">
                <text:list-header>
                  <text:p text:style-name="P228">JAS</text:p>
                </text:list-header>
              </text:list>
            </table:table-cell>
            <table:table-cell table:style-name="Table36.A2" office:value-type="string">
              <text:list xml:id="list171140962483473" text:continue-numbering="true" text:style-name="WWNum1">
                <text:list-header>
                  <text:p text:style-name="P228">JA</text:p>
                </text:list-header>
              </text:list>
            </table:table-cell>
            <table:table-cell table:style-name="Table36.A2" office:value-type="string">
              <text:list xml:id="list171139142340100" text:continue-numbering="true" text:style-name="WWNum1">
                <text:list-header>
                  <text:p text:style-name="P228">James</text:p>
                </text:list-header>
              </text:list>
            </table:table-cell>
          </table:table-row>
          <table:table-row>
            <table:table-cell table:style-name="Table36.A2" office:value-type="string">
              <text:list xml:id="list171139728112493" text:continue-numbering="true" text:style-name="WWNum1">
                <text:list-header>
                  <text:p text:style-name="P228">1PE</text:p>
                </text:list-header>
              </text:list>
            </table:table-cell>
            <table:table-cell table:style-name="Table36.A2" office:value-type="string">
              <text:list xml:id="list171139758784996" text:continue-numbering="true" text:style-name="WWNum1">
                <text:list-header>
                  <text:p text:style-name="P228">1P</text:p>
                </text:list-header>
              </text:list>
            </table:table-cell>
            <table:table-cell table:style-name="Table36.A2" office:value-type="string">
              <text:list xml:id="list171139713741367" text:continue-numbering="true" text:style-name="WWNum1">
                <text:list-header>
                  <text:p text:style-name="P228">1 Peter</text:p>
                </text:list-header>
              </text:list>
            </table:table-cell>
          </table:table-row>
          <table:table-row>
            <table:table-cell table:style-name="Table36.A2" office:value-type="string">
              <text:list xml:id="list171139506714972" text:continue-numbering="true" text:style-name="WWNum1">
                <text:list-header>
                  <text:p text:style-name="P228">2PE</text:p>
                </text:list-header>
              </text:list>
            </table:table-cell>
            <table:table-cell table:style-name="Table36.A2" office:value-type="string">
              <text:list xml:id="list171140290842762" text:continue-numbering="true" text:style-name="WWNum1">
                <text:list-header>
                  <text:p text:style-name="P228">2P</text:p>
                </text:list-header>
              </text:list>
            </table:table-cell>
            <table:table-cell table:style-name="Table36.A2" office:value-type="string">
              <text:list xml:id="list171139861800567" text:continue-numbering="true" text:style-name="WWNum1">
                <text:list-header>
                  <text:p text:style-name="P228">2 Peter</text:p>
                </text:list-header>
              </text:list>
            </table:table-cell>
          </table:table-row>
          <table:table-row>
            <table:table-cell table:style-name="Table36.A2" office:value-type="string">
              <text:list xml:id="list171140303702506" text:continue-numbering="true" text:style-name="WWNum1">
                <text:list-header>
                  <text:p text:style-name="P228">1JN</text:p>
                </text:list-header>
              </text:list>
            </table:table-cell>
            <table:table-cell table:style-name="Table36.A2" office:value-type="string">
              <text:list xml:id="list171140986702653" text:continue-numbering="true" text:style-name="WWNum1">
                <text:list-header>
                  <text:p text:style-name="P228">1J</text:p>
                </text:list-header>
              </text:list>
            </table:table-cell>
            <table:table-cell table:style-name="Table36.A2" office:value-type="string">
              <text:list xml:id="list171141030550659" text:continue-numbering="true" text:style-name="WWNum1">
                <text:list-header>
                  <text:p text:style-name="P228">1 John</text:p>
                </text:list-header>
              </text:list>
            </table:table-cell>
          </table:table-row>
          <table:table-row>
            <table:table-cell table:style-name="Table36.A2" office:value-type="string">
              <text:list xml:id="list171140449017170" text:continue-numbering="true" text:style-name="WWNum1">
                <text:list-header>
                  <text:p text:style-name="P228">2JN</text:p>
                </text:list-header>
              </text:list>
            </table:table-cell>
            <table:table-cell table:style-name="Table36.A2" office:value-type="string">
              <text:list xml:id="list171139027510364" text:continue-numbering="true" text:style-name="WWNum1">
                <text:list-header>
                  <text:p text:style-name="P228">2J</text:p>
                </text:list-header>
              </text:list>
            </table:table-cell>
            <table:table-cell table:style-name="Table36.A2" office:value-type="string">
              <text:list xml:id="list171139999073631" text:continue-numbering="true" text:style-name="WWNum1">
                <text:list-header>
                  <text:p text:style-name="P228">2 John</text:p>
                </text:list-header>
              </text:list>
            </table:table-cell>
          </table:table-row>
          <table:table-row>
            <table:table-cell table:style-name="Table36.A2" office:value-type="string">
              <text:list xml:id="list171139678115790" text:continue-numbering="true" text:style-name="WWNum1">
                <text:list-header>
                  <text:p text:style-name="P228">3JN</text:p>
                </text:list-header>
              </text:list>
            </table:table-cell>
            <table:table-cell table:style-name="Table36.A2" office:value-type="string">
              <text:list xml:id="list171140829760421" text:continue-numbering="true" text:style-name="WWNum1">
                <text:list-header>
                  <text:p text:style-name="P228">3J</text:p>
                </text:list-header>
              </text:list>
            </table:table-cell>
            <table:table-cell table:style-name="Table36.A2" office:value-type="string">
              <text:list xml:id="list171139343415252" text:continue-numbering="true" text:style-name="WWNum1">
                <text:list-header>
                  <text:p text:style-name="P228">3 John</text:p>
                </text:list-header>
              </text:list>
            </table:table-cell>
          </table:table-row>
          <table:table-row>
            <table:table-cell table:style-name="Table36.A2" office:value-type="string">
              <text:list xml:id="list171140266802422" text:continue-numbering="true" text:style-name="WWNum1">
                <text:list-header>
                  <text:p text:style-name="P243">JUD</text:p>
                </text:list-header>
              </text:list>
            </table:table-cell>
            <table:table-cell table:style-name="Table36.A2" office:value-type="string">
              <text:list xml:id="list171140582265812" text:continue-numbering="true" text:style-name="WWNum1">
                <text:list-header>
                  <text:p text:style-name="P243">JD</text:p>
                </text:list-header>
              </text:list>
            </table:table-cell>
            <table:table-cell table:style-name="Table36.A2" office:value-type="string">
              <text:list xml:id="list171139915177095" text:continue-numbering="true" text:style-name="WWNum1">
                <text:list-header>
                  <text:p text:style-name="P243">Jude</text:p>
                </text:list-header>
              </text:list>
            </table:table-cell>
          </table:table-row>
          <table:table-row>
            <table:table-cell table:style-name="Table36.A40" office:value-type="string">
              <text:list xml:id="list171140986011486" text:continue-numbering="true" text:style-name="WWNum1">
                <text:list-header>
                  <text:p text:style-name="P228">REV</text:p>
                </text:list-header>
              </text:list>
            </table:table-cell>
            <table:table-cell table:style-name="Table36.A40" office:value-type="string">
              <text:list xml:id="list171140026474336" text:continue-numbering="true" text:style-name="WWNum1">
                <text:list-header>
                  <text:p text:style-name="P228">RE</text:p>
                </text:list-header>
              </text:list>
            </table:table-cell>
            <table:table-cell table:style-name="Table36.A40" office:value-type="string">
              <text:list xml:id="list171140787750342" text:continue-numbering="true" text:style-name="WWNum1">
                <text:list-header>
                  <text:p text:style-name="P228">Revelation</text:p>
                </text:list-header>
              </text:list>
            </table:table-cell>
          </table:table-row>
          <table:table-row>
            <table:table-cell table:style-name="Table36.A2" office:value-type="string">
              <text:list xml:id="list171141005375583" text:continue-numbering="true" text:style-name="WWNum1">
                <text:list-header>
                  <text:p text:style-name="P228">TOB</text:p>
                </text:list-header>
              </text:list>
            </table:table-cell>
            <table:table-cell table:style-name="Table36.A2" office:value-type="string">
              <text:list xml:id="list171140337137451" text:continue-numbering="true" text:style-name="WWNum1">
                <text:list-header>
                  <text:p text:style-name="P243">TO</text:p>
                </text:list-header>
              </text:list>
            </table:table-cell>
            <table:table-cell table:style-name="Table36.A2" office:value-type="string">
              <text:list xml:id="list171140101939888" text:continue-numbering="true" text:style-name="WWNum1">
                <text:list-header>
                  <text:p text:style-name="P228">Tobit</text:p>
                </text:list-header>
              </text:list>
            </table:table-cell>
          </table:table-row>
          <table:table-row>
            <table:table-cell table:style-name="Table36.A2" office:value-type="string">
              <text:list xml:id="list171140633901856" text:continue-numbering="true" text:style-name="WWNum1">
                <text:list-header>
                  <text:p text:style-name="P228">JDT</text:p>
                </text:list-header>
              </text:list>
            </table:table-cell>
            <table:table-cell table:style-name="Table36.A2" office:value-type="string">
              <text:list xml:id="list171139226600060" text:continue-numbering="true" text:style-name="WWNum1">
                <text:list-header>
                  <text:p text:style-name="P243">JT</text:p>
                </text:list-header>
              </text:list>
            </table:table-cell>
            <table:table-cell table:style-name="Table36.A2" office:value-type="string">
              <text:list xml:id="list171140840442245" text:continue-numbering="true" text:style-name="WWNum1">
                <text:list-header>
                  <text:p text:style-name="P228">Judith</text:p>
                </text:list-header>
              </text:list>
            </table:table-cell>
          </table:table-row>
          <table:table-row>
            <table:table-cell table:style-name="Table36.A2" office:value-type="string">
              <text:list xml:id="list171140977685516" text:continue-numbering="true" text:style-name="WWNum1">
                <text:list-header>
                  <text:p text:style-name="P228">ESG</text:p>
                </text:list-header>
              </text:list>
            </table:table-cell>
            <table:table-cell table:style-name="Table36.A2" office:value-type="string">
              <text:list xml:id="list171139827935976" text:continue-numbering="true" text:style-name="WWNum1">
                <text:list-header>
                  <text:p text:style-name="P243">EG</text:p>
                </text:list-header>
              </text:list>
            </table:table-cell>
            <table:table-cell table:style-name="Table36.A2" office:value-type="string">
              <text:list xml:id="list171140353136817" text:continue-numbering="true" text:style-name="WWNum1">
                <text:list-header>
                  <text:p text:style-name="P244">Esther Greek</text:p>
                </text:list-header>
              </text:list>
            </table:table-cell>
          </table:table-row>
          <table:table-row>
            <table:table-cell table:style-name="Table36.A2" office:value-type="string">
              <text:list xml:id="list171139544172014" text:continue-numbering="true" text:style-name="WWNum1">
                <text:list-header>
                  <text:p text:style-name="P228">WIS</text:p>
                </text:list-header>
              </text:list>
            </table:table-cell>
            <table:table-cell table:style-name="Table36.A2" office:value-type="string">
              <text:list xml:id="list171140778260159" text:continue-numbering="true" text:style-name="WWNum1">
                <text:list-header>
                  <text:p text:style-name="P243">WI</text:p>
                </text:list-header>
              </text:list>
            </table:table-cell>
            <table:table-cell table:style-name="Table36.A2" office:value-type="string">
              <text:list xml:id="list171141030699245" text:continue-numbering="true" text:style-name="WWNum1">
                <text:list-header>
                  <text:p text:style-name="P228">Wisdom of Solomon</text:p>
                </text:list-header>
              </text:list>
            </table:table-cell>
          </table:table-row>
          <table:table-row>
            <table:table-cell table:style-name="Table36.A2" office:value-type="string">
              <text:list xml:id="list171140870531257" text:continue-numbering="true" text:style-name="WWNum1">
                <text:list-header>
                  <text:p text:style-name="P228">SIR</text:p>
                </text:list-header>
              </text:list>
            </table:table-cell>
            <table:table-cell table:style-name="Table36.A2" office:value-type="string">
              <text:list xml:id="list171140022788335" text:continue-numbering="true" text:style-name="WWNum1">
                <text:list-header>
                  <text:p text:style-name="P243">SI</text:p>
                </text:list-header>
              </text:list>
            </table:table-cell>
            <table:table-cell table:style-name="Table36.A2" office:value-type="string">
              <text:list xml:id="list171139966819135" text:continue-numbering="true" text:style-name="WWNum1">
                <text:list-header>
                  <text:p text:style-name="P228">Sirach also Ecclesiasticus</text:p>
                </text:list-header>
              </text:list>
            </table:table-cell>
          </table:table-row>
          <table:table-row>
            <table:table-cell table:style-name="Table36.A2" office:value-type="string">
              <text:list xml:id="list171140765537991" text:continue-numbering="true" text:style-name="WWNum1">
                <text:list-header>
                  <text:p text:style-name="P228">BAR</text:p>
                </text:list-header>
              </text:list>
            </table:table-cell>
            <table:table-cell table:style-name="Table36.A2" office:value-type="string">
              <text:list xml:id="list171140307975393" text:continue-numbering="true" text:style-name="WWNum1">
                <text:list-header>
                  <text:p text:style-name="P243">BA</text:p>
                </text:list-header>
              </text:list>
            </table:table-cell>
            <table:table-cell table:style-name="Table36.A2" office:value-type="string">
              <text:list xml:id="list171140565242460" text:continue-numbering="true" text:style-name="WWNum1">
                <text:list-header>
                  <text:p text:style-name="P228">Baruch</text:p>
                </text:list-header>
              </text:list>
            </table:table-cell>
          </table:table-row>
          <table:table-row>
            <table:table-cell table:style-name="Table36.A2" office:value-type="string">
              <text:list xml:id="list171139202740791" text:continue-numbering="true" text:style-name="WWNum1">
                <text:list-header>
                  <text:p text:style-name="P228">LJE</text:p>
                </text:list-header>
              </text:list>
            </table:table-cell>
            <table:table-cell table:style-name="Table36.A2" office:value-type="string">
              <text:list xml:id="list171140733162355" text:continue-numbering="true" text:style-name="WWNum1">
                <text:list-header>
                  <text:p text:style-name="P243">LJ</text:p>
                </text:list-header>
              </text:list>
            </table:table-cell>
            <table:table-cell table:style-name="Table36.A2" office:value-type="string">
              <text:list xml:id="list171140882964944" text:continue-numbering="true" text:style-name="WWNum1">
                <text:list-header>
                  <text:p text:style-name="P228">Letter of Jeremiah</text:p>
                </text:list-header>
              </text:list>
            </table:table-cell>
          </table:table-row>
          <table:table-row>
            <table:table-cell table:style-name="Table36.A2" office:value-type="string">
              <text:list xml:id="list171139708196119" text:continue-numbering="true" text:style-name="WWNum1">
                <text:list-header>
                  <text:p text:style-name="P228">S3Y</text:p>
                </text:list-header>
              </text:list>
            </table:table-cell>
            <table:table-cell table:style-name="Table36.A2" office:value-type="string">
              <text:list xml:id="list171140815371722" text:continue-numbering="true" text:style-name="WWNum1">
                <text:list-header>
                  <text:p text:style-name="P243">S3</text:p>
                </text:list-header>
              </text:list>
            </table:table-cell>
            <table:table-cell table:style-name="Table36.A2" office:value-type="string">
              <text:list xml:id="list171139086115974" text:continue-numbering="true" text:style-name="WWNum1">
                <text:list-header>
                  <text:p text:style-name="P228">Prayer of Azariah and the Song of the Three Jews</text:p>
                </text:list-header>
              </text:list>
            </table:table-cell>
          </table:table-row>
          <table:table-row>
            <table:table-cell table:style-name="Table36.A2" office:value-type="string">
              <text:list xml:id="list171140522579983" text:continue-numbering="true" text:style-name="WWNum1">
                <text:list-header>
                  <text:p text:style-name="P228">SUS</text:p>
                </text:list-header>
              </text:list>
            </table:table-cell>
            <table:table-cell table:style-name="Table36.A2" office:value-type="string">
              <text:list xml:id="list171140818707288" text:continue-numbering="true" text:style-name="WWNum1">
                <text:list-header>
                  <text:p text:style-name="P243">SU</text:p>
                </text:list-header>
              </text:list>
            </table:table-cell>
            <table:table-cell table:style-name="Table36.A2" office:value-type="string">
              <text:list xml:id="list171139617068668" text:continue-numbering="true" text:style-name="WWNum1">
                <text:list-header>
                  <text:p text:style-name="P228">Susanna</text:p>
                </text:list-header>
              </text:list>
            </table:table-cell>
          </table:table-row>
          <table:table-row>
            <table:table-cell table:style-name="Table36.A2" office:value-type="string">
              <text:list xml:id="list171139487719790" text:continue-numbering="true" text:style-name="WWNum1">
                <text:list-header>
                  <text:p text:style-name="P228">BEL</text:p>
                </text:list-header>
              </text:list>
            </table:table-cell>
            <table:table-cell table:style-name="Table36.A2" office:value-type="string">
              <text:list xml:id="list171139588678118" text:continue-numbering="true" text:style-name="WWNum1">
                <text:list-header>
                  <text:p text:style-name="P243">BE</text:p>
                </text:list-header>
              </text:list>
            </table:table-cell>
            <table:table-cell table:style-name="Table36.A2" office:value-type="string">
              <text:list xml:id="list171139209722343" text:continue-numbering="true" text:style-name="WWNum1">
                <text:list-header>
                  <text:p text:style-name="P228">Bel and the Dragon</text:p>
                </text:list-header>
              </text:list>
            </table:table-cell>
          </table:table-row>
          <table:table-row>
            <table:table-cell table:style-name="Table36.A2" office:value-type="string">
              <text:list xml:id="list171139611369382" text:continue-numbering="true" text:style-name="WWNum1">
                <text:list-header>
                  <text:p text:style-name="P228">1MA</text:p>
                </text:list-header>
              </text:list>
            </table:table-cell>
            <table:table-cell table:style-name="Table36.A2" office:value-type="string">
              <text:list xml:id="list171138965054306" text:continue-numbering="true" text:style-name="WWNum1">
                <text:list-header>
                  <text:p text:style-name="P243">1M</text:p>
                </text:list-header>
              </text:list>
            </table:table-cell>
            <table:table-cell table:style-name="Table36.A2" office:value-type="string">
              <text:list xml:id="list171140728381631" text:continue-numbering="true" text:style-name="WWNum1">
                <text:list-header>
                  <text:p text:style-name="P228">1 Maccabees</text:p>
                </text:list-header>
              </text:list>
            </table:table-cell>
          </table:table-row>
          <table:table-row>
            <table:table-cell table:style-name="Table36.A2" office:value-type="string">
              <text:list xml:id="list171139454550644" text:continue-numbering="true" text:style-name="WWNum1">
                <text:list-header>
                  <text:p text:style-name="P228">2MA</text:p>
                </text:list-header>
              </text:list>
            </table:table-cell>
            <table:table-cell table:style-name="Table36.A2" office:value-type="string">
              <text:list xml:id="list171140224899593" text:continue-numbering="true" text:style-name="WWNum1">
                <text:list-header>
                  <text:p text:style-name="P243">2M</text:p>
                </text:list-header>
              </text:list>
            </table:table-cell>
            <table:table-cell table:style-name="Table36.A2" office:value-type="string">
              <text:list xml:id="list171141079531615" text:continue-numbering="true" text:style-name="WWNum1">
                <text:list-header>
                  <text:p text:style-name="P228">2 Maccabees</text:p>
                </text:list-header>
              </text:list>
            </table:table-cell>
          </table:table-row>
          <table:table-row>
            <table:table-cell table:style-name="Table36.A2" office:value-type="string">
              <text:list xml:id="list171139512982736" text:continue-numbering="true" text:style-name="WWNum1">
                <text:list-header>
                  <text:p text:style-name="P228">3MA</text:p>
                </text:list-header>
              </text:list>
            </table:table-cell>
            <table:table-cell table:style-name="Table36.A2" office:value-type="string">
              <text:list xml:id="list171140219496101" text:continue-numbering="true" text:style-name="WWNum1">
                <text:list-header>
                  <text:p text:style-name="P243">3M</text:p>
                </text:list-header>
              </text:list>
            </table:table-cell>
            <table:table-cell table:style-name="Table36.A2" office:value-type="string">
              <text:list xml:id="list171139804636964" text:continue-numbering="true" text:style-name="WWNum1">
                <text:list-header>
                  <text:p text:style-name="P228">3 Maccabees</text:p>
                </text:list-header>
              </text:list>
            </table:table-cell>
          </table:table-row>
          <table:table-row>
            <table:table-cell table:style-name="Table36.A2" office:value-type="string">
              <text:list xml:id="list171140050140439" text:continue-numbering="true" text:style-name="WWNum1">
                <text:list-header>
                  <text:p text:style-name="P228">4MA</text:p>
                </text:list-header>
              </text:list>
            </table:table-cell>
            <table:table-cell table:style-name="Table36.A2" office:value-type="string">
              <text:list xml:id="list171140648941625" text:continue-numbering="true" text:style-name="WWNum1">
                <text:list-header>
                  <text:p text:style-name="P243">4M</text:p>
                </text:list-header>
              </text:list>
            </table:table-cell>
            <table:table-cell table:style-name="Table36.A2" office:value-type="string">
              <text:list xml:id="list171140752833585" text:continue-numbering="true" text:style-name="WWNum1">
                <text:list-header>
                  <text:p text:style-name="P228">4 Maccabees</text:p>
                </text:list-header>
              </text:list>
            </table:table-cell>
          </table:table-row>
          <table:table-row>
            <table:table-cell table:style-name="Table36.A2" office:value-type="string">
              <text:list xml:id="list171140573352793" text:continue-numbering="true" text:style-name="WWNum1">
                <text:list-header>
                  <text:p text:style-name="P228">1ES</text:p>
                </text:list-header>
              </text:list>
            </table:table-cell>
            <table:table-cell table:style-name="Table36.A2" office:value-type="string">
              <text:list xml:id="list171140214320168" text:continue-numbering="true" text:style-name="WWNum1">
                <text:list-header>
                  <text:p text:style-name="P243">1E</text:p>
                </text:list-header>
              </text:list>
            </table:table-cell>
            <table:table-cell table:style-name="Table36.A2" office:value-type="string">
              <text:list xml:id="list171139432114025" text:continue-numbering="true" text:style-name="WWNum1">
                <text:list-header>
                  <text:p text:style-name="P228">1 Esdras <text:span text:style-name="T66">(Greek)</text:span></text:p>
                </text:list-header>
              </text:list>
            </table:table-cell>
          </table:table-row>
          <table:table-row>
            <table:table-cell table:style-name="Table36.A2" office:value-type="string">
              <text:list xml:id="list171139564687519" text:continue-numbering="true" text:style-name="WWNum1">
                <text:list-header>
                  <text:p text:style-name="P228">2ES</text:p>
                </text:list-header>
              </text:list>
            </table:table-cell>
            <table:table-cell table:style-name="Table36.A2" office:value-type="string">
              <text:list xml:id="list171139737629902" text:continue-numbering="true" text:style-name="WWNum1">
                <text:list-header>
                  <text:p text:style-name="P243">2E</text:p>
                </text:list-header>
              </text:list>
            </table:table-cell>
            <table:table-cell table:style-name="Table36.A2" office:value-type="string">
              <text:list xml:id="list171139399716124" text:continue-numbering="true" text:style-name="WWNum1">
                <text:list-header>
                  <text:p text:style-name="P228">2 Esdras <text:span text:style-name="T66">(Latin)</text:span></text:p>
                </text:list-header>
              </text:list>
            </table:table-cell>
          </table:table-row>
          <table:table-row>
            <table:table-cell table:style-name="Table36.A2" office:value-type="string">
              <text:list xml:id="list171140387835431" text:continue-numbering="true" text:style-name="WWNum1">
                <text:list-header>
                  <text:p text:style-name="P228">MAN</text:p>
                </text:list-header>
              </text:list>
            </table:table-cell>
            <table:table-cell table:style-name="Table36.A2" office:value-type="string">
              <text:list xml:id="list171140424173764" text:continue-numbering="true" text:style-name="WWNum1">
                <text:list-header>
                  <text:p text:style-name="P243">MN</text:p>
                </text:list-header>
              </text:list>
            </table:table-cell>
            <table:table-cell table:style-name="Table36.A2" office:value-type="string">
              <text:list xml:id="list171139023418436" text:continue-numbering="true" text:style-name="WWNum1">
                <text:list-header>
                  <text:p text:style-name="P228">Prayer of Manasseh</text:p>
                </text:list-header>
              </text:list>
            </table:table-cell>
          </table:table-row>
          <table:table-row>
            <table:table-cell table:style-name="Table36.A2" office:value-type="string">
              <text:list xml:id="list171139334544362" text:continue-numbering="true" text:style-name="WWNum1">
                <text:list-header>
                  <text:p text:style-name="P228">PS2</text:p>
                </text:list-header>
              </text:list>
            </table:table-cell>
            <table:table-cell table:style-name="Table36.A2" office:value-type="string">
              <text:list xml:id="list171140162291066" text:continue-numbering="true" text:style-name="WWNum1">
                <text:list-header>
                  <text:p text:style-name="P243">P2</text:p>
                </text:list-header>
              </text:list>
            </table:table-cell>
            <table:table-cell table:style-name="Table36.A2" office:value-type="string">
              <text:list xml:id="list171140796920510" text:continue-numbering="true" text:style-name="WWNum1">
                <text:list-header>
                  <text:p text:style-name="P228">Psalm 151</text:p>
                </text:list-header>
              </text:list>
            </table:table-cell>
          </table:table-row>
          <table:table-row>
            <table:table-cell table:style-name="Table36.A2" office:value-type="string">
              <text:list xml:id="list171139013419864" text:continue-numbering="true" text:style-name="WWNum1">
                <text:list-header>
                  <text:p text:style-name="P228">ODA</text:p>
                </text:list-header>
              </text:list>
            </table:table-cell>
            <table:table-cell table:style-name="Table36.A2" office:value-type="string">
              <text:list xml:id="list171139055428084" text:continue-numbering="true" text:style-name="WWNum1">
                <text:list-header>
                  <text:p text:style-name="P243">OD</text:p>
                </text:list-header>
              </text:list>
            </table:table-cell>
            <table:table-cell table:style-name="Table36.A2" office:value-type="string">
              <text:list xml:id="list171139958462606" text:continue-numbering="true" text:style-name="WWNum1">
                <text:list-header>
                  <text:p text:style-name="P228">Odes</text:p>
                </text:list-header>
              </text:list>
            </table:table-cell>
          </table:table-row>
          <table:table-row>
            <table:table-cell table:style-name="Table36.A2" office:value-type="string">
              <text:list xml:id="list171139968264841" text:continue-numbering="true" text:style-name="WWNum1">
                <text:list-header>
                  <text:p text:style-name="P228">PSS</text:p>
                </text:list-header>
              </text:list>
            </table:table-cell>
            <table:table-cell table:style-name="Table36.A2" office:value-type="string">
              <text:list xml:id="list171140388968531" text:continue-numbering="true" text:style-name="WWNum1">
                <text:list-header>
                  <text:p text:style-name="P243">P4</text:p>
                </text:list-header>
              </text:list>
            </table:table-cell>
            <table:table-cell table:style-name="Table36.A2" office:value-type="string">
              <text:list xml:id="list171139102982739" text:continue-numbering="true" text:style-name="WWNum1">
                <text:list-header>
                  <text:p text:style-name="P228">Psalms of Solomon</text:p>
                </text:list-header>
              </text:list>
            </table:table-cell>
          </table:table-row>
          <table:table-row>
            <table:table-cell table:style-name="Table36.A2" office:value-type="string">
              <text:list xml:id="list171140794296386" text:continue-numbering="true" text:style-name="WWNum1">
                <text:list-header>
                  <text:p text:style-name="P228">JSA</text:p>
                </text:list-header>
              </text:list>
            </table:table-cell>
            <table:table-cell table:style-name="Table36.A2" office:value-type="string">
              <text:list xml:id="list171140922673603" text:continue-numbering="true" text:style-name="WWNum1">
                <text:list-header>
                  <text:p text:style-name="P243">JH</text:p>
                </text:list-header>
              </text:list>
            </table:table-cell>
            <table:table-cell table:style-name="Table36.A2" office:value-type="string">
              <text:list xml:id="list171140523133761" text:continue-numbering="true" text:style-name="WWNum1">
                <text:list-header>
                  <text:p text:style-name="P228">Joshua A.</text:p>
                </text:list-header>
              </text:list>
            </table:table-cell>
          </table:table-row>
          <table:table-row>
            <table:table-cell table:style-name="Table36.A2" office:value-type="string">
              <text:list xml:id="list171140710905592" text:continue-numbering="true" text:style-name="WWNum1">
                <text:list-header>
                  <text:p text:style-name="P228">JDB</text:p>
                </text:list-header>
              </text:list>
            </table:table-cell>
            <table:table-cell table:style-name="Table36.A2" office:value-type="string">
              <text:list xml:id="list171139725862586" text:continue-numbering="true" text:style-name="WWNum1">
                <text:list-header>
                  <text:p text:style-name="P243">JI</text:p>
                </text:list-header>
              </text:list>
            </table:table-cell>
            <table:table-cell table:style-name="Table36.A2" office:value-type="string">
              <text:list xml:id="list171139364781723" text:continue-numbering="true" text:style-name="WWNum1">
                <text:list-header>
                  <text:p text:style-name="P228">Joshua B.</text:p>
                </text:list-header>
              </text:list>
            </table:table-cell>
          </table:table-row>
          <table:table-row>
            <table:table-cell table:style-name="Table36.A2" office:value-type="string">
              <text:list xml:id="list171140141788634" text:continue-numbering="true" text:style-name="WWNum1">
                <text:list-header>
                  <text:p text:style-name="P228">TBS</text:p>
                </text:list-header>
              </text:list>
            </table:table-cell>
            <table:table-cell table:style-name="Table36.A2" office:value-type="string">
              <text:list xml:id="list171139389423652" text:continue-numbering="true" text:style-name="WWNum1">
                <text:list-header>
                  <text:p text:style-name="P243">TB</text:p>
                </text:list-header>
              </text:list>
            </table:table-cell>
            <table:table-cell table:style-name="Table36.A2" office:value-type="string">
              <text:list xml:id="list171139701393695" text:continue-numbering="true" text:style-name="WWNum1">
                <text:list-header>
                  <text:p text:style-name="P228">Tobit S.</text:p>
                </text:list-header>
              </text:list>
            </table:table-cell>
          </table:table-row>
          <table:table-row>
            <table:table-cell table:style-name="Table36.A2" office:value-type="string">
              <text:list xml:id="list171139926550331" text:continue-numbering="true" text:style-name="WWNum1">
                <text:list-header>
                  <text:p text:style-name="P228">SST</text:p>
                </text:list-header>
              </text:list>
            </table:table-cell>
            <table:table-cell table:style-name="Table36.A2" office:value-type="string">
              <text:list xml:id="list171140670421467" text:continue-numbering="true" text:style-name="WWNum1">
                <text:list-header>
                  <text:p text:style-name="P243">ST</text:p>
                </text:list-header>
              </text:list>
            </table:table-cell>
            <table:table-cell table:style-name="Table36.A2" office:value-type="string">
              <text:list xml:id="list171139263727824" text:continue-numbering="true" text:style-name="WWNum1">
                <text:list-header>
                  <text:p text:style-name="P228">Susanna Th.</text:p>
                </text:list-header>
              </text:list>
            </table:table-cell>
          </table:table-row>
          <table:table-row>
            <table:table-cell table:style-name="Table36.A2" office:value-type="string">
              <text:list xml:id="list171140419960011" text:continue-numbering="true" text:style-name="WWNum1">
                <text:list-header>
                  <text:p text:style-name="P228">DNT</text:p>
                </text:list-header>
              </text:list>
            </table:table-cell>
            <table:table-cell table:style-name="Table36.A2" office:value-type="string">
              <text:list xml:id="list171140229807392" text:continue-numbering="true" text:style-name="WWNum1">
                <text:list-header>
                  <text:p text:style-name="P243">DN</text:p>
                </text:list-header>
              </text:list>
            </table:table-cell>
            <table:table-cell table:style-name="Table36.A2" office:value-type="string">
              <text:list xml:id="list171139345352591" text:continue-numbering="true" text:style-name="WWNum1">
                <text:list-header>
                  <text:p text:style-name="P228">Daniel Th.</text:p>
                </text:list-header>
              </text:list>
            </table:table-cell>
          </table:table-row>
          <table:table-row>
            <table:table-cell table:style-name="Table36.A2" office:value-type="string">
              <text:list xml:id="list171140513249979" text:continue-numbering="true" text:style-name="WWNum1">
                <text:list-header>
                  <text:p text:style-name="P228">BLT</text:p>
                </text:list-header>
              </text:list>
            </table:table-cell>
            <table:table-cell table:style-name="Table36.A2" office:value-type="string">
              <text:list xml:id="list171140126068055" text:continue-numbering="true" text:style-name="WWNum1">
                <text:list-header>
                  <text:p text:style-name="P243">BL</text:p>
                </text:list-header>
              </text:list>
            </table:table-cell>
            <table:table-cell table:style-name="Table36.A2" office:value-type="string">
              <text:list xml:id="list171139463467061" text:continue-numbering="true" text:style-name="WWNum1">
                <text:list-header>
                  <text:p text:style-name="P228">Bel Th.</text:p>
                </text:list-header>
              </text:list>
            </table:table-cell>
          </table:table-row>
          <table:table-row>
            <table:table-cell table:style-name="Table36.A2" office:value-type="string">
              <text:list xml:id="list171140920320387" text:continue-numbering="true" text:style-name="WWNum1">
                <text:list-header>
                  <text:p text:style-name="P228">3ES</text:p>
                </text:list-header>
              </text:list>
            </table:table-cell>
            <table:table-cell table:style-name="Table36.A2" office:value-type="string">
              <text:list xml:id="list171141090667990" text:continue-numbering="true" text:style-name="WWNum1">
                <text:list-header>
                  <text:p text:style-name="P243">3E</text:p>
                </text:list-header>
              </text:list>
            </table:table-cell>
            <table:table-cell table:style-name="Table36.A2" office:value-type="string">
              <text:list xml:id="list171140645865017" text:continue-numbering="true" text:style-name="WWNum1">
                <text:list-header>
                  <text:p text:style-name="P228">3 Ezra</text:p>
                </text:list-header>
              </text:list>
            </table:table-cell>
          </table:table-row>
          <table:table-row>
            <table:table-cell table:style-name="Table36.A2" office:value-type="string">
              <text:list xml:id="list171139139980482" text:continue-numbering="true" text:style-name="WWNum1">
                <text:list-header>
                  <text:p text:style-name="P228">EZA</text:p>
                </text:list-header>
              </text:list>
            </table:table-cell>
            <table:table-cell table:style-name="Table36.A2" office:value-type="string">
              <text:list xml:id="list171140743278456" text:continue-numbering="true" text:style-name="WWNum1">
                <text:list-header>
                  <text:p text:style-name="P243">EA</text:p>
                </text:list-header>
              </text:list>
            </table:table-cell>
            <table:table-cell table:style-name="Table36.A2" office:value-type="string">
              <text:list xml:id="list171140735395633" text:continue-numbering="true" text:style-name="WWNum1">
                <text:list-header>
                  <text:p text:style-name="P228">Apocalypse of Ezra</text:p>
                </text:list-header>
              </text:list>
            </table:table-cell>
          </table:table-row>
          <table:table-row>
            <table:table-cell table:style-name="Table36.A2" office:value-type="string">
              <text:list xml:id="list171139427819517" text:continue-numbering="true" text:style-name="WWNum1">
                <text:list-header>
                  <text:p text:style-name="P228">5EZ</text:p>
                </text:list-header>
              </text:list>
            </table:table-cell>
            <table:table-cell table:style-name="Table36.A2" office:value-type="string">
              <text:list xml:id="list171141083154172" text:continue-numbering="true" text:style-name="WWNum1">
                <text:list-header>
                  <text:p text:style-name="P243">5E</text:p>
                </text:list-header>
              </text:list>
            </table:table-cell>
            <table:table-cell table:style-name="Table36.A2" office:value-type="string">
              <text:list xml:id="list171139547806959" text:continue-numbering="true" text:style-name="WWNum1">
                <text:list-header>
                  <text:p text:style-name="P228">5 Ezra</text:p>
                </text:list-header>
              </text:list>
            </table:table-cell>
          </table:table-row>
          <table:table-row>
            <table:table-cell table:style-name="Table36.A2" office:value-type="string">
              <text:list xml:id="list171141093672241" text:continue-numbering="true" text:style-name="WWNum1">
                <text:list-header>
                  <text:p text:style-name="P228">6EZ</text:p>
                </text:list-header>
              </text:list>
            </table:table-cell>
            <table:table-cell table:style-name="Table36.A2" office:value-type="string">
              <text:list xml:id="list171140321620608" text:continue-numbering="true" text:style-name="WWNum1">
                <text:list-header>
                  <text:p text:style-name="P243">6E</text:p>
                </text:list-header>
              </text:list>
            </table:table-cell>
            <table:table-cell table:style-name="Table36.A2" office:value-type="string">
              <text:list xml:id="list171140218679141" text:continue-numbering="true" text:style-name="WWNum1">
                <text:list-header>
                  <text:p text:style-name="P228">6 Ezra</text:p>
                </text:list-header>
              </text:list>
            </table:table-cell>
          </table:table-row>
          <text:soft-page-break/>
          <table:table-row>
            <table:table-cell table:style-name="Table36.A2" office:value-type="string">
              <text:list xml:id="list171139022374113" text:continue-numbering="true" text:style-name="WWNum1">
                <text:list-header>
                  <text:p text:style-name="P228">DAG</text:p>
                </text:list-header>
              </text:list>
            </table:table-cell>
            <table:table-cell table:style-name="Table36.A2" office:value-type="string">
              <text:list xml:id="list171140347460384" text:continue-numbering="true" text:style-name="WWNum1">
                <text:list-header>
                  <text:p text:style-name="P243">DG</text:p>
                </text:list-header>
              </text:list>
            </table:table-cell>
            <table:table-cell table:style-name="Table36.A2" office:value-type="string">
              <text:list xml:id="list171141069910740" text:continue-numbering="true" text:style-name="WWNum1">
                <text:list-header>
                  <text:p text:style-name="P228">Daniel (in Greek)</text:p>
                </text:list-header>
              </text:list>
            </table:table-cell>
          </table:table-row>
          <table:table-row>
            <table:table-cell table:style-name="Table36.A2" office:value-type="string">
              <text:list xml:id="list171140395872276" text:continue-numbering="true" text:style-name="WWNum1">
                <text:list-header>
                  <text:p text:style-name="P228">PS3</text:p>
                </text:list-header>
              </text:list>
            </table:table-cell>
            <table:table-cell table:style-name="Table36.A2" office:value-type="string">
              <text:list xml:id="list171139600355251" text:continue-numbering="true" text:style-name="WWNum1">
                <text:list-header>
                  <text:p text:style-name="P243">P3</text:p>
                </text:list-header>
              </text:list>
            </table:table-cell>
            <table:table-cell table:style-name="Table36.A2" office:value-type="string">
              <text:list xml:id="list171139201989502" text:continue-numbering="true" text:style-name="WWNum1">
                <text:list-header>
                  <text:p text:style-name="P228">Psalms 152-155</text:p>
                </text:list-header>
              </text:list>
            </table:table-cell>
          </table:table-row>
          <table:table-row>
            <table:table-cell table:style-name="Table36.A2" office:value-type="string">
              <text:list xml:id="list171140328378814" text:continue-numbering="true" text:style-name="WWNum1">
                <text:list-header>
                  <text:p text:style-name="P228">2BA</text:p>
                </text:list-header>
              </text:list>
            </table:table-cell>
            <table:table-cell table:style-name="Table36.A2" office:value-type="string">
              <text:list xml:id="list171139929745485" text:continue-numbering="true" text:style-name="WWNum1">
                <text:list-header>
                  <text:p text:style-name="P243">2B</text:p>
                </text:list-header>
              </text:list>
            </table:table-cell>
            <table:table-cell table:style-name="Table36.A2" office:value-type="string">
              <text:list xml:id="list171139064865414" text:continue-numbering="true" text:style-name="WWNum1">
                <text:list-header>
                  <text:p text:style-name="P228">2 Baruch (Apocalypse)</text:p>
                </text:list-header>
              </text:list>
            </table:table-cell>
          </table:table-row>
          <table:table-row>
            <table:table-cell table:style-name="Table36.A2" office:value-type="string">
              <text:list xml:id="list171140689023781" text:continue-numbering="true" text:style-name="WWNum1">
                <text:list-header>
                  <text:p text:style-name="P249">LBA</text:p>
                </text:list-header>
              </text:list>
            </table:table-cell>
            <table:table-cell table:style-name="Table36.A2" office:value-type="string">
              <text:list xml:id="list171139511684990" text:continue-numbering="true" text:style-name="WWNum1">
                <text:list-header>
                  <text:p text:style-name="P250">LB</text:p>
                </text:list-header>
              </text:list>
            </table:table-cell>
            <table:table-cell table:style-name="Table36.A2" office:value-type="string">
              <text:list xml:id="list171139473592482" text:continue-numbering="true" text:style-name="WWNum1">
                <text:list-header>
                  <text:p text:style-name="P251">Letter of Baruch</text:p>
                </text:list-header>
              </text:list>
            </table:table-cell>
          </table:table-row>
          <table:table-row>
            <table:table-cell table:style-name="Table36.A2" office:value-type="string">
              <text:list xml:id="list171139886494528" text:continue-numbering="true" text:style-name="WWNum1">
                <text:list-header>
                  <text:p text:style-name="P249">JUB</text:p>
                </text:list-header>
              </text:list>
            </table:table-cell>
            <table:table-cell table:style-name="Table36.A2" office:value-type="string">
              <text:list xml:id="list171139558767038" text:continue-numbering="true" text:style-name="WWNum1">
                <text:list-header>
                  <text:p text:style-name="P250">JU</text:p>
                </text:list-header>
              </text:list>
            </table:table-cell>
            <table:table-cell table:style-name="Table36.A2" office:value-type="string">
              <text:list xml:id="list171139646196823" text:continue-numbering="true" text:style-name="WWNum1">
                <text:list-header>
                  <text:p text:style-name="P251">Jubilees</text:p>
                </text:list-header>
              </text:list>
            </table:table-cell>
          </table:table-row>
          <table:table-row>
            <table:table-cell table:style-name="Table36.A2" office:value-type="string">
              <text:list xml:id="list171139890000522" text:continue-numbering="true" text:style-name="WWNum1">
                <text:list-header>
                  <text:p text:style-name="P249">ENO</text:p>
                </text:list-header>
              </text:list>
            </table:table-cell>
            <table:table-cell table:style-name="Table36.A2" office:value-type="string">
              <text:list xml:id="list171140225981376" text:continue-numbering="true" text:style-name="WWNum1">
                <text:list-header>
                  <text:p text:style-name="P250">EN</text:p>
                </text:list-header>
              </text:list>
            </table:table-cell>
            <table:table-cell table:style-name="Table36.A2" office:value-type="string">
              <text:list xml:id="list171139369187394" text:continue-numbering="true" text:style-name="WWNum1">
                <text:list-header>
                  <text:p text:style-name="P251">Enoch</text:p>
                </text:list-header>
              </text:list>
            </table:table-cell>
          </table:table-row>
          <table:table-row>
            <table:table-cell table:style-name="Table36.A2" office:value-type="string">
              <text:list xml:id="list171140437916820" text:continue-numbering="true" text:style-name="WWNum1">
                <text:list-header>
                  <text:p text:style-name="P249">1MQ</text:p>
                </text:list-header>
              </text:list>
            </table:table-cell>
            <table:table-cell table:style-name="Table36.A2" office:value-type="string">
              <text:list xml:id="list171140363587239" text:continue-numbering="true" text:style-name="WWNum1">
                <text:list-header>
                  <text:p text:style-name="P250">1Q</text:p>
                </text:list-header>
              </text:list>
            </table:table-cell>
            <table:table-cell table:style-name="Table36.A2" office:value-type="string">
              <text:list xml:id="list171140006663587" text:continue-numbering="true" text:style-name="WWNum1">
                <text:list-header>
                  <text:p text:style-name="P251">1 Meqabyan/<text:span text:style-name="T67">Mekabis</text:span></text:p>
                </text:list-header>
              </text:list>
            </table:table-cell>
          </table:table-row>
          <table:table-row>
            <table:table-cell table:style-name="Table36.A2" office:value-type="string">
              <text:list xml:id="list171139302409199" text:continue-numbering="true" text:style-name="WWNum1">
                <text:list-header>
                  <text:p text:style-name="P249">2MQ</text:p>
                </text:list-header>
              </text:list>
            </table:table-cell>
            <table:table-cell table:style-name="Table36.A2" office:value-type="string">
              <text:list xml:id="list171140845487829" text:continue-numbering="true" text:style-name="WWNum1">
                <text:list-header>
                  <text:p text:style-name="P250">2Q</text:p>
                </text:list-header>
              </text:list>
            </table:table-cell>
            <table:table-cell table:style-name="Table36.A2" office:value-type="string">
              <text:list xml:id="list171140134025572" text:continue-numbering="true" text:style-name="WWNum1">
                <text:list-header>
                  <text:p text:style-name="P251">2 Meqabyan/<text:span text:style-name="T67">Mekabis</text:span></text:p>
                </text:list-header>
              </text:list>
            </table:table-cell>
          </table:table-row>
          <table:table-row>
            <table:table-cell table:style-name="Table36.A2" office:value-type="string">
              <text:list xml:id="list171138968200179" text:continue-numbering="true" text:style-name="WWNum1">
                <text:list-header>
                  <text:p text:style-name="P249">3MQ</text:p>
                </text:list-header>
              </text:list>
            </table:table-cell>
            <table:table-cell table:style-name="Table36.A2" office:value-type="string">
              <text:list xml:id="list171140486397936" text:continue-numbering="true" text:style-name="WWNum1">
                <text:list-header>
                  <text:p text:style-name="P250">3Q</text:p>
                </text:list-header>
              </text:list>
            </table:table-cell>
            <table:table-cell table:style-name="Table36.A2" office:value-type="string">
              <text:list xml:id="list171140972021659" text:continue-numbering="true" text:style-name="WWNum1">
                <text:list-header>
                  <text:p text:style-name="P251">3 Meqabyan/<text:span text:style-name="T67">Mekabis</text:span></text:p>
                </text:list-header>
              </text:list>
            </table:table-cell>
          </table:table-row>
          <table:table-row>
            <table:table-cell table:style-name="Table36.A2" office:value-type="string">
              <text:list xml:id="list171140381314705" text:continue-numbering="true" text:style-name="WWNum1">
                <text:list-header>
                  <text:p text:style-name="P249">REP</text:p>
                </text:list-header>
              </text:list>
            </table:table-cell>
            <table:table-cell table:style-name="Table36.A2" office:value-type="string">
              <text:list xml:id="list171140852656715" text:continue-numbering="true" text:style-name="WWNum1">
                <text:list-header>
                  <text:p text:style-name="P250">RE</text:p>
                </text:list-header>
              </text:list>
            </table:table-cell>
            <table:table-cell table:style-name="Table36.A2" office:value-type="string">
              <text:list xml:id="list171140754144879" text:continue-numbering="true" text:style-name="WWNum1">
                <text:list-header>
                  <text:p text:style-name="P251">Reproof (Proverbs 25-31)</text:p>
                </text:list-header>
              </text:list>
            </table:table-cell>
          </table:table-row>
          <table:table-row>
            <table:table-cell table:style-name="Table36.A2" office:value-type="string">
              <text:list xml:id="list171139089855252" text:continue-numbering="true" text:style-name="WWNum1">
                <text:list-header>
                  <text:p text:style-name="P249">4BA</text:p>
                </text:list-header>
              </text:list>
            </table:table-cell>
            <table:table-cell table:style-name="Table36.A2" office:value-type="string">
              <text:list xml:id="list171140949770691" text:continue-numbering="true" text:style-name="WWNum1">
                <text:list-header>
                  <text:p text:style-name="P250">4B</text:p>
                </text:list-header>
              </text:list>
            </table:table-cell>
            <table:table-cell table:style-name="Table36.A2" office:value-type="string">
              <text:list xml:id="list171141072012647" text:continue-numbering="true" text:style-name="WWNum1">
                <text:list-header>
                  <text:p text:style-name="P251">4 Baruch (Rest of Baruch)</text:p>
                </text:list-header>
              </text:list>
            </table:table-cell>
          </table:table-row>
          <table:table-row>
            <table:table-cell table:style-name="Table36.A40" office:value-type="string">
              <text:list xml:id="list171139210462103" text:continue-numbering="true" text:style-name="WWNum1">
                <text:list-header>
                  <text:p text:style-name="P249">LAO</text:p>
                </text:list-header>
              </text:list>
            </table:table-cell>
            <table:table-cell table:style-name="Table36.A40" office:value-type="string">
              <text:list xml:id="list171140007485829" text:continue-numbering="true" text:style-name="WWNum1">
                <text:list-header>
                  <text:p text:style-name="P250">LO</text:p>
                </text:list-header>
              </text:list>
            </table:table-cell>
            <table:table-cell table:style-name="Table36.A40" office:value-type="string">
              <text:list xml:id="list171140797679038" text:continue-numbering="true" text:style-name="WWNum1">
                <text:list-header>
                  <text:p text:style-name="P251"><text:span text:style-name="T67">Letter to the </text:span>Laodiceans</text:p>
                </text:list-header>
              </text:list>
            </table:table-cell>
          </table:table-row>
          <table:table-row>
            <table:table-cell table:style-name="Table36.A2" office:value-type="string">
              <text:list xml:id="list171140826309895" text:continue-numbering="true" text:style-name="WWNum1">
                <text:list-header>
                  <text:p text:style-name="P251">FRT</text:p>
                </text:list-header>
              </text:list>
            </table:table-cell>
            <table:table-cell table:style-name="Table36.A2" office:value-type="string">
              <text:list xml:id="list171139715289153" text:continue-numbering="true" text:style-name="WWNum1">
                <text:list-header>
                  <text:p text:style-name="P250">FR</text:p>
                </text:list-header>
              </text:list>
            </table:table-cell>
            <table:table-cell table:style-name="Table36.A2" office:value-type="string">
              <text:list xml:id="list171140972916137" text:continue-numbering="true" text:style-name="WWNum1">
                <text:list-header>
                  <text:p text:style-name="P251">Front Matter</text:p>
                </text:list-header>
              </text:list>
            </table:table-cell>
          </table:table-row>
          <table:table-row>
            <table:table-cell table:style-name="Table36.A2" office:value-type="string">
              <text:list xml:id="list171140995835739" text:continue-numbering="true" text:style-name="WWNum1">
                <text:list-header>
                  <text:p text:style-name="P251">GLO</text:p>
                </text:list-header>
              </text:list>
            </table:table-cell>
            <table:table-cell table:style-name="Table36.A2" office:value-type="string">
              <text:list xml:id="list171140769980748" text:continue-numbering="true" text:style-name="WWNum1">
                <text:list-header>
                  <text:p text:style-name="P250">GL</text:p>
                </text:list-header>
              </text:list>
            </table:table-cell>
            <table:table-cell table:style-name="Table36.A2" office:value-type="string">
              <text:list xml:id="list171140823053800" text:continue-numbering="true" text:style-name="WWNum1">
                <text:list-header>
                  <text:p text:style-name="P251">Glossary / <text:span text:style-name="T67">Wordlist</text:span></text:p>
                </text:list-header>
              </text:list>
            </table:table-cell>
          </table:table-row>
          <table:table-row>
            <table:table-cell table:style-name="Table36.A2" office:value-type="string">
              <text:list xml:id="list171139891764532" text:continue-numbering="true" text:style-name="WWNum1">
                <text:list-header>
                  <text:p text:style-name="P251">CNC</text:p>
                </text:list-header>
              </text:list>
            </table:table-cell>
            <table:table-cell table:style-name="Table36.A2" office:value-type="string">
              <text:list xml:id="list171139735861026" text:continue-numbering="true" text:style-name="WWNum1">
                <text:list-header>
                  <text:p text:style-name="P250">CC</text:p>
                </text:list-header>
              </text:list>
            </table:table-cell>
            <table:table-cell table:style-name="Table36.A2" office:value-type="string">
              <text:list xml:id="list171139090753716" text:continue-numbering="true" text:style-name="WWNum1">
                <text:list-header>
                  <text:p text:style-name="P251">Concordance</text:p>
                </text:list-header>
              </text:list>
            </table:table-cell>
          </table:table-row>
          <table:table-row>
            <table:table-cell table:style-name="Table36.A2" office:value-type="string">
              <text:list xml:id="list171139490273908" text:continue-numbering="true" text:style-name="WWNum1">
                <text:list-header>
                  <text:p text:style-name="P251">XXA</text:p>
                </text:list-header>
              </text:list>
            </table:table-cell>
            <table:table-cell table:style-name="Table36.A2" office:value-type="string">
              <text:list xml:id="list171140474809953" text:continue-numbering="true" text:style-name="WWNum1">
                <text:list-header>
                  <text:p text:style-name="P250">XA</text:p>
                </text:list-header>
              </text:list>
            </table:table-cell>
            <table:table-cell table:style-name="Table36.A2" office:value-type="string">
              <text:list xml:id="list171139400473462" text:continue-numbering="true" text:style-name="WWNum1">
                <text:list-header>
                  <text:p text:style-name="P252">Extra Material</text:p>
                </text:list-header>
              </text:list>
            </table:table-cell>
          </table:table-row>
          <table:table-row>
            <table:table-cell table:style-name="Table36.A2" office:value-type="string">
              <text:list xml:id="list171140376903116" text:continue-numbering="true" text:style-name="WWNum1">
                <text:list-header>
                  <text:p text:style-name="P251">XXB</text:p>
                </text:list-header>
              </text:list>
            </table:table-cell>
            <table:table-cell table:style-name="Table36.A2" office:value-type="string">
              <text:list xml:id="list171139956419527" text:continue-numbering="true" text:style-name="WWNum1">
                <text:list-header>
                  <text:p text:style-name="P250">XB</text:p>
                </text:list-header>
              </text:list>
            </table:table-cell>
            <table:table-cell table:style-name="Table36.A2" office:value-type="string">
              <text:list xml:id="list171140071096276" text:continue-numbering="true" text:style-name="WWNum1">
                <text:list-header>
                  <text:p text:style-name="P252">Extra Material</text:p>
                </text:list-header>
              </text:list>
            </table:table-cell>
          </table:table-row>
          <table:table-row>
            <table:table-cell table:style-name="Table36.A2" office:value-type="string">
              <text:list xml:id="list171139468667283" text:continue-numbering="true" text:style-name="WWNum1">
                <text:list-header>
                  <text:p text:style-name="P251">XXC</text:p>
                </text:list-header>
              </text:list>
            </table:table-cell>
            <table:table-cell table:style-name="Table36.A2" office:value-type="string">
              <text:list xml:id="list171140681744705" text:continue-numbering="true" text:style-name="WWNum1">
                <text:list-header>
                  <text:p text:style-name="P250">XC</text:p>
                </text:list-header>
              </text:list>
            </table:table-cell>
            <table:table-cell table:style-name="Table36.A2" office:value-type="string">
              <text:list xml:id="list171139103630843" text:continue-numbering="true" text:style-name="WWNum1">
                <text:list-header>
                  <text:p text:style-name="P252">Extra Material</text:p>
                </text:list-header>
              </text:list>
            </table:table-cell>
          </table:table-row>
          <table:table-row>
            <table:table-cell table:style-name="Table36.A2" office:value-type="string">
              <text:list xml:id="list171139323450454" text:continue-numbering="true" text:style-name="WWNum1">
                <text:list-header>
                  <text:p text:style-name="P251">XXD</text:p>
                </text:list-header>
              </text:list>
            </table:table-cell>
            <table:table-cell table:style-name="Table36.A2" office:value-type="string">
              <text:list xml:id="list171139080224804" text:continue-numbering="true" text:style-name="WWNum1">
                <text:list-header>
                  <text:p text:style-name="P250">XD</text:p>
                </text:list-header>
              </text:list>
            </table:table-cell>
            <table:table-cell table:style-name="Table36.A2" office:value-type="string">
              <text:list xml:id="list171139943263193" text:continue-numbering="true" text:style-name="WWNum1">
                <text:list-header>
                  <text:p text:style-name="P252">Extra Material</text:p>
                </text:list-header>
              </text:list>
            </table:table-cell>
          </table:table-row>
          <table:table-row>
            <table:table-cell table:style-name="Table36.A2" office:value-type="string">
              <text:list xml:id="list171140529667710" text:continue-numbering="true" text:style-name="WWNum1">
                <text:list-header>
                  <text:p text:style-name="P251">XXE</text:p>
                </text:list-header>
              </text:list>
            </table:table-cell>
            <table:table-cell table:style-name="Table36.A2" office:value-type="string">
              <text:list xml:id="list171140099470998" text:continue-numbering="true" text:style-name="WWNum1">
                <text:list-header>
                  <text:p text:style-name="P250">XE</text:p>
                </text:list-header>
              </text:list>
            </table:table-cell>
            <table:table-cell table:style-name="Table36.A2" office:value-type="string">
              <text:list xml:id="list171139273157076" text:continue-numbering="true" text:style-name="WWNum1">
                <text:list-header>
                  <text:p text:style-name="P252">Extra Material</text:p>
                </text:list-header>
              </text:list>
            </table:table-cell>
          </table:table-row>
          <table:table-row>
            <table:table-cell table:style-name="Table36.A2" office:value-type="string">
              <text:list xml:id="list171139658010261" text:continue-numbering="true" text:style-name="WWNum1">
                <text:list-header>
                  <text:p text:style-name="P251">XXF</text:p>
                </text:list-header>
              </text:list>
            </table:table-cell>
            <table:table-cell table:style-name="Table36.A2" office:value-type="string">
              <text:list xml:id="list171141057990627" text:continue-numbering="true" text:style-name="WWNum1">
                <text:list-header>
                  <text:p text:style-name="P250">XF</text:p>
                </text:list-header>
              </text:list>
            </table:table-cell>
            <table:table-cell table:style-name="Table36.A2" office:value-type="string">
              <text:list xml:id="list171140112836452" text:continue-numbering="true" text:style-name="WWNum1">
                <text:list-header>
                  <text:p text:style-name="P252">Extra Material</text:p>
                </text:list-header>
              </text:list>
            </table:table-cell>
          </table:table-row>
          <table:table-row>
            <table:table-cell table:style-name="Table36.A2" office:value-type="string">
              <text:list xml:id="list171139951548961" text:continue-numbering="true" text:style-name="WWNum1">
                <text:list-header>
                  <text:p text:style-name="P251">XXG</text:p>
                </text:list-header>
              </text:list>
            </table:table-cell>
            <table:table-cell table:style-name="Table36.A2" office:value-type="string">
              <text:list xml:id="list171139166092362" text:continue-numbering="true" text:style-name="WWNum1">
                <text:list-header>
                  <text:p text:style-name="P250">XG</text:p>
                </text:list-header>
              </text:list>
            </table:table-cell>
            <table:table-cell table:style-name="Table36.A2" office:value-type="string">
              <text:list xml:id="list171139312002318" text:continue-numbering="true" text:style-name="WWNum1">
                <text:list-header>
                  <text:p text:style-name="P252">Extra Material</text:p>
                </text:list-header>
              </text:list>
            </table:table-cell>
          </table:table-row>
          <table:table-row>
            <table:table-cell table:style-name="Table36.A2" office:value-type="string">
              <text:list xml:id="list171139640784977" text:continue-numbering="true" text:style-name="WWNum1">
                <text:list-header>
                  <text:p text:style-name="P253">XXS</text:p>
                </text:list-header>
              </text:list>
            </table:table-cell>
            <table:table-cell table:style-name="Table36.A2" office:value-type="string">
              <text:list xml:id="list171139129174313" text:continue-numbering="true" text:style-name="WWNum1">
                <text:list-header>
                  <text:p text:style-name="P253">XS</text:p>
                </text:list-header>
              </text:list>
            </table:table-cell>
            <table:table-cell table:style-name="Table36.A2" office:value-type="string">
              <text:list xml:id="list171139415736102" text:continue-numbering="true" text:style-name="WWNum1">
                <text:list-header>
                  <text:p text:style-name="P252">Extra Material <text:span text:style-name="T79">(not in PT)</text:span></text:p>
                </text:list-header>
              </text:list>
            </table:table-cell>
          </table:table-row>
          <table:table-row>
            <table:table-cell table:style-name="Table36.A2" office:value-type="string">
              <text:list xml:id="list171139699128931" text:continue-numbering="true" text:style-name="WWNum1">
                <text:list-header>
                  <text:p text:style-name="P251"><text:span text:style-name="T61">BA</text:span>K</text:p>
                </text:list-header>
              </text:list>
            </table:table-cell>
            <table:table-cell table:style-name="Table36.A2" office:value-type="string">
              <text:list xml:id="list171139601343004" text:continue-numbering="true" text:style-name="WWNum1">
                <text:list-header>
                  <text:p text:style-name="P250">BK</text:p>
                </text:list-header>
              </text:list>
            </table:table-cell>
            <table:table-cell table:style-name="Table36.A2" office:value-type="string">
              <text:list xml:id="list171139841813840" text:continue-numbering="true" text:style-name="WWNum1">
                <text:list-header>
                  <text:p text:style-name="P251">Back <text:span text:style-name="T67">M</text:span>atter</text:p>
                </text:list-header>
              </text:list>
            </table:table-cell>
          </table:table-row>
          <table:table-row>
            <table:table-cell table:style-name="Table36.A2" office:value-type="string">
              <text:list xml:id="list171140027135309" text:continue-numbering="true" text:style-name="WWNum1">
                <text:list-header>
                  <text:p text:style-name="P251">OTH</text:p>
                </text:list-header>
              </text:list>
            </table:table-cell>
            <table:table-cell table:style-name="Table36.A2" office:value-type="string">
              <text:list xml:id="list171140449664261" text:continue-numbering="true" text:style-name="WWNum1">
                <text:list-header>
                  <text:p text:style-name="P250">OT</text:p>
                </text:list-header>
              </text:list>
            </table:table-cell>
            <table:table-cell table:style-name="Table36.A2" office:value-type="string">
              <text:list xml:id="list171138993999901" text:continue-numbering="true" text:style-name="WWNum1">
                <text:list-header>
                  <text:p text:style-name="P252">Other Matter</text:p>
                </text:list-header>
              </text:list>
            </table:table-cell>
          </table:table-row>
          <table:table-row>
            <table:table-cell table:style-name="Table36.A2" office:value-type="string">
              <text:list xml:id="list171139923284465" text:continue-numbering="true" text:style-name="WWNum1">
                <text:list-header>
                  <text:p text:style-name="P251">INT</text:p>
                </text:list-header>
              </text:list>
            </table:table-cell>
            <table:table-cell table:style-name="Table36.A2" office:value-type="string">
              <text:list xml:id="list171139360706866" text:continue-numbering="true" text:style-name="WWNum1">
                <text:list-header>
                  <text:p text:style-name="P250">IN</text:p>
                </text:list-header>
              </text:list>
            </table:table-cell>
            <table:table-cell table:style-name="Table36.A2" office:value-type="string">
              <text:list xml:id="list171139713354059" text:continue-numbering="true" text:style-name="WWNum1">
                <text:list-header>
                  <text:p text:style-name="P251">Introductory Peripherals</text:p>
                </text:list-header>
              </text:list>
            </table:table-cell>
          </table:table-row>
          <table:table-row>
            <table:table-cell table:style-name="Table36.A2" office:value-type="string">
              <text:list xml:id="list171140239130264" text:continue-numbering="true" text:style-name="WWNum1">
                <text:list-header>
                  <text:p text:style-name="P251">TDX</text:p>
                </text:list-header>
              </text:list>
            </table:table-cell>
            <table:table-cell table:style-name="Table36.A2" office:value-type="string">
              <text:list xml:id="list171140582596641" text:continue-numbering="true" text:style-name="WWNum1">
                <text:list-header>
                  <text:p text:style-name="P250">TX</text:p>
                </text:list-header>
              </text:list>
            </table:table-cell>
            <table:table-cell table:style-name="Table36.A2" office:value-type="string">
              <text:list xml:id="list171139121339130" text:continue-numbering="true" text:style-name="WWNum1">
                <text:list-header>
                  <text:p text:style-name="P252">Topical Index</text:p>
                </text:list-header>
              </text:list>
            </table:table-cell>
          </table:table-row>
          <table:table-row>
            <table:table-cell table:style-name="Table36.A40" office:value-type="string">
              <text:list xml:id="list171139926929555" text:continue-numbering="true" text:style-name="WWNum1">
                <text:list-header>
                  <text:p text:style-name="P251">NDX</text:p>
                </text:list-header>
              </text:list>
            </table:table-cell>
            <table:table-cell table:style-name="Table36.A40" office:value-type="string">
              <text:list xml:id="list171139326404724" text:continue-numbering="true" text:style-name="WWNum1">
                <text:list-header>
                  <text:p text:style-name="P250">NX</text:p>
                </text:list-header>
              </text:list>
            </table:table-cell>
            <table:table-cell table:style-name="Table36.A40" office:value-type="string">
              <text:list xml:id="list171140979079911" text:continue-numbering="true" text:style-name="WWNum1">
                <text:list-header>
                  <text:p text:style-name="P251"><text:span text:style-name="T67">Names </text:span>Index</text:p>
                </text:list-header>
              </text:list>
            </table:table-cell>
          </table:table-row>
        </table:table>
      </text:section>
      <text:list xml:id="list171139140762790" text:continue-numbering="true" text:style-name="WWNum1">
        <text:list-header>
          <text:p text:style-name="P212"/>
          <text:p text:style-name="P213"><text:bookmark-start text:name="__RefHeading___Toc10451_326506458"/><text:bookmark text:name="_s9xrv5fg5z8j"/>Regexp<text:bookmark-end text:name="__RefHeading___Toc10451_326506458"/></text:p>
          <text:list text:continue-numbering="true">
            <text:list-header>
              <text:p text:style-name="P222"><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6">Matches any character except a newline</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the start of the string</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0 or more (greedy) repetitions of the preceding RE</text:span><text:span text:style-name="T36">.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50">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50">*+,++,?+</text:p>
          </table:table-cell>
          <table:table-cell table:style-name="Table27.A1" office:value-type="string">
            <text:p text:style-name="P50">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50">{m,n}?</text:p>
          </table:table-cell>
          <table:table-cell table:style-name="Table27.A1" office:value-type="string">
            <text:p text:style-name="P50">Non-greedy version of the above.</text:p>
          </table:table-cell>
        </table:table-row>
        <table:table-row table:style-name="Table27.1">
          <table:table-cell table:style-name="Table27.A1" office:value-type="string">
            <text:p text:style-name="P50">{m,n}+</text:p>
          </table:table-cell>
          <table:table-cell table:style-name="Table27.A1" office:value-type="string">
            <text:p text:style-name="P50">Possessive version of the above.</text:p>
          </table:table-cell>
        </table:table-row>
        <table:table-row table:style-name="Table27.1">
          <table:table-cell table:style-name="Table27.A1" office:value-type="string">
            <text:p text:style-name="P50">{…}</text:p>
          </table:table-cell>
          <table:table-cell table:style-name="Table27.A1" office:value-type="string">
            <text:p text:style-name="P50">Fuzzy matching constraints.</text:p>
          </table:table-cell>
        </table:table-row>
        <table:table-row table:style-name="Table27.1">
          <table:table-cell table:style-name="Table27.A1" office:value-type="string">
            <text:p text:style-name="P50">\\</text:p>
          </table:table-cell>
          <table:table-cell table:style-name="Table27.A1" office:value-type="string">
            <text:p text:style-name="P50">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Indicates a set of characters</text:span><text:span text:style-name="T36">.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50">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50">Matches the RE inside the parentheses. The contents are captured and can be retrieved or matched later in the string.</text:p>
          </table:table-cell>
        </table:table-row>
        <table:table-row table:style-name="Table27.1">
          <table:table-cell table:style-name="Table27.A1" office:value-type="string">
            <text:p text:style-name="P50">(?flags-flags)</text:p>
          </table:table-cell>
          <table:table-cell table:style-name="Table27.A1" office:value-type="string">
            <text:p text:style-name="P50">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50">(?&gt;…)</text:p>
          </table:table-cell>
          <table:table-cell table:style-name="Table27.A1" office:value-type="string">
            <text:p text:style-name="P50">Atomic non-capturing version of regular parentheses.</text:p>
          </table:table-cell>
        </table:table-row>
        <table:table-row table:style-name="Table27.1">
          <table:table-cell table:style-name="Table27.A1" office:value-type="string">
            <text:p text:style-name="P50">(?flags-flags:…)</text:p>
          </table:table-cell>
          <table:table-cell table:style-name="Table27.A1" office:value-type="string">
            <text:p text:style-name="P50">Non-capturing version of regular parentheses with local flags.</text:p>
          </table:table-cell>
        </table:table-row>
        <table:table-row table:style-name="Table27.1">
          <table:table-cell table:style-name="Table27.A1" office:value-type="string">
            <text:p text:style-name="P50">(?P&lt;name&gt;…)</text:p>
          </table:table-cell>
          <table:table-cell table:style-name="Table27.A1" office:value-type="string">
            <text:p text:style-name="P50">The substring matched by the group is accessible by name.</text:p>
          </table:table-cell>
        </table:table-row>
        <table:table-row table:style-name="Table27.1">
          <table:table-cell table:style-name="Table27.A1" office:value-type="string">
            <text:p text:style-name="P50">(?&lt;name&gt;…)</text:p>
          </table:table-cell>
          <table:table-cell table:style-name="Table27.A1" office:value-type="string">
            <text:p text:style-name="P50">The substring matched by the group is accessible by name.</text:p>
          </table:table-cell>
        </table:table-row>
        <table:table-row table:style-name="Table27.1">
          <table:table-cell table:style-name="Table27.A1" office:value-type="string">
            <text:p text:style-name="P50">(?P=name)</text:p>
          </table:table-cell>
          <table:table-cell table:style-name="Table27.A1" office:value-type="string">
            <text:p text:style-name="P50">Matches the text matched earlier by the group named name.</text:p>
          </table:table-cell>
        </table:table-row>
        <table:table-row table:style-name="Table27.1">
          <table:table-cell table:style-name="Table27.A1" office:value-type="string">
            <text:p text:style-name="P50">(?#…)</text:p>
          </table:table-cell>
          <table:table-cell table:style-name="Table27.A1" office:value-type="string">
            <text:p text:style-name="P50">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50">(?(id)yes|no)</text:p>
          </table:table-cell>
          <table:table-cell table:style-name="Table27.A1" office:value-type="string">
            <text:p text:style-name="P50">Matches yes pattern if group id matched, the (optional) no pattern otherwise.</text:p>
          </table:table-cell>
        </table:table-row>
        <table:table-row table:style-name="Table27.1">
          <table:table-cell table:style-name="Table27.A1" office:value-type="string">
            <text:p text:style-name="P50">(?(DEFINE)…)</text:p>
          </table:table-cell>
          <table:table-cell table:style-name="Table27.A1" office:value-type="string">
            <text:p text:style-name="P50">If there's no group called "DEFINE", then ... will be ignored, but any group definitions will be available.</text:p>
          </table:table-cell>
        </table:table-row>
        <table:table-row table:style-name="Table27.1">
          <table:table-cell table:style-name="Table27.A1" office:value-type="string">
            <text:p text:style-name="P50">(?|...|…)</text:p>
          </table:table-cell>
          <table:table-cell table:style-name="Table27.A1" office:value-type="string">
            <text:p text:style-name="P50">(?|A|B), creates an RE that will match either A or B, but reuses capture group numbers across the alternatives.</text:p>
          </table:table-cell>
        </table:table-row>
        <table:table-row table:style-name="Table27.1">
          <table:table-cell table:style-name="Table27.A1" office:value-type="string">
            <text:p text:style-name="P50">(*FAIL)</text:p>
          </table:table-cell>
          <table:table-cell table:style-name="Table27.A1" office:value-type="string">
            <text:p text:style-name="P50">Forces matching to fail, which means immediate backtracking.</text:p>
          </table:table-cell>
        </table:table-row>
        <table:table-row table:style-name="Table27.1">
          <table:table-cell table:style-name="Table27.A1" office:value-type="string">
            <text:p text:style-name="P50">(*F)</text:p>
          </table:table-cell>
          <table:table-cell table:style-name="Table27.A1" office:value-type="string">
            <text:p text:style-name="P50">Abbreviation for (*FAIL).</text:p>
          </table:table-cell>
        </table:table-row>
        <table:table-row table:style-name="Table27.1">
          <table:table-cell table:style-name="Table27.A1" office:value-type="string">
            <text:p text:style-name="P50">(*PRUNE)</text:p>
          </table:table-cell>
          <table:table-cell table:style-name="Table27.A1" office:value-type="string">
            <text:p text:style-name="P50">Discards the current backtracking information. Its effect doesn't extend outside an atomic group or a lookaround.</text:p>
          </table:table-cell>
        </table:table-row>
        <table:table-row table:style-name="Table27.1">
          <table:table-cell table:style-name="Table27.A1" office:value-type="string">
            <text:p text:style-name="P50">(*SKIP)</text:p>
          </table:table-cell>
          <table:table-cell table:style-name="Table27.A1" office:value-type="string">
            <text:p text:style-name="P50">Similar to (*PRUNE), except that it also sets where in the text the next attempt at matching the entire pattern will start. Its effect doesn't extend outside an atomic group or a lookaround.</text:p>
          </table:table-cell>
        </table:table-row>
      </table:table>
      <text:list xml:id="list171139636324733" text:continue-numbering="true" text:style-name="WWNum1">
        <text:list-item>
          <text:list>
            <text:list-header>
              <text:p text:style-name="P223"><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50">\number</text:p>
          </table:table-cell>
          <table:table-cell table:style-name="Table28.A1" office:value-type="string">
            <text:p text:style-name="P50">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50">\a</text:p>
          </table:table-cell>
          <table:table-cell table:style-name="Table28.A1" office:value-type="string">
            <text:p text:style-name="P50">Matches the bell character.</text:p>
          </table:table-cell>
        </table:table-row>
        <table:table-row table:style-name="Table28.1">
          <table:table-cell table:style-name="Table28.A1" office:value-type="string">
            <text:p text:style-name="P50">\A</text:p>
          </table:table-cell>
          <table:table-cell table:style-name="Table28.A1" office:value-type="string">
            <text:p text:style-name="P50">Matches only at the start of the string.</text:p>
          </table:table-cell>
        </table:table-row>
        <table:table-row table:style-name="Table28.1">
          <table:table-cell table:style-name="Table28.A1" office:value-type="string">
            <text:p text:style-name="P50">\b</text:p>
          </table:table-cell>
          <table:table-cell table:style-name="Table28.A1" office:value-type="string">
            <text:p text:style-name="P50">Matches the empty string, but only at the start or end of a word.</text:p>
          </table:table-cell>
        </table:table-row>
        <table:table-row table:style-name="Table28.1">
          <table:table-cell table:style-name="Table28.A1" office:value-type="string">
            <text:p text:style-name="P50">\B</text:p>
          </table:table-cell>
          <table:table-cell table:style-name="Table28.A1" office:value-type="string">
            <text:p text:style-name="P50">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6">Matches any decimal digit</text:span><text:span text:style-name="T3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50">\D</text:p>
          </table:table-cell>
          <table:table-cell table:style-name="Table28.A1" office:value-type="string">
            <text:p text:style-name="P50">Matches any non-digit character; equivalent to [^\d].</text:p>
          </table:table-cell>
        </table:table-row>
        <table:table-row table:style-name="Table28.1">
          <table:table-cell table:style-name="Table28.A1" office:value-type="string">
            <text:p text:style-name="P50">\f </text:p>
          </table:table-cell>
          <table:table-cell table:style-name="Table28.A1" office:value-type="string">
            <text:p text:style-name="P50">Matches the formfeed character.</text:p>
          </table:table-cell>
        </table:table-row>
        <table:table-row table:style-name="Table28.1">
          <table:table-cell table:style-name="Table28.A1" office:value-type="string">
            <text:p text:style-name="P50">\g&lt;name&gt;</text:p>
          </table:table-cell>
          <table:table-cell table:style-name="Table28.A1" office:value-type="string">
            <text:p text:style-name="P50">Matches the text matched by the group named name.</text:p>
          </table:table-cell>
        </table:table-row>
        <table:table-row table:style-name="Table28.1">
          <table:table-cell table:style-name="Table28.A1" office:value-type="string">
            <text:p text:style-name="P50">\G</text:p>
          </table:table-cell>
          <table:table-cell table:style-name="Table28.A1" office:value-type="string">
            <text:p text:style-name="P50">Matches the empty string, but only at the position where the search started.</text:p>
          </table:table-cell>
        </table:table-row>
        <table:table-row table:style-name="Table28.1">
          <table:table-cell table:style-name="Table28.A1" office:value-type="string">
            <text:p text:style-name="P50">\h</text:p>
          </table:table-cell>
          <table:table-cell table:style-name="Table28.A1" office:value-type="string">
            <text:p text:style-name="P50">Matches horizontal whitespace.</text:p>
          </table:table-cell>
        </table:table-row>
        <table:table-row table:style-name="Table28.1">
          <table:table-cell table:style-name="Table28.A1" office:value-type="string">
            <text:p text:style-name="P50">\K</text:p>
          </table:table-cell>
          <table:table-cell table:style-name="Table28.A1" office:value-type="string">
            <text:p text:style-name="P50">Keeps only what follows for the entire match.</text:p>
          </table:table-cell>
        </table:table-row>
        <table:table-row table:style-name="Table28.1">
          <table:table-cell table:style-name="Table28.A1" office:value-type="string">
            <text:p text:style-name="P50">\L&lt;name&gt;</text:p>
          </table:table-cell>
          <table:table-cell table:style-name="Table28.A1" office:value-type="string">
            <text:p text:style-name="P50">Named list. The list is provided as a keyword argument.</text:p>
          </table:table-cell>
        </table:table-row>
        <table:table-row table:style-name="Table28.1">
          <table:table-cell table:style-name="Table28.A1" office:value-type="string">
            <text:p text:style-name="P50">\m</text:p>
          </table:table-cell>
          <table:table-cell table:style-name="Table28.A1" office:value-type="string">
            <text:p text:style-name="P50">Matches the empty string, but only at the start of a word.</text:p>
          </table:table-cell>
        </table:table-row>
        <table:table-row table:style-name="Table28.1">
          <table:table-cell table:style-name="Table28.A1" office:value-type="string">
            <text:p text:style-name="P50">\M</text:p>
          </table:table-cell>
          <table:table-cell table:style-name="Table28.A1" office:value-type="string">
            <text:p text:style-name="P50">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50">\N{name}</text:p>
          </table:table-cell>
          <table:table-cell table:style-name="Table28.A1" office:value-type="string">
            <text:p text:style-name="P50">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50">\P{name=value}</text:p>
          </table:table-cell>
          <table:table-cell table:style-name="Table28.A1" office:value-type="string">
            <text:p text:style-name="P50">Matches the character if its property <text:span text:style-name="T2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6">Matches any whitespace character; </text:span>equivalent to [ \t\n\r\f\v]<text:span text:style-name="T26">.</text:span></text:p>
          </table:table-cell>
        </table:table-row>
        <table:table-row table:style-name="Table28.1">
          <table:table-cell table:style-name="Table28.A1" office:value-type="string">
            <text:p text:style-name="P50">\S</text:p>
          </table:table-cell>
          <table:table-cell table:style-name="Table28.A1" office:value-type="string">
            <text:p text:style-name="P50">Matches any non-whitespace character; equivalent to [^\s].</text:p>
          </table:table-cell>
        </table:table-row>
        <table:table-row table:style-name="Table28.1">
          <table:table-cell table:style-name="Table28.A1" office:value-type="string">
            <text:p text:style-name="P50">\t</text:p>
          </table:table-cell>
          <table:table-cell table:style-name="Table28.A1" office:value-type="string">
            <text:p text:style-name="P50">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50">\UXXXXXXXX</text:p>
          </table:table-cell>
          <table:table-cell table:style-name="Table28.A1" office:value-type="string">
            <text:p text:style-name="P50">Matches the Unicode codepoint with 8-digit hex code XXXXXXXX.</text:p>
          </table:table-cell>
        </table:table-row>
        <table:table-row table:style-name="Table28.1">
          <table:table-cell table:style-name="Table28.A1" office:value-type="string">
            <text:p text:style-name="P50">\v</text:p>
          </table:table-cell>
          <table:table-cell table:style-name="Table28.A1" office:value-type="string">
            <text:p text:style-name="P50">Matches the vertical tab character.</text:p>
          </table:table-cell>
        </table:table-row>
        <table:table-row table:style-name="Table28.1">
          <table:table-cell table:style-name="Table28.A1" office:value-type="string">
            <text:p text:style-name="P50">\w</text:p>
          </table:table-cell>
          <table:table-cell table:style-name="Table28.A1" office:value-type="string">
            <text:p text:style-name="P50">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50">\W</text:p>
          </table:table-cell>
          <table:table-cell table:style-name="Table28.A1" office:value-type="string">
            <text:p text:style-name="P50">Matches the complement of \w; equivalent to [^\w].</text:p>
          </table:table-cell>
        </table:table-row>
        <table:table-row table:style-name="Table28.1">
          <table:table-cell table:style-name="Table28.A1" office:value-type="string">
            <text:p text:style-name="P50">\xXX</text:p>
          </table:table-cell>
          <table:table-cell table:style-name="Table28.A1" office:value-type="string">
            <text:p text:style-name="P50">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50">\Z</text:p>
          </table:table-cell>
          <table:table-cell table:style-name="Table28.A1" office:value-type="string">
            <text:p text:style-name="P50">Matches only at the end of the string.</text:p>
          </table:table-cell>
        </table:table-row>
        <table:table-row table:style-name="Table28.1">
          <table:table-cell table:style-name="Table28.A1" office:value-type="string">
            <text:p text:style-name="P50">\\</text:p>
          </table:table-cell>
          <table:table-cell table:style-name="Table28.A1" office:value-type="string">
            <text:p text:style-name="Standard">Matches a literal backslash.</text:p>
          </table:table-cell>
        </table:table-row>
      </table:table>
      <text:list xml:id="list171139979501519" text:continue-numbering="true" text:style-name="WWNum1">
        <text:list-item>
          <text:list>
            <text:list-header>
              <text:p text:style-name="P223"><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50">"^"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50">P</text:p>
          </table:table-cell>
          <table:table-cell table:style-name="Table29.A1" office:value-type="string">
            <text:p text:style-name="P50">p</text:p>
          </table:table-cell>
          <table:table-cell table:style-name="Table29.A1" office:value-type="string">
            <text:p text:style-name="P50">POSIX</text:p>
          </table:table-cell>
          <table:table-cell table:style-name="Table29.A1" office:value-type="string">
            <text:p text:style-name="P50">Perform POSIX-standard matching (leftmost longest).</text:p>
          </table:table-cell>
        </table:table-row>
        <table:table-row table:style-name="Table29.1">
          <table:table-cell table:style-name="Table29.A1" office:value-type="string">
            <text:p text:style-name="P50">R</text:p>
          </table:table-cell>
          <table:table-cell table:style-name="Table29.A1" office:value-type="string">
            <text:p text:style-name="P50">r</text:p>
          </table:table-cell>
          <table:table-cell table:style-name="Table29.A1" office:value-type="string">
            <text:p text:style-name="P50">REVERSE</text:p>
          </table:table-cell>
          <table:table-cell table:style-name="Table29.A1" office:value-type="string">
            <text:p text:style-name="P50">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50">"." matches any character at all, including the newline.</text:p>
          </table:table-cell>
        </table:table-row>
        <table:table-row table:style-name="Table29.1">
          <table:table-cell table:style-name="Table29.A1" office:value-type="string">
            <text:p text:style-name="P50">U</text:p>
          </table:table-cell>
          <table:table-cell table:style-name="Table29.A1" office:value-type="string">
            <text:p text:style-name="P50">u</text:p>
          </table:table-cell>
          <table:table-cell table:style-name="Table29.A1" office:value-type="string">
            <text:p text:style-name="P50">UNICODE</text:p>
          </table:table-cell>
          <table:table-cell table:style-name="Table29.A1" office:value-type="string">
            <text:p text:style-name="P50">Make \w, \W, \b, \B, \d, and \D dependent on the Unicode locale. Default when matching a Unicode string.</text:p>
          </table:table-cell>
        </table:table-row>
        <table:table-row table:style-name="Table29.1">
          <table:table-cell table:style-name="Table29.A1" office:value-type="string">
            <text:p text:style-name="P50">V0</text:p>
          </table:table-cell>
          <table:table-cell table:style-name="Table29.A1" office:value-type="string">
            <text:p text:style-name="P50">V0</text:p>
          </table:table-cell>
          <table:table-cell table:style-name="Table29.A1" office:value-type="string">
            <text:p text:style-name="P50">VERSION0</text:p>
          </table:table-cell>
          <table:table-cell table:style-name="Table29.A1" office:value-type="string">
            <text:p text:style-name="P50">Turn on the old legacy behaviour.</text:p>
          </table:table-cell>
        </table:table-row>
        <table:table-row table:style-name="Table29.1">
          <table:table-cell table:style-name="Table29.A1" office:value-type="string">
            <text:p text:style-name="P50">V1</text:p>
          </table:table-cell>
          <table:table-cell table:style-name="Table29.A1" office:value-type="string">
            <text:p text:style-name="P50">V1</text:p>
          </table:table-cell>
          <table:table-cell table:style-name="Table29.A1" office:value-type="string">
            <text:p text:style-name="P50">VERSION1</text:p>
          </table:table-cell>
          <table:table-cell table:style-name="Table29.A1" office:value-type="string">
            <text:p text:style-name="P50">Turn on the new enhanced behaviour. This flag includes the FULLCASE flag.</text:p>
          </table:table-cell>
        </table:table-row>
        <table:table-row table:style-name="Table29.1">
          <table:table-cell table:style-name="Table29.A1" office:value-type="string">
            <text:p text:style-name="P50">W</text:p>
          </table:table-cell>
          <table:table-cell table:style-name="Table29.A1" office:value-type="string">
            <text:p text:style-name="P50">w</text:p>
          </table:table-cell>
          <table:table-cell table:style-name="Table29.A1" office:value-type="string">
            <text:p text:style-name="P50">WORD</text:p>
          </table:table-cell>
          <table:table-cell table:style-name="Table29.A1" office:value-type="string">
            <text:p text:style-name="P50">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50">Ignore whitespace and comments for nicer looking REs.</text:p>
          </table:table-cell>
        </table:table-row>
      </table:table>
      <text:list xml:id="list171139373866811" text:continue-numbering="true" text:style-name="WWNum1">
        <text:list-item>
          <text:list>
            <text:list-header>
              <text:p text:style-name="P218"><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9">Property</text:p>
          </table:table-cell>
          <table:table-cell table:style-name="Table30.A1" office:value-type="string">
            <text:p text:style-name="P59">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7">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7">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7">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7">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7">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7">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71139803122721" text:continue-numbering="true" text:style-name="WWNum1">
        <text:list-item>
          <text:list>
            <text:list-header>
              <text:p text:style-name="P223"><text:bookmark-start text:name="__RefHeading___Toc10461_326506458"/><text:bookmark text:name="_cmf2hjm1bw1z"/><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71140000879511" text:continue-numbering="true" text:style-name="WWNum1">
                <text:list-header>
                  <text:p text:style-name="P242">Property</text:p>
                </text:list-header>
              </text:list>
            </table:table-cell>
            <table:table-cell table:style-name="Table31.A1" office:value-type="string">
              <text:list xml:id="list171139113221124" text:continue-numbering="true" text:style-name="WWNum1">
                <text:list-header>
                  <text:p text:style-name="P242">Description</text:p>
                </text:list-header>
              </text:list>
            </table:table-cell>
          </table:table-row>
          <table:table-row table:style-name="Table31.1">
            <table:table-cell table:style-name="Table31.A2" office:value-type="string">
              <text:list xml:id="list171139912484104" text:continue-numbering="true" text:style-name="WWNum1">
                <text:list-header>
                  <text:p text:style-name="P228">AHex</text:p>
                </text:list-header>
              </text:list>
            </table:table-cell>
            <table:table-cell table:style-name="Table31.A2" office:value-type="string">
              <text:list xml:id="list171140044987717" text:continue-numbering="true" text:style-name="WWNum1">
                <text:list-header>
                  <text:p text:style-name="P228">ASCII Hex Digit</text:p>
                </text:list-header>
              </text:list>
            </table:table-cell>
          </table:table-row>
          <table:table-row table:style-name="Table31.1">
            <table:table-cell table:style-name="Table31.A2" office:value-type="string">
              <text:list xml:id="list171141060206225" text:continue-numbering="true" text:style-name="WWNum1">
                <text:list-header>
                  <text:p text:style-name="P228">Alpha</text:p>
                </text:list-header>
              </text:list>
            </table:table-cell>
            <table:table-cell table:style-name="Table31.A2" office:value-type="string">
              <text:list xml:id="list171139503677276" text:continue-numbering="true" text:style-name="WWNum1">
                <text:list-header>
                  <text:p text:style-name="P228">Alphabetic</text:p>
                </text:list-header>
              </text:list>
            </table:table-cell>
          </table:table-row>
          <table:table-row table:style-name="Table31.1">
            <table:table-cell table:style-name="Table31.A2" office:value-type="string">
              <text:list xml:id="list171139637748771" text:continue-numbering="true" text:style-name="WWNum1">
                <text:list-header>
                  <text:p text:style-name="P228">Bidi_C</text:p>
                </text:list-header>
              </text:list>
            </table:table-cell>
            <table:table-cell table:style-name="Table31.A2" office:value-type="string">
              <text:list xml:id="list171139471878807" text:continue-numbering="true" text:style-name="WWNum1">
                <text:list-header>
                  <text:p text:style-name="P228">Bidi Control</text:p>
                </text:list-header>
              </text:list>
            </table:table-cell>
          </table:table-row>
          <table:table-row table:style-name="Table31.1">
            <table:table-cell table:style-name="Table31.A2" office:value-type="string">
              <text:list xml:id="list171140684544402" text:continue-numbering="true" text:style-name="WWNum1">
                <text:list-header>
                  <text:p text:style-name="P228">Bidi_M</text:p>
                </text:list-header>
              </text:list>
            </table:table-cell>
            <table:table-cell table:style-name="Table31.A2" office:value-type="string">
              <text:list xml:id="list171139888246089" text:continue-numbering="true" text:style-name="WWNum1">
                <text:list-header>
                  <text:p text:style-name="P228">Bidi Mirrored</text:p>
                </text:list-header>
              </text:list>
            </table:table-cell>
          </table:table-row>
          <table:table-row table:style-name="Table31.1">
            <table:table-cell table:style-name="Table31.A2" office:value-type="string">
              <text:list xml:id="list171139812431573" text:continue-numbering="true" text:style-name="WWNum1">
                <text:list-header>
                  <text:p text:style-name="P228">CI</text:p>
                </text:list-header>
              </text:list>
            </table:table-cell>
            <table:table-cell table:style-name="Table31.A2" office:value-type="string">
              <text:list xml:id="list171140084405912" text:continue-numbering="true" text:style-name="WWNum1">
                <text:list-header>
                  <text:p text:style-name="P228">Case Ignorable</text:p>
                </text:list-header>
              </text:list>
            </table:table-cell>
          </table:table-row>
          <table:table-row table:style-name="Table31.1">
            <table:table-cell table:style-name="Table31.A2" office:value-type="string">
              <text:list xml:id="list171139909358516" text:continue-numbering="true" text:style-name="WWNum1">
                <text:list-header>
                  <text:p text:style-name="P228">Cased</text:p>
                </text:list-header>
              </text:list>
            </table:table-cell>
            <table:table-cell table:style-name="Table31.A2" office:value-type="string">
              <text:list xml:id="list171139670284349" text:continue-numbering="true" text:style-name="WWNum1">
                <text:list-header>
                  <text:p text:style-name="P228">Cased (has case)</text:p>
                </text:list-header>
              </text:list>
            </table:table-cell>
          </table:table-row>
          <table:table-row table:style-name="Table31.1">
            <table:table-cell table:style-name="Table31.A2" office:value-type="string">
              <text:list xml:id="list171139198940552" text:continue-numbering="true" text:style-name="WWNum1">
                <text:list-header>
                  <text:p text:style-name="P228">CWCF</text:p>
                </text:list-header>
              </text:list>
            </table:table-cell>
            <table:table-cell table:style-name="Table31.A2" office:value-type="string">
              <text:list xml:id="list171140063207595" text:continue-numbering="true" text:style-name="WWNum1">
                <text:list-header>
                  <text:p text:style-name="P228">Changes When Casefolded</text:p>
                </text:list-header>
              </text:list>
            </table:table-cell>
          </table:table-row>
          <table:table-row table:style-name="Table31.1">
            <table:table-cell table:style-name="Table31.A2" office:value-type="string">
              <text:list xml:id="list171140865668876" text:continue-numbering="true" text:style-name="WWNum1">
                <text:list-header>
                  <text:p text:style-name="P228">CWCM</text:p>
                </text:list-header>
              </text:list>
            </table:table-cell>
            <table:table-cell table:style-name="Table31.A2" office:value-type="string">
              <text:list xml:id="list171140815647708" text:continue-numbering="true" text:style-name="WWNum1">
                <text:list-header>
                  <text:p text:style-name="P228">Changes when Casemapped</text:p>
                </text:list-header>
              </text:list>
            </table:table-cell>
          </table:table-row>
          <table:table-row table:style-name="Table31.1">
            <table:table-cell table:style-name="Table31.A2" office:value-type="string">
              <text:list xml:id="list171140145014719" text:continue-numbering="true" text:style-name="WWNum1">
                <text:list-header>
                  <text:p text:style-name="P228">CWL</text:p>
                </text:list-header>
              </text:list>
            </table:table-cell>
            <table:table-cell table:style-name="Table31.A2" office:value-type="string">
              <text:list xml:id="list171140084440973" text:continue-numbering="true" text:style-name="WWNum1">
                <text:list-header>
                  <text:p text:style-name="P228">Changes when lowercased</text:p>
                </text:list-header>
              </text:list>
            </table:table-cell>
          </table:table-row>
          <table:table-row table:style-name="Table31.1">
            <table:table-cell table:style-name="Table31.A2" office:value-type="string">
              <text:list xml:id="list171140810262451" text:continue-numbering="true" text:style-name="WWNum1">
                <text:list-header>
                  <text:p text:style-name="P228">CWKCF</text:p>
                </text:list-header>
              </text:list>
            </table:table-cell>
            <table:table-cell table:style-name="Table31.A2" office:value-type="string">
              <text:list xml:id="list171141045409079" text:continue-numbering="true" text:style-name="WWNum1">
                <text:list-header>
                  <text:p text:style-name="P228">Changes when NFKCCasefolded</text:p>
                </text:list-header>
              </text:list>
            </table:table-cell>
          </table:table-row>
          <table:table-row table:style-name="Table31.1">
            <table:table-cell table:style-name="Table31.A2" office:value-type="string">
              <text:list xml:id="list171140127536513" text:continue-numbering="true" text:style-name="WWNum1">
                <text:list-header>
                  <text:p text:style-name="P228">CWT</text:p>
                </text:list-header>
              </text:list>
            </table:table-cell>
            <table:table-cell table:style-name="Table31.A2" office:value-type="string">
              <text:list xml:id="list171139238534191" text:continue-numbering="true" text:style-name="WWNum1">
                <text:list-header>
                  <text:p text:style-name="P228">Changes when Titlecased</text:p>
                </text:list-header>
              </text:list>
            </table:table-cell>
          </table:table-row>
          <table:table-row table:style-name="Table31.1">
            <table:table-cell table:style-name="Table31.A2" office:value-type="string">
              <text:list xml:id="list171140940920479" text:continue-numbering="true" text:style-name="WWNum1">
                <text:list-header>
                  <text:p text:style-name="P228">CWU</text:p>
                </text:list-header>
              </text:list>
            </table:table-cell>
            <table:table-cell table:style-name="Table31.A2" office:value-type="string">
              <text:list xml:id="list171139435477540" text:continue-numbering="true" text:style-name="WWNum1">
                <text:list-header>
                  <text:p text:style-name="P228">Changes when UPPERCASED</text:p>
                </text:list-header>
              </text:list>
            </table:table-cell>
          </table:table-row>
          <table:table-row table:style-name="Table31.1">
            <table:table-cell table:style-name="Table31.A2" office:value-type="string">
              <text:list xml:id="list171139845346826" text:continue-numbering="true" text:style-name="WWNum1">
                <text:list-header>
                  <text:p text:style-name="P228">CE</text:p>
                </text:list-header>
              </text:list>
            </table:table-cell>
            <table:table-cell table:style-name="Table31.A2" office:value-type="string">
              <text:list xml:id="list171140892245960" text:continue-numbering="true" text:style-name="WWNum1">
                <text:list-header>
                  <text:p text:style-name="P228">Composition Exclusion</text:p>
                </text:list-header>
              </text:list>
            </table:table-cell>
          </table:table-row>
          <table:table-row table:style-name="Table31.1">
            <table:table-cell table:style-name="Table31.A2" office:value-type="string">
              <text:list xml:id="list171139908372876" text:continue-numbering="true" text:style-name="WWNum1">
                <text:list-header>
                  <text:p text:style-name="P228">Dash</text:p>
                </text:list-header>
              </text:list>
            </table:table-cell>
            <table:table-cell table:style-name="Table31.A2" office:value-type="string">
              <text:list xml:id="list171139884505888" text:continue-numbering="true" text:style-name="WWNum1">
                <text:list-header>
                  <text:p text:style-name="P228">Is a Dash</text:p>
                </text:list-header>
              </text:list>
            </table:table-cell>
          </table:table-row>
          <table:table-row table:style-name="Table31.1">
            <table:table-cell table:style-name="Table31.A2" office:value-type="string">
              <text:list xml:id="list171139609447521" text:continue-numbering="true" text:style-name="WWNum1">
                <text:list-header>
                  <text:p text:style-name="P228">DI</text:p>
                </text:list-header>
              </text:list>
            </table:table-cell>
            <table:table-cell table:style-name="Table31.A2" office:value-type="string">
              <text:list xml:id="list171139634652532" text:continue-numbering="true" text:style-name="WWNum1">
                <text:list-header>
                  <text:p text:style-name="P228">Default Ignorable Code Point</text:p>
                </text:list-header>
              </text:list>
            </table:table-cell>
          </table:table-row>
          <table:table-row table:style-name="Table31.1">
            <table:table-cell table:style-name="Table31.A2" office:value-type="string">
              <text:list xml:id="list171140637813614" text:continue-numbering="true" text:style-name="WWNum1">
                <text:list-header>
                  <text:p text:style-name="P228">Dep</text:p>
                </text:list-header>
              </text:list>
            </table:table-cell>
            <table:table-cell table:style-name="Table31.A2" office:value-type="string">
              <text:list xml:id="list171139872153638" text:continue-numbering="true" text:style-name="WWNum1">
                <text:list-header>
                  <text:p text:style-name="P228">Deprecated</text:p>
                </text:list-header>
              </text:list>
            </table:table-cell>
          </table:table-row>
          <table:table-row table:style-name="Table31.1">
            <table:table-cell table:style-name="Table31.A2" office:value-type="string">
              <text:list xml:id="list171139318440765" text:continue-numbering="true" text:style-name="WWNum1">
                <text:list-header>
                  <text:p text:style-name="P228">Dia</text:p>
                </text:list-header>
              </text:list>
            </table:table-cell>
            <table:table-cell table:style-name="Table31.A2" office:value-type="string">
              <text:list xml:id="list171140564509250" text:continue-numbering="true" text:style-name="WWNum1">
                <text:list-header>
                  <text:p text:style-name="P228">Diacritic</text:p>
                </text:list-header>
              </text:list>
            </table:table-cell>
          </table:table-row>
          <table:table-row table:style-name="Table31.1">
            <table:table-cell table:style-name="Table31.A2" office:value-type="string">
              <text:list xml:id="list171139048509142" text:continue-numbering="true" text:style-name="WWNum1">
                <text:list-header>
                  <text:p text:style-name="P228">Emoji</text:p>
                </text:list-header>
              </text:list>
            </table:table-cell>
            <table:table-cell table:style-name="Table31.A2" office:value-type="string">
              <text:list xml:id="list171140456029159" text:continue-numbering="true" text:style-name="WWNum1">
                <text:list-header>
                  <text:p text:style-name="P228">Emoji</text:p>
                </text:list-header>
              </text:list>
            </table:table-cell>
          </table:table-row>
          <table:table-row table:style-name="Table31.1">
            <table:table-cell table:style-name="Table31.A2" office:value-type="string">
              <text:list xml:id="list171140691961921" text:continue-numbering="true" text:style-name="WWNum1">
                <text:list-header>
                  <text:p text:style-name="P228">EComp</text:p>
                </text:list-header>
              </text:list>
            </table:table-cell>
            <table:table-cell table:style-name="Table31.A2" office:value-type="string">
              <text:list xml:id="list171140942209454" text:continue-numbering="true" text:style-name="WWNum1">
                <text:list-header>
                  <text:p text:style-name="P228">Emoji Component</text:p>
                </text:list-header>
              </text:list>
            </table:table-cell>
          </table:table-row>
          <table:table-row table:style-name="Table31.1">
            <table:table-cell table:style-name="Table31.A2" office:value-type="string">
              <text:list xml:id="list171139420115077" text:continue-numbering="true" text:style-name="WWNum1">
                <text:list-header>
                  <text:p text:style-name="P228">EMod</text:p>
                </text:list-header>
              </text:list>
            </table:table-cell>
            <table:table-cell table:style-name="Table31.A2" office:value-type="string">
              <text:list xml:id="list171139037656882" text:continue-numbering="true" text:style-name="WWNum1">
                <text:list-header>
                  <text:p text:style-name="P228">Emoji Modifier</text:p>
                </text:list-header>
              </text:list>
            </table:table-cell>
          </table:table-row>
          <table:table-row table:style-name="Table31.1">
            <table:table-cell table:style-name="Table31.A2" office:value-type="string">
              <text:list xml:id="list171140850690028" text:continue-numbering="true" text:style-name="WWNum1">
                <text:list-header>
                  <text:p text:style-name="P228">EBase</text:p>
                </text:list-header>
              </text:list>
            </table:table-cell>
            <table:table-cell table:style-name="Table31.A2" office:value-type="string">
              <text:list xml:id="list171140066603274" text:continue-numbering="true" text:style-name="WWNum1">
                <text:list-header>
                  <text:p text:style-name="P228">Emoji Modifier Base</text:p>
                </text:list-header>
              </text:list>
            </table:table-cell>
          </table:table-row>
          <table:table-row table:style-name="Table31.1">
            <table:table-cell table:style-name="Table31.A2" office:value-type="string">
              <text:list xml:id="list171140280937683" text:continue-numbering="true" text:style-name="WWNum1">
                <text:list-header>
                  <text:p text:style-name="P228">EPres</text:p>
                </text:list-header>
              </text:list>
            </table:table-cell>
            <table:table-cell table:style-name="Table31.A2" office:value-type="string">
              <text:list xml:id="list171139540175390" text:continue-numbering="true" text:style-name="WWNum1">
                <text:list-header>
                  <text:p text:style-name="P228">Emoji Presentation</text:p>
                </text:list-header>
              </text:list>
            </table:table-cell>
          </table:table-row>
          <table:table-row table:style-name="Table31.1">
            <table:table-cell table:style-name="Table31.A2" office:value-type="string">
              <text:list xml:id="list171139865568436" text:continue-numbering="true" text:style-name="WWNum1">
                <text:list-header>
                  <text:p text:style-name="P228">XO_NFC</text:p>
                </text:list-header>
              </text:list>
            </table:table-cell>
            <table:table-cell table:style-name="Table31.A2" office:value-type="string">
              <text:list xml:id="list171140928011906" text:continue-numbering="true" text:style-name="WWNum1">
                <text:list-header>
                  <text:p text:style-name="P228">Expands on NFC</text:p>
                </text:list-header>
              </text:list>
            </table:table-cell>
          </table:table-row>
          <table:table-row table:style-name="Table31.1">
            <table:table-cell table:style-name="Table31.A2" office:value-type="string">
              <text:list xml:id="list171139327759480" text:continue-numbering="true" text:style-name="WWNum1">
                <text:list-header>
                  <text:p text:style-name="P228">XO_NFD</text:p>
                </text:list-header>
              </text:list>
            </table:table-cell>
            <table:table-cell table:style-name="Table31.A2" office:value-type="string">
              <text:list xml:id="list171139589484177" text:continue-numbering="true" text:style-name="WWNum1">
                <text:list-header>
                  <text:p text:style-name="P228">Expands on NFD</text:p>
                </text:list-header>
              </text:list>
            </table:table-cell>
          </table:table-row>
          <table:table-row table:style-name="Table31.1">
            <table:table-cell table:style-name="Table31.A2" office:value-type="string">
              <text:list xml:id="list171139750231078" text:continue-numbering="true" text:style-name="WWNum1">
                <text:list-header>
                  <text:p text:style-name="P228">XO_NFKC</text:p>
                </text:list-header>
              </text:list>
            </table:table-cell>
            <table:table-cell table:style-name="Table31.A2" office:value-type="string">
              <text:list xml:id="list171140553716005" text:continue-numbering="true" text:style-name="WWNum1">
                <text:list-header>
                  <text:p text:style-name="P228">Expands on NFKC</text:p>
                </text:list-header>
              </text:list>
            </table:table-cell>
          </table:table-row>
          <table:table-row table:style-name="Table31.1">
            <table:table-cell table:style-name="Table31.A2" office:value-type="string">
              <text:list xml:id="list171139753037026" text:continue-numbering="true" text:style-name="WWNum1">
                <text:list-header>
                  <text:p text:style-name="P228">XO_NFKD</text:p>
                </text:list-header>
              </text:list>
            </table:table-cell>
            <table:table-cell table:style-name="Table31.A2" office:value-type="string">
              <text:list xml:id="list171139937286405" text:continue-numbering="true" text:style-name="WWNum1">
                <text:list-header>
                  <text:p text:style-name="P228">Expands on NKKD</text:p>
                </text:list-header>
              </text:list>
            </table:table-cell>
          </table:table-row>
          <table:table-row table:style-name="Table31.1">
            <table:table-cell table:style-name="Table31.A2" office:value-type="string">
              <text:list xml:id="list171140686224692" text:continue-numbering="true" text:style-name="WWNum1">
                <text:list-header>
                  <text:p text:style-name="P228">ExtPict</text:p>
                </text:list-header>
              </text:list>
            </table:table-cell>
            <table:table-cell table:style-name="Table31.A2" office:value-type="string">
              <text:list xml:id="list171139728655314" text:continue-numbering="true" text:style-name="WWNum1">
                <text:list-header>
                  <text:p text:style-name="P228">Extended Pictograph</text:p>
                </text:list-header>
              </text:list>
            </table:table-cell>
          </table:table-row>
          <table:table-row table:style-name="Table31.1">
            <table:table-cell table:style-name="Table31.A2" office:value-type="string">
              <text:list xml:id="list171140680033064" text:continue-numbering="true" text:style-name="WWNum1">
                <text:list-header>
                  <text:p text:style-name="P228">Ext</text:p>
                </text:list-header>
              </text:list>
            </table:table-cell>
            <table:table-cell table:style-name="Table31.A2" office:value-type="string">
              <text:list xml:id="list171140590127833" text:continue-numbering="true" text:style-name="WWNum1">
                <text:list-header>
                  <text:p text:style-name="P228">Extender</text:p>
                </text:list-header>
              </text:list>
            </table:table-cell>
          </table:table-row>
          <table:table-row table:style-name="Table31.1">
            <table:table-cell table:style-name="Table31.A2" office:value-type="string">
              <text:list xml:id="list171141029532106" text:continue-numbering="true" text:style-name="WWNum1">
                <text:list-header>
                  <text:p text:style-name="P228">Comp_Ex</text:p>
                </text:list-header>
              </text:list>
            </table:table-cell>
            <table:table-cell table:style-name="Table31.A2" office:value-type="string">
              <text:list xml:id="list171139912293817" text:continue-numbering="true" text:style-name="WWNum1">
                <text:list-header>
                  <text:p text:style-name="P228">Full Composition Exclusion</text:p>
                </text:list-header>
              </text:list>
            </table:table-cell>
          </table:table-row>
          <table:table-row table:style-name="Table31.1">
            <table:table-cell table:style-name="Table31.A2" office:value-type="string">
              <text:list xml:id="list171140029510498" text:continue-numbering="true" text:style-name="WWNum1">
                <text:list-header>
                  <text:p text:style-name="P242">Gr_Base</text:p>
                </text:list-header>
              </text:list>
            </table:table-cell>
            <table:table-cell table:style-name="Table31.A2" office:value-type="string">
              <text:list xml:id="list171139363115499" text:continue-numbering="true" text:style-name="WWNum1">
                <text:list-header>
                  <text:p text:style-name="P228">Grapheme Base</text:p>
                </text:list-header>
              </text:list>
            </table:table-cell>
          </table:table-row>
          <table:table-row table:style-name="Table31.1">
            <table:table-cell table:style-name="Table31.A2" office:value-type="string">
              <text:list xml:id="list171140670592277" text:continue-numbering="true" text:style-name="WWNum1">
                <text:list-header>
                  <text:p text:style-name="P242">Gr_Ext</text:p>
                </text:list-header>
              </text:list>
            </table:table-cell>
            <table:table-cell table:style-name="Table31.A2" office:value-type="string">
              <text:list xml:id="list171139879784859" text:continue-numbering="true" text:style-name="WWNum1">
                <text:list-header>
                  <text:p text:style-name="P228">Grapheme Extend</text:p>
                </text:list-header>
              </text:list>
            </table:table-cell>
          </table:table-row>
          <table:table-row table:style-name="Table31.1">
            <table:table-cell table:style-name="Table31.A2" office:value-type="string">
              <text:list xml:id="list171140753993331" text:continue-numbering="true" text:style-name="WWNum1">
                <text:list-header>
                  <text:p text:style-name="P245">Gr_Link</text:p>
                </text:list-header>
              </text:list>
            </table:table-cell>
            <table:table-cell table:style-name="Table31.A2" office:value-type="string">
              <text:list xml:id="list171140545231992" text:continue-numbering="true" text:style-name="WWNum1">
                <text:list-header>
                  <text:p text:style-name="P246">Grapheme Link</text:p>
                </text:list-header>
              </text:list>
            </table:table-cell>
          </table:table-row>
          <table:table-row table:style-name="Table31.1">
            <table:table-cell table:style-name="Table31.A2" office:value-type="string">
              <text:list xml:id="list171139516036764" text:continue-numbering="true" text:style-name="WWNum1">
                <text:list-header>
                  <text:p text:style-name="P228">Hex</text:p>
                </text:list-header>
              </text:list>
            </table:table-cell>
            <table:table-cell table:style-name="Table31.A2" office:value-type="string">
              <text:list xml:id="list171140656084432" text:continue-numbering="true" text:style-name="WWNum1">
                <text:list-header>
                  <text:p text:style-name="P228">Hex Digit</text:p>
                </text:list-header>
              </text:list>
            </table:table-cell>
          </table:table-row>
          <table:table-row table:style-name="Table31.1">
            <table:table-cell table:style-name="Table31.A2" office:value-type="string">
              <text:list xml:id="list171139101545376" text:continue-numbering="true" text:style-name="WWNum1">
                <text:list-header>
                  <text:p text:style-name="P228">Hyphen</text:p>
                </text:list-header>
              </text:list>
            </table:table-cell>
            <table:table-cell table:style-name="Table31.A2" office:value-type="string">
              <text:list xml:id="list171141027786358" text:continue-numbering="true" text:style-name="WWNum1">
                <text:list-header>
                  <text:p text:style-name="P228">Hyphen</text:p>
                </text:list-header>
              </text:list>
            </table:table-cell>
          </table:table-row>
          <table:table-row table:style-name="Table31.1">
            <table:table-cell table:style-name="Table31.A2" office:value-type="string">
              <text:list xml:id="list171139942256685" text:continue-numbering="true" text:style-name="WWNum1">
                <text:list-header>
                  <text:p text:style-name="P228">IDSB</text:p>
                </text:list-header>
              </text:list>
            </table:table-cell>
            <table:table-cell table:style-name="Table31.A2" office:value-type="string">
              <text:list xml:id="list171140698292518" text:continue-numbering="true" text:style-name="WWNum1">
                <text:list-header>
                  <text:p text:style-name="P228">Ideographic Descriptive Sequence Binary Operator</text:p>
                </text:list-header>
              </text:list>
            </table:table-cell>
          </table:table-row>
          <table:table-row table:style-name="Table31.1">
            <table:table-cell table:style-name="Table31.A2" office:value-type="string">
              <text:list xml:id="list171139889366460" text:continue-numbering="true" text:style-name="WWNum1">
                <text:list-header>
                  <text:p text:style-name="P228">IDST</text:p>
                </text:list-header>
              </text:list>
            </table:table-cell>
            <table:table-cell table:style-name="Table31.A2" office:value-type="string">
              <text:list xml:id="list171139522463450" text:continue-numbering="true" text:style-name="WWNum1">
                <text:list-header>
                  <text:p text:style-name="P228">Ideographic Descriptive Sequence Trinary Operator</text:p>
                </text:list-header>
              </text:list>
            </table:table-cell>
          </table:table-row>
          <table:table-row table:style-name="Table31.1">
            <table:table-cell table:style-name="Table31.A2" office:value-type="string">
              <text:list xml:id="list171140970688703" text:continue-numbering="true" text:style-name="WWNum1">
                <text:list-header>
                  <text:p text:style-name="P228">IDC</text:p>
                </text:list-header>
              </text:list>
            </table:table-cell>
            <table:table-cell table:style-name="Table31.A2" office:value-type="string">
              <text:list xml:id="list171140863556808" text:continue-numbering="true" text:style-name="WWNum1">
                <text:list-header>
                  <text:p text:style-name="P228">Ideographic Descriptive Sequence Continue</text:p>
                </text:list-header>
              </text:list>
            </table:table-cell>
          </table:table-row>
          <table:table-row table:style-name="Table31.1">
            <table:table-cell table:style-name="Table31.A2" office:value-type="string">
              <text:list xml:id="list171139286073658" text:continue-numbering="true" text:style-name="WWNum1">
                <text:list-header>
                  <text:p text:style-name="P228">IDS</text:p>
                </text:list-header>
              </text:list>
            </table:table-cell>
            <table:table-cell table:style-name="Table31.A2" office:value-type="string">
              <text:list xml:id="list171139418603632" text:continue-numbering="true" text:style-name="WWNum1">
                <text:list-header>
                  <text:p text:style-name="P228">Ideographic Descriptive Sequence Start</text:p>
                </text:list-header>
              </text:list>
            </table:table-cell>
          </table:table-row>
          <table:table-row table:style-name="Table31.1">
            <table:table-cell table:style-name="Table31.A2" office:value-type="string">
              <text:list xml:id="list171140583691662" text:continue-numbering="true" text:style-name="WWNum1">
                <text:list-header>
                  <text:p text:style-name="P228">Ideo</text:p>
                </text:list-header>
              </text:list>
            </table:table-cell>
            <table:table-cell table:style-name="Table31.A2" office:value-type="string">
              <text:list xml:id="list171140249698340" text:continue-numbering="true" text:style-name="WWNum1">
                <text:list-header>
                  <text:p text:style-name="P228">Ideographic</text:p>
                </text:list-header>
              </text:list>
            </table:table-cell>
          </table:table-row>
          <table:table-row table:style-name="Table31.1">
            <table:table-cell table:style-name="Table31.A2" office:value-type="string">
              <text:list xml:id="list171138996585509" text:continue-numbering="true" text:style-name="WWNum1">
                <text:list-header>
                  <text:p text:style-name="P228">Join_C</text:p>
                </text:list-header>
              </text:list>
            </table:table-cell>
            <table:table-cell table:style-name="Table31.A2" office:value-type="string">
              <text:list xml:id="list171140180827610" text:continue-numbering="true" text:style-name="WWNum1">
                <text:list-header>
                  <text:p text:style-name="P228">Join Control</text:p>
                </text:list-header>
              </text:list>
            </table:table-cell>
          </table:table-row>
          <table:table-row table:style-name="Table31.1">
            <table:table-cell table:style-name="Table31.A2" office:value-type="string">
              <text:list xml:id="list171140305696074" text:continue-numbering="true" text:style-name="WWNum1">
                <text:list-header>
                  <text:p text:style-name="P228">LOE</text:p>
                </text:list-header>
              </text:list>
            </table:table-cell>
            <table:table-cell table:style-name="Table31.A2" office:value-type="string">
              <text:list xml:id="list171139521744440" text:continue-numbering="true" text:style-name="WWNum1">
                <text:list-header>
                  <text:p text:style-name="P228">Logical Order Exception</text:p>
                </text:list-header>
              </text:list>
            </table:table-cell>
          </table:table-row>
          <table:table-row table:style-name="Table31.1">
            <table:table-cell table:style-name="Table31.A2" office:value-type="string">
              <text:list xml:id="list171139069416291" text:continue-numbering="true" text:style-name="WWNum1">
                <text:list-header>
                  <text:p text:style-name="P242">Lower</text:p>
                </text:list-header>
              </text:list>
            </table:table-cell>
            <table:table-cell table:style-name="Table31.A2" office:value-type="string">
              <text:list xml:id="list171140594992253" text:continue-numbering="true" text:style-name="WWNum1">
                <text:list-header>
                  <text:p text:style-name="P228">Lowercase</text:p>
                </text:list-header>
              </text:list>
            </table:table-cell>
          </table:table-row>
          <table:table-row table:style-name="Table31.1">
            <table:table-cell table:style-name="Table31.A2" office:value-type="string">
              <text:list xml:id="list171139452828108" text:continue-numbering="true" text:style-name="WWNum1">
                <text:list-header>
                  <text:p text:style-name="P228">Math</text:p>
                </text:list-header>
              </text:list>
            </table:table-cell>
            <table:table-cell table:style-name="Table31.A2" office:value-type="string">
              <text:list xml:id="list171140381589870" text:continue-numbering="true" text:style-name="WWNum1">
                <text:list-header>
                  <text:p text:style-name="P228">Math</text:p>
                </text:list-header>
              </text:list>
            </table:table-cell>
          </table:table-row>
          <table:table-row table:style-name="Table31.1">
            <table:table-cell table:style-name="Table31.A2" office:value-type="string">
              <text:list xml:id="list171139175753332" text:continue-numbering="true" text:style-name="WWNum1">
                <text:list-header>
                  <text:p text:style-name="P242">NFD_QC</text:p>
                </text:list-header>
              </text:list>
            </table:table-cell>
            <table:table-cell table:style-name="Table31.A2" office:value-type="string">
              <text:list xml:id="list171139693869450" text:continue-numbering="true" text:style-name="WWNum1">
                <text:list-header>
                  <text:p text:style-name="P228">NFD Quick Check</text:p>
                </text:list-header>
              </text:list>
            </table:table-cell>
          </table:table-row>
          <table:table-row table:style-name="Table31.1">
            <table:table-cell table:style-name="Table31.A2" office:value-type="string">
              <text:list xml:id="list171140354141871" text:continue-numbering="true" text:style-name="WWNum1">
                <text:list-header>
                  <text:p text:style-name="P228">NFKD_QC</text:p>
                </text:list-header>
              </text:list>
            </table:table-cell>
            <table:table-cell table:style-name="Table31.A2" office:value-type="string">
              <text:list xml:id="list171140615688771" text:continue-numbering="true" text:style-name="WWNum1">
                <text:list-header>
                  <text:p text:style-name="P228">NFKD Quick Check</text:p>
                </text:list-header>
              </text:list>
            </table:table-cell>
          </table:table-row>
          <table:table-row table:style-name="Table31.1">
            <table:table-cell table:style-name="Table31.A2" office:value-type="string">
              <text:list xml:id="list171139100266858" text:continue-numbering="true" text:style-name="WWNum1">
                <text:list-header>
                  <text:p text:style-name="P228">NChar</text:p>
                </text:list-header>
              </text:list>
            </table:table-cell>
            <table:table-cell table:style-name="Table31.A2" office:value-type="string">
              <text:list xml:id="list171139128301029" text:continue-numbering="true" text:style-name="WWNum1">
                <text:list-header>
                  <text:p text:style-name="P228">Noncharacter Code Point</text:p>
                </text:list-header>
              </text:list>
            </table:table-cell>
          </table:table-row>
          <table:table-row table:style-name="Table31.1">
            <table:table-cell table:style-name="Table31.A2" office:value-type="string">
              <text:list xml:id="list171138974579746" text:continue-numbering="true" text:style-name="WWNum1">
                <text:list-header>
                  <text:p text:style-name="P228">OAlpha</text:p>
                </text:list-header>
              </text:list>
            </table:table-cell>
            <table:table-cell table:style-name="Table31.A2" office:value-type="string">
              <text:list xml:id="list171141007920972" text:continue-numbering="true" text:style-name="WWNum1">
                <text:list-header>
                  <text:p text:style-name="P228">Other Alphabetic</text:p>
                </text:list-header>
              </text:list>
            </table:table-cell>
          </table:table-row>
          <table:table-row table:style-name="Table31.1">
            <table:table-cell table:style-name="Table31.A2" office:value-type="string">
              <text:list xml:id="list171141103294637" text:continue-numbering="true" text:style-name="WWNum1">
                <text:list-header>
                  <text:p text:style-name="P228">ODI</text:p>
                </text:list-header>
              </text:list>
            </table:table-cell>
            <table:table-cell table:style-name="Table31.A2" office:value-type="string">
              <text:list xml:id="list171139121206478" text:continue-numbering="true" text:style-name="WWNum1">
                <text:list-header>
                  <text:p text:style-name="P228">Other Default Ignorable Code Point</text:p>
                </text:list-header>
              </text:list>
            </table:table-cell>
          </table:table-row>
          <table:table-row table:style-name="Table31.1">
            <table:table-cell table:style-name="Table31.A2" office:value-type="string">
              <text:list xml:id="list171139406304719" text:continue-numbering="true" text:style-name="WWNum1">
                <text:list-header>
                  <text:p text:style-name="P228">OGr_Ext</text:p>
                </text:list-header>
              </text:list>
            </table:table-cell>
            <table:table-cell table:style-name="Table31.A2" office:value-type="string">
              <text:list xml:id="list171140310692679" text:continue-numbering="true" text:style-name="WWNum1">
                <text:list-header>
                  <text:p text:style-name="P228">Other Grapheme Extend</text:p>
                </text:list-header>
              </text:list>
            </table:table-cell>
          </table:table-row>
          <table:table-row table:style-name="Table31.1">
            <table:table-cell table:style-name="Table31.A2" office:value-type="string">
              <text:list xml:id="list171140944600884" text:continue-numbering="true" text:style-name="WWNum1">
                <text:list-header>
                  <text:p text:style-name="P228">OIDC</text:p>
                </text:list-header>
              </text:list>
            </table:table-cell>
            <table:table-cell table:style-name="Table31.A2" office:value-type="string">
              <text:list xml:id="list171140719564067" text:continue-numbering="true" text:style-name="WWNum1">
                <text:list-header>
                  <text:p text:style-name="P228">Other ID continue</text:p>
                </text:list-header>
              </text:list>
            </table:table-cell>
          </table:table-row>
          <table:table-row table:style-name="Table31.1">
            <table:table-cell table:style-name="Table31.A2" office:value-type="string">
              <text:list xml:id="list171139325692929" text:continue-numbering="true" text:style-name="WWNum1">
                <text:list-header>
                  <text:p text:style-name="P228">OIDS</text:p>
                </text:list-header>
              </text:list>
            </table:table-cell>
            <table:table-cell table:style-name="Table31.A2" office:value-type="string">
              <text:list xml:id="list171139504339714" text:continue-numbering="true" text:style-name="WWNum1">
                <text:list-header>
                  <text:p text:style-name="P228">Other ID Start</text:p>
                </text:list-header>
              </text:list>
            </table:table-cell>
          </table:table-row>
          <table:table-row table:style-name="Table31.1">
            <table:table-cell table:style-name="Table31.A2" office:value-type="string">
              <text:list xml:id="list171140872008981" text:continue-numbering="true" text:style-name="WWNum1">
                <text:list-header>
                  <text:p text:style-name="P228">OLower</text:p>
                </text:list-header>
              </text:list>
            </table:table-cell>
            <table:table-cell table:style-name="Table31.A2" office:value-type="string">
              <text:list xml:id="list171140497443879" text:continue-numbering="true" text:style-name="WWNum1">
                <text:list-header>
                  <text:p text:style-name="P228">Other Lowercase</text:p>
                </text:list-header>
              </text:list>
            </table:table-cell>
          </table:table-row>
          <table:table-row table:style-name="Table31.1">
            <table:table-cell table:style-name="Table31.A2" office:value-type="string">
              <text:list xml:id="list171140269478357" text:continue-numbering="true" text:style-name="WWNum1">
                <text:list-header>
                  <text:p text:style-name="P228">OMath</text:p>
                </text:list-header>
              </text:list>
            </table:table-cell>
            <table:table-cell table:style-name="Table31.A2" office:value-type="string">
              <text:list xml:id="list171140417925622" text:continue-numbering="true" text:style-name="WWNum1">
                <text:list-header>
                  <text:p text:style-name="P228">Other Math</text:p>
                </text:list-header>
              </text:list>
            </table:table-cell>
          </table:table-row>
          <table:table-row table:style-name="Table31.1">
            <table:table-cell table:style-name="Table31.A2" office:value-type="string">
              <text:list xml:id="list171140794676707" text:continue-numbering="true" text:style-name="WWNum1">
                <text:list-header>
                  <text:p text:style-name="P228">OUpper</text:p>
                </text:list-header>
              </text:list>
            </table:table-cell>
            <table:table-cell table:style-name="Table31.A2" office:value-type="string">
              <text:list xml:id="list171140661662850" text:continue-numbering="true" text:style-name="WWNum1">
                <text:list-header>
                  <text:p text:style-name="P228">Other Upper</text:p>
                </text:list-header>
              </text:list>
            </table:table-cell>
          </table:table-row>
          <table:table-row table:style-name="Table31.1">
            <table:table-cell table:style-name="Table31.A2" office:value-type="string">
              <text:list xml:id="list171140910112155" text:continue-numbering="true" text:style-name="WWNum1">
                <text:list-header>
                  <text:p text:style-name="P228">Pat_Syn</text:p>
                </text:list-header>
              </text:list>
            </table:table-cell>
            <table:table-cell table:style-name="Table31.A2" office:value-type="string">
              <text:list xml:id="list171139634239180" text:continue-numbering="true" text:style-name="WWNum1">
                <text:list-header>
                  <text:p text:style-name="P228">Pattern Syntax</text:p>
                </text:list-header>
              </text:list>
            </table:table-cell>
          </table:table-row>
          <table:table-row table:style-name="Table31.1">
            <table:table-cell table:style-name="Table31.A2" office:value-type="string">
              <text:list xml:id="list171140499050361" text:continue-numbering="true" text:style-name="WWNum1">
                <text:list-header>
                  <text:p text:style-name="P228">Pat_WS</text:p>
                </text:list-header>
              </text:list>
            </table:table-cell>
            <table:table-cell table:style-name="Table31.A2" office:value-type="string">
              <text:list xml:id="list171140088337674" text:continue-numbering="true" text:style-name="WWNum1">
                <text:list-header>
                  <text:p text:style-name="P228">Pattern Whitespace</text:p>
                </text:list-header>
              </text:list>
            </table:table-cell>
          </table:table-row>
          <table:table-row table:style-name="Table31.1">
            <table:table-cell table:style-name="Table31.A2" office:value-type="string">
              <text:list xml:id="list171140854721405" text:continue-numbering="true" text:style-name="WWNum1">
                <text:list-header>
                  <text:p text:style-name="P228">PCM</text:p>
                </text:list-header>
              </text:list>
            </table:table-cell>
            <table:table-cell table:style-name="Table31.A2" office:value-type="string">
              <text:list xml:id="list171139131255213" text:continue-numbering="true" text:style-name="WWNum1">
                <text:list-header>
                  <text:p text:style-name="P228">Prepended Concatenation Mark</text:p>
                </text:list-header>
              </text:list>
            </table:table-cell>
          </table:table-row>
          <table:table-row table:style-name="Table31.1">
            <table:table-cell table:style-name="Table31.A2" office:value-type="string">
              <text:list xml:id="list171139844479953" text:continue-numbering="true" text:style-name="WWNum1">
                <text:list-header>
                  <text:p text:style-name="P228">QMark</text:p>
                </text:list-header>
              </text:list>
            </table:table-cell>
            <table:table-cell table:style-name="Table31.A2" office:value-type="string">
              <text:list xml:id="list171140494761595" text:continue-numbering="true" text:style-name="WWNum1">
                <text:list-header>
                  <text:p text:style-name="P228">Quotation Mark</text:p>
                </text:list-header>
              </text:list>
            </table:table-cell>
          </table:table-row>
          <table:table-row table:style-name="Table31.1">
            <table:table-cell table:style-name="Table31.A2" office:value-type="string">
              <text:list xml:id="list171139809715413" text:continue-numbering="true" text:style-name="WWNum1">
                <text:list-header>
                  <text:p text:style-name="P228">Radical</text:p>
                </text:list-header>
              </text:list>
            </table:table-cell>
            <table:table-cell table:style-name="Table31.A2" office:value-type="string">
              <text:list xml:id="list171139708559428" text:continue-numbering="true" text:style-name="WWNum1">
                <text:list-header>
                  <text:p text:style-name="P228">Radical</text:p>
                </text:list-header>
              </text:list>
            </table:table-cell>
          </table:table-row>
          <table:table-row table:style-name="Table31.1">
            <table:table-cell table:style-name="Table31.A2" office:value-type="string">
              <text:list xml:id="list171139804138581" text:continue-numbering="true" text:style-name="WWNum1">
                <text:list-header>
                  <text:p text:style-name="P228">RI</text:p>
                </text:list-header>
              </text:list>
            </table:table-cell>
            <table:table-cell table:style-name="Table31.A2" office:value-type="string">
              <text:list xml:id="list171139331461432" text:continue-numbering="true" text:style-name="WWNum1">
                <text:list-header>
                  <text:p text:style-name="P228">Region Indicator</text:p>
                </text:list-header>
              </text:list>
            </table:table-cell>
          </table:table-row>
          <table:table-row table:style-name="Table31.1">
            <table:table-cell table:style-name="Table31.A2" office:value-type="string">
              <text:list xml:id="list171140426448469" text:continue-numbering="true" text:style-name="WWNum1">
                <text:list-header>
                  <text:p text:style-name="P228">STerm</text:p>
                </text:list-header>
              </text:list>
            </table:table-cell>
            <table:table-cell table:style-name="Table31.A2" office:value-type="string">
              <text:list xml:id="list171140188611696" text:continue-numbering="true" text:style-name="WWNum1">
                <text:list-header>
                  <text:p text:style-name="P228">Sentence Terminal</text:p>
                </text:list-header>
              </text:list>
            </table:table-cell>
          </table:table-row>
          <table:table-row table:style-name="Table31.1">
            <table:table-cell table:style-name="Table31.A2" office:value-type="string">
              <text:list xml:id="list171139409258174" text:continue-numbering="true" text:style-name="WWNum1">
                <text:list-header>
                  <text:p text:style-name="P228">SD</text:p>
                </text:list-header>
              </text:list>
            </table:table-cell>
            <table:table-cell table:style-name="Table31.A2" office:value-type="string">
              <text:list xml:id="list171139118181925" text:continue-numbering="true" text:style-name="WWNum1">
                <text:list-header>
                  <text:p text:style-name="P228">Soft Dotted</text:p>
                </text:list-header>
              </text:list>
            </table:table-cell>
          </table:table-row>
          <table:table-row table:style-name="Table31.1">
            <table:table-cell table:style-name="Table31.A2" office:value-type="string">
              <text:list xml:id="list171140006212151" text:continue-numbering="true" text:style-name="WWNum1">
                <text:list-header>
                  <text:p text:style-name="P228">Term</text:p>
                </text:list-header>
              </text:list>
            </table:table-cell>
            <table:table-cell table:style-name="Table31.A2" office:value-type="string">
              <text:list xml:id="list171140717945560" text:continue-numbering="true" text:style-name="WWNum1">
                <text:list-header>
                  <text:p text:style-name="P228">Terminal Punctuation</text:p>
                </text:list-header>
              </text:list>
            </table:table-cell>
          </table:table-row>
          <table:table-row table:style-name="Table31.1">
            <table:table-cell table:style-name="Table31.A2" office:value-type="string">
              <text:list xml:id="list171141038102087" text:continue-numbering="true" text:style-name="WWNum1">
                <text:list-header>
                  <text:p text:style-name="P228">UIdo</text:p>
                </text:list-header>
              </text:list>
            </table:table-cell>
            <table:table-cell table:style-name="Table31.A2" office:value-type="string">
              <text:list xml:id="list171140628434435" text:continue-numbering="true" text:style-name="WWNum1">
                <text:list-header>
                  <text:p text:style-name="P228">Unified Ideograph</text:p>
                </text:list-header>
              </text:list>
            </table:table-cell>
          </table:table-row>
          <table:table-row table:style-name="Table31.1">
            <table:table-cell table:style-name="Table31.A2" office:value-type="string">
              <text:list xml:id="list171139810061898" text:continue-numbering="true" text:style-name="WWNum1">
                <text:list-header>
                  <text:p text:style-name="P242">Upper</text:p>
                </text:list-header>
              </text:list>
            </table:table-cell>
            <table:table-cell table:style-name="Table31.A2" office:value-type="string">
              <text:list xml:id="list171139067501224" text:continue-numbering="true" text:style-name="WWNum1">
                <text:list-header>
                  <text:p text:style-name="P228">Uppercase</text:p>
                </text:list-header>
              </text:list>
            </table:table-cell>
          </table:table-row>
          <table:table-row table:style-name="Table31.1">
            <table:table-cell table:style-name="Table31.A2" office:value-type="string">
              <text:list xml:id="list171140541280017" text:continue-numbering="true" text:style-name="WWNum1">
                <text:list-header>
                  <text:p text:style-name="P242">VS</text:p>
                </text:list-header>
              </text:list>
            </table:table-cell>
            <table:table-cell table:style-name="Table31.A2" office:value-type="string">
              <text:list xml:id="list171139598997325" text:continue-numbering="true" text:style-name="WWNum1">
                <text:list-header>
                  <text:p text:style-name="P228">Variation Selector</text:p>
                </text:list-header>
              </text:list>
            </table:table-cell>
          </table:table-row>
          <table:table-row table:style-name="Table31.1">
            <table:table-cell table:style-name="Table31.A2" office:value-type="string">
              <text:list xml:id="list171140446048054" text:continue-numbering="true" text:style-name="WWNum1">
                <text:list-header>
                  <text:p text:style-name="P242">WSpace</text:p>
                </text:list-header>
              </text:list>
            </table:table-cell>
            <table:table-cell table:style-name="Table31.A2" office:value-type="string">
              <text:list xml:id="list171140506206166" text:continue-numbering="true" text:style-name="WWNum1">
                <text:list-header>
                  <text:p text:style-name="P228">White Space</text:p>
                </text:list-header>
              </text:list>
            </table:table-cell>
          </table:table-row>
          <table:table-row table:style-name="Table31.1">
            <table:table-cell table:style-name="Table31.A2" office:value-type="string">
              <text:list xml:id="list171140144254586" text:continue-numbering="true" text:style-name="WWNum1">
                <text:list-header>
                  <text:p text:style-name="P228">XIDC</text:p>
                </text:list-header>
              </text:list>
            </table:table-cell>
            <table:table-cell table:style-name="Table31.A2" office:value-type="string">
              <text:list xml:id="list171139755403267" text:continue-numbering="true" text:style-name="WWNum1">
                <text:list-header>
                  <text:p text:style-name="P228">XID Continue</text:p>
                </text:list-header>
              </text:list>
            </table:table-cell>
          </table:table-row>
          <table:table-row table:style-name="Table31.1">
            <table:table-cell table:style-name="Table31.A2" office:value-type="string">
              <text:list xml:id="list171140374687040" text:continue-numbering="true" text:style-name="WWNum1">
                <text:list-header>
                  <text:p text:style-name="P228">XIDS</text:p>
                </text:list-header>
              </text:list>
            </table:table-cell>
            <table:table-cell table:style-name="Table31.A2" office:value-type="string">
              <text:list xml:id="list171141033017662" text:continue-numbering="true" text:style-name="WWNum1">
                <text:list-header>
                  <text:p text:style-name="P228">XID Start</text:p>
                </text:list-header>
              </text:list>
            </table:table-cell>
          </table:table-row>
        </table:table>
      </text:section>
      <text:p text:style-name="P64"/>
      <text:p text:style-name="P65"><text:bookmark-start text:name="__RefHeading___Toc10459_326506458"/><text:bookmark text:name="_gavllm276bz7"/>Character Sets<text:bookmark-end text:name="__RefHeading___Toc10459_326506458"/></text:p>
      <text:p text:style-name="P62">See UTR#18. <text:span text:style-name="T39">Binary properties take no value. </text:span><text:span text:style-name="T4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35">[<text:span text:style-name="T1">charlist</text:span>]</text:p>
          </table:table-cell>
          <table:table-cell table:style-name="Table32.A1" office:value-type="string">
            <text:p text:style-name="P35">list of chars. Ranges separate first and last by '-'</text:p>
          </table:table-cell>
        </table:table-row>
        <table:table-row table:style-name="Table32.1">
          <table:table-cell table:style-name="Table32.A1" office:value-type="string">
            <text:p text:style-name="P35">[^<text:span text:style-name="T1">charlist</text:span>]</text:p>
          </table:table-cell>
          <table:table-cell table:style-name="Table32.A1" office:value-type="string">
            <text:p text:style-name="P35">charset of non matching chars</text:p>
          </table:table-cell>
        </table:table-row>
        <table:table-row table:style-name="Table32.1">
          <table:table-cell table:style-name="Table32.A1" office:value-type="string">
            <text:p text:style-name="P35">\p{<text:span text:style-name="T1">property</text:span>}</text:p>
          </table:table-cell>
          <table:table-cell table:style-name="Table32.A1" office:value-type="string">
            <text:p text:style-name="P35">charset containing all characters with the property</text:p>
          </table:table-cell>
        </table:table-row>
        <table:table-row table:style-name="Table32.1">
          <table:table-cell table:style-name="Table32.A1" office:value-type="string">
            <text:p text:style-name="P35">\p{<text:span text:style-name="T1">property=value</text:span>}</text:p>
          </table:table-cell>
          <table:table-cell table:style-name="Table32.A1" office:value-type="string">
            <text:p text:style-name="P35">charset of all characters whose property is value</text:p>
          </table:table-cell>
        </table:table-row>
        <table:table-row table:style-name="Table32.1">
          <table:table-cell table:style-name="Table32.A1" office:value-type="string">
            <text:p text:style-name="P35">\P{<text:span text:style-name="T1">property[</text:span>=<text:span text:style-name="T1">value]</text:span>}</text:p>
          </table:table-cell>
          <table:table-cell table:style-name="Table32.A1" office:value-type="string">
            <text:p text:style-name="P35">same as [^\p{<text:span text:style-name="T1">property[</text:span>=<text:span text:style-name="T1">value]</text:span>}]</text:p>
          </table:table-cell>
        </table:table-row>
        <table:table-row table:style-name="Table32.1">
          <table:table-cell table:style-name="Table32.A1" office:value-type="string">
            <text:p text:style-name="P35">[:<text:span text:style-name="T1">property[</text:span>=<text:span text:style-name="T1">value]</text:span>:]</text:p>
          </table:table-cell>
          <table:table-cell table:style-name="Table32.A1" office:value-type="string">
            <text:p text:style-name="P35">legacy version of \P{<text:span text:style-name="T1">property[</text:span>=<text:span text:style-name="T1">value]</text:span>}</text:p>
          </table:table-cell>
        </table:table-row>
      </table:table>
      <text:p text:style-name="P61">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7">||</text:p>
          </table:table-cell>
          <table:table-cell table:style-name="Table33.A1" office:value-type="string">
            <text:p text:style-name="P68">union: A∪B. Also absence of operator</text:p>
          </table:table-cell>
        </table:table-row>
        <table:table-row table:style-name="Table33.1">
          <table:table-cell table:style-name="Table33.A1" office:value-type="string">
            <text:p text:style-name="P67">&amp;&amp;</text:p>
          </table:table-cell>
          <table:table-cell table:style-name="Table33.A1" office:value-type="string">
            <text:p text:style-name="P68">intersection: A∩B</text:p>
          </table:table-cell>
        </table:table-row>
        <table:table-row table:style-name="Table33.1">
          <table:table-cell table:style-name="Table33.A1" office:value-type="string">
            <text:p text:style-name="P67">--</text:p>
          </table:table-cell>
          <table:table-cell table:style-name="Table33.A1" office:value-type="string">
            <text:p text:style-name="P68">set difference: A∖B (in A but not in B)</text:p>
          </table:table-cell>
        </table:table-row>
        <table:table-row table:style-name="Table33.1">
          <table:table-cell table:style-name="Table33.A1" office:value-type="string">
            <text:p text:style-name="P67">~~</text:p>
          </table:table-cell>
          <table:table-cell table:style-name="Table33.A1" office:value-type="string">
            <text:p text:style-name="P68">symmetric difference: A⊖B = (A∪B)\(A∩B)</text:p>
          </table:table-cell>
        </table:table-row>
      </table:table>
      <text:p text:style-name="P197"/>
      <text:p text:style-name="P198"><text:bookmark-start text:name="__RefHeading___Toc10933_3363373154"/>Printers<text:bookmark-end text:name="__RefHeading___Toc10933_3363373154"/></text:p>
      <text:p text:style-name="P135"><text:span text:style-name="T101">I</text:span>n the documentation above, there are various printer-compatability <text:span text:style-name="T101">measures</text:span>:</text:p>
      <text:p text:style-name="P136">\minblackline, \mincolourline, \minwhiteline, \minfontsize.<text:line-break/><text:span text:style-name="T10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text:span text:style-name="T130">(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5">Bandwidth</text:p>
          </table:table-cell>
          <table:table-cell table:style-name="Table34.A1" office:value-type="string">
            <text:p text:style-name="P35">278mm (10.94in)</text:p>
          </table:table-cell>
          <table:table-cell table:style-name="Table34.A1" office:value-type="string">
            <text:p text:style-name="P35">349mm (13.74in)</text:p>
          </table:table-cell>
          <table:table-cell table:style-name="Table34.A1" office:value-type="string">
            <text:p text:style-name="P35">424mm (16.69in)</text:p>
          </table:table-cell>
        </table:table-row>
        <table:table-row table:style-name="Table34.1">
          <table:table-cell table:style-name="Table34.A1" office:value-type="string">
            <text:p text:style-name="P35">Max page width</text:p>
          </table:table-cell>
          <table:table-cell table:style-name="Table34.A1" office:value-type="string">
            <text:p text:style-name="P35">120mm (4.72in)</text:p>
          </table:table-cell>
          <table:table-cell table:style-name="Table34.A1" office:value-type="string">
            <text:p text:style-name="P35">160mm (6.29in)</text:p>
          </table:table-cell>
          <table:table-cell table:style-name="Table34.A1" office:value-type="string">
            <text:p text:style-name="P35">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Weight (gsm)</text:p>
          </table:table-cell>
          <table:table-cell table:style-name="Table35.A1" office:value-type="string">
            <text:p text:style-name="P35">33</text:p>
          </table:table-cell>
          <table:table-cell table:style-name="Table35.A1" office:value-type="string">
            <text:p text:style-name="P35">36</text:p>
          </table:table-cell>
          <table:table-cell table:style-name="Table35.A1" office:value-type="string">
            <text:p text:style-name="P35">40</text:p>
          </table:table-cell>
          <table:table-cell table:style-name="Table35.A1" office:value-type="string">
            <text:p text:style-name="P35">50</text:p>
          </table:table-cell>
          <table:table-cell table:style-name="Table35.A1" office:value-type="string">
            <text:p text:style-name="P35">60</text:p>
          </table:table-cell>
        </table:table-row>
        <table:table-row table:style-name="Table35.1">
          <table:table-cell table:style-name="Table35.A1" office:value-type="string">
            <text:p text:style-name="P35">Thickness (µm)</text:p>
          </table:table-cell>
          <table:table-cell table:style-name="Table35.A1" office:value-type="string">
            <text:p text:style-name="P35">37</text:p>
          </table:table-cell>
          <table:table-cell table:style-name="Table35.A1" office:value-type="string">
            <text:p text:style-name="P35">43</text:p>
          </table:table-cell>
          <table:table-cell table:style-name="Table35.A1" office:value-type="string">
            <text:p text:style-name="P35">47</text:p>
          </table:table-cell>
          <table:table-cell table:style-name="Table35.A1" office:value-type="string">
            <text:p text:style-name="P35">60</text:p>
          </table:table-cell>
          <table:table-cell table:style-name="Table35.A1" office:value-type="string">
            <text:p text:style-name="P35">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text:page-number></text:p>
      </style:footer>
      <style:footer-left>
        <text:p text:style-name="MP2"><text:page-number text:select-page="current">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7-01T17:11:38.525588679</dc:date>
    <meta:editing-duration>P7DT22H50M35S</meta:editing-duration>
    <meta:editing-cycles>142</meta:editing-cycles>
    <meta:print-date>2024-03-28T20:03:38.340000000</meta:print-date>
    <meta:printed-by>PDF files</meta:printed-by>
    <dc:creator>Martin Hosken</dc:creator>
    <meta:document-statistic meta:table-count="52" meta:image-count="1" meta:object-count="0" meta:page-count="39" meta:paragraph-count="2758" meta:word-count="10751" meta:character-count="69471" meta:non-whitespace-character-count="61376"/>
  </office:meta>
</office:document-meta>
</file>